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173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2.6902in"/>
    </style:style>
    <style:style style:name="co5" style:family="table-column">
      <style:table-column-properties fo:break-before="auto" style:column-width="2.7437in"/>
    </style:style>
    <style:style style:name="co6" style:family="table-column">
      <style:table-column-properties fo:break-before="auto" style:column-width="4.146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f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Relative Time</text:p>
          </table:table-cell>
          <table:table-cell table:style-name="ce1" office:value-type="string">
            <text:p>Delta</text:p>
          </table:table-cell>
          <table:table-cell table:style-name="ce3" office:value-type="string">
            <text:p>Task 1</text:p>
          </table:table-cell>
          <table:table-cell table:style-name="ce3" office:value-type="string">
            <text:p>Task 2</text:p>
          </table:table-cell>
          <table:table-cell table:style-name="ce3" office:value-type="string">
            <text:p>Task 3</text:p>
          </table:table-cell>
        </table:table-row>
        <table:table-row table:style-name="ro1">
          <table:table-cell office:value-type="float" office:value="2161.736742">
            <text:p>2161.736742</text:p>
          </table:table-cell>
          <table:table-cell table:number-columns-repeated="4"/>
          <table:table-cell office:value-type="string">
            <text:p>set_curr_task_dl</text:p>
          </table:table-cell>
        </table:table-row>
        <table:table-row table:style-name="ro1">
          <table:table-cell office:value-type="float" office:value="2161.736746">
            <text:p>2161.736746</text:p>
          </table:table-cell>
          <table:table-cell table:number-columns-repeated="4"/>
          <table:table-cell office:value-type="string">
            <text:p>is enqueued</text:p>
          </table:table-cell>
        </table:table-row>
        <table:table-row table:style-name="ro1">
          <table:table-cell office:value-type="float" office:value="2161.736749">
            <text:p>2161.736749</text:p>
          </table:table-cell>
          <table:table-cell table:number-columns-repeated="4"/>
          <table:table-cell office:value-type="string">
            <text:p>gets new BW pair; d_s at 2161743.745718</text:p>
          </table:table-cell>
        </table:table-row>
        <table:table-row table:style-name="ro1">
          <table:table-cell office:value-type="float" office:value="2161.736752">
            <text:p>2161.736752</text:p>
          </table:table-cell>
          <table:table-cell table:number-columns-repeated="4"/>
          <table:table-cell office:value-type="string">
            <text:p>switched_to_dl</text:p>
          </table:table-cell>
        </table:table-row>
        <table:table-row table:style-name="ro1">
          <table:table-cell office:value-type="float" office:value="2161.736759">
            <text:p>2161.736759</text:p>
          </table:table-cell>
          <table:table-cell table:number-columns-repeated="4"/>
          <table:table-cell office:value-type="string">
            <text:p>is dequeued</text:p>
          </table:table-cell>
        </table:table-row>
        <table:table-row table:style-name="ro1">
          <table:table-cell office:value-type="float" office:value="2161.736761">
            <text:p>2161.736761</text:p>
          </table:table-cell>
          <table:table-cell table:number-columns-repeated="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1.736768">
            <text:p>2161.736768</text:p>
          </table:table-cell>
          <table:table-cell table:number-columns-repeated="3"/>
          <table:table-cell office:value-type="string">
            <text:p>set_curr_task_dl</text:p>
          </table:table-cell>
          <table:table-cell/>
        </table:table-row>
        <table:table-row table:style-name="ro1">
          <table:table-cell office:value-type="float" office:value="2161.73677">
            <text:p>2161.736770</text:p>
          </table:table-cell>
          <table:table-cell table:number-columns-repeated="3"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1.736772">
            <text:p>2161.736772</text:p>
          </table:table-cell>
          <table:table-cell table:number-columns-repeated="3"/>
          <table:table-cell office:value-type="string">
            <text:p>gets new BW pair; d_s at 2161741.769990</text:p>
          </table:table-cell>
          <table:table-cell/>
        </table:table-row>
        <table:table-row table:style-name="ro1">
          <table:table-cell office:value-type="float" office:value="2161.736774">
            <text:p>2161.736774</text:p>
          </table:table-cell>
          <table:table-cell table:number-columns-repeated="3"/>
          <table:table-cell office:value-type="string">
            <text:p>switched_to_dl</text:p>
          </table:table-cell>
          <table:table-cell/>
        </table:table-row>
        <table:table-row table:style-name="ro1">
          <table:table-cell office:value-type="float" office:value="2161.736777">
            <text:p>2161.736777</text:p>
          </table:table-cell>
          <table:table-cell table:number-columns-repeated="3"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1.736779">
            <text:p>2161.736779</text:p>
          </table:table-cell>
          <table:table-cell table:number-columns-repeated="3"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1.740085">
            <text:p>2161.740085</text:p>
          </table:table-cell>
          <table:table-cell table:number-columns-repeated="2"/>
          <table:table-cell office:value-type="string">
            <text:p>set_curr_task_dl</text:p>
          </table:table-cell>
          <table:table-cell table:number-columns-repeated="2"/>
        </table:table-row>
        <table:table-row table:style-name="ro1">
          <table:table-cell office:value-type="float" office:value="2161.740089">
            <text:p>2161.740089</text:p>
          </table:table-cell>
          <table:table-cell table:number-columns-repeated="2"/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1.740092">
            <text:p>2161.740092</text:p>
          </table:table-cell>
          <table:table-cell table:number-columns-repeated="2"/>
          <table:table-cell office:value-type="string">
            <text:p>gets new BW pair; d_s at 2161742.088607</text:p>
          </table:table-cell>
          <table:table-cell table:number-columns-repeated="2"/>
        </table:table-row>
        <table:table-row table:style-name="ro1">
          <table:table-cell office:value-type="float" office:value="2161.740095">
            <text:p>2161.740095</text:p>
          </table:table-cell>
          <table:table-cell table:number-columns-repeated="2"/>
          <table:table-cell office:value-type="string">
            <text:p>switched_to_dl</text:p>
          </table:table-cell>
          <table:table-cell table:number-columns-repeated="2"/>
        </table:table-row>
        <table:table-row table:style-name="ro1">
          <table:table-cell office:value-type="float" office:value="2161.740101">
            <text:p>2161.740101</text:p>
          </table:table-cell>
          <table:table-cell table:number-columns-repeated="2"/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1.740104">
            <text:p>2161.740104</text:p>
          </table:table-cell>
          <table:table-cell table:number-columns-repeated="2"/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3641">
            <text:p>2164.736410</text:p>
          </table:table-cell>
          <table:table-cell office:value-type="float" office:value="0">
            <text:p>0.000000</text:p>
          </table:table-cell>
          <table:table-cell table:number-columns-repeated="3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736414">
            <text:p>2164.736414</text:p>
          </table:table-cell>
          <table:table-cell table:formula="of:=[.A21]-[.A$20]" office:value-type="float" office:value="0.00000399999998990097">
            <text:p>0.000004</text:p>
          </table:table-cell>
          <table:table-cell table:formula="of:=[.B21]-[.B20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736417">
            <text:p>2164.736417</text:p>
          </table:table-cell>
          <table:table-cell table:formula="of:=[.A22]-[.A$20]" office:value-type="float" office:value="0.00000700000009601354">
            <text:p>0.000007</text:p>
          </table:table-cell>
          <table:table-cell table:formula="of:=[.B22]-[.B21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2164743.413843; c_s is fully topped up</text:p>
          </table:table-cell>
        </table:table-row>
        <table:table-row table:style-name="ro1">
          <table:table-cell office:value-type="float" office:value="2164.736421">
            <text:p>2164.736421</text:p>
          </table:table-cell>
          <table:table-cell table:formula="of:=[.A23]-[.A$20]" office:value-type="float" office:value="0.0000110000000859145">
            <text:p>0.000011</text:p>
          </table:table-cell>
          <table:table-cell table:formula="of:=[.B23]-[.B22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736423">
            <text:p>2164.736423</text:p>
          </table:table-cell>
          <table:table-cell table:formula="of:=[.A24]-[.A$20]" office:value-type="float" office:value="0.0000129999998534913">
            <text:p>0.000013</text:p>
          </table:table-cell>
          <table:table-cell table:formula="of:=[.B24]-[.B23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736425">
            <text:p>2164.736425</text:p>
          </table:table-cell>
          <table:table-cell table:formula="of:=[.A25]-[.A$20]" office:value-type="float" office:value="0.0000150000000758155">
            <text:p>0.000015</text:p>
          </table:table-cell>
          <table:table-cell table:formula="of:=[.B25]-[.B24]" office:value-type="float" office:value="0.00000200000022232416">
            <text:p>0.000002</text:p>
          </table:table-cell>
          <table:table-cell/>
          <table:table-cell office:value-type="string">
            <text:p>d_s is renewed (r + D) to 2164741.422628; c_s is fully topped up</text:p>
          </table:table-cell>
          <table:table-cell/>
        </table:table-row>
        <table:table-row table:style-name="ro1">
          <table:table-cell office:value-type="float" office:value="2164.736427">
            <text:p>2164.736427</text:p>
          </table:table-cell>
          <table:table-cell table:formula="of:=[.A26]-[.A$20]" office:value-type="float" office:value="0.0000169999998433923">
            <text:p>0.000017</text:p>
          </table:table-cell>
          <table:table-cell table:formula="of:=[.B26]-[.B25]" office:value-type="float" office:value="0.0000019999997675768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36429">
            <text:p>2164.736429</text:p>
          </table:table-cell>
          <table:table-cell table:formula="of:=[.A27]-[.A$20]" office:value-type="float" office:value="0.0000190000000657164">
            <text:p>0.000019</text:p>
          </table:table-cell>
          <table:table-cell table:formula="of:=[.B27]-[.B26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36432">
            <text:p>2164.736432</text:p>
          </table:table-cell>
          <table:table-cell table:formula="of:=[.A28]-[.A$20]" office:value-type="float" office:value="0.000022000000171829">
            <text:p>0.000022</text:p>
          </table:table-cell>
          <table:table-cell table:formula="of:=[.B28]-[.B27]" office:value-type="float" office:value="0.00000300000010611257">
            <text:p>0.000003</text:p>
          </table:table-cell>
          <table:table-cell office:value-type="string">
            <text:p>d_s is renewed (r + D) to 2164738.429407; c_s is fully topped up</text:p>
          </table:table-cell>
          <table:table-cell table:number-columns-repeated="2"/>
        </table:table-row>
        <table:table-row table:style-name="ro1">
          <table:table-cell office:value-type="float" office:value="2164.736445">
            <text:p>2164.736445</text:p>
          </table:table-cell>
          <table:table-cell table:formula="of:=[.A29]-[.A$20]" office:value-type="float" office:value="0.0000350000000253203">
            <text:p>0.000035</text:p>
          </table:table-cell>
          <table:table-cell table:formula="of:=[.B29]-[.B28]" office:value-type="float" office:value="0.0000129999998534913">
            <text:p>0.00001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2164.737392">
            <text:p>2164.737392</text:p>
          </table:table-cell>
          <table:table-cell table:formula="of:=[.A30]-[.A$20]" office:value-type="float" office:value="0.000982000000021799">
            <text:p>0.000982</text:p>
          </table:table-cell>
          <table:table-cell table:formula="of:=[.B30]-[.B29]" office:value-type="float" office:value="0.000946999999996478">
            <text:p>0.00094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37394">
            <text:p>2164.737394</text:p>
          </table:table-cell>
          <table:table-cell table:formula="of:=[.A31]-[.A$20]" office:value-type="float" office:value="0.000984000000244123">
            <text:p>0.000984</text:p>
          </table:table-cell>
          <table:table-cell table:formula="of:=[.B31]-[.B30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37396">
            <text:p>2164.737396</text:p>
          </table:table-cell>
          <table:table-cell table:formula="of:=[.A32]-[.A$20]" office:value-type="float" office:value="0.0009860000000117">
            <text:p>0.000986</text:p>
          </table:table-cell>
          <table:table-cell table:formula="of:=[.B32]-[.B31]" office:value-type="float" office:value="0.0000019999997675768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73934">
            <text:p>2164.739340</text:p>
          </table:table-cell>
          <table:table-cell table:formula="of:=[.A33]-[.A$20]" office:value-type="float" office:value="0.00293000000010579">
            <text:p>0.002930</text:p>
          </table:table-cell>
          <table:table-cell table:formula="of:=[.B33]-[.B32]" office:value-type="float" office:value="0.00194400000009409">
            <text:p>0.00194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739342">
            <text:p>2164.739342</text:p>
          </table:table-cell>
          <table:table-cell table:formula="of:=[.A34]-[.A$20]" office:value-type="float" office:value="0.00293199999987337">
            <text:p>0.002932</text:p>
          </table:table-cell>
          <table:table-cell table:formula="of:=[.B34]-[.B33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39344">
            <text:p>2164.739344</text:p>
          </table:table-cell>
          <table:table-cell table:formula="of:=[.A35]-[.A$20]" office:value-type="float" office:value="0.00293400000009569">
            <text:p>0.002934</text:p>
          </table:table-cell>
          <table:table-cell table:formula="of:=[.B35]-[.B34]" office:value-type="float" office:value="0.00000200000022232416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740351">
            <text:p>2164.740351</text:p>
          </table:table-cell>
          <table:table-cell table:formula="of:=[.A36]-[.A$20]" office:value-type="float" office:value="0.00394099999994069">
            <text:p>0.003941</text:p>
          </table:table-cell>
          <table:table-cell table:formula="of:=[.B36]-[.B35]" office:value-type="float" office:value="0.00100699999984499">
            <text:p>0.00100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40353">
            <text:p>2164.740353</text:p>
          </table:table-cell>
          <table:table-cell table:formula="of:=[.A37]-[.A$20]" office:value-type="float" office:value="0.00394300000016301">
            <text:p>0.003943</text:p>
          </table:table-cell>
          <table:table-cell table:formula="of:=[.B37]-[.B36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40355">
            <text:p>2164.740355</text:p>
          </table:table-cell>
          <table:table-cell table:formula="of:=[.A38]-[.A$20]" office:value-type="float" office:value="0.00394499999993059">
            <text:p>0.003945</text:p>
          </table:table-cell>
          <table:table-cell table:formula="of:=[.B38]-[.B37]" office:value-type="float" office:value="0.00000199999976757681">
            <text:p>0.000002</text:p>
          </table:table-cell>
          <table:table-cell office:value-type="string">
            <text:p>d_s is renewed (r + D) to 2164742.353231; c_s is fully topped up</text:p>
          </table:table-cell>
          <table:table-cell table:number-columns-repeated="2"/>
        </table:table-row>
        <table:table-row table:style-name="ro1">
          <table:table-cell office:value-type="float" office:value="2164.740358">
            <text:p>2164.740358</text:p>
          </table:table-cell>
          <table:table-cell table:formula="of:=[.A39]-[.A$20]" office:value-type="float" office:value="0.0039480000000367">
            <text:p>0.003948</text:p>
          </table:table-cell>
          <table:table-cell table:formula="of:=[.B39]-[.B38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740361">
            <text:p>2164.740361</text:p>
          </table:table-cell>
          <table:table-cell table:formula="of:=[.A40]-[.A$20]" office:value-type="float" office:value="0.00395100000014281">
            <text:p>0.003951</text:p>
          </table:table-cell>
          <table:table-cell table:formula="of:=[.B40]-[.B39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40363">
            <text:p>2164.740363</text:p>
          </table:table-cell>
          <table:table-cell table:formula="of:=[.A41]-[.A$20]" office:value-type="float" office:value="0.00395299999991039">
            <text:p>0.003953</text:p>
          </table:table-cell>
          <table:table-cell table:formula="of:=[.B41]-[.B40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74131">
            <text:p>2164.741310</text:p>
          </table:table-cell>
          <table:table-cell table:formula="of:=[.A42]-[.A$20]" office:value-type="float" office:value="0.00489999999990687">
            <text:p>0.004900</text:p>
          </table:table-cell>
          <table:table-cell table:formula="of:=[.B42]-[.B41]" office:value-type="float" office:value="0.000946999999996478">
            <text:p>0.00094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41311">
            <text:p>2164.741311</text:p>
          </table:table-cell>
          <table:table-cell table:formula="of:=[.A43]-[.A$20]" office:value-type="float" office:value="0.0049010000002454">
            <text:p>0.004901</text:p>
          </table:table-cell>
          <table:table-cell table:formula="of:=[.B43]-[.B42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41314">
            <text:p>2164.741314</text:p>
          </table:table-cell>
          <table:table-cell table:formula="of:=[.A44]-[.A$20]" office:value-type="float" office:value="0.00490399999989677">
            <text:p>0.004904</text:p>
          </table:table-cell>
          <table:table-cell table:formula="of:=[.B44]-[.B43]" office:value-type="float" office:value="0.00000299999965136521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741349">
            <text:p>2164.741349</text:p>
          </table:table-cell>
          <table:table-cell table:formula="of:=[.A45]-[.A$20]" office:value-type="float" office:value="0.00493899999992209">
            <text:p>0.004939</text:p>
          </table:table-cell>
          <table:table-cell table:formula="of:=[.B45]-[.B44]" office:value-type="float" office:value="0.0000350000000253203">
            <text:p>0.00003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741351">
            <text:p>2164.741351</text:p>
          </table:table-cell>
          <table:table-cell table:formula="of:=[.A46]-[.A$20]" office:value-type="float" office:value="0.00494100000014441">
            <text:p>0.004941</text:p>
          </table:table-cell>
          <table:table-cell table:formula="of:=[.B46]-[.B45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741354">
            <text:p>2164.741354</text:p>
          </table:table-cell>
          <table:table-cell table:formula="of:=[.A47]-[.A$20]" office:value-type="float" office:value="0.00494399999979578">
            <text:p>0.004944</text:p>
          </table:table-cell>
          <table:table-cell table:formula="of:=[.B47]-[.B46]" office:value-type="float" office:value="0.00000299999965136521">
            <text:p>0.000003</text:p>
          </table:table-cell>
          <table:table-cell/>
          <table:table-cell office:value-type="string">
            <text:p>0.051536 / 0.071626 &gt; 2.000000 / 5.000000</text:p>
          </table:table-cell>
          <table:table-cell/>
        </table:table-row>
        <table:table-row table:style-name="ro1">
          <table:table-cell office:value-type="float" office:value="2164.741357">
            <text:p>2164.741357</text:p>
          </table:table-cell>
          <table:table-cell table:formula="of:=[.A48]-[.A$20]" office:value-type="float" office:value="0.00494699999990189">
            <text:p>0.004947</text:p>
          </table:table-cell>
          <table:table-cell table:formula="of:=[.B48]-[.B47]" office:value-type="float" office:value="0.00000300000010611257">
            <text:p>0.000003</text:p>
          </table:table-cell>
          <table:table-cell/>
          <table:table-cell office:value-type="string">
            <text:p>d_s is renewed (r + D) to 2164746.351002; c_s is fully topped up</text:p>
          </table:table-cell>
          <table:table-cell/>
        </table:table-row>
        <table:table-row table:style-name="ro1">
          <table:table-cell office:value-type="float" office:value="2164.743298">
            <text:p>2164.743298</text:p>
          </table:table-cell>
          <table:table-cell table:formula="of:=[.A49]-[.A$20]" office:value-type="float" office:value="0.00688799999988987">
            <text:p>0.006888</text:p>
          </table:table-cell>
          <table:table-cell table:formula="of:=[.B49]-[.B48]" office:value-type="float" office:value="0.00194099999998798">
            <text:p>0.00194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743299">
            <text:p>2164.743299</text:p>
          </table:table-cell>
          <table:table-cell table:formula="of:=[.A50]-[.A$20]" office:value-type="float" office:value="0.00688900000022841">
            <text:p>0.006889</text:p>
          </table:table-cell>
          <table:table-cell table:formula="of:=[.B50]-[.B49]" office:value-type="float" office:value="0.00000100000033853576">
            <text:p>0.00000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743304">
            <text:p>2164.743304</text:p>
          </table:table-cell>
          <table:table-cell table:formula="of:=[.A51]-[.A$20]" office:value-type="float" office:value="0.0068940000001021">
            <text:p>0.006894</text:p>
          </table:table-cell>
          <table:table-cell table:formula="of:=[.B51]-[.B50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43306">
            <text:p>2164.743306</text:p>
          </table:table-cell>
          <table:table-cell table:formula="of:=[.A52]-[.A$20]" office:value-type="float" office:value="0.00689599999986967">
            <text:p>0.006896</text:p>
          </table:table-cell>
          <table:table-cell table:formula="of:=[.B52]-[.B51]" office:value-type="float" office:value="0.0000019999997675768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74342">
            <text:p>2164.743420</text:p>
          </table:table-cell>
          <table:table-cell table:formula="of:=[.A53]-[.A$20]" office:value-type="float" office:value="0.00700999999980922">
            <text:p>0.007010</text:p>
          </table:table-cell>
          <table:table-cell table:formula="of:=[.B53]-[.B52]" office:value-type="float" office:value="0.000113999999939551">
            <text:p>0.00011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744352">
            <text:p>2164.744352</text:p>
          </table:table-cell>
          <table:table-cell table:formula="of:=[.A54]-[.A$20]" office:value-type="float" office:value="0.00794200000018464">
            <text:p>0.007942</text:p>
          </table:table-cell>
          <table:table-cell table:formula="of:=[.B54]-[.B53]" office:value-type="float" office:value="0.00093200000037541">
            <text:p>0.00093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44354">
            <text:p>2164.744354</text:p>
          </table:table-cell>
          <table:table-cell table:formula="of:=[.A55]-[.A$20]" office:value-type="float" office:value="0.00794399999995221">
            <text:p>0.007944</text:p>
          </table:table-cell>
          <table:table-cell table:formula="of:=[.B55]-[.B54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44356">
            <text:p>2164.744356</text:p>
          </table:table-cell>
          <table:table-cell table:formula="of:=[.A56]-[.A$20]" office:value-type="float" office:value="0.00794600000017454">
            <text:p>0.007946</text:p>
          </table:table-cell>
          <table:table-cell table:formula="of:=[.B56]-[.B55]" office:value-type="float" office:value="0.00000200000022232416">
            <text:p>0.000002</text:p>
          </table:table-cell>
          <table:table-cell office:value-type="string">
            <text:p>d_s is renewed (r + D) to 2164746.353634; c_s is fully topped up</text:p>
          </table:table-cell>
          <table:table-cell table:number-columns-repeated="2"/>
        </table:table-row>
        <table:table-row table:style-name="ro1">
          <table:table-cell office:value-type="float" office:value="2164.745283">
            <text:p>2164.745283</text:p>
          </table:table-cell>
          <table:table-cell table:formula="of:=[.A57]-[.A$20]" office:value-type="float" office:value="0.00887300000022151">
            <text:p>0.008873</text:p>
          </table:table-cell>
          <table:table-cell table:formula="of:=[.B57]-[.B56]" office:value-type="float" office:value="0.000927000000046974">
            <text:p>0.0009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745284">
            <text:p>2164.745284</text:p>
          </table:table-cell>
          <table:table-cell table:formula="of:=[.A58]-[.A$20]" office:value-type="float" office:value="0.0088740000001053">
            <text:p>0.008874</text:p>
          </table:table-cell>
          <table:table-cell table:formula="of:=[.B58]-[.B57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45286">
            <text:p>2164.745286</text:p>
          </table:table-cell>
          <table:table-cell table:formula="of:=[.A59]-[.A$20]" office:value-type="float" office:value="0.00887599999987287">
            <text:p>0.008876</text:p>
          </table:table-cell>
          <table:table-cell table:formula="of:=[.B59]-[.B58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746228">
            <text:p>2164.746228</text:p>
          </table:table-cell>
          <table:table-cell table:formula="of:=[.A60]-[.A$20]" office:value-type="float" office:value="0.00981799999999566">
            <text:p>0.009818</text:p>
          </table:table-cell>
          <table:table-cell table:formula="of:=[.B60]-[.B59]" office:value-type="float" office:value="0.000942000000122789">
            <text:p>0.0009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4623">
            <text:p>2164.746230</text:p>
          </table:table-cell>
          <table:table-cell table:formula="of:=[.A61]-[.A$20]" office:value-type="float" office:value="0.00982000000021799">
            <text:p>0.009820</text:p>
          </table:table-cell>
          <table:table-cell table:formula="of:=[.B61]-[.B60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4635">
            <text:p>2164.746350</text:p>
          </table:table-cell>
          <table:table-cell table:formula="of:=[.A62]-[.A$20]" office:value-type="float" office:value="0.00993999999991502">
            <text:p>0.009940</text:p>
          </table:table-cell>
          <table:table-cell table:formula="of:=[.B62]-[.B61]" office:value-type="float" office:value="0.000119999999697029">
            <text:p>0.00012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746353">
            <text:p>2164.746353</text:p>
          </table:table-cell>
          <table:table-cell table:formula="of:=[.A63]-[.A$20]" office:value-type="float" office:value="0.00994300000002113">
            <text:p>0.009943</text:p>
          </table:table-cell>
          <table:table-cell table:formula="of:=[.B63]-[.B62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746355">
            <text:p>2164.746355</text:p>
          </table:table-cell>
          <table:table-cell table:formula="of:=[.A64]-[.A$20]" office:value-type="float" office:value="0.00994500000024345">
            <text:p>0.009945</text:p>
          </table:table-cell>
          <table:table-cell table:formula="of:=[.B64]-[.B63]" office:value-type="float" office:value="0.00000200000022232416">
            <text:p>0.000002</text:p>
          </table:table-cell>
          <table:table-cell table:number-columns-repeated="2"/>
          <table:table-cell office:value-type="string">
            <text:p>d_s is renewed (r + D) to 2164753.352389; c_s is fully topped up</text:p>
          </table:table-cell>
        </table:table-row>
        <table:table-row table:style-name="ro1">
          <table:table-cell office:value-type="float" office:value="2164.746358">
            <text:p>2164.746358</text:p>
          </table:table-cell>
          <table:table-cell table:formula="of:=[.A65]-[.A$20]" office:value-type="float" office:value="0.00994799999989482">
            <text:p>0.009948</text:p>
          </table:table-cell>
          <table:table-cell table:formula="of:=[.B65]-[.B64]" office:value-type="float" office:value="0.00000299999965136521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74636">
            <text:p>2164.746360</text:p>
          </table:table-cell>
          <table:table-cell table:formula="of:=[.A66]-[.A$20]" office:value-type="float" office:value="0.00995000000011714">
            <text:p>0.009950</text:p>
          </table:table-cell>
          <table:table-cell table:formula="of:=[.B66]-[.B65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746362">
            <text:p>2164.746362</text:p>
          </table:table-cell>
          <table:table-cell table:formula="of:=[.A67]-[.A$20]" office:value-type="float" office:value="0.00995199999988472">
            <text:p>0.009952</text:p>
          </table:table-cell>
          <table:table-cell table:formula="of:=[.B67]-[.B66]" office:value-type="float" office:value="0.00000199999976757681">
            <text:p>0.000002</text:p>
          </table:table-cell>
          <table:table-cell/>
          <table:table-cell office:value-type="string">
            <text:p>d_s is renewed (r + D) to 2164751.352389; c_s is fully topped up</text:p>
          </table:table-cell>
          <table:table-cell/>
        </table:table-row>
        <table:table-row table:style-name="ro1">
          <table:table-cell office:value-type="float" office:value="2164.746369">
            <text:p>2164.746369</text:p>
          </table:table-cell>
          <table:table-cell table:formula="of:=[.A68]-[.A$20]" office:value-type="float" office:value="0.00995899999998073">
            <text:p>0.009959</text:p>
          </table:table-cell>
          <table:table-cell table:formula="of:=[.B68]-[.B67]" office:value-type="float" office:value="0.00000700000009601354">
            <text:p>0.000007</text:p>
          </table:table-cell>
          <table:table-cell/>
          <table:table-cell office:value-type="string">
            <text:p>is pick_next_task_dl-ed by rsyslogd (3298)</text:p>
          </table:table-cell>
          <table:table-cell/>
        </table:table-row>
        <table:table-row table:style-name="ro1">
          <table:table-cell office:value-type="float" office:value="2164.748343">
            <text:p>2164.748343</text:p>
          </table:table-cell>
          <table:table-cell table:formula="of:=[.A69]-[.A$20]" office:value-type="float" office:value="0.0119330000002265">
            <text:p>0.011933</text:p>
          </table:table-cell>
          <table:table-cell table:formula="of:=[.B69]-[.B68]" office:value-type="float" office:value="0.00197400000024572">
            <text:p>0.00197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748345">
            <text:p>2164.748345</text:p>
          </table:table-cell>
          <table:table-cell table:formula="of:=[.A70]-[.A$20]" office:value-type="float" office:value="0.011934999999994">
            <text:p>0.011935</text:p>
          </table:table-cell>
          <table:table-cell table:formula="of:=[.B70]-[.B69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48347">
            <text:p>2164.748347</text:p>
          </table:table-cell>
          <table:table-cell table:formula="of:=[.A71]-[.A$20]" office:value-type="float" office:value="0.0119370000002164">
            <text:p>0.011937</text:p>
          </table:table-cell>
          <table:table-cell table:formula="of:=[.B71]-[.B70]" office:value-type="float" office:value="0.00000200000022232416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748352">
            <text:p>2164.748352</text:p>
          </table:table-cell>
          <table:table-cell table:formula="of:=[.A72]-[.A$20]" office:value-type="float" office:value="0.01194200000009">
            <text:p>0.011942</text:p>
          </table:table-cell>
          <table:table-cell table:formula="of:=[.B72]-[.B71]" office:value-type="float" office:value="0.00000499999987368938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48355">
            <text:p>2164.748355</text:p>
          </table:table-cell>
          <table:table-cell table:formula="of:=[.A73]-[.A$20]" office:value-type="float" office:value="0.0119450000001962">
            <text:p>0.011945</text:p>
          </table:table-cell>
          <table:table-cell table:formula="of:=[.B73]-[.B72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48357">
            <text:p>2164.748357</text:p>
          </table:table-cell>
          <table:table-cell table:formula="of:=[.A74]-[.A$20]" office:value-type="float" office:value="0.0119469999999637">
            <text:p>0.011947</text:p>
          </table:table-cell>
          <table:table-cell table:formula="of:=[.B74]-[.B73]" office:value-type="float" office:value="0.00000199999976757681">
            <text:p>0.000002</text:p>
          </table:table-cell>
          <table:table-cell office:value-type="string">
            <text:p>d_s is renewed (r + D) to 2164750.354416; c_s is fully topped up</text:p>
          </table:table-cell>
          <table:table-cell table:number-columns-repeated="2"/>
        </table:table-row>
        <table:table-row table:style-name="ro1">
          <table:table-cell office:value-type="float" office:value="2164.748359">
            <text:p>2164.748359</text:p>
          </table:table-cell>
          <table:table-cell table:formula="of:=[.A75]-[.A$20]" office:value-type="float" office:value="0.0119490000001861">
            <text:p>0.011949</text:p>
          </table:table-cell>
          <table:table-cell table:formula="of:=[.B75]-[.B74]" office:value-type="float" office:value="0.00000200000022232416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748363">
            <text:p>2164.748363</text:p>
          </table:table-cell>
          <table:table-cell table:formula="of:=[.A76]-[.A$20]" office:value-type="float" office:value="0.011953000000176">
            <text:p>0.011953</text:p>
          </table:table-cell>
          <table:table-cell table:formula="of:=[.B76]-[.B75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48366">
            <text:p>2164.748366</text:p>
          </table:table-cell>
          <table:table-cell table:formula="of:=[.A77]-[.A$20]" office:value-type="float" office:value="0.0119559999998273">
            <text:p>0.011956</text:p>
          </table:table-cell>
          <table:table-cell table:formula="of:=[.B77]-[.B76]" office:value-type="float" office:value="0.00000299999965136521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749309">
            <text:p>2164.749309</text:p>
          </table:table-cell>
          <table:table-cell table:formula="of:=[.A78]-[.A$20]" office:value-type="float" office:value="0.0128989999998339">
            <text:p>0.012899</text:p>
          </table:table-cell>
          <table:table-cell table:formula="of:=[.B78]-[.B77]" office:value-type="float" office:value="0.000943000000006577">
            <text:p>0.0009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4931">
            <text:p>2164.749310</text:p>
          </table:table-cell>
          <table:table-cell table:formula="of:=[.A79]-[.A$20]" office:value-type="float" office:value="0.0129000000001724">
            <text:p>0.012900</text:p>
          </table:table-cell>
          <table:table-cell table:formula="of:=[.B79]-[.B78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49315">
            <text:p>2164.749315</text:p>
          </table:table-cell>
          <table:table-cell table:formula="of:=[.A80]-[.A$20]" office:value-type="float" office:value="0.0129050000000461">
            <text:p>0.012905</text:p>
          </table:table-cell>
          <table:table-cell table:formula="of:=[.B80]-[.B79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751346">
            <text:p>2164.751346</text:p>
          </table:table-cell>
          <table:table-cell table:formula="of:=[.A81]-[.A$20]" office:value-type="float" office:value="0.0149360000000343">
            <text:p>0.014936</text:p>
          </table:table-cell>
          <table:table-cell table:formula="of:=[.B81]-[.B80]" office:value-type="float" office:value="0.00203099999998813">
            <text:p>0.00203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751348">
            <text:p>2164.751348</text:p>
          </table:table-cell>
          <table:table-cell table:formula="of:=[.A82]-[.A$20]" office:value-type="float" office:value="0.0149379999998018">
            <text:p>0.014938</text:p>
          </table:table-cell>
          <table:table-cell table:formula="of:=[.B82]-[.B81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751352">
            <text:p>2164.751352</text:p>
          </table:table-cell>
          <table:table-cell table:formula="of:=[.A83]-[.A$20]" office:value-type="float" office:value="0.0149420000002465">
            <text:p>0.014942</text:p>
          </table:table-cell>
          <table:table-cell table:formula="of:=[.B83]-[.B82]" office:value-type="float" office:value="0.00000400000044464832">
            <text:p>0.000004</text:p>
          </table:table-cell>
          <table:table-cell/>
          <table:table-cell office:value-type="string">
            <text:p>0.010902 / 0.003843 &gt; 2.000000 / 5.000000</text:p>
          </table:table-cell>
          <table:table-cell/>
        </table:table-row>
        <table:table-row table:style-name="ro1">
          <table:table-cell office:value-type="float" office:value="2164.751355">
            <text:p>2164.751355</text:p>
          </table:table-cell>
          <table:table-cell table:formula="of:=[.A84]-[.A$20]" office:value-type="float" office:value="0.0149449999998978">
            <text:p>0.014945</text:p>
          </table:table-cell>
          <table:table-cell table:formula="of:=[.B84]-[.B83]" office:value-type="float" office:value="0.00000299999965136521">
            <text:p>0.000003</text:p>
          </table:table-cell>
          <table:table-cell/>
          <table:table-cell office:value-type="string">
            <text:p>d_s is renewed (r + D) to 2164756.348546; c_s is fully topped up</text:p>
          </table:table-cell>
          <table:table-cell/>
        </table:table-row>
        <table:table-row table:style-name="ro1">
          <table:table-cell office:value-type="float" office:value="2164.752334">
            <text:p>2164.752334</text:p>
          </table:table-cell>
          <table:table-cell table:formula="of:=[.A85]-[.A$20]" office:value-type="float" office:value="0.0159239999998135">
            <text:p>0.015924</text:p>
          </table:table-cell>
          <table:table-cell table:formula="of:=[.B85]-[.B84]" office:value-type="float" office:value="0.000978999999915686">
            <text:p>0.00097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752337">
            <text:p>2164.752337</text:p>
          </table:table-cell>
          <table:table-cell table:formula="of:=[.A86]-[.A$20]" office:value-type="float" office:value="0.0159269999999196">
            <text:p>0.015927</text:p>
          </table:table-cell>
          <table:table-cell table:formula="of:=[.B86]-[.B85]" office:value-type="float" office:value="0.00000300000010611257">
            <text:p>0.000003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75234">
            <text:p>2164.752340</text:p>
          </table:table-cell>
          <table:table-cell table:formula="of:=[.A87]-[.A$20]" office:value-type="float" office:value="0.0159300000000258">
            <text:p>0.015930</text:p>
          </table:table-cell>
          <table:table-cell table:formula="of:=[.B87]-[.B86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52342">
            <text:p>2164.752342</text:p>
          </table:table-cell>
          <table:table-cell table:formula="of:=[.A88]-[.A$20]" office:value-type="float" office:value="0.0159320000002481">
            <text:p>0.015932</text:p>
          </table:table-cell>
          <table:table-cell table:formula="of:=[.B88]-[.B87]" office:value-type="float" office:value="0.00000200000022232416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752351">
            <text:p>2164.752351</text:p>
          </table:table-cell>
          <table:table-cell table:formula="of:=[.A89]-[.A$20]" office:value-type="float" office:value="0.0159410000001117">
            <text:p>0.015941</text:p>
          </table:table-cell>
          <table:table-cell table:formula="of:=[.B89]-[.B88]" office:value-type="float" office:value="0.00000899999986359035">
            <text:p>0.0000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52353">
            <text:p>2164.752353</text:p>
          </table:table-cell>
          <table:table-cell table:formula="of:=[.A90]-[.A$20]" office:value-type="float" office:value="0.0159429999998792">
            <text:p>0.015943</text:p>
          </table:table-cell>
          <table:table-cell table:formula="of:=[.B90]-[.B89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52355">
            <text:p>2164.752355</text:p>
          </table:table-cell>
          <table:table-cell table:formula="of:=[.A91]-[.A$20]" office:value-type="float" office:value="0.0159450000001016">
            <text:p>0.015945</text:p>
          </table:table-cell>
          <table:table-cell table:formula="of:=[.B91]-[.B90]" office:value-type="float" office:value="0.00000200000022232416">
            <text:p>0.000002</text:p>
          </table:table-cell>
          <table:table-cell office:value-type="string">
            <text:p>d_s is renewed (r + D) to 2164754.353136; c_s is fully topped up</text:p>
          </table:table-cell>
          <table:table-cell table:number-columns-repeated="2"/>
        </table:table-row>
        <table:table-row table:style-name="ro1">
          <table:table-cell office:value-type="float" office:value="2164.752358">
            <text:p>2164.752358</text:p>
          </table:table-cell>
          <table:table-cell table:formula="of:=[.A92]-[.A$20]" office:value-type="float" office:value="0.0159480000002077">
            <text:p>0.015948</text:p>
          </table:table-cell>
          <table:table-cell table:formula="of:=[.B92]-[.B91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752361">
            <text:p>2164.752361</text:p>
          </table:table-cell>
          <table:table-cell table:formula="of:=[.A93]-[.A$20]" office:value-type="float" office:value="0.0159509999998591">
            <text:p>0.015951</text:p>
          </table:table-cell>
          <table:table-cell table:formula="of:=[.B93]-[.B92]" office:value-type="float" office:value="0.00000299999965136521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52363">
            <text:p>2164.752363</text:p>
          </table:table-cell>
          <table:table-cell table:formula="of:=[.A94]-[.A$20]" office:value-type="float" office:value="0.0159530000000814">
            <text:p>0.015953</text:p>
          </table:table-cell>
          <table:table-cell table:formula="of:=[.B94]-[.B93]" office:value-type="float" office:value="0.00000200000022232416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753306">
            <text:p>2164.753306</text:p>
          </table:table-cell>
          <table:table-cell table:formula="of:=[.A95]-[.A$20]" office:value-type="float" office:value="0.016896000000088">
            <text:p>0.016896</text:p>
          </table:table-cell>
          <table:table-cell table:formula="of:=[.B95]-[.B94]" office:value-type="float" office:value="0.000943000000006577">
            <text:p>0.0009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53308">
            <text:p>2164.753308</text:p>
          </table:table-cell>
          <table:table-cell table:formula="of:=[.A96]-[.A$20]" office:value-type="float" office:value="0.0168979999998555">
            <text:p>0.016898</text:p>
          </table:table-cell>
          <table:table-cell table:formula="of:=[.B96]-[.B95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53312">
            <text:p>2164.753312</text:p>
          </table:table-cell>
          <table:table-cell table:formula="of:=[.A97]-[.A$20]" office:value-type="float" office:value="0.0169019999998454">
            <text:p>0.016902</text:p>
          </table:table-cell>
          <table:table-cell table:formula="of:=[.B97]-[.B96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753359">
            <text:p>2164.753359</text:p>
          </table:table-cell>
          <table:table-cell table:formula="of:=[.A98]-[.A$20]" office:value-type="float" office:value="0.0169489999998405">
            <text:p>0.016949</text:p>
          </table:table-cell>
          <table:table-cell table:formula="of:=[.B98]-[.B97]" office:value-type="float" office:value="0.0000469999999950232">
            <text:p>0.000047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755282">
            <text:p>2164.755282</text:p>
          </table:table-cell>
          <table:table-cell table:formula="of:=[.A99]-[.A$20]" office:value-type="float" office:value="0.0188720000001013">
            <text:p>0.018872</text:p>
          </table:table-cell>
          <table:table-cell table:formula="of:=[.B99]-[.B98]" office:value-type="float" office:value="0.0019230000002608">
            <text:p>0.0019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755284">
            <text:p>2164.755284</text:p>
          </table:table-cell>
          <table:table-cell table:formula="of:=[.A100]-[.A$20]" office:value-type="float" office:value="0.0188739999998688">
            <text:p>0.018874</text:p>
          </table:table-cell>
          <table:table-cell table:formula="of:=[.B100]-[.B99]" office:value-type="float" office:value="0.0000019999997675768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755287">
            <text:p>2164.755287</text:p>
          </table:table-cell>
          <table:table-cell table:formula="of:=[.A101]-[.A$20]" office:value-type="float" office:value="0.0188769999999749">
            <text:p>0.018877</text:p>
          </table:table-cell>
          <table:table-cell table:formula="of:=[.B101]-[.B100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56355">
            <text:p>2164.756355</text:p>
          </table:table-cell>
          <table:table-cell table:formula="of:=[.A102]-[.A$20]" office:value-type="float" office:value="0.019945000000007">
            <text:p>0.019945</text:p>
          </table:table-cell>
          <table:table-cell table:formula="of:=[.B102]-[.B101]" office:value-type="float" office:value="0.00106800000003204">
            <text:p>0.00106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756358">
            <text:p>2164.756358</text:p>
          </table:table-cell>
          <table:table-cell table:formula="of:=[.A103]-[.A$20]" office:value-type="float" office:value="0.0199480000001131">
            <text:p>0.019948</text:p>
          </table:table-cell>
          <table:table-cell table:formula="of:=[.B103]-[.B102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756361">
            <text:p>2164.756361</text:p>
          </table:table-cell>
          <table:table-cell table:formula="of:=[.A104]-[.A$20]" office:value-type="float" office:value="0.0199510000002192">
            <text:p>0.019951</text:p>
          </table:table-cell>
          <table:table-cell table:formula="of:=[.B104]-[.B103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2164763.357732; c_s is fully topped up</text:p>
          </table:table-cell>
        </table:table-row>
        <table:table-row table:style-name="ro1">
          <table:table-cell office:value-type="float" office:value="2164.756364">
            <text:p>2164.756364</text:p>
          </table:table-cell>
          <table:table-cell table:formula="of:=[.A105]-[.A$20]" office:value-type="float" office:value="0.0199539999998706">
            <text:p>0.019954</text:p>
          </table:table-cell>
          <table:table-cell table:formula="of:=[.B105]-[.B104]" office:value-type="float" office:value="0.00000299999965136521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56366">
            <text:p>2164.756366</text:p>
          </table:table-cell>
          <table:table-cell table:formula="of:=[.A106]-[.A$20]" office:value-type="float" office:value="0.0199560000000929">
            <text:p>0.019956</text:p>
          </table:table-cell>
          <table:table-cell table:formula="of:=[.B106]-[.B105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56368">
            <text:p>2164.756368</text:p>
          </table:table-cell>
          <table:table-cell table:formula="of:=[.A107]-[.A$20]" office:value-type="float" office:value="0.0199579999998605">
            <text:p>0.019958</text:p>
          </table:table-cell>
          <table:table-cell table:formula="of:=[.B107]-[.B106]" office:value-type="float" office:value="0.00000199999976757681">
            <text:p>0.000002</text:p>
          </table:table-cell>
          <table:table-cell office:value-type="string">
            <text:p>d_s is renewed (r + D) to 2164758.357732; c_s is fully topped up</text:p>
          </table:table-cell>
          <table:table-cell table:number-columns-repeated="2"/>
        </table:table-row>
        <table:table-row table:style-name="ro1">
          <table:table-cell office:value-type="float" office:value="2164.756371">
            <text:p>2164.756371</text:p>
          </table:table-cell>
          <table:table-cell table:formula="of:=[.A108]-[.A$20]" office:value-type="float" office:value="0.0199609999999666">
            <text:p>0.019961</text:p>
          </table:table-cell>
          <table:table-cell table:formula="of:=[.B108]-[.B107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756373">
            <text:p>2164.756373</text:p>
          </table:table-cell>
          <table:table-cell table:formula="of:=[.A109]-[.A$20]" office:value-type="float" office:value="0.0199630000001889">
            <text:p>0.019963</text:p>
          </table:table-cell>
          <table:table-cell table:formula="of:=[.B109]-[.B108]" office:value-type="float" office:value="0.00000200000022232416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756378">
            <text:p>2164.756378</text:p>
          </table:table-cell>
          <table:table-cell table:formula="of:=[.A110]-[.A$20]" office:value-type="float" office:value="0.0199680000000626">
            <text:p>0.019968</text:p>
          </table:table-cell>
          <table:table-cell table:formula="of:=[.B110]-[.B109]" office:value-type="float" office:value="0.00000499999987368938">
            <text:p>0.00000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75638">
            <text:p>2164.756380</text:p>
          </table:table-cell>
          <table:table-cell table:formula="of:=[.A111]-[.A$20]" office:value-type="float" office:value="0.0199699999998302">
            <text:p>0.019970</text:p>
          </table:table-cell>
          <table:table-cell table:formula="of:=[.B111]-[.B110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756383">
            <text:p>2164.756383</text:p>
          </table:table-cell>
          <table:table-cell table:formula="of:=[.A112]-[.A$20]" office:value-type="float" office:value="0.0199729999999363">
            <text:p>0.019973</text:p>
          </table:table-cell>
          <table:table-cell table:formula="of:=[.B112]-[.B111]" office:value-type="float" office:value="0.00000300000010611257">
            <text:p>0.000003</text:p>
          </table:table-cell>
          <table:table-cell/>
          <table:table-cell office:value-type="string">
            <text:p>postpones its deadline to 2164761.348546; c_s is topped up to 1.996098</text:p>
          </table:table-cell>
          <table:table-cell/>
        </table:table-row>
        <table:table-row table:style-name="ro1">
          <table:table-cell office:value-type="float" office:value="2164.756385">
            <text:p>2164.756385</text:p>
          </table:table-cell>
          <table:table-cell table:formula="of:=[.A113]-[.A$20]" office:value-type="float" office:value="0.0199750000001586">
            <text:p>0.019975</text:p>
          </table:table-cell>
          <table:table-cell table:formula="of:=[.B113]-[.B112]" office:value-type="float" office:value="0.00000200000022232416">
            <text:p>0.000002</text:p>
          </table:table-cell>
          <table:table-cell/>
          <table:table-cell office:value-type="string">
            <text:p>preempts main (3298)</text:p>
          </table:table-cell>
          <table:table-cell/>
        </table:table-row>
        <table:table-row table:style-name="ro1">
          <table:table-cell office:value-type="float" office:value="2164.756389">
            <text:p>2164.756389</text:p>
          </table:table-cell>
          <table:table-cell table:formula="of:=[.A114]-[.A$20]" office:value-type="float" office:value="0.0199790000001485">
            <text:p>0.019979</text:p>
          </table:table-cell>
          <table:table-cell table:formula="of:=[.B114]-[.B113]" office:value-type="float" office:value="0.00000399999998990097">
            <text:p>0.000004</text:p>
          </table:table-cell>
          <table:table-cell office:value-type="string">
            <text:p>is pick_next_task_dl-ed by rsyslogd (3298)</text:p>
          </table:table-cell>
          <table:table-cell table:number-columns-repeated="2"/>
        </table:table-row>
        <table:table-row table:style-name="ro1">
          <table:table-cell office:value-type="float" office:value="2164.757336">
            <text:p>2164.757336</text:p>
          </table:table-cell>
          <table:table-cell table:formula="of:=[.A115]-[.A$20]" office:value-type="float" office:value="0.020926000000145">
            <text:p>0.020926</text:p>
          </table:table-cell>
          <table:table-cell table:formula="of:=[.B115]-[.B114]" office:value-type="float" office:value="0.000946999999996478">
            <text:p>0.00094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57338">
            <text:p>2164.757338</text:p>
          </table:table-cell>
          <table:table-cell table:formula="of:=[.A116]-[.A$20]" office:value-type="float" office:value="0.0209279999999126">
            <text:p>0.020928</text:p>
          </table:table-cell>
          <table:table-cell table:formula="of:=[.B116]-[.B115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5734">
            <text:p>2164.757340</text:p>
          </table:table-cell>
          <table:table-cell table:formula="of:=[.A117]-[.A$20]" office:value-type="float" office:value="0.0209300000001349">
            <text:p>0.020930</text:p>
          </table:table-cell>
          <table:table-cell table:formula="of:=[.B117]-[.B116]" office:value-type="float" office:value="0.00000200000022232416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757343">
            <text:p>2164.757343</text:p>
          </table:table-cell>
          <table:table-cell table:formula="of:=[.A118]-[.A$20]" office:value-type="float" office:value="0.020933000000241">
            <text:p>0.020933</text:p>
          </table:table-cell>
          <table:table-cell table:formula="of:=[.B118]-[.B117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57347">
            <text:p>2164.757347</text:p>
          </table:table-cell>
          <table:table-cell table:formula="of:=[.A119]-[.A$20]" office:value-type="float" office:value="0.0209370000002309">
            <text:p>0.020937</text:p>
          </table:table-cell>
          <table:table-cell table:formula="of:=[.B119]-[.B118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759322">
            <text:p>2164.759322</text:p>
          </table:table-cell>
          <table:table-cell table:formula="of:=[.A120]-[.A$20]" office:value-type="float" office:value="0.0229119999999057">
            <text:p>0.022912</text:p>
          </table:table-cell>
          <table:table-cell table:formula="of:=[.B120]-[.B119]" office:value-type="float" office:value="0.00197499999967476">
            <text:p>0.00197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759323">
            <text:p>2164.759323</text:p>
          </table:table-cell>
          <table:table-cell table:formula="of:=[.A121]-[.A$20]" office:value-type="float" office:value="0.0229130000002442">
            <text:p>0.022913</text:p>
          </table:table-cell>
          <table:table-cell table:formula="of:=[.B121]-[.B120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59325">
            <text:p>2164.759325</text:p>
          </table:table-cell>
          <table:table-cell table:formula="of:=[.A122]-[.A$20]" office:value-type="float" office:value="0.0229150000000118">
            <text:p>0.022915</text:p>
          </table:table-cell>
          <table:table-cell table:formula="of:=[.B122]-[.B121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759328">
            <text:p>2164.759328</text:p>
          </table:table-cell>
          <table:table-cell table:formula="of:=[.A123]-[.A$20]" office:value-type="float" office:value="0.0229180000001179">
            <text:p>0.022918</text:p>
          </table:table-cell>
          <table:table-cell table:formula="of:=[.B123]-[.B122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5933">
            <text:p>2164.759330</text:p>
          </table:table-cell>
          <table:table-cell table:formula="of:=[.A124]-[.A$20]" office:value-type="float" office:value="0.0229199999998855">
            <text:p>0.022920</text:p>
          </table:table-cell>
          <table:table-cell table:formula="of:=[.B124]-[.B123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760352">
            <text:p>2164.760352</text:p>
          </table:table-cell>
          <table:table-cell table:formula="of:=[.A125]-[.A$20]" office:value-type="float" office:value="0.0239419999998063">
            <text:p>0.023942</text:p>
          </table:table-cell>
          <table:table-cell table:formula="of:=[.B125]-[.B124]" office:value-type="float" office:value="0.00102199999992081">
            <text:p>0.00102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60353">
            <text:p>2164.760353</text:p>
          </table:table-cell>
          <table:table-cell table:formula="of:=[.A126]-[.A$20]" office:value-type="float" office:value="0.0239430000001448">
            <text:p>0.023943</text:p>
          </table:table-cell>
          <table:table-cell table:formula="of:=[.B126]-[.B125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60356">
            <text:p>2164.760356</text:p>
          </table:table-cell>
          <table:table-cell table:formula="of:=[.A127]-[.A$20]" office:value-type="float" office:value="0.0239459999997962">
            <text:p>0.023946</text:p>
          </table:table-cell>
          <table:table-cell table:formula="of:=[.B127]-[.B126]" office:value-type="float" office:value="0.00000299999965136521">
            <text:p>0.000003</text:p>
          </table:table-cell>
          <table:table-cell office:value-type="string">
            <text:p>d_s is renewed (r + D) to 2164762.353542; c_s is fully topped up</text:p>
          </table:table-cell>
          <table:table-cell table:number-columns-repeated="2"/>
        </table:table-row>
        <table:table-row table:style-name="ro1">
          <table:table-cell office:value-type="float" office:value="2164.760359">
            <text:p>2164.760359</text:p>
          </table:table-cell>
          <table:table-cell table:formula="of:=[.A128]-[.A$20]" office:value-type="float" office:value="0.0239489999999023">
            <text:p>0.023949</text:p>
          </table:table-cell>
          <table:table-cell table:formula="of:=[.B128]-[.B127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760362">
            <text:p>2164.760362</text:p>
          </table:table-cell>
          <table:table-cell table:formula="of:=[.A129]-[.A$20]" office:value-type="float" office:value="0.0239520000000084">
            <text:p>0.023952</text:p>
          </table:table-cell>
          <table:table-cell table:formula="of:=[.B129]-[.B128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60364">
            <text:p>2164.760364</text:p>
          </table:table-cell>
          <table:table-cell table:formula="of:=[.A130]-[.A$20]" office:value-type="float" office:value="0.0239540000002307">
            <text:p>0.023954</text:p>
          </table:table-cell>
          <table:table-cell table:formula="of:=[.B130]-[.B129]" office:value-type="float" office:value="0.00000200000022232416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761309">
            <text:p>2164.761309</text:p>
          </table:table-cell>
          <table:table-cell table:formula="of:=[.A131]-[.A$20]" office:value-type="float" office:value="0.0248990000000049">
            <text:p>0.024899</text:p>
          </table:table-cell>
          <table:table-cell table:formula="of:=[.B131]-[.B130]" office:value-type="float" office:value="0.000944999999774154">
            <text:p>0.00094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61311">
            <text:p>2164.761311</text:p>
          </table:table-cell>
          <table:table-cell table:formula="of:=[.A132]-[.A$20]" office:value-type="float" office:value="0.0249010000002272">
            <text:p>0.024901</text:p>
          </table:table-cell>
          <table:table-cell table:formula="of:=[.B132]-[.B131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61315">
            <text:p>2164.761315</text:p>
          </table:table-cell>
          <table:table-cell table:formula="of:=[.A133]-[.A$20]" office:value-type="float" office:value="0.0249050000002171">
            <text:p>0.024905</text:p>
          </table:table-cell>
          <table:table-cell table:formula="of:=[.B133]-[.B132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76135">
            <text:p>2164.761350</text:p>
          </table:table-cell>
          <table:table-cell table:formula="of:=[.A134]-[.A$20]" office:value-type="float" office:value="0.0249400000002424">
            <text:p>0.024940</text:p>
          </table:table-cell>
          <table:table-cell table:formula="of:=[.B134]-[.B133]" office:value-type="float" office:value="0.0000350000000253203">
            <text:p>0.00003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761351">
            <text:p>2164.761351</text:p>
          </table:table-cell>
          <table:table-cell table:formula="of:=[.A135]-[.A$20]" office:value-type="float" office:value="0.0249410000001262">
            <text:p>0.024941</text:p>
          </table:table-cell>
          <table:table-cell table:formula="of:=[.B135]-[.B134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761354">
            <text:p>2164.761354</text:p>
          </table:table-cell>
          <table:table-cell table:formula="of:=[.A136]-[.A$20]" office:value-type="float" office:value="0.0249440000002323">
            <text:p>0.024944</text:p>
          </table:table-cell>
          <table:table-cell table:formula="of:=[.B136]-[.B135]" office:value-type="float" office:value="0.00000300000010611257">
            <text:p>0.000003</text:p>
          </table:table-cell>
          <table:table-cell/>
          <table:table-cell office:value-type="string">
            <text:p>d_s is renewed (r + D) to 2164766.351421; c_s is fully topped up</text:p>
          </table:table-cell>
          <table:table-cell/>
        </table:table-row>
        <table:table-row table:style-name="ro1">
          <table:table-cell office:value-type="float" office:value="2164.763318">
            <text:p>2164.763318</text:p>
          </table:table-cell>
          <table:table-cell table:formula="of:=[.A137]-[.A$20]" office:value-type="float" office:value="0.0269079999998212">
            <text:p>0.026908</text:p>
          </table:table-cell>
          <table:table-cell table:formula="of:=[.B137]-[.B136]" office:value-type="float" office:value="0.00196399999958885">
            <text:p>0.00196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76332">
            <text:p>2164.763320</text:p>
          </table:table-cell>
          <table:table-cell table:formula="of:=[.A138]-[.A$20]" office:value-type="float" office:value="0.0269100000000435">
            <text:p>0.026910</text:p>
          </table:table-cell>
          <table:table-cell table:formula="of:=[.B138]-[.B137]" office:value-type="float" office:value="0.00000200000022232416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763324">
            <text:p>2164.763324</text:p>
          </table:table-cell>
          <table:table-cell table:formula="of:=[.A139]-[.A$20]" office:value-type="float" office:value="0.0269140000000334">
            <text:p>0.026914</text:p>
          </table:table-cell>
          <table:table-cell table:formula="of:=[.B139]-[.B138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63326">
            <text:p>2164.763326</text:p>
          </table:table-cell>
          <table:table-cell table:formula="of:=[.A140]-[.A$20]" office:value-type="float" office:value="0.026915999999801">
            <text:p>0.026916</text:p>
          </table:table-cell>
          <table:table-cell table:formula="of:=[.B140]-[.B139]" office:value-type="float" office:value="0.0000019999997675768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763364">
            <text:p>2164.763364</text:p>
          </table:table-cell>
          <table:table-cell table:formula="of:=[.A141]-[.A$20]" office:value-type="float" office:value="0.0269539999999324">
            <text:p>0.026954</text:p>
          </table:table-cell>
          <table:table-cell table:formula="of:=[.B141]-[.B140]" office:value-type="float" office:value="0.0000380000001314329">
            <text:p>0.000038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764352">
            <text:p>2164.764352</text:p>
          </table:table-cell>
          <table:table-cell table:formula="of:=[.A142]-[.A$20]" office:value-type="float" office:value="0.0279420000001664">
            <text:p>0.027942</text:p>
          </table:table-cell>
          <table:table-cell table:formula="of:=[.B142]-[.B141]" office:value-type="float" office:value="0.000988000000234024">
            <text:p>0.00098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64354">
            <text:p>2164.764354</text:p>
          </table:table-cell>
          <table:table-cell table:formula="of:=[.A143]-[.A$20]" office:value-type="float" office:value="0.027943999999934">
            <text:p>0.027944</text:p>
          </table:table-cell>
          <table:table-cell table:formula="of:=[.B143]-[.B142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64356">
            <text:p>2164.764356</text:p>
          </table:table-cell>
          <table:table-cell table:formula="of:=[.A144]-[.A$20]" office:value-type="float" office:value="0.0279460000001563">
            <text:p>0.027946</text:p>
          </table:table-cell>
          <table:table-cell table:formula="of:=[.B144]-[.B143]" office:value-type="float" office:value="0.00000200000022232416">
            <text:p>0.000002</text:p>
          </table:table-cell>
          <table:table-cell office:value-type="string">
            <text:p>d_s is renewed (r + D) to 2164766.354093; c_s is fully topped up</text:p>
          </table:table-cell>
          <table:table-cell table:number-columns-repeated="2"/>
        </table:table-row>
        <table:table-row table:style-name="ro1">
          <table:table-cell office:value-type="float" office:value="2164.765309">
            <text:p>2164.765309</text:p>
          </table:table-cell>
          <table:table-cell table:formula="of:=[.A145]-[.A$20]" office:value-type="float" office:value="0.0288989999999103">
            <text:p>0.028899</text:p>
          </table:table-cell>
          <table:table-cell table:formula="of:=[.B145]-[.B144]" office:value-type="float" office:value="0.000952999999753956">
            <text:p>0.00095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765311">
            <text:p>2164.765311</text:p>
          </table:table-cell>
          <table:table-cell table:formula="of:=[.A146]-[.A$20]" office:value-type="float" office:value="0.0289010000001326">
            <text:p>0.028901</text:p>
          </table:table-cell>
          <table:table-cell table:formula="of:=[.B146]-[.B145]" office:value-type="float" office:value="0.00000200000022232416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65313">
            <text:p>2164.765313</text:p>
          </table:table-cell>
          <table:table-cell table:formula="of:=[.A147]-[.A$20]" office:value-type="float" office:value="0.0289029999999002">
            <text:p>0.028903</text:p>
          </table:table-cell>
          <table:table-cell table:formula="of:=[.B147]-[.B146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766255">
            <text:p>2164.766255</text:p>
          </table:table-cell>
          <table:table-cell table:formula="of:=[.A148]-[.A$20]" office:value-type="float" office:value="0.029845000000023">
            <text:p>0.029845</text:p>
          </table:table-cell>
          <table:table-cell table:formula="of:=[.B148]-[.B147]" office:value-type="float" office:value="0.000942000000122789">
            <text:p>0.0009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66257">
            <text:p>2164.766257</text:p>
          </table:table-cell>
          <table:table-cell table:formula="of:=[.A149]-[.A$20]" office:value-type="float" office:value="0.0298470000002453">
            <text:p>0.029847</text:p>
          </table:table-cell>
          <table:table-cell table:formula="of:=[.B149]-[.B148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6635">
            <text:p>2164.766350</text:p>
          </table:table-cell>
          <table:table-cell table:formula="of:=[.A150]-[.A$20]" office:value-type="float" office:value="0.0299399999998968">
            <text:p>0.029940</text:p>
          </table:table-cell>
          <table:table-cell table:formula="of:=[.B150]-[.B149]" office:value-type="float" office:value="0.0000929999996515107">
            <text:p>0.00009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766353">
            <text:p>2164.766353</text:p>
          </table:table-cell>
          <table:table-cell table:formula="of:=[.A151]-[.A$20]" office:value-type="float" office:value="0.0299430000000029">
            <text:p>0.029943</text:p>
          </table:table-cell>
          <table:table-cell table:formula="of:=[.B151]-[.B150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766355">
            <text:p>2164.766355</text:p>
          </table:table-cell>
          <table:table-cell table:formula="of:=[.A152]-[.A$20]" office:value-type="float" office:value="0.0299450000002253">
            <text:p>0.029945</text:p>
          </table:table-cell>
          <table:table-cell table:formula="of:=[.B152]-[.B151]" office:value-type="float" office:value="0.00000200000022232416">
            <text:p>0.000002</text:p>
          </table:table-cell>
          <table:table-cell table:number-columns-repeated="2"/>
          <table:table-cell office:value-type="string">
            <text:p>d_s is renewed (r + D) to 2164773.352848; c_s is fully topped up</text:p>
          </table:table-cell>
        </table:table-row>
        <table:table-row table:style-name="ro1">
          <table:table-cell office:value-type="float" office:value="2164.766358">
            <text:p>2164.766358</text:p>
          </table:table-cell>
          <table:table-cell table:formula="of:=[.A153]-[.A$20]" office:value-type="float" office:value="0.0299479999998766">
            <text:p>0.029948</text:p>
          </table:table-cell>
          <table:table-cell table:formula="of:=[.B153]-[.B152]" office:value-type="float" office:value="0.00000299999965136521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76636">
            <text:p>2164.766360</text:p>
          </table:table-cell>
          <table:table-cell table:formula="of:=[.A154]-[.A$20]" office:value-type="float" office:value="0.029950000000099">
            <text:p>0.029950</text:p>
          </table:table-cell>
          <table:table-cell table:formula="of:=[.B154]-[.B153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766363">
            <text:p>2164.766363</text:p>
          </table:table-cell>
          <table:table-cell table:formula="of:=[.A155]-[.A$20]" office:value-type="float" office:value="0.0299530000002051">
            <text:p>0.029953</text:p>
          </table:table-cell>
          <table:table-cell table:formula="of:=[.B155]-[.B154]" office:value-type="float" office:value="0.00000300000010611257">
            <text:p>0.000003</text:p>
          </table:table-cell>
          <table:table-cell/>
          <table:table-cell office:value-type="string">
            <text:p>d_s is renewed (r + D) to 2164771.352848; c_s is fully topped up</text:p>
          </table:table-cell>
          <table:table-cell/>
        </table:table-row>
        <table:table-row table:style-name="ro1">
          <table:table-cell office:value-type="float" office:value="2164.766367">
            <text:p>2164.766367</text:p>
          </table:table-cell>
          <table:table-cell table:formula="of:=[.A156]-[.A$20]" office:value-type="float" office:value="0.029957000000195">
            <text:p>0.029957</text:p>
          </table:table-cell>
          <table:table-cell table:formula="of:=[.B156]-[.B155]" office:value-type="float" office:value="0.00000399999998990097">
            <text:p>0.000004</text:p>
          </table:table-cell>
          <table:table-cell/>
          <table:table-cell office:value-type="string">
            <text:p>is pick_next_task_dl-ed by rsyslogd (3298)</text:p>
          </table:table-cell>
          <table:table-cell/>
        </table:table-row>
        <table:table-row table:style-name="ro1">
          <table:table-cell office:value-type="float" office:value="2164.768333">
            <text:p>2164.768333</text:p>
          </table:table-cell>
          <table:table-cell table:formula="of:=[.A157]-[.A$20]" office:value-type="float" office:value="0.0319230000000061">
            <text:p>0.031923</text:p>
          </table:table-cell>
          <table:table-cell table:formula="of:=[.B157]-[.B156]" office:value-type="float" office:value="0.00196599999981117">
            <text:p>0.00196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768335">
            <text:p>2164.768335</text:p>
          </table:table-cell>
          <table:table-cell table:formula="of:=[.A158]-[.A$20]" office:value-type="float" office:value="0.0319250000002285">
            <text:p>0.031925</text:p>
          </table:table-cell>
          <table:table-cell table:formula="of:=[.B158]-[.B157]" office:value-type="float" office:value="0.00000200000022232416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68337">
            <text:p>2164.768337</text:p>
          </table:table-cell>
          <table:table-cell table:formula="of:=[.A159]-[.A$20]" office:value-type="float" office:value="0.031926999999996">
            <text:p>0.031927</text:p>
          </table:table-cell>
          <table:table-cell table:formula="of:=[.B159]-[.B158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768339">
            <text:p>2164.768339</text:p>
          </table:table-cell>
          <table:table-cell table:formula="of:=[.A160]-[.A$20]" office:value-type="float" office:value="0.0319290000002184">
            <text:p>0.031929</text:p>
          </table:table-cell>
          <table:table-cell table:formula="of:=[.B160]-[.B159]" office:value-type="float" office:value="0.00000200000022232416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68341">
            <text:p>2164.768341</text:p>
          </table:table-cell>
          <table:table-cell table:formula="of:=[.A161]-[.A$20]" office:value-type="float" office:value="0.0319309999999859">
            <text:p>0.031931</text:p>
          </table:table-cell>
          <table:table-cell table:formula="of:=[.B161]-[.B160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768351">
            <text:p>2164.768351</text:p>
          </table:table-cell>
          <table:table-cell table:formula="of:=[.A162]-[.A$20]" office:value-type="float" office:value="0.0319410000001881">
            <text:p>0.031941</text:p>
          </table:table-cell>
          <table:table-cell table:formula="of:=[.B162]-[.B161]" office:value-type="float" office:value="0.0000100000002021261">
            <text:p>0.0000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68353">
            <text:p>2164.768353</text:p>
          </table:table-cell>
          <table:table-cell table:formula="of:=[.A163]-[.A$20]" office:value-type="float" office:value="0.0319429999999556">
            <text:p>0.031943</text:p>
          </table:table-cell>
          <table:table-cell table:formula="of:=[.B163]-[.B162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68355">
            <text:p>2164.768355</text:p>
          </table:table-cell>
          <table:table-cell table:formula="of:=[.A164]-[.A$20]" office:value-type="float" office:value="0.031945000000178">
            <text:p>0.031945</text:p>
          </table:table-cell>
          <table:table-cell table:formula="of:=[.B164]-[.B163]" office:value-type="float" office:value="0.00000200000022232416">
            <text:p>0.000002</text:p>
          </table:table-cell>
          <table:table-cell office:value-type="string">
            <text:p>d_s is renewed (r + D) to 2164770.352866; c_s is fully topped up</text:p>
          </table:table-cell>
          <table:table-cell table:number-columns-repeated="2"/>
        </table:table-row>
        <table:table-row table:style-name="ro1">
          <table:table-cell office:value-type="float" office:value="2164.768357">
            <text:p>2164.768357</text:p>
          </table:table-cell>
          <table:table-cell table:formula="of:=[.A165]-[.A$20]" office:value-type="float" office:value="0.0319469999999455">
            <text:p>0.031947</text:p>
          </table:table-cell>
          <table:table-cell table:formula="of:=[.B165]-[.B164]" office:value-type="float" office:value="0.0000019999997675768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768361">
            <text:p>2164.768361</text:p>
          </table:table-cell>
          <table:table-cell table:formula="of:=[.A166]-[.A$20]" office:value-type="float" office:value="0.0319509999999354">
            <text:p>0.031951</text:p>
          </table:table-cell>
          <table:table-cell table:formula="of:=[.B166]-[.B165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68363">
            <text:p>2164.768363</text:p>
          </table:table-cell>
          <table:table-cell table:formula="of:=[.A167]-[.A$20]" office:value-type="float" office:value="0.0319530000001578">
            <text:p>0.031953</text:p>
          </table:table-cell>
          <table:table-cell table:formula="of:=[.B167]-[.B166]" office:value-type="float" office:value="0.00000200000022232416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769305">
            <text:p>2164.769305</text:p>
          </table:table-cell>
          <table:table-cell table:formula="of:=[.A168]-[.A$20]" office:value-type="float" office:value="0.0328949999998258">
            <text:p>0.032895</text:p>
          </table:table-cell>
          <table:table-cell table:formula="of:=[.B168]-[.B167]" office:value-type="float" office:value="0.000941999999668042">
            <text:p>0.0009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69306">
            <text:p>2164.769306</text:p>
          </table:table-cell>
          <table:table-cell table:formula="of:=[.A169]-[.A$20]" office:value-type="float" office:value="0.0328960000001643">
            <text:p>0.032896</text:p>
          </table:table-cell>
          <table:table-cell table:formula="of:=[.B169]-[.B168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69311">
            <text:p>2164.769311</text:p>
          </table:table-cell>
          <table:table-cell table:formula="of:=[.A170]-[.A$20]" office:value-type="float" office:value="0.032901000000038">
            <text:p>0.032901</text:p>
          </table:table-cell>
          <table:table-cell table:formula="of:=[.B170]-[.B169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771346">
            <text:p>2164.771346</text:p>
          </table:table-cell>
          <table:table-cell table:formula="of:=[.A171]-[.A$20]" office:value-type="float" office:value="0.0349360000000161">
            <text:p>0.034936</text:p>
          </table:table-cell>
          <table:table-cell table:formula="of:=[.B171]-[.B170]" office:value-type="float" office:value="0.00203499999997803">
            <text:p>0.00203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771348">
            <text:p>2164.771348</text:p>
          </table:table-cell>
          <table:table-cell table:formula="of:=[.A172]-[.A$20]" office:value-type="float" office:value="0.0349380000002384">
            <text:p>0.034938</text:p>
          </table:table-cell>
          <table:table-cell table:formula="of:=[.B172]-[.B171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771351">
            <text:p>2164.771351</text:p>
          </table:table-cell>
          <table:table-cell table:formula="of:=[.A173]-[.A$20]" office:value-type="float" office:value="0.0349409999998898">
            <text:p>0.034941</text:p>
          </table:table-cell>
          <table:table-cell table:formula="of:=[.B173]-[.B172]" office:value-type="float" office:value="0.00000299999965136521">
            <text:p>0.000003</text:p>
          </table:table-cell>
          <table:table-cell/>
          <table:table-cell office:value-type="string">
            <text:p>0.020075 / 0.004987 &gt; 2.000000 / 5.000000</text:p>
          </table:table-cell>
          <table:table-cell/>
        </table:table-row>
        <table:table-row table:style-name="ro1">
          <table:table-cell office:value-type="float" office:value="2164.771354">
            <text:p>2164.771354</text:p>
          </table:table-cell>
          <table:table-cell table:formula="of:=[.A174]-[.A$20]" office:value-type="float" office:value="0.0349439999999959">
            <text:p>0.034944</text:p>
          </table:table-cell>
          <table:table-cell table:formula="of:=[.B174]-[.B173]" office:value-type="float" office:value="0.00000300000010611257">
            <text:p>0.000003</text:p>
          </table:table-cell>
          <table:table-cell/>
          <table:table-cell office:value-type="string">
            <text:p>d_s is renewed (r + D) to 2164776.347861; c_s is fully topped up</text:p>
          </table:table-cell>
          <table:table-cell/>
        </table:table-row>
        <table:table-row table:style-name="ro1">
          <table:table-cell office:value-type="float" office:value="2164.772306">
            <text:p>2164.772306</text:p>
          </table:table-cell>
          <table:table-cell table:formula="of:=[.A175]-[.A$20]" office:value-type="float" office:value="0.035895999999866">
            <text:p>0.035896</text:p>
          </table:table-cell>
          <table:table-cell table:formula="of:=[.B175]-[.B174]" office:value-type="float" office:value="0.000951999999870168">
            <text:p>0.00095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772308">
            <text:p>2164.772308</text:p>
          </table:table-cell>
          <table:table-cell table:formula="of:=[.A176]-[.A$20]" office:value-type="float" office:value="0.0358980000000884">
            <text:p>0.035898</text:p>
          </table:table-cell>
          <table:table-cell table:formula="of:=[.B176]-[.B175]" office:value-type="float" office:value="0.00000200000022232416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772311">
            <text:p>2164.772311</text:p>
          </table:table-cell>
          <table:table-cell table:formula="of:=[.A177]-[.A$20]" office:value-type="float" office:value="0.0359010000001945">
            <text:p>0.035901</text:p>
          </table:table-cell>
          <table:table-cell table:formula="of:=[.B177]-[.B176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72313">
            <text:p>2164.772313</text:p>
          </table:table-cell>
          <table:table-cell table:formula="of:=[.A178]-[.A$20]" office:value-type="float" office:value="0.035902999999962">
            <text:p>0.035903</text:p>
          </table:table-cell>
          <table:table-cell table:formula="of:=[.B178]-[.B177]" office:value-type="float" office:value="0.0000019999997675768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772351">
            <text:p>2164.772351</text:p>
          </table:table-cell>
          <table:table-cell table:formula="of:=[.A179]-[.A$20]" office:value-type="float" office:value="0.0359410000000935">
            <text:p>0.035941</text:p>
          </table:table-cell>
          <table:table-cell table:formula="of:=[.B179]-[.B178]" office:value-type="float" office:value="0.0000380000001314329">
            <text:p>0.00003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72353">
            <text:p>2164.772353</text:p>
          </table:table-cell>
          <table:table-cell table:formula="of:=[.A180]-[.A$20]" office:value-type="float" office:value="0.0359429999998611">
            <text:p>0.035943</text:p>
          </table:table-cell>
          <table:table-cell table:formula="of:=[.B180]-[.B179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72355">
            <text:p>2164.772355</text:p>
          </table:table-cell>
          <table:table-cell table:formula="of:=[.A181]-[.A$20]" office:value-type="float" office:value="0.0359450000000834">
            <text:p>0.035945</text:p>
          </table:table-cell>
          <table:table-cell table:formula="of:=[.B181]-[.B180]" office:value-type="float" office:value="0.00000200000022232416">
            <text:p>0.000002</text:p>
          </table:table-cell>
          <table:table-cell office:value-type="string">
            <text:p>d_s is renewed (r + D) to 2164774.352825; c_s is fully topped up</text:p>
          </table:table-cell>
          <table:table-cell table:number-columns-repeated="2"/>
        </table:table-row>
        <table:table-row table:style-name="ro1">
          <table:table-cell office:value-type="float" office:value="2164.772357">
            <text:p>2164.772357</text:p>
          </table:table-cell>
          <table:table-cell table:formula="of:=[.A182]-[.A$20]" office:value-type="float" office:value="0.035946999999851">
            <text:p>0.035947</text:p>
          </table:table-cell>
          <table:table-cell table:formula="of:=[.B182]-[.B181]" office:value-type="float" office:value="0.0000019999997675768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77236">
            <text:p>2164.772360</text:p>
          </table:table-cell>
          <table:table-cell table:formula="of:=[.A183]-[.A$20]" office:value-type="float" office:value="0.0359499999999571">
            <text:p>0.035950</text:p>
          </table:table-cell>
          <table:table-cell table:formula="of:=[.B183]-[.B182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72362">
            <text:p>2164.772362</text:p>
          </table:table-cell>
          <table:table-cell table:formula="of:=[.A184]-[.A$20]" office:value-type="float" office:value="0.0359520000001794">
            <text:p>0.035952</text:p>
          </table:table-cell>
          <table:table-cell table:formula="of:=[.B184]-[.B183]" office:value-type="float" office:value="0.00000200000022232416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773306">
            <text:p>2164.773306</text:p>
          </table:table-cell>
          <table:table-cell table:formula="of:=[.A185]-[.A$20]" office:value-type="float" office:value="0.0368960000000698">
            <text:p>0.036896</text:p>
          </table:table-cell>
          <table:table-cell table:formula="of:=[.B185]-[.B184]" office:value-type="float" office:value="0.000943999999890366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73308">
            <text:p>2164.773308</text:p>
          </table:table-cell>
          <table:table-cell table:formula="of:=[.A186]-[.A$20]" office:value-type="float" office:value="0.0368979999998373">
            <text:p>0.036898</text:p>
          </table:table-cell>
          <table:table-cell table:formula="of:=[.B186]-[.B185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73311">
            <text:p>2164.773311</text:p>
          </table:table-cell>
          <table:table-cell table:formula="of:=[.A187]-[.A$20]" office:value-type="float" office:value="0.0369009999999435">
            <text:p>0.036901</text:p>
          </table:table-cell>
          <table:table-cell table:formula="of:=[.B187]-[.B186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773357">
            <text:p>2164.773357</text:p>
          </table:table-cell>
          <table:table-cell table:formula="of:=[.A188]-[.A$20]" office:value-type="float" office:value="0.0369470000000547">
            <text:p>0.036947</text:p>
          </table:table-cell>
          <table:table-cell table:formula="of:=[.B188]-[.B187]" office:value-type="float" office:value="0.0000460000001112348">
            <text:p>0.00004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775248">
            <text:p>2164.775248</text:p>
          </table:table-cell>
          <table:table-cell table:formula="of:=[.A189]-[.A$20]" office:value-type="float" office:value="0.0388379999999415">
            <text:p>0.038838</text:p>
          </table:table-cell>
          <table:table-cell table:formula="of:=[.B189]-[.B188]" office:value-type="float" office:value="0.00189099999988684">
            <text:p>0.00189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77525">
            <text:p>2164.775250</text:p>
          </table:table-cell>
          <table:table-cell table:formula="of:=[.A190]-[.A$20]" office:value-type="float" office:value="0.0388400000001639">
            <text:p>0.038840</text:p>
          </table:table-cell>
          <table:table-cell table:formula="of:=[.B190]-[.B189]" office:value-type="float" office:value="0.00000200000022232416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76356">
            <text:p>2164.776356</text:p>
          </table:table-cell>
          <table:table-cell table:formula="of:=[.A191]-[.A$20]" office:value-type="float" office:value="0.0399459999998726">
            <text:p>0.039946</text:p>
          </table:table-cell>
          <table:table-cell table:formula="of:=[.B191]-[.B190]" office:value-type="float" office:value="0.00110599999970873">
            <text:p>0.00110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77636">
            <text:p>2164.776360</text:p>
          </table:table-cell>
          <table:table-cell table:formula="of:=[.A192]-[.A$20]" office:value-type="float" office:value="0.0399499999998625">
            <text:p>0.039950</text:p>
          </table:table-cell>
          <table:table-cell table:formula="of:=[.B192]-[.B191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776362">
            <text:p>2164.776362</text:p>
          </table:table-cell>
          <table:table-cell table:formula="of:=[.A193]-[.A$20]" office:value-type="float" office:value="0.0399520000000848">
            <text:p>0.039952</text:p>
          </table:table-cell>
          <table:table-cell table:formula="of:=[.B193]-[.B192]" office:value-type="float" office:value="0.00000200000022232416">
            <text:p>0.000002</text:p>
          </table:table-cell>
          <table:table-cell table:number-columns-repeated="2"/>
          <table:table-cell office:value-type="string">
            <text:p>d_s is renewed (r + D) to 2164783.359395; c_s is fully topped up</text:p>
          </table:table-cell>
        </table:table-row>
        <table:table-row table:style-name="ro1">
          <table:table-cell office:value-type="float" office:value="2164.776365">
            <text:p>2164.776365</text:p>
          </table:table-cell>
          <table:table-cell table:formula="of:=[.A194]-[.A$20]" office:value-type="float" office:value="0.0399550000001909">
            <text:p>0.039955</text:p>
          </table:table-cell>
          <table:table-cell table:formula="of:=[.B194]-[.B193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76367">
            <text:p>2164.776367</text:p>
          </table:table-cell>
          <table:table-cell table:formula="of:=[.A195]-[.A$20]" office:value-type="float" office:value="0.0399569999999585">
            <text:p>0.039957</text:p>
          </table:table-cell>
          <table:table-cell table:formula="of:=[.B195]-[.B194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7637">
            <text:p>2164.776370</text:p>
          </table:table-cell>
          <table:table-cell table:formula="of:=[.A196]-[.A$20]" office:value-type="float" office:value="0.0399600000000646">
            <text:p>0.039960</text:p>
          </table:table-cell>
          <table:table-cell table:formula="of:=[.B196]-[.B195]" office:value-type="float" office:value="0.00000300000010611257">
            <text:p>0.000003</text:p>
          </table:table-cell>
          <table:table-cell office:value-type="string">
            <text:p>d_s is renewed (r + D) to 2164778.359395; c_s is fully topped up</text:p>
          </table:table-cell>
          <table:table-cell table:number-columns-repeated="2"/>
        </table:table-row>
        <table:table-row table:style-name="ro1">
          <table:table-cell office:value-type="float" office:value="2164.776372">
            <text:p>2164.776372</text:p>
          </table:table-cell>
          <table:table-cell table:formula="of:=[.A197]-[.A$20]" office:value-type="float" office:value="0.0399619999998322">
            <text:p>0.039962</text:p>
          </table:table-cell>
          <table:table-cell table:formula="of:=[.B197]-[.B196]" office:value-type="float" office:value="0.00000199999976757681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776374">
            <text:p>2164.776374</text:p>
          </table:table-cell>
          <table:table-cell table:formula="of:=[.A198]-[.A$20]" office:value-type="float" office:value="0.0399640000000545">
            <text:p>0.039964</text:p>
          </table:table-cell>
          <table:table-cell table:formula="of:=[.B198]-[.B197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776376">
            <text:p>2164.776376</text:p>
          </table:table-cell>
          <table:table-cell table:formula="of:=[.A199]-[.A$20]" office:value-type="float" office:value="0.0399659999998221">
            <text:p>0.039966</text:p>
          </table:table-cell>
          <table:table-cell table:formula="of:=[.B199]-[.B198]" office:value-type="float" office:value="0.00000199999976757681">
            <text:p>0.000002</text:p>
          </table:table-cell>
          <table:table-cell/>
          <table:table-cell office:value-type="string">
            <text:p>d_s is renewed (r + D) to 2164781.359395; c_s is fully topped up</text:p>
          </table:table-cell>
          <table:table-cell/>
        </table:table-row>
        <table:table-row table:style-name="ro1">
          <table:table-cell office:value-type="float" office:value="2164.776382">
            <text:p>2164.776382</text:p>
          </table:table-cell>
          <table:table-cell table:formula="of:=[.A200]-[.A$20]" office:value-type="float" office:value="0.0399720000000343">
            <text:p>0.039972</text:p>
          </table:table-cell>
          <table:table-cell table:formula="of:=[.B200]-[.B199]" office:value-type="float" office:value="0.00000600000021222513">
            <text:p>0.000006</text:p>
          </table:table-cell>
          <table:table-cell office:value-type="string">
            <text:p>is pick_next_task_dl-ed by rsyslogd (3298)</text:p>
          </table:table-cell>
          <table:table-cell table:number-columns-repeated="2"/>
        </table:table-row>
        <table:table-row table:style-name="ro1">
          <table:table-cell office:value-type="float" office:value="2164.77733">
            <text:p>2164.777330</text:p>
          </table:table-cell>
          <table:table-cell table:formula="of:=[.A201]-[.A$20]" office:value-type="float" office:value="0.0409199999999146">
            <text:p>0.040920</text:p>
          </table:table-cell>
          <table:table-cell table:formula="of:=[.B201]-[.B200]" office:value-type="float" office:value="0.000947999999880267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77332">
            <text:p>2164.777332</text:p>
          </table:table-cell>
          <table:table-cell table:formula="of:=[.A202]-[.A$20]" office:value-type="float" office:value="0.0409220000001369">
            <text:p>0.040922</text:p>
          </table:table-cell>
          <table:table-cell table:formula="of:=[.B202]-[.B201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77334">
            <text:p>2164.777334</text:p>
          </table:table-cell>
          <table:table-cell table:formula="of:=[.A203]-[.A$20]" office:value-type="float" office:value="0.0409239999999045">
            <text:p>0.040924</text:p>
          </table:table-cell>
          <table:table-cell table:formula="of:=[.B203]-[.B202]" office:value-type="float" office:value="0.0000019999997675768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779278">
            <text:p>2164.779278</text:p>
          </table:table-cell>
          <table:table-cell table:formula="of:=[.A204]-[.A$20]" office:value-type="float" office:value="0.0428679999999986">
            <text:p>0.042868</text:p>
          </table:table-cell>
          <table:table-cell table:formula="of:=[.B204]-[.B203]" office:value-type="float" office:value="0.00194400000009409">
            <text:p>0.00194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779279">
            <text:p>2164.779279</text:p>
          </table:table-cell>
          <table:table-cell table:formula="of:=[.A205]-[.A$20]" office:value-type="float" office:value="0.0428689999998824">
            <text:p>0.042869</text:p>
          </table:table-cell>
          <table:table-cell table:formula="of:=[.B205]-[.B204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79281">
            <text:p>2164.779281</text:p>
          </table:table-cell>
          <table:table-cell table:formula="of:=[.A206]-[.A$20]" office:value-type="float" office:value="0.0428710000001047">
            <text:p>0.042871</text:p>
          </table:table-cell>
          <table:table-cell table:formula="of:=[.B206]-[.B205]" office:value-type="float" office:value="0.00000200000022232416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779284">
            <text:p>2164.779284</text:p>
          </table:table-cell>
          <table:table-cell table:formula="of:=[.A207]-[.A$20]" office:value-type="float" office:value="0.0428740000002108">
            <text:p>0.042874</text:p>
          </table:table-cell>
          <table:table-cell table:formula="of:=[.B207]-[.B206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79286">
            <text:p>2164.779286</text:p>
          </table:table-cell>
          <table:table-cell table:formula="of:=[.A208]-[.A$20]" office:value-type="float" office:value="0.0428759999999784">
            <text:p>0.042876</text:p>
          </table:table-cell>
          <table:table-cell table:formula="of:=[.B208]-[.B207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780351">
            <text:p>2164.780351</text:p>
          </table:table-cell>
          <table:table-cell table:formula="of:=[.A209]-[.A$20]" office:value-type="float" office:value="0.0439409999999043">
            <text:p>0.043941</text:p>
          </table:table-cell>
          <table:table-cell table:formula="of:=[.B209]-[.B208]" office:value-type="float" office:value="0.00106499999992593">
            <text:p>0.00106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80353">
            <text:p>2164.780353</text:p>
          </table:table-cell>
          <table:table-cell table:formula="of:=[.A210]-[.A$20]" office:value-type="float" office:value="0.0439430000001266">
            <text:p>0.043943</text:p>
          </table:table-cell>
          <table:table-cell table:formula="of:=[.B210]-[.B209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80355">
            <text:p>2164.780355</text:p>
          </table:table-cell>
          <table:table-cell table:formula="of:=[.A211]-[.A$20]" office:value-type="float" office:value="0.0439449999998942">
            <text:p>0.043945</text:p>
          </table:table-cell>
          <table:table-cell table:formula="of:=[.B211]-[.B210]" office:value-type="float" office:value="0.00000199999976757681">
            <text:p>0.000002</text:p>
          </table:table-cell>
          <table:table-cell office:value-type="string">
            <text:p>d_s is renewed (r + D) to 2164782.353157; c_s is fully topped up</text:p>
          </table:table-cell>
          <table:table-cell table:number-columns-repeated="2"/>
        </table:table-row>
        <table:table-row table:style-name="ro1">
          <table:table-cell office:value-type="float" office:value="2164.780358">
            <text:p>2164.780358</text:p>
          </table:table-cell>
          <table:table-cell table:formula="of:=[.A212]-[.A$20]" office:value-type="float" office:value="0.0439480000000003">
            <text:p>0.043948</text:p>
          </table:table-cell>
          <table:table-cell table:formula="of:=[.B212]-[.B211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780361">
            <text:p>2164.780361</text:p>
          </table:table-cell>
          <table:table-cell table:formula="of:=[.A213]-[.A$20]" office:value-type="float" office:value="0.0439510000001064">
            <text:p>0.043951</text:p>
          </table:table-cell>
          <table:table-cell table:formula="of:=[.B213]-[.B212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80363">
            <text:p>2164.780363</text:p>
          </table:table-cell>
          <table:table-cell table:formula="of:=[.A214]-[.A$20]" office:value-type="float" office:value="0.043952999999874">
            <text:p>0.043953</text:p>
          </table:table-cell>
          <table:table-cell table:formula="of:=[.B214]-[.B213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781305">
            <text:p>2164.781305</text:p>
          </table:table-cell>
          <table:table-cell table:formula="of:=[.A215]-[.A$20]" office:value-type="float" office:value="0.0448949999999968">
            <text:p>0.044895</text:p>
          </table:table-cell>
          <table:table-cell table:formula="of:=[.B215]-[.B214]" office:value-type="float" office:value="0.000942000000122789">
            <text:p>0.0009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81307">
            <text:p>2164.781307</text:p>
          </table:table-cell>
          <table:table-cell table:formula="of:=[.A216]-[.A$20]" office:value-type="float" office:value="0.0448970000002191">
            <text:p>0.044897</text:p>
          </table:table-cell>
          <table:table-cell table:formula="of:=[.B216]-[.B215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8131">
            <text:p>2164.781310</text:p>
          </table:table-cell>
          <table:table-cell table:formula="of:=[.A217]-[.A$20]" office:value-type="float" office:value="0.0448999999998705">
            <text:p>0.044900</text:p>
          </table:table-cell>
          <table:table-cell table:formula="of:=[.B217]-[.B216]" office:value-type="float" office:value="0.00000299999965136521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78135">
            <text:p>2164.781350</text:p>
          </table:table-cell>
          <table:table-cell table:formula="of:=[.A218]-[.A$20]" office:value-type="float" office:value="0.0449400000002242">
            <text:p>0.044940</text:p>
          </table:table-cell>
          <table:table-cell table:formula="of:=[.B218]-[.B217]" office:value-type="float" office:value="0.0000400000003537571">
            <text:p>0.00004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781351">
            <text:p>2164.781351</text:p>
          </table:table-cell>
          <table:table-cell table:formula="of:=[.A219]-[.A$20]" office:value-type="float" office:value="0.044941000000108">
            <text:p>0.044941</text:p>
          </table:table-cell>
          <table:table-cell table:formula="of:=[.B219]-[.B218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781355">
            <text:p>2164.781355</text:p>
          </table:table-cell>
          <table:table-cell table:formula="of:=[.A220]-[.A$20]" office:value-type="float" office:value="0.0449450000000979">
            <text:p>0.044945</text:p>
          </table:table-cell>
          <table:table-cell table:formula="of:=[.B220]-[.B219]" office:value-type="float" office:value="0.00000399999998990097">
            <text:p>0.000004</text:p>
          </table:table-cell>
          <table:table-cell/>
          <table:table-cell office:value-type="string">
            <text:p>0.051872 / 0.007975 &gt; 2.000000 / 5.000000</text:p>
          </table:table-cell>
          <table:table-cell/>
        </table:table-row>
        <table:table-row table:style-name="ro1">
          <table:table-cell office:value-type="float" office:value="2164.781357">
            <text:p>2164.781357</text:p>
          </table:table-cell>
          <table:table-cell table:formula="of:=[.A221]-[.A$20]" office:value-type="float" office:value="0.0449469999998655">
            <text:p>0.044947</text:p>
          </table:table-cell>
          <table:table-cell table:formula="of:=[.B221]-[.B220]" office:value-type="float" office:value="0.00000199999976757681">
            <text:p>0.000002</text:p>
          </table:table-cell>
          <table:table-cell/>
          <table:table-cell office:value-type="string">
            <text:p>d_s is renewed (r + D) to 2164786.351420; c_s is fully topped up</text:p>
          </table:table-cell>
          <table:table-cell/>
        </table:table-row>
        <table:table-row table:style-name="ro1">
          <table:table-cell office:value-type="float" office:value="2164.783232">
            <text:p>2164.783232</text:p>
          </table:table-cell>
          <table:table-cell table:formula="of:=[.A222]-[.A$20]" office:value-type="float" office:value="0.0468220000002475">
            <text:p>0.046822</text:p>
          </table:table-cell>
          <table:table-cell table:formula="of:=[.B222]-[.B221]" office:value-type="float" office:value="0.00187500000038199">
            <text:p>0.00187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783234">
            <text:p>2164.783234</text:p>
          </table:table-cell>
          <table:table-cell table:formula="of:=[.A223]-[.A$20]" office:value-type="float" office:value="0.0468240000000151">
            <text:p>0.046824</text:p>
          </table:table-cell>
          <table:table-cell table:formula="of:=[.B223]-[.B222]" office:value-type="float" office:value="0.0000019999997675768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783238">
            <text:p>2164.783238</text:p>
          </table:table-cell>
          <table:table-cell table:formula="of:=[.A224]-[.A$20]" office:value-type="float" office:value="0.046828000000005">
            <text:p>0.046828</text:p>
          </table:table-cell>
          <table:table-cell table:formula="of:=[.B224]-[.B223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8324">
            <text:p>2164.783240</text:p>
          </table:table-cell>
          <table:table-cell table:formula="of:=[.A225]-[.A$20]" office:value-type="float" office:value="0.0468300000002273">
            <text:p>0.046830</text:p>
          </table:table-cell>
          <table:table-cell table:formula="of:=[.B225]-[.B224]" office:value-type="float" office:value="0.00000200000022232416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783365">
            <text:p>2164.783365</text:p>
          </table:table-cell>
          <table:table-cell table:formula="of:=[.A226]-[.A$20]" office:value-type="float" office:value="0.046954999999798">
            <text:p>0.046955</text:p>
          </table:table-cell>
          <table:table-cell table:formula="of:=[.B226]-[.B225]" office:value-type="float" office:value="0.000124999999570719">
            <text:p>0.00012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784351">
            <text:p>2164.784351</text:p>
          </table:table-cell>
          <table:table-cell table:formula="of:=[.A227]-[.A$20]" office:value-type="float" office:value="0.0479409999998097">
            <text:p>0.047941</text:p>
          </table:table-cell>
          <table:table-cell table:formula="of:=[.B227]-[.B226]" office:value-type="float" office:value="0.0009860000000117">
            <text:p>0.00098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84353">
            <text:p>2164.784353</text:p>
          </table:table-cell>
          <table:table-cell table:formula="of:=[.A228]-[.A$20]" office:value-type="float" office:value="0.047943000000032">
            <text:p>0.047943</text:p>
          </table:table-cell>
          <table:table-cell table:formula="of:=[.B228]-[.B227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84355">
            <text:p>2164.784355</text:p>
          </table:table-cell>
          <table:table-cell table:formula="of:=[.A229]-[.A$20]" office:value-type="float" office:value="0.0479449999997996">
            <text:p>0.047945</text:p>
          </table:table-cell>
          <table:table-cell table:formula="of:=[.B229]-[.B228]" office:value-type="float" office:value="0.00000199999976757681">
            <text:p>0.000002</text:p>
          </table:table-cell>
          <table:table-cell office:value-type="string">
            <text:p>d_s is renewed (r + D) to 2164786.353174; c_s is fully topped up</text:p>
          </table:table-cell>
          <table:table-cell table:number-columns-repeated="2"/>
        </table:table-row>
        <table:table-row table:style-name="ro1">
          <table:table-cell office:value-type="float" office:value="2164.785213">
            <text:p>2164.785213</text:p>
          </table:table-cell>
          <table:table-cell table:formula="of:=[.A230]-[.A$20]" office:value-type="float" office:value="0.0488030000001345">
            <text:p>0.048803</text:p>
          </table:table-cell>
          <table:table-cell table:formula="of:=[.B230]-[.B229]" office:value-type="float" office:value="0.000858000000334869">
            <text:p>0.00085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785214">
            <text:p>2164.785214</text:p>
          </table:table-cell>
          <table:table-cell table:formula="of:=[.A231]-[.A$20]" office:value-type="float" office:value="0.0488040000000183">
            <text:p>0.048804</text:p>
          </table:table-cell>
          <table:table-cell table:formula="of:=[.B231]-[.B230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85217">
            <text:p>2164.785217</text:p>
          </table:table-cell>
          <table:table-cell table:formula="of:=[.A232]-[.A$20]" office:value-type="float" office:value="0.0488070000001244">
            <text:p>0.048807</text:p>
          </table:table-cell>
          <table:table-cell table:formula="of:=[.B232]-[.B231]" office:value-type="float" office:value="0.00000300000010611257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786158">
            <text:p>2164.786158</text:p>
          </table:table-cell>
          <table:table-cell table:formula="of:=[.A233]-[.A$20]" office:value-type="float" office:value="0.0497479999999086">
            <text:p>0.049748</text:p>
          </table:table-cell>
          <table:table-cell table:formula="of:=[.B233]-[.B232]" office:value-type="float" office:value="0.000940999999784253">
            <text:p>0.00094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8616">
            <text:p>2164.786160</text:p>
          </table:table-cell>
          <table:table-cell table:formula="of:=[.A234]-[.A$20]" office:value-type="float" office:value="0.049750000000131">
            <text:p>0.049750</text:p>
          </table:table-cell>
          <table:table-cell table:formula="of:=[.B234]-[.B233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8635">
            <text:p>2164.786350</text:p>
          </table:table-cell>
          <table:table-cell table:formula="of:=[.A235]-[.A$20]" office:value-type="float" office:value="0.0499399999998786">
            <text:p>0.049940</text:p>
          </table:table-cell>
          <table:table-cell table:formula="of:=[.B235]-[.B234]" office:value-type="float" office:value="0.00018999999974767">
            <text:p>0.00019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786352">
            <text:p>2164.786352</text:p>
          </table:table-cell>
          <table:table-cell table:formula="of:=[.A236]-[.A$20]" office:value-type="float" office:value="0.049942000000101">
            <text:p>0.049942</text:p>
          </table:table-cell>
          <table:table-cell table:formula="of:=[.B236]-[.B235]" office:value-type="float" office:value="0.00000200000022232416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786354">
            <text:p>2164.786354</text:p>
          </table:table-cell>
          <table:table-cell table:formula="of:=[.A237]-[.A$20]" office:value-type="float" office:value="0.0499439999998685">
            <text:p>0.049944</text:p>
          </table:table-cell>
          <table:table-cell table:formula="of:=[.B237]-[.B236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2164793.352061; c_s is fully topped up</text:p>
          </table:table-cell>
        </table:table-row>
        <table:table-row table:style-name="ro1">
          <table:table-cell office:value-type="float" office:value="2164.786357">
            <text:p>2164.786357</text:p>
          </table:table-cell>
          <table:table-cell table:formula="of:=[.A238]-[.A$20]" office:value-type="float" office:value="0.0499469999999747">
            <text:p>0.049947</text:p>
          </table:table-cell>
          <table:table-cell table:formula="of:=[.B238]-[.B237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786359">
            <text:p>2164.786359</text:p>
          </table:table-cell>
          <table:table-cell table:formula="of:=[.A239]-[.A$20]" office:value-type="float" office:value="0.049949000000197">
            <text:p>0.049949</text:p>
          </table:table-cell>
          <table:table-cell table:formula="of:=[.B239]-[.B238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786361">
            <text:p>2164.786361</text:p>
          </table:table-cell>
          <table:table-cell table:formula="of:=[.A240]-[.A$20]" office:value-type="float" office:value="0.0499509999999646">
            <text:p>0.049951</text:p>
          </table:table-cell>
          <table:table-cell table:formula="of:=[.B240]-[.B239]" office:value-type="float" office:value="0.00000199999976757681">
            <text:p>0.000002</text:p>
          </table:table-cell>
          <table:table-cell/>
          <table:table-cell office:value-type="string">
            <text:p>d_s is renewed (r + D) to 2164791.352061; c_s is fully topped up</text:p>
          </table:table-cell>
          <table:table-cell/>
        </table:table-row>
        <table:table-row table:style-name="ro1">
          <table:table-cell office:value-type="float" office:value="2164.786367">
            <text:p>2164.786367</text:p>
          </table:table-cell>
          <table:table-cell table:formula="of:=[.A241]-[.A$20]" office:value-type="float" office:value="0.0499570000001768">
            <text:p>0.049957</text:p>
          </table:table-cell>
          <table:table-cell table:formula="of:=[.B241]-[.B240]" office:value-type="float" office:value="0.00000600000021222513">
            <text:p>0.000006</text:p>
          </table:table-cell>
          <table:table-cell/>
          <table:table-cell office:value-type="string">
            <text:p>is pick_next_task_dl-ed by rsyslogd (3298)</text:p>
          </table:table-cell>
          <table:table-cell/>
        </table:table-row>
        <table:table-row table:style-name="ro1">
          <table:table-cell office:value-type="float" office:value="2164.788329">
            <text:p>2164.788329</text:p>
          </table:table-cell>
          <table:table-cell table:formula="of:=[.A242]-[.A$20]" office:value-type="float" office:value="0.0519189999999981">
            <text:p>0.051919</text:p>
          </table:table-cell>
          <table:table-cell table:formula="of:=[.B242]-[.B241]" office:value-type="float" office:value="0.00196199999982127">
            <text:p>0.00196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788331">
            <text:p>2164.788331</text:p>
          </table:table-cell>
          <table:table-cell table:formula="of:=[.A243]-[.A$20]" office:value-type="float" office:value="0.0519210000002204">
            <text:p>0.051921</text:p>
          </table:table-cell>
          <table:table-cell table:formula="of:=[.B243]-[.B242]" office:value-type="float" office:value="0.00000200000022232416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88333">
            <text:p>2164.788333</text:p>
          </table:table-cell>
          <table:table-cell table:formula="of:=[.A244]-[.A$20]" office:value-type="float" office:value="0.051922999999988">
            <text:p>0.051923</text:p>
          </table:table-cell>
          <table:table-cell table:formula="of:=[.B244]-[.B243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788335">
            <text:p>2164.788335</text:p>
          </table:table-cell>
          <table:table-cell table:formula="of:=[.A245]-[.A$20]" office:value-type="float" office:value="0.0519250000002103">
            <text:p>0.051925</text:p>
          </table:table-cell>
          <table:table-cell table:formula="of:=[.B245]-[.B244]" office:value-type="float" office:value="0.00000200000022232416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88337">
            <text:p>2164.788337</text:p>
          </table:table-cell>
          <table:table-cell table:formula="of:=[.A246]-[.A$20]" office:value-type="float" office:value="0.0519269999999779">
            <text:p>0.051927</text:p>
          </table:table-cell>
          <table:table-cell table:formula="of:=[.B246]-[.B245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788351">
            <text:p>2164.788351</text:p>
          </table:table-cell>
          <table:table-cell table:formula="of:=[.A247]-[.A$20]" office:value-type="float" office:value="0.0519410000001699">
            <text:p>0.051941</text:p>
          </table:table-cell>
          <table:table-cell table:formula="of:=[.B247]-[.B246]" office:value-type="float" office:value="0.0000140000001920271">
            <text:p>0.00001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88353">
            <text:p>2164.788353</text:p>
          </table:table-cell>
          <table:table-cell table:formula="of:=[.A248]-[.A$20]" office:value-type="float" office:value="0.0519429999999375">
            <text:p>0.051943</text:p>
          </table:table-cell>
          <table:table-cell table:formula="of:=[.B248]-[.B247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88355">
            <text:p>2164.788355</text:p>
          </table:table-cell>
          <table:table-cell table:formula="of:=[.A249]-[.A$20]" office:value-type="float" office:value="0.0519450000001598">
            <text:p>0.051945</text:p>
          </table:table-cell>
          <table:table-cell table:formula="of:=[.B249]-[.B248]" office:value-type="float" office:value="0.00000200000022232416">
            <text:p>0.000002</text:p>
          </table:table-cell>
          <table:table-cell office:value-type="string">
            <text:p>d_s is renewed (r + D) to 2164790.352721; c_s is fully topped up</text:p>
          </table:table-cell>
          <table:table-cell table:number-columns-repeated="2"/>
        </table:table-row>
        <table:table-row table:style-name="ro1">
          <table:table-cell office:value-type="float" office:value="2164.788357">
            <text:p>2164.788357</text:p>
          </table:table-cell>
          <table:table-cell table:formula="of:=[.A250]-[.A$20]" office:value-type="float" office:value="0.0519469999999274">
            <text:p>0.051947</text:p>
          </table:table-cell>
          <table:table-cell table:formula="of:=[.B250]-[.B249]" office:value-type="float" office:value="0.0000019999997675768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78836">
            <text:p>2164.788360</text:p>
          </table:table-cell>
          <table:table-cell table:formula="of:=[.A251]-[.A$20]" office:value-type="float" office:value="0.0519500000000335">
            <text:p>0.051950</text:p>
          </table:table-cell>
          <table:table-cell table:formula="of:=[.B251]-[.B250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88362">
            <text:p>2164.788362</text:p>
          </table:table-cell>
          <table:table-cell table:formula="of:=[.A252]-[.A$20]" office:value-type="float" office:value="0.051951999999801">
            <text:p>0.051952</text:p>
          </table:table-cell>
          <table:table-cell table:formula="of:=[.B252]-[.B251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789307">
            <text:p>2164.789307</text:p>
          </table:table-cell>
          <table:table-cell table:formula="of:=[.A253]-[.A$20]" office:value-type="float" office:value="0.05289700000003">
            <text:p>0.052897</text:p>
          </table:table-cell>
          <table:table-cell table:formula="of:=[.B253]-[.B252]" office:value-type="float" office:value="0.000945000000228902">
            <text:p>0.00094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89309">
            <text:p>2164.789309</text:p>
          </table:table-cell>
          <table:table-cell table:formula="of:=[.A254]-[.A$20]" office:value-type="float" office:value="0.0528989999997975">
            <text:p>0.052899</text:p>
          </table:table-cell>
          <table:table-cell table:formula="of:=[.B254]-[.B253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89313">
            <text:p>2164.789313</text:p>
          </table:table-cell>
          <table:table-cell table:formula="of:=[.A255]-[.A$20]" office:value-type="float" office:value="0.0529030000002422">
            <text:p>0.052903</text:p>
          </table:table-cell>
          <table:table-cell table:formula="of:=[.B255]-[.B254]" office:value-type="float" office:value="0.0000040000004446483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791347">
            <text:p>2164.791347</text:p>
          </table:table-cell>
          <table:table-cell table:formula="of:=[.A256]-[.A$20]" office:value-type="float" office:value="0.0549369999998817">
            <text:p>0.054937</text:p>
          </table:table-cell>
          <table:table-cell table:formula="of:=[.B256]-[.B255]" office:value-type="float" office:value="0.00203399999963949">
            <text:p>0.00203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791349">
            <text:p>2164.791349</text:p>
          </table:table-cell>
          <table:table-cell table:formula="of:=[.A257]-[.A$20]" office:value-type="float" office:value="0.054939000000104">
            <text:p>0.054939</text:p>
          </table:table-cell>
          <table:table-cell table:formula="of:=[.B257]-[.B256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791353">
            <text:p>2164.791353</text:p>
          </table:table-cell>
          <table:table-cell table:formula="of:=[.A258]-[.A$20]" office:value-type="float" office:value="0.0549430000000939">
            <text:p>0.054943</text:p>
          </table:table-cell>
          <table:table-cell table:formula="of:=[.B258]-[.B257]" office:value-type="float" office:value="0.00000399999998990097">
            <text:p>0.000004</text:p>
          </table:table-cell>
          <table:table-cell/>
          <table:table-cell office:value-type="string">
            <text:p>0.022963 / 0.002645 &gt; 2.000000 / 5.000000</text:p>
          </table:table-cell>
          <table:table-cell/>
        </table:table-row>
        <table:table-row table:style-name="ro1">
          <table:table-cell office:value-type="float" office:value="2164.791356">
            <text:p>2164.791356</text:p>
          </table:table-cell>
          <table:table-cell table:formula="of:=[.A259]-[.A$20]" office:value-type="float" office:value="0.0549460000002">
            <text:p>0.054946</text:p>
          </table:table-cell>
          <table:table-cell table:formula="of:=[.B259]-[.B258]" office:value-type="float" office:value="0.00000300000010611257">
            <text:p>0.000003</text:p>
          </table:table-cell>
          <table:table-cell/>
          <table:table-cell table:style-name="ce4" office:value-type="string">
            <text:p>d_s is renewed (r + D) to 2164796.349416; c_s is fully topped up</text:p>
          </table:table-cell>
          <table:table-cell/>
        </table:table-row>
        <table:table-row table:style-name="ro1">
          <table:table-cell office:value-type="float" office:value="2164.792349">
            <text:p>2164.792349</text:p>
          </table:table-cell>
          <table:table-cell table:formula="of:=[.A260]-[.A$20]" office:value-type="float" office:value="0.055938999999853">
            <text:p>0.055939</text:p>
          </table:table-cell>
          <table:table-cell table:formula="of:=[.B260]-[.B259]" office:value-type="float" office:value="0.000992999999652966">
            <text:p>0.00099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792351">
            <text:p>2164.792351</text:p>
          </table:table-cell>
          <table:table-cell table:formula="of:=[.A261]-[.A$20]" office:value-type="float" office:value="0.0559410000000753">
            <text:p>0.055941</text:p>
          </table:table-cell>
          <table:table-cell table:formula="of:=[.B261]-[.B260]" office:value-type="float" office:value="0.00000200000022232416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792354">
            <text:p>2164.792354</text:p>
          </table:table-cell>
          <table:table-cell table:formula="of:=[.A262]-[.A$20]" office:value-type="float" office:value="0.0559440000001814">
            <text:p>0.055944</text:p>
          </table:table-cell>
          <table:table-cell table:formula="of:=[.B262]-[.B261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92356">
            <text:p>2164.792356</text:p>
          </table:table-cell>
          <table:table-cell table:formula="of:=[.A263]-[.A$20]" office:value-type="float" office:value="0.055945999999949">
            <text:p>0.055946</text:p>
          </table:table-cell>
          <table:table-cell table:formula="of:=[.B263]-[.B262]" office:value-type="float" office:value="0.0000019999997675768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79236">
            <text:p>2164.792360</text:p>
          </table:table-cell>
          <table:table-cell table:formula="of:=[.A264]-[.A$20]" office:value-type="float" office:value="0.0559499999999389">
            <text:p>0.055950</text:p>
          </table:table-cell>
          <table:table-cell table:formula="of:=[.B264]-[.B263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92362">
            <text:p>2164.792362</text:p>
          </table:table-cell>
          <table:table-cell table:formula="of:=[.A265]-[.A$20]" office:value-type="float" office:value="0.0559520000001612">
            <text:p>0.055952</text:p>
          </table:table-cell>
          <table:table-cell table:formula="of:=[.B265]-[.B264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92365">
            <text:p>2164.792365</text:p>
          </table:table-cell>
          <table:table-cell table:formula="of:=[.A266]-[.A$20]" office:value-type="float" office:value="0.0559549999998126">
            <text:p>0.055955</text:p>
          </table:table-cell>
          <table:table-cell table:formula="of:=[.B266]-[.B265]" office:value-type="float" office:value="0.00000299999965136521">
            <text:p>0.000003</text:p>
          </table:table-cell>
          <table:table-cell office:value-type="string">
            <text:p>d_s is renewed (r + D) to 2164794.362248; c_s is fully topped up</text:p>
          </table:table-cell>
          <table:table-cell table:number-columns-repeated="2"/>
        </table:table-row>
        <table:table-row table:style-name="ro1">
          <table:table-cell office:value-type="float" office:value="2164.792367">
            <text:p>2164.792367</text:p>
          </table:table-cell>
          <table:table-cell table:formula="of:=[.A267]-[.A$20]" office:value-type="float" office:value="0.0559570000000349">
            <text:p>0.055957</text:p>
          </table:table-cell>
          <table:table-cell table:formula="of:=[.B267]-[.B266]" office:value-type="float" office:value="0.00000200000022232416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79237">
            <text:p>2164.792370</text:p>
          </table:table-cell>
          <table:table-cell table:formula="of:=[.A268]-[.A$20]" office:value-type="float" office:value="0.055960000000141">
            <text:p>0.055960</text:p>
          </table:table-cell>
          <table:table-cell table:formula="of:=[.B268]-[.B267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92372">
            <text:p>2164.792372</text:p>
          </table:table-cell>
          <table:table-cell table:formula="of:=[.A269]-[.A$20]" office:value-type="float" office:value="0.0559619999999086">
            <text:p>0.055962</text:p>
          </table:table-cell>
          <table:table-cell table:formula="of:=[.B269]-[.B268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793315">
            <text:p>2164.793315</text:p>
          </table:table-cell>
          <table:table-cell table:formula="of:=[.A270]-[.A$20]" office:value-type="float" office:value="0.0569049999999152">
            <text:p>0.056905</text:p>
          </table:table-cell>
          <table:table-cell table:formula="of:=[.B270]-[.B269]" office:value-type="float" office:value="0.000943000000006577">
            <text:p>0.0009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93317">
            <text:p>2164.793317</text:p>
          </table:table-cell>
          <table:table-cell table:formula="of:=[.A271]-[.A$20]" office:value-type="float" office:value="0.0569070000001375">
            <text:p>0.056907</text:p>
          </table:table-cell>
          <table:table-cell table:formula="of:=[.B271]-[.B270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93321">
            <text:p>2164.793321</text:p>
          </table:table-cell>
          <table:table-cell table:formula="of:=[.A272]-[.A$20]" office:value-type="float" office:value="0.0569110000001274">
            <text:p>0.056911</text:p>
          </table:table-cell>
          <table:table-cell table:formula="of:=[.B272]-[.B271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793357">
            <text:p>2164.793357</text:p>
          </table:table-cell>
          <table:table-cell table:formula="of:=[.A273]-[.A$20]" office:value-type="float" office:value="0.0569470000000365">
            <text:p>0.056947</text:p>
          </table:table-cell>
          <table:table-cell table:formula="of:=[.B273]-[.B272]" office:value-type="float" office:value="0.0000359999999091087">
            <text:p>0.00003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795294">
            <text:p>2164.795294</text:p>
          </table:table-cell>
          <table:table-cell table:formula="of:=[.A274]-[.A$20]" office:value-type="float" office:value="0.0588840000000346">
            <text:p>0.058884</text:p>
          </table:table-cell>
          <table:table-cell table:formula="of:=[.B274]-[.B273]" office:value-type="float" office:value="0.00193699999999808">
            <text:p>0.00193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795295">
            <text:p>2164.795295</text:p>
          </table:table-cell>
          <table:table-cell table:formula="of:=[.A275]-[.A$20]" office:value-type="float" office:value="0.0588849999999184">
            <text:p>0.058885</text:p>
          </table:table-cell>
          <table:table-cell table:formula="of:=[.B275]-[.B274]" office:value-type="float" office:value="0.000000999999883788405">
            <text:p>0.000001</text:p>
          </table:table-cell>
          <table:table-cell/>
          <table:table-cell table:style-name="ce4"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795298">
            <text:p>2164.795298</text:p>
          </table:table-cell>
          <table:table-cell table:formula="of:=[.A276]-[.A$20]" office:value-type="float" office:value="0.0588880000000245">
            <text:p>0.058888</text:p>
          </table:table-cell>
          <table:table-cell table:formula="of:=[.B276]-[.B275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96354">
            <text:p>2164.796354</text:p>
          </table:table-cell>
          <table:table-cell table:formula="of:=[.A277]-[.A$20]" office:value-type="float" office:value="0.0599440000000868">
            <text:p>0.059944</text:p>
          </table:table-cell>
          <table:table-cell table:formula="of:=[.B277]-[.B276]" office:value-type="float" office:value="0.00105600000006234">
            <text:p>0.00105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796357">
            <text:p>2164.796357</text:p>
          </table:table-cell>
          <table:table-cell table:formula="of:=[.A278]-[.A$20]" office:value-type="float" office:value="0.0599470000001929">
            <text:p>0.059947</text:p>
          </table:table-cell>
          <table:table-cell table:formula="of:=[.B278]-[.B277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796359">
            <text:p>2164.796359</text:p>
          </table:table-cell>
          <table:table-cell table:formula="of:=[.A279]-[.A$20]" office:value-type="float" office:value="0.0599489999999605">
            <text:p>0.059949</text:p>
          </table:table-cell>
          <table:table-cell table:formula="of:=[.B279]-[.B278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2164803.356503; c_s is fully topped up</text:p>
          </table:table-cell>
        </table:table-row>
        <table:table-row table:style-name="ro1">
          <table:table-cell office:value-type="float" office:value="2164.796362">
            <text:p>2164.796362</text:p>
          </table:table-cell>
          <table:table-cell table:formula="of:=[.A280]-[.A$20]" office:value-type="float" office:value="0.0599520000000666">
            <text:p>0.059952</text:p>
          </table:table-cell>
          <table:table-cell table:formula="of:=[.B280]-[.B279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796364">
            <text:p>2164.796364</text:p>
          </table:table-cell>
          <table:table-cell table:formula="of:=[.A281]-[.A$20]" office:value-type="float" office:value="0.0599539999998342">
            <text:p>0.059954</text:p>
          </table:table-cell>
          <table:table-cell table:formula="of:=[.B281]-[.B280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796366">
            <text:p>2164.796366</text:p>
          </table:table-cell>
          <table:table-cell table:formula="of:=[.A282]-[.A$20]" office:value-type="float" office:value="0.0599560000000565">
            <text:p>0.059956</text:p>
          </table:table-cell>
          <table:table-cell table:formula="of:=[.B282]-[.B281]" office:value-type="float" office:value="0.00000200000022232416">
            <text:p>0.000002</text:p>
          </table:table-cell>
          <table:table-cell office:value-type="string">
            <text:p>d_s is renewed (r + D) to 2164798.356503; c_s is fully topped up</text:p>
          </table:table-cell>
          <table:table-cell table:number-columns-repeated="2"/>
        </table:table-row>
        <table:table-row table:style-name="ro1">
          <table:table-cell office:value-type="float" office:value="2164.796369">
            <text:p>2164.796369</text:p>
          </table:table-cell>
          <table:table-cell table:formula="of:=[.A283]-[.A$20]" office:value-type="float" office:value="0.0599590000001626">
            <text:p>0.059959</text:p>
          </table:table-cell>
          <table:table-cell table:formula="of:=[.B283]-[.B282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796371">
            <text:p>2164.796371</text:p>
          </table:table-cell>
          <table:table-cell table:formula="of:=[.A284]-[.A$20]" office:value-type="float" office:value="0.0599609999999302">
            <text:p>0.059961</text:p>
          </table:table-cell>
          <table:table-cell table:formula="of:=[.B284]-[.B283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796376">
            <text:p>2164.796376</text:p>
          </table:table-cell>
          <table:table-cell table:formula="of:=[.A285]-[.A$20]" office:value-type="float" office:value="0.0599659999998039">
            <text:p>0.059966</text:p>
          </table:table-cell>
          <table:table-cell table:formula="of:=[.B285]-[.B284]" office:value-type="float" office:value="0.00000499999987368938">
            <text:p>0.00000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796377">
            <text:p>2164.796377</text:p>
          </table:table-cell>
          <table:table-cell table:formula="of:=[.A286]-[.A$20]" office:value-type="float" office:value="0.0599670000001424">
            <text:p>0.059967</text:p>
          </table:table-cell>
          <table:table-cell table:formula="of:=[.B286]-[.B285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79638">
            <text:p>2164.796380</text:p>
          </table:table-cell>
          <table:table-cell table:formula="of:=[.A287]-[.A$20]" office:value-type="float" office:value="0.0599700000002486">
            <text:p>0.059970</text:p>
          </table:table-cell>
          <table:table-cell table:formula="of:=[.B287]-[.B286]" office:value-type="float" office:value="0.00000300000010611257">
            <text:p>0.000003</text:p>
          </table:table-cell>
          <table:table-cell/>
          <table:table-cell table:style-name="ce4" office:value-type="string">
            <text:p>postpones its deadline to 2164801.349416; c_s is topped up to 1.999485</text:p>
          </table:table-cell>
          <table:table-cell/>
        </table:table-row>
        <table:table-row table:style-name="ro1">
          <table:table-cell office:value-type="float" office:value="2164.796383">
            <text:p>2164.796383</text:p>
          </table:table-cell>
          <table:table-cell table:formula="of:=[.A288]-[.A$20]" office:value-type="float" office:value="0.0599729999998999">
            <text:p>0.059973</text:p>
          </table:table-cell>
          <table:table-cell table:formula="of:=[.B288]-[.B287]" office:value-type="float" office:value="0.00000299999965136521">
            <text:p>0.000003</text:p>
          </table:table-cell>
          <table:table-cell/>
          <table:table-cell office:value-type="string">
            <text:p>preempts main (3298)</text:p>
          </table:table-cell>
          <table:table-cell/>
        </table:table-row>
        <table:table-row table:style-name="ro1">
          <table:table-cell office:value-type="float" office:value="2164.796387">
            <text:p>2164.796387</text:p>
          </table:table-cell>
          <table:table-cell table:formula="of:=[.A289]-[.A$20]" office:value-type="float" office:value="0.0599769999998898">
            <text:p>0.059977</text:p>
          </table:table-cell>
          <table:table-cell table:formula="of:=[.B289]-[.B288]" office:value-type="float" office:value="0.00000399999998990097">
            <text:p>0.000004</text:p>
          </table:table-cell>
          <table:table-cell office:value-type="string">
            <text:p>is pick_next_task_dl-ed by rsyslogd (3298)</text:p>
          </table:table-cell>
          <table:table-cell table:number-columns-repeated="2"/>
        </table:table-row>
        <table:table-row table:style-name="ro1">
          <table:table-cell office:value-type="float" office:value="2164.797353">
            <text:p>2164.797353</text:p>
          </table:table-cell>
          <table:table-cell table:formula="of:=[.A290]-[.A$20]" office:value-type="float" office:value="0.060942999999952">
            <text:p>0.060943</text:p>
          </table:table-cell>
          <table:table-cell table:formula="of:=[.B290]-[.B289]" office:value-type="float" office:value="0.000966000000062195">
            <text:p>0.00096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797355">
            <text:p>2164.797355</text:p>
          </table:table-cell>
          <table:table-cell table:formula="of:=[.A291]-[.A$20]" office:value-type="float" office:value="0.0609450000001743">
            <text:p>0.060945</text:p>
          </table:table-cell>
          <table:table-cell table:formula="of:=[.B291]-[.B290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797357">
            <text:p>2164.797357</text:p>
          </table:table-cell>
          <table:table-cell table:formula="of:=[.A292]-[.A$20]" office:value-type="float" office:value="0.0609469999999419">
            <text:p>0.060947</text:p>
          </table:table-cell>
          <table:table-cell table:formula="of:=[.B292]-[.B291]" office:value-type="float" office:value="0.0000019999997675768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797359">
            <text:p>2164.797359</text:p>
          </table:table-cell>
          <table:table-cell table:formula="of:=[.A293]-[.A$20]" office:value-type="float" office:value="0.0609490000001642">
            <text:p>0.060949</text:p>
          </table:table-cell>
          <table:table-cell table:formula="of:=[.B293]-[.B292]" office:value-type="float" office:value="0.00000200000022232416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97361">
            <text:p>2164.797361</text:p>
          </table:table-cell>
          <table:table-cell table:formula="of:=[.A294]-[.A$20]" office:value-type="float" office:value="0.0609509999999318">
            <text:p>0.060951</text:p>
          </table:table-cell>
          <table:table-cell table:formula="of:=[.B294]-[.B293]" office:value-type="float" office:value="0.0000019999997675768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799363">
            <text:p>2164.799363</text:p>
          </table:table-cell>
          <table:table-cell table:formula="of:=[.A295]-[.A$20]" office:value-type="float" office:value="0.0629530000001068">
            <text:p>0.062953</text:p>
          </table:table-cell>
          <table:table-cell table:formula="of:=[.B295]-[.B294]" office:value-type="float" office:value="0.00200200000017503">
            <text:p>0.00200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799365">
            <text:p>2164.799365</text:p>
          </table:table-cell>
          <table:table-cell table:formula="of:=[.A296]-[.A$20]" office:value-type="float" office:value="0.0629549999998744">
            <text:p>0.062955</text:p>
          </table:table-cell>
          <table:table-cell table:formula="of:=[.B296]-[.B295]" office:value-type="float" office:value="0.00000199999976757681">
            <text:p>0.000002</text:p>
          </table:table-cell>
          <table:table-cell/>
          <table:table-cell table:style-name="ce4"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799368">
            <text:p>2164.799368</text:p>
          </table:table-cell>
          <table:table-cell table:formula="of:=[.A297]-[.A$20]" office:value-type="float" office:value="0.0629579999999805">
            <text:p>0.062958</text:p>
          </table:table-cell>
          <table:table-cell table:formula="of:=[.B297]-[.B296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79937">
            <text:p>2164.799370</text:p>
          </table:table-cell>
          <table:table-cell table:formula="of:=[.A298]-[.A$20]" office:value-type="float" office:value="0.0629600000002029">
            <text:p>0.062960</text:p>
          </table:table-cell>
          <table:table-cell table:formula="of:=[.B298]-[.B297]" office:value-type="float" office:value="0.00000200000022232416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799373">
            <text:p>2164.799373</text:p>
          </table:table-cell>
          <table:table-cell table:formula="of:=[.A299]-[.A$20]" office:value-type="float" office:value="0.0629629999998542">
            <text:p>0.062963</text:p>
          </table:table-cell>
          <table:table-cell table:formula="of:=[.B299]-[.B298]" office:value-type="float" office:value="0.00000299999965136521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799375">
            <text:p>2164.799375</text:p>
          </table:table-cell>
          <table:table-cell table:formula="of:=[.A300]-[.A$20]" office:value-type="float" office:value="0.0629650000000765">
            <text:p>0.062965</text:p>
          </table:table-cell>
          <table:table-cell table:formula="of:=[.B300]-[.B299]" office:value-type="float" office:value="0.00000200000022232416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800351">
            <text:p>2164.800351</text:p>
          </table:table-cell>
          <table:table-cell table:formula="of:=[.A301]-[.A$20]" office:value-type="float" office:value="0.0639409999998861">
            <text:p>0.063941</text:p>
          </table:table-cell>
          <table:table-cell table:formula="of:=[.B301]-[.B300]" office:value-type="float" office:value="0.000975999999809574">
            <text:p>0.00097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00353">
            <text:p>2164.800353</text:p>
          </table:table-cell>
          <table:table-cell table:formula="of:=[.A302]-[.A$20]" office:value-type="float" office:value="0.0639430000001084">
            <text:p>0.063943</text:p>
          </table:table-cell>
          <table:table-cell table:formula="of:=[.B302]-[.B301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00355">
            <text:p>2164.800355</text:p>
          </table:table-cell>
          <table:table-cell table:formula="of:=[.A303]-[.A$20]" office:value-type="float" office:value="0.063944999999876">
            <text:p>0.063945</text:p>
          </table:table-cell>
          <table:table-cell table:formula="of:=[.B303]-[.B302]" office:value-type="float" office:value="0.00000199999976757681">
            <text:p>0.000002</text:p>
          </table:table-cell>
          <table:table-cell office:value-type="string">
            <text:p>d_s is renewed (r + D) to 2164802.353159; c_s is fully topped up</text:p>
          </table:table-cell>
          <table:table-cell table:number-columns-repeated="2"/>
        </table:table-row>
        <table:table-row table:style-name="ro1">
          <table:table-cell office:value-type="float" office:value="2164.800358">
            <text:p>2164.800358</text:p>
          </table:table-cell>
          <table:table-cell table:formula="of:=[.A304]-[.A$20]" office:value-type="float" office:value="0.0639479999999821">
            <text:p>0.063948</text:p>
          </table:table-cell>
          <table:table-cell table:formula="of:=[.B304]-[.B303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800361">
            <text:p>2164.800361</text:p>
          </table:table-cell>
          <table:table-cell table:formula="of:=[.A305]-[.A$20]" office:value-type="float" office:value="0.0639510000000882">
            <text:p>0.063951</text:p>
          </table:table-cell>
          <table:table-cell table:formula="of:=[.B305]-[.B304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00363">
            <text:p>2164.800363</text:p>
          </table:table-cell>
          <table:table-cell table:formula="of:=[.A306]-[.A$20]" office:value-type="float" office:value="0.0639529999998558">
            <text:p>0.063953</text:p>
          </table:table-cell>
          <table:table-cell table:formula="of:=[.B306]-[.B305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801305">
            <text:p>2164.801305</text:p>
          </table:table-cell>
          <table:table-cell table:formula="of:=[.A307]-[.A$20]" office:value-type="float" office:value="0.0648949999999786">
            <text:p>0.064895</text:p>
          </table:table-cell>
          <table:table-cell table:formula="of:=[.B307]-[.B306]" office:value-type="float" office:value="0.000942000000122789">
            <text:p>0.0009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01307">
            <text:p>2164.801307</text:p>
          </table:table-cell>
          <table:table-cell table:formula="of:=[.A308]-[.A$20]" office:value-type="float" office:value="0.0648970000002009">
            <text:p>0.064897</text:p>
          </table:table-cell>
          <table:table-cell table:formula="of:=[.B308]-[.B307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01311">
            <text:p>2164.801311</text:p>
          </table:table-cell>
          <table:table-cell table:formula="of:=[.A309]-[.A$20]" office:value-type="float" office:value="0.0649010000001908">
            <text:p>0.064901</text:p>
          </table:table-cell>
          <table:table-cell table:formula="of:=[.B309]-[.B308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80135">
            <text:p>2164.801350</text:p>
          </table:table-cell>
          <table:table-cell table:formula="of:=[.A310]-[.A$20]" office:value-type="float" office:value="0.0649400000002061">
            <text:p>0.064940</text:p>
          </table:table-cell>
          <table:table-cell table:formula="of:=[.B310]-[.B309]" office:value-type="float" office:value="0.0000390000000152213">
            <text:p>0.00003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01352">
            <text:p>2164.801352</text:p>
          </table:table-cell>
          <table:table-cell table:formula="of:=[.A311]-[.A$20]" office:value-type="float" office:value="0.0649419999999736">
            <text:p>0.064942</text:p>
          </table:table-cell>
          <table:table-cell table:formula="of:=[.B311]-[.B310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801354">
            <text:p>2164.801354</text:p>
          </table:table-cell>
          <table:table-cell table:formula="of:=[.A312]-[.A$20]" office:value-type="float" office:value="0.064944000000196">
            <text:p>0.064944</text:p>
          </table:table-cell>
          <table:table-cell table:formula="of:=[.B312]-[.B311]" office:value-type="float" office:value="0.00000200000022232416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164.801357">
            <text:p>2164.801357</text:p>
          </table:table-cell>
          <table:table-cell table:formula="of:=[.A313]-[.A$20]" office:value-type="float" office:value="0.0649469999998473">
            <text:p>0.064947</text:p>
          </table:table-cell>
          <table:table-cell table:formula="of:=[.B313]-[.B312]" office:value-type="float" office:value="0.00000299999965136521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0136">
            <text:p>2164.801360</text:p>
          </table:table-cell>
          <table:table-cell table:formula="of:=[.A314]-[.A$20]" office:value-type="float" office:value="0.0649499999999534">
            <text:p>0.064950</text:p>
          </table:table-cell>
          <table:table-cell table:formula="of:=[.B314]-[.B313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801364">
            <text:p>2164.801364</text:p>
          </table:table-cell>
          <table:table-cell table:formula="of:=[.A315]-[.A$20]" office:value-type="float" office:value="0.0649539999999433">
            <text:p>0.064954</text:p>
          </table:table-cell>
          <table:table-cell table:formula="of:=[.B315]-[.B314]" office:value-type="float" office:value="0.00000399999998990097">
            <text:p>0.0000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01365">
            <text:p>2164.801365</text:p>
          </table:table-cell>
          <table:table-cell table:formula="of:=[.A316]-[.A$20]" office:value-type="float" office:value="0.0649549999998271">
            <text:p>0.064955</text:p>
          </table:table-cell>
          <table:table-cell table:formula="of:=[.B316]-[.B315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01368">
            <text:p>2164.801368</text:p>
          </table:table-cell>
          <table:table-cell table:formula="of:=[.A317]-[.A$20]" office:value-type="float" office:value="0.0649579999999332">
            <text:p>0.064958</text:p>
          </table:table-cell>
          <table:table-cell table:formula="of:=[.B317]-[.B316]" office:value-type="float" office:value="0.00000300000010611257">
            <text:p>0.000003</text:p>
          </table:table-cell>
          <table:table-cell/>
          <table:table-cell table:style-name="ce4" office:value-type="string">
            <text:p>postpones its deadline to 2164806.349416; c_s is topped up to 1.988702</text:p>
          </table:table-cell>
          <table:table-cell/>
        </table:table-row>
        <table:table-row table:style-name="ro1">
          <table:table-cell office:value-type="float" office:value="2164.803332">
            <text:p>2164.803332</text:p>
          </table:table-cell>
          <table:table-cell table:formula="of:=[.A318]-[.A$20]" office:value-type="float" office:value="0.0669219999999768">
            <text:p>0.066922</text:p>
          </table:table-cell>
          <table:table-cell table:formula="of:=[.B318]-[.B317]" office:value-type="float" office:value="0.0019640000000436">
            <text:p>0.00196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803334">
            <text:p>2164.803334</text:p>
          </table:table-cell>
          <table:table-cell table:formula="of:=[.A319]-[.A$20]" office:value-type="float" office:value="0.0669240000001992">
            <text:p>0.066924</text:p>
          </table:table-cell>
          <table:table-cell table:formula="of:=[.B319]-[.B318]" office:value-type="float" office:value="0.00000200000022232416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803339">
            <text:p>2164.803339</text:p>
          </table:table-cell>
          <table:table-cell table:formula="of:=[.A320]-[.A$20]" office:value-type="float" office:value="0.0669290000000729">
            <text:p>0.066929</text:p>
          </table:table-cell>
          <table:table-cell table:formula="of:=[.B320]-[.B319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03343">
            <text:p>2164.803343</text:p>
          </table:table-cell>
          <table:table-cell table:formula="of:=[.A321]-[.A$20]" office:value-type="float" office:value="0.0669330000000628">
            <text:p>0.066933</text:p>
          </table:table-cell>
          <table:table-cell table:formula="of:=[.B321]-[.B320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803346">
            <text:p>2164.803346</text:p>
          </table:table-cell>
          <table:table-cell table:formula="of:=[.A322]-[.A$20]" office:value-type="float" office:value="0.0669360000001689">
            <text:p>0.066936</text:p>
          </table:table-cell>
          <table:table-cell table:formula="of:=[.B322]-[.B321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0335">
            <text:p>2164.803350</text:p>
          </table:table-cell>
          <table:table-cell table:formula="of:=[.A323]-[.A$20]" office:value-type="float" office:value="0.0669400000001588">
            <text:p>0.066940</text:p>
          </table:table-cell>
          <table:table-cell table:formula="of:=[.B323]-[.B322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803362">
            <text:p>2164.803362</text:p>
          </table:table-cell>
          <table:table-cell table:formula="of:=[.A324]-[.A$20]" office:value-type="float" office:value="0.0669520000001285">
            <text:p>0.066952</text:p>
          </table:table-cell>
          <table:table-cell table:formula="of:=[.B324]-[.B323]" office:value-type="float" office:value="0.0000119999999697029">
            <text:p>0.00001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804352">
            <text:p>2164.804352</text:p>
          </table:table-cell>
          <table:table-cell table:formula="of:=[.A325]-[.A$20]" office:value-type="float" office:value="0.0679420000001301">
            <text:p>0.067942</text:p>
          </table:table-cell>
          <table:table-cell table:formula="of:=[.B325]-[.B324]" office:value-type="float" office:value="0.000990000000001601">
            <text:p>0.00099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04354">
            <text:p>2164.804354</text:p>
          </table:table-cell>
          <table:table-cell table:formula="of:=[.A326]-[.A$20]" office:value-type="float" office:value="0.0679439999998976">
            <text:p>0.067944</text:p>
          </table:table-cell>
          <table:table-cell table:formula="of:=[.B326]-[.B325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04357">
            <text:p>2164.804357</text:p>
          </table:table-cell>
          <table:table-cell table:formula="of:=[.A327]-[.A$20]" office:value-type="float" office:value="0.0679470000000038">
            <text:p>0.067947</text:p>
          </table:table-cell>
          <table:table-cell table:formula="of:=[.B327]-[.B326]" office:value-type="float" office:value="0.00000300000010611257">
            <text:p>0.000003</text:p>
          </table:table-cell>
          <table:table-cell office:value-type="string">
            <text:p>d_s is renewed (r + D) to 2164806.354094; c_s is fully topped up</text:p>
          </table:table-cell>
          <table:table-cell table:number-columns-repeated="2"/>
        </table:table-row>
        <table:table-row table:style-name="ro1">
          <table:table-cell office:value-type="float" office:value="2164.805442">
            <text:p>2164.805442</text:p>
          </table:table-cell>
          <table:table-cell table:formula="of:=[.A328]-[.A$20]" office:value-type="float" office:value="0.0690319999998792">
            <text:p>0.069032</text:p>
          </table:table-cell>
          <table:table-cell table:formula="of:=[.B328]-[.B327]" office:value-type="float" office:value="0.00108499999987544">
            <text:p>0.00108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05443">
            <text:p>2164.805443</text:p>
          </table:table-cell>
          <table:table-cell table:formula="of:=[.A329]-[.A$20]" office:value-type="float" office:value="0.0690330000002177">
            <text:p>0.069033</text:p>
          </table:table-cell>
          <table:table-cell table:formula="of:=[.B329]-[.B328]" office:value-type="float" office:value="0.00000100000033853576">
            <text:p>0.000001</text:p>
          </table:table-cell>
          <table:table-cell/>
          <table:table-cell table:style-name="ce4"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05447">
            <text:p>2164.805447</text:p>
          </table:table-cell>
          <table:table-cell table:formula="of:=[.A330]-[.A$20]" office:value-type="float" office:value="0.0690370000002076">
            <text:p>0.069037</text:p>
          </table:table-cell>
          <table:table-cell table:formula="of:=[.B330]-[.B329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05449">
            <text:p>2164.805449</text:p>
          </table:table-cell>
          <table:table-cell table:formula="of:=[.A331]-[.A$20]" office:value-type="float" office:value="0.0690389999999752">
            <text:p>0.069039</text:p>
          </table:table-cell>
          <table:table-cell table:formula="of:=[.B331]-[.B330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806348">
            <text:p>2164.806348</text:p>
          </table:table-cell>
          <table:table-cell table:formula="of:=[.A332]-[.A$20]" office:value-type="float" office:value="0.0699380000000929">
            <text:p>0.069938</text:p>
          </table:table-cell>
          <table:table-cell table:formula="of:=[.B332]-[.B331]" office:value-type="float" office:value="0.000899000000117667">
            <text:p>0.00089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80635">
            <text:p>2164.806350</text:p>
          </table:table-cell>
          <table:table-cell table:formula="of:=[.A333]-[.A$20]" office:value-type="float" office:value="0.0699399999998605">
            <text:p>0.069940</text:p>
          </table:table-cell>
          <table:table-cell table:formula="of:=[.B333]-[.B332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806353">
            <text:p>2164.806353</text:p>
          </table:table-cell>
          <table:table-cell table:formula="of:=[.A334]-[.A$20]" office:value-type="float" office:value="0.0699429999999666">
            <text:p>0.069943</text:p>
          </table:table-cell>
          <table:table-cell table:formula="of:=[.B334]-[.B333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2164813.350363; c_s is fully topped up</text:p>
          </table:table-cell>
        </table:table-row>
        <table:table-row table:style-name="ro1">
          <table:table-cell office:value-type="float" office:value="2164.806355">
            <text:p>2164.806355</text:p>
          </table:table-cell>
          <table:table-cell table:formula="of:=[.A335]-[.A$20]" office:value-type="float" office:value="0.0699450000001889">
            <text:p>0.069945</text:p>
          </table:table-cell>
          <table:table-cell table:formula="of:=[.B335]-[.B334]" office:value-type="float" office:value="0.00000200000022232416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06357">
            <text:p>2164.806357</text:p>
          </table:table-cell>
          <table:table-cell table:formula="of:=[.A336]-[.A$20]" office:value-type="float" office:value="0.0699469999999565">
            <text:p>0.069947</text:p>
          </table:table-cell>
          <table:table-cell table:formula="of:=[.B336]-[.B335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806359">
            <text:p>2164.806359</text:p>
          </table:table-cell>
          <table:table-cell table:formula="of:=[.A337]-[.A$20]" office:value-type="float" office:value="0.0699490000001788">
            <text:p>0.069949</text:p>
          </table:table-cell>
          <table:table-cell table:formula="of:=[.B337]-[.B336]" office:value-type="float" office:value="0.00000200000022232416">
            <text:p>0.000002</text:p>
          </table:table-cell>
          <table:table-cell/>
          <table:table-cell office:value-type="string">
            <text:p>preempts Task 1</text:p>
          </table:table-cell>
          <table:table-cell/>
        </table:table-row>
        <table:table-row table:style-name="ro1">
          <table:table-cell office:value-type="float" office:value="2164.806364">
            <text:p>2164.806364</text:p>
          </table:table-cell>
          <table:table-cell table:formula="of:=[.A338]-[.A$20]" office:value-type="float" office:value="0.0699540000000525">
            <text:p>0.069954</text:p>
          </table:table-cell>
          <table:table-cell table:formula="of:=[.B338]-[.B337]" office:value-type="float" office:value="0.00000499999987368938">
            <text:p>0.00000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06365">
            <text:p>2164.806365</text:p>
          </table:table-cell>
          <table:table-cell table:formula="of:=[.A339]-[.A$20]" office:value-type="float" office:value="0.0699549999999363">
            <text:p>0.069955</text:p>
          </table:table-cell>
          <table:table-cell table:formula="of:=[.B339]-[.B338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06368">
            <text:p>2164.806368</text:p>
          </table:table-cell>
          <table:table-cell table:formula="of:=[.A340]-[.A$20]" office:value-type="float" office:value="0.0699580000000424">
            <text:p>0.069958</text:p>
          </table:table-cell>
          <table:table-cell table:formula="of:=[.B340]-[.B339]" office:value-type="float" office:value="0.00000300000010611257">
            <text:p>0.000003</text:p>
          </table:table-cell>
          <table:table-cell/>
          <table:table-cell table:style-name="ce4" office:value-type="string">
            <text:p>postpones its deadline to 2164811.349416; c_s is topped up to 1.880116</text:p>
          </table:table-cell>
          <table:table-cell/>
        </table:table-row>
        <table:table-row table:style-name="ro1">
          <table:table-cell office:value-type="float" office:value="2164.806372">
            <text:p>2164.806372</text:p>
          </table:table-cell>
          <table:table-cell table:formula="of:=[.A341]-[.A$20]" office:value-type="float" office:value="0.0699620000000323">
            <text:p>0.069962</text:p>
          </table:table-cell>
          <table:table-cell table:formula="of:=[.B341]-[.B340]" office:value-type="float" office:value="0.00000399999998990097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06376">
            <text:p>2164.806376</text:p>
          </table:table-cell>
          <table:table-cell table:formula="of:=[.A342]-[.A$20]" office:value-type="float" office:value="0.0699660000000222">
            <text:p>0.069966</text:p>
          </table:table-cell>
          <table:table-cell table:formula="of:=[.B342]-[.B341]" office:value-type="float" office:value="0.00000399999998990097">
            <text:p>0.000004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2164.806425">
            <text:p>2164.806425</text:p>
          </table:table-cell>
          <table:table-cell table:formula="of:=[.A343]-[.A$20]" office:value-type="float" office:value="0.0700150000002395">
            <text:p>0.070015</text:p>
          </table:table-cell>
          <table:table-cell table:formula="of:=[.B343]-[.B342]" office:value-type="float" office:value="0.0000490000002173474">
            <text:p>0.0000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06427">
            <text:p>2164.806427</text:p>
          </table:table-cell>
          <table:table-cell table:formula="of:=[.A344]-[.A$20]" office:value-type="float" office:value="0.0700170000000071">
            <text:p>0.070017</text:p>
          </table:table-cell>
          <table:table-cell table:formula="of:=[.B344]-[.B343]" office:value-type="float" office:value="0.0000019999997675768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2164.80643">
            <text:p>2164.806430</text:p>
          </table:table-cell>
          <table:table-cell table:formula="of:=[.A345]-[.A$20]" office:value-type="float" office:value="0.0700200000001132">
            <text:p>0.070020</text:p>
          </table:table-cell>
          <table:table-cell table:formula="of:=[.B345]-[.B344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06432">
            <text:p>2164.806432</text:p>
          </table:table-cell>
          <table:table-cell table:formula="of:=[.A346]-[.A$20]" office:value-type="float" office:value="0.0700219999998808">
            <text:p>0.070022</text:p>
          </table:table-cell>
          <table:table-cell table:formula="of:=[.B346]-[.B345]" office:value-type="float" office:value="0.00000199999976757681">
            <text:p>0.000002</text:p>
          </table:table-cell>
          <table:table-cell office:value-type="string">
            <text:p>postpones its deadline to 2164808.354094; c_s is topped up to 0.928772</text:p>
          </table:table-cell>
          <table:table-cell table:number-columns-repeated="2"/>
        </table:table-row>
        <table:table-row table:style-name="ro1">
          <table:table-cell office:value-type="float" office:value="2164.806435">
            <text:p>2164.806435</text:p>
          </table:table-cell>
          <table:table-cell table:formula="of:=[.A347]-[.A$20]" office:value-type="float" office:value="0.0700249999999869">
            <text:p>0.070025</text:p>
          </table:table-cell>
          <table:table-cell table:formula="of:=[.B347]-[.B346]" office:value-type="float" office:value="0.0000030000001061125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06439">
            <text:p>2164.806439</text:p>
          </table:table-cell>
          <table:table-cell table:formula="of:=[.A348]-[.A$20]" office:value-type="float" office:value="0.0700289999999768">
            <text:p>0.070029</text:p>
          </table:table-cell>
          <table:table-cell table:formula="of:=[.B348]-[.B347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806443">
            <text:p>2164.806443</text:p>
          </table:table-cell>
          <table:table-cell table:formula="of:=[.A349]-[.A$20]" office:value-type="float" office:value="0.0700329999999667">
            <text:p>0.070033</text:p>
          </table:table-cell>
          <table:table-cell table:formula="of:=[.B349]-[.B348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06447">
            <text:p>2164.806447</text:p>
          </table:table-cell>
          <table:table-cell table:formula="of:=[.A350]-[.A$20]" office:value-type="float" office:value="0.0700369999999566">
            <text:p>0.070037</text:p>
          </table:table-cell>
          <table:table-cell table:formula="of:=[.B350]-[.B349]" office:value-type="float" office:value="0.00000399999998990097">
            <text:p>0.000004</text:p>
          </table:table-cell>
          <table:table-cell/>
          <table:table-cell table:style-name="ce4"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808352">
            <text:p>2164.808352</text:p>
          </table:table-cell>
          <table:table-cell table:formula="of:=[.A351]-[.A$20]" office:value-type="float" office:value="0.0719420000000355">
            <text:p>0.071942</text:p>
          </table:table-cell>
          <table:table-cell table:formula="of:=[.B351]-[.B350]" office:value-type="float" office:value="0.00190500000007887">
            <text:p>0.001905</text:p>
          </table:table-cell>
          <table:table-cell office:value-type="string">
            <text:p>select_task_rq_dl</text:p>
          </table:table-cell>
          <table:table-cell table:style-name="ce4"/>
          <table:table-cell/>
        </table:table-row>
        <table:table-row table:style-name="ro1">
          <table:table-cell office:value-type="float" office:value="2164.808354">
            <text:p>2164.808354</text:p>
          </table:table-cell>
          <table:table-cell table:formula="of:=[.A352]-[.A$20]" office:value-type="float" office:value="0.0719439999998031">
            <text:p>0.071944</text:p>
          </table:table-cell>
          <table:table-cell table:formula="of:=[.B352]-[.B351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style-name="ce4"/>
          <table:table-cell/>
        </table:table-row>
        <table:table-row table:style-name="ro1">
          <table:table-cell office:value-type="float" office:value="2164.808357">
            <text:p>2164.808357</text:p>
          </table:table-cell>
          <table:table-cell table:formula="of:=[.A353]-[.A$20]" office:value-type="float" office:value="0.0719469999999092">
            <text:p>0.071947</text:p>
          </table:table-cell>
          <table:table-cell table:formula="of:=[.B353]-[.B352]" office:value-type="float" office:value="0.00000300000010611257">
            <text:p>0.000003</text:p>
          </table:table-cell>
          <table:table-cell office:value-type="string">
            <text:p>0.928772 / 0.000229 &gt; 1.000000 / 2.000000</text:p>
          </table:table-cell>
          <table:table-cell table:style-name="ce4"/>
          <table:table-cell/>
        </table:table-row>
        <table:table-row table:style-name="ro1">
          <table:table-cell office:value-type="float" office:value="2164.80836">
            <text:p>2164.808360</text:p>
          </table:table-cell>
          <table:table-cell table:formula="of:=[.A354]-[.A$20]" office:value-type="float" office:value="0.0719500000000153">
            <text:p>0.071950</text:p>
          </table:table-cell>
          <table:table-cell table:formula="of:=[.B354]-[.B353]" office:value-type="float" office:value="0.00000300000010611257">
            <text:p>0.000003</text:p>
          </table:table-cell>
          <table:table-cell office:value-type="string">
            <text:p>d_s is renewed (r + D) to 2164810.353865; c_s is fully topped up</text:p>
          </table:table-cell>
          <table:table-cell table:style-name="ce4"/>
          <table:table-cell/>
        </table:table-row>
        <table:table-row table:style-name="ro1">
          <table:table-cell office:value-type="float" office:value="2164.808362">
            <text:p>2164.808362</text:p>
          </table:table-cell>
          <table:table-cell table:formula="of:=[.A355]-[.A$20]" office:value-type="float" office:value="0.0719520000002376">
            <text:p>0.071952</text:p>
          </table:table-cell>
          <table:table-cell table:formula="of:=[.B355]-[.B354]" office:value-type="float" office:value="0.00000200000022232416">
            <text:p>0.000002</text:p>
          </table:table-cell>
          <table:table-cell office:value-type="string">
            <text:p>preempts Task 2</text:p>
          </table:table-cell>
          <table:table-cell table:style-name="ce4"/>
          <table:table-cell/>
        </table:table-row>
        <table:table-row table:style-name="ro1">
          <table:table-cell office:value-type="float" office:value="2164.808367">
            <text:p>2164.808367</text:p>
          </table:table-cell>
          <table:table-cell table:formula="of:=[.A356]-[.A$20]" office:value-type="float" office:value="0.0719570000001113">
            <text:p>0.071957</text:p>
          </table:table-cell>
          <table:table-cell table:formula="of:=[.B356]-[.B355]" office:value-type="float" office:value="0.00000499999987368938">
            <text:p>0.000005</text:p>
          </table:table-cell>
          <table:table-cell/>
          <table:table-cell table:style-name="ce4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08368">
            <text:p>2164.808368</text:p>
          </table:table-cell>
          <table:table-cell table:formula="of:=[.A357]-[.A$20]" office:value-type="float" office:value="0.0719579999999951">
            <text:p>0.071958</text:p>
          </table:table-cell>
          <table:table-cell table:formula="of:=[.B357]-[.B356]" office:value-type="float" office:value="0.000000999999883788405">
            <text:p>0.000001</text:p>
          </table:table-cell>
          <table:table-cell/>
          <table:table-cell table:style-name="ce4"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08373">
            <text:p>2164.808373</text:p>
          </table:table-cell>
          <table:table-cell table:formula="of:=[.A358]-[.A$20]" office:value-type="float" office:value="0.0719629999998688">
            <text:p>0.071963</text:p>
          </table:table-cell>
          <table:table-cell table:formula="of:=[.B358]-[.B357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style-name="ce4"/>
          <table:table-cell/>
        </table:table-row>
        <table:table-row table:style-name="ro1">
          <table:table-cell office:value-type="float" office:value="2164.808375">
            <text:p>2164.808375</text:p>
          </table:table-cell>
          <table:table-cell table:formula="of:=[.A359]-[.A$20]" office:value-type="float" office:value="0.0719650000000911">
            <text:p>0.071965</text:p>
          </table:table-cell>
          <table:table-cell table:formula="of:=[.B359]-[.B358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style-name="ce4"/>
          <table:table-cell/>
        </table:table-row>
        <table:table-row table:style-name="ro1">
          <table:table-cell office:value-type="float" office:value="2164.80838">
            <text:p>2164.808380</text:p>
          </table:table-cell>
          <table:table-cell table:formula="of:=[.A360]-[.A$20]" office:value-type="float" office:value="0.0719699999999648">
            <text:p>0.071970</text:p>
          </table:table-cell>
          <table:table-cell table:formula="of:=[.B360]-[.B359]" office:value-type="float" office:value="0.00000499999987368938">
            <text:p>0.000005</text:p>
          </table:table-cell>
          <table:table-cell office:value-type="string">
            <text:p>is pick_next_task_dl-ed by Task 1</text:p>
          </table:table-cell>
          <table:table-cell table:style-name="ce4"/>
          <table:table-cell/>
        </table:table-row>
        <table:table-row table:style-name="ro1">
          <table:table-cell office:value-type="float" office:value="2164.809344">
            <text:p>2164.809344</text:p>
          </table:table-cell>
          <table:table-cell table:formula="of:=[.A361]-[.A$20]" office:value-type="float" office:value="0.0729339999998047">
            <text:p>0.072934</text:p>
          </table:table-cell>
          <table:table-cell table:formula="of:=[.B361]-[.B360]" office:value-type="float" office:value="0.000963999999839871">
            <text:p>0.000964</text:p>
          </table:table-cell>
          <table:table-cell office:value-type="string">
            <text:p>is dequeued</text:p>
          </table:table-cell>
          <table:table-cell table:style-name="ce4"/>
          <table:table-cell/>
        </table:table-row>
        <table:table-row table:style-name="ro1">
          <table:table-cell office:value-type="float" office:value="2164.809346">
            <text:p>2164.809346</text:p>
          </table:table-cell>
          <table:table-cell table:formula="of:=[.A362]-[.A$20]" office:value-type="float" office:value="0.072936000000027">
            <text:p>0.072936</text:p>
          </table:table-cell>
          <table:table-cell table:formula="of:=[.B362]-[.B361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style-name="ce4"/>
          <table:table-cell/>
        </table:table-row>
        <table:table-row table:style-name="ro1">
          <table:table-cell office:value-type="float" office:value="2164.809348">
            <text:p>2164.809348</text:p>
          </table:table-cell>
          <table:table-cell table:formula="of:=[.A363]-[.A$20]" office:value-type="float" office:value="0.0729379999997946">
            <text:p>0.072938</text:p>
          </table:table-cell>
          <table:table-cell table:formula="of:=[.B363]-[.B362]" office:value-type="float" office:value="0.00000199999976757681">
            <text:p>0.000002</text:p>
          </table:table-cell>
          <table:table-cell/>
          <table:table-cell table:style-name="ce4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80935">
            <text:p>2164.809350</text:p>
          </table:table-cell>
          <table:table-cell table:formula="of:=[.A364]-[.A$20]" office:value-type="float" office:value="0.0729400000000169">
            <text:p>0.072940</text:p>
          </table:table-cell>
          <table:table-cell table:formula="of:=[.B364]-[.B363]" office:value-type="float" office:value="0.00000200000022232416">
            <text:p>0.000002</text:p>
          </table:table-cell>
          <table:table-cell/>
          <table:table-cell table:style-name="ce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09353">
            <text:p>2164.809353</text:p>
          </table:table-cell>
          <table:table-cell table:formula="of:=[.A365]-[.A$20]" office:value-type="float" office:value="0.072943000000123">
            <text:p>0.072943</text:p>
          </table:table-cell>
          <table:table-cell table:formula="of:=[.B365]-[.B364]" office:value-type="float" office:value="0.00000300000010611257">
            <text:p>0.000003</text:p>
          </table:table-cell>
          <table:table-cell/>
          <table:table-cell table:style-name="ce4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811363">
            <text:p>2164.811363</text:p>
          </table:table-cell>
          <table:table-cell table:formula="of:=[.A366]-[.A$20]" office:value-type="float" office:value="0.0749529999998231">
            <text:p>0.074953</text:p>
          </table:table-cell>
          <table:table-cell table:formula="of:=[.B366]-[.B365]" office:value-type="float" office:value="0.00200999999970008">
            <text:p>0.002010</text:p>
          </table:table-cell>
          <table:table-cell/>
          <table:table-cell table:style-name="ce4"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11365">
            <text:p>2164.811365</text:p>
          </table:table-cell>
          <table:table-cell table:formula="of:=[.A367]-[.A$20]" office:value-type="float" office:value="0.0749550000000454">
            <text:p>0.074955</text:p>
          </table:table-cell>
          <table:table-cell table:formula="of:=[.B367]-[.B366]" office:value-type="float" office:value="0.00000200000022232416">
            <text:p>0.000002</text:p>
          </table:table-cell>
          <table:table-cell/>
          <table:table-cell table:style-name="ce4"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11367">
            <text:p>2164.811367</text:p>
          </table:table-cell>
          <table:table-cell table:formula="of:=[.A368]-[.A$20]" office:value-type="float" office:value="0.074956999999813">
            <text:p>0.074957</text:p>
          </table:table-cell>
          <table:table-cell table:formula="of:=[.B368]-[.B367]" office:value-type="float" office:value="0.00000199999976757681">
            <text:p>0.000002</text:p>
          </table:table-cell>
          <table:table-cell/>
          <table:table-cell table:style-name="ce4" office:value-type="string">
            <text:p>postpones its deadline to 2164816.349416; c_s is topped up to 1.951573</text:p>
          </table:table-cell>
          <table:table-cell/>
        </table:table-row>
        <table:table-row table:style-name="ro1">
          <table:table-cell office:value-type="float" office:value="2164.812326">
            <text:p>2164.812326</text:p>
          </table:table-cell>
          <table:table-cell table:formula="of:=[.A369]-[.A$20]" office:value-type="float" office:value="0.0759160000002339">
            <text:p>0.075916</text:p>
          </table:table-cell>
          <table:table-cell table:formula="of:=[.B369]-[.B368]" office:value-type="float" office:value="0.000959000000420929">
            <text:p>0.000959</text:p>
          </table:table-cell>
          <table:table-cell/>
          <table:table-cell table:style-name="ce4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812328">
            <text:p>2164.812328</text:p>
          </table:table-cell>
          <table:table-cell table:formula="of:=[.A370]-[.A$20]" office:value-type="float" office:value="0.0759180000000015">
            <text:p>0.075918</text:p>
          </table:table-cell>
          <table:table-cell table:formula="of:=[.B370]-[.B369]" office:value-type="float" office:value="0.00000199999976757681">
            <text:p>0.000002</text:p>
          </table:table-cell>
          <table:table-cell/>
          <table:table-cell table:style-name="ce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12331">
            <text:p>2164.812331</text:p>
          </table:table-cell>
          <table:table-cell table:formula="of:=[.A371]-[.A$20]" office:value-type="float" office:value="0.0759210000001076">
            <text:p>0.075921</text:p>
          </table:table-cell>
          <table:table-cell table:formula="of:=[.B371]-[.B370]" office:value-type="float" office:value="0.00000300000010611257">
            <text:p>0.000003</text:p>
          </table:table-cell>
          <table:table-cell/>
          <table:table-cell table:style-name="ce4"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812334">
            <text:p>2164.812334</text:p>
          </table:table-cell>
          <table:table-cell table:formula="of:=[.A372]-[.A$20]" office:value-type="float" office:value="0.0759240000002137">
            <text:p>0.075924</text:p>
          </table:table-cell>
          <table:table-cell table:formula="of:=[.B372]-[.B371]" office:value-type="float" office:value="0.00000300000010611257">
            <text:p>0.000003</text:p>
          </table:table-cell>
          <table:table-cell/>
          <table:table-cell table:style-name="ce4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12337">
            <text:p>2164.812337</text:p>
          </table:table-cell>
          <table:table-cell table:formula="of:=[.A373]-[.A$20]" office:value-type="float" office:value="0.0759269999998651">
            <text:p>0.075927</text:p>
          </table:table-cell>
          <table:table-cell table:formula="of:=[.B373]-[.B372]" office:value-type="float" office:value="0.00000299999965136521">
            <text:p>0.000003</text:p>
          </table:table-cell>
          <table:table-cell/>
          <table:table-cell table:style-name="ce4"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812351">
            <text:p>2164.812351</text:p>
          </table:table-cell>
          <table:table-cell table:formula="of:=[.A374]-[.A$20]" office:value-type="float" office:value="0.0759410000000571">
            <text:p>0.075941</text:p>
          </table:table-cell>
          <table:table-cell table:formula="of:=[.B374]-[.B373]" office:value-type="float" office:value="0.0000140000001920271">
            <text:p>0.000014</text:p>
          </table:table-cell>
          <table:table-cell office:value-type="string">
            <text:p>select_task_rq_dl</text:p>
          </table:table-cell>
          <table:table-cell table:style-name="ce4"/>
          <table:table-cell/>
        </table:table-row>
        <table:table-row table:style-name="ro1">
          <table:table-cell office:value-type="float" office:value="2164.812353">
            <text:p>2164.812353</text:p>
          </table:table-cell>
          <table:table-cell table:formula="of:=[.A375]-[.A$20]" office:value-type="float" office:value="0.0759429999998247">
            <text:p>0.075943</text:p>
          </table:table-cell>
          <table:table-cell table:formula="of:=[.B375]-[.B374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style-name="ce4"/>
          <table:table-cell/>
        </table:table-row>
        <table:table-row table:style-name="ro1">
          <table:table-cell office:value-type="float" office:value="2164.812355">
            <text:p>2164.812355</text:p>
          </table:table-cell>
          <table:table-cell table:formula="of:=[.A376]-[.A$20]" office:value-type="float" office:value="0.075945000000047">
            <text:p>0.075945</text:p>
          </table:table-cell>
          <table:table-cell table:formula="of:=[.B376]-[.B375]" office:value-type="float" office:value="0.00000200000022232416">
            <text:p>0.000002</text:p>
          </table:table-cell>
          <table:table-cell office:value-type="string">
            <text:p>d_s is renewed (r + D) to 2164814.352969; c_s is fully topped up</text:p>
          </table:table-cell>
          <table:table-cell table:style-name="ce4"/>
          <table:table-cell/>
        </table:table-row>
        <table:table-row table:style-name="ro1">
          <table:table-cell office:value-type="float" office:value="2164.812357">
            <text:p>2164.812357</text:p>
          </table:table-cell>
          <table:table-cell table:formula="of:=[.A377]-[.A$20]" office:value-type="float" office:value="0.0759469999998146">
            <text:p>0.075947</text:p>
          </table:table-cell>
          <table:table-cell table:formula="of:=[.B377]-[.B376]" office:value-type="float" office:value="0.00000199999976757681">
            <text:p>0.000002</text:p>
          </table:table-cell>
          <table:table-cell office:value-type="string">
            <text:p>preempts Task 2</text:p>
          </table:table-cell>
          <table:table-cell table:style-name="ce4"/>
          <table:table-cell/>
        </table:table-row>
        <table:table-row table:style-name="ro1">
          <table:table-cell office:value-type="float" office:value="2164.812362">
            <text:p>2164.812362</text:p>
          </table:table-cell>
          <table:table-cell table:formula="of:=[.A378]-[.A$20]" office:value-type="float" office:value="0.075952000000143">
            <text:p>0.075952</text:p>
          </table:table-cell>
          <table:table-cell table:formula="of:=[.B378]-[.B377]" office:value-type="float" office:value="0.00000500000032843673">
            <text:p>0.000005</text:p>
          </table:table-cell>
          <table:table-cell/>
          <table:table-cell table:style-name="ce4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12364">
            <text:p>2164.812364</text:p>
          </table:table-cell>
          <table:table-cell table:formula="of:=[.A379]-[.A$20]" office:value-type="float" office:value="0.0759539999999106">
            <text:p>0.075954</text:p>
          </table:table-cell>
          <table:table-cell table:formula="of:=[.B379]-[.B378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style-name="ce4"/>
          <table:table-cell/>
        </table:table-row>
        <table:table-row table:style-name="ro1">
          <table:table-cell office:value-type="float" office:value="2164.813306">
            <text:p>2164.813306</text:p>
          </table:table-cell>
          <table:table-cell table:formula="of:=[.A380]-[.A$20]" office:value-type="float" office:value="0.0768960000000334">
            <text:p>0.076896</text:p>
          </table:table-cell>
          <table:table-cell table:formula="of:=[.B380]-[.B379]" office:value-type="float" office:value="0.000942000000122789">
            <text:p>0.000942</text:p>
          </table:table-cell>
          <table:table-cell office:value-type="string">
            <text:p>is dequeued</text:p>
          </table:table-cell>
          <table:table-cell table:style-name="ce4"/>
          <table:table-cell/>
        </table:table-row>
        <table:table-row table:style-name="ro1">
          <table:table-cell office:value-type="float" office:value="2164.813307">
            <text:p>2164.813307</text:p>
          </table:table-cell>
          <table:table-cell table:formula="of:=[.A381]-[.A$20]" office:value-type="float" office:value="0.0768969999999172">
            <text:p>0.076897</text:p>
          </table:table-cell>
          <table:table-cell table:formula="of:=[.B381]-[.B380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style-name="ce4"/>
          <table:table-cell/>
        </table:table-row>
        <table:table-row table:style-name="ro1">
          <table:table-cell office:value-type="float" office:value="2164.813312">
            <text:p>2164.813312</text:p>
          </table:table-cell>
          <table:table-cell table:formula="of:=[.A382]-[.A$20]" office:value-type="float" office:value="0.0769020000002456">
            <text:p>0.076902</text:p>
          </table:table-cell>
          <table:table-cell table:formula="of:=[.B382]-[.B381]" office:value-type="float" office:value="0.00000500000032843673">
            <text:p>0.000005</text:p>
          </table:table-cell>
          <table:table-cell/>
          <table:table-cell table:style-name="ce4"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813383">
            <text:p>2164.813383</text:p>
          </table:table-cell>
          <table:table-cell table:formula="of:=[.A383]-[.A$20]" office:value-type="float" office:value="0.07697300000018">
            <text:p>0.076973</text:p>
          </table:table-cell>
          <table:table-cell table:formula="of:=[.B383]-[.B382]" office:value-type="float" office:value="0.0000709999999344291">
            <text:p>0.000071</text:p>
          </table:table-cell>
          <table:table-cell/>
          <table:table-cell table:style-name="ce4"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13384">
            <text:p>2164.813384</text:p>
          </table:table-cell>
          <table:table-cell table:formula="of:=[.A384]-[.A$20]" office:value-type="float" office:value="0.0769740000000638">
            <text:p>0.076974</text:p>
          </table:table-cell>
          <table:table-cell table:formula="of:=[.B384]-[.B383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1339">
            <text:p>2164.813390</text:p>
          </table:table-cell>
          <table:table-cell table:formula="of:=[.A385]-[.A$20]" office:value-type="float" office:value="0.0769799999998213">
            <text:p>0.076980</text:p>
          </table:table-cell>
          <table:table-cell table:formula="of:=[.B385]-[.B384]" office:value-type="float" office:value="0.00000599999975747778">
            <text:p>0.00000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13392">
            <text:p>2164.813392</text:p>
          </table:table-cell>
          <table:table-cell table:formula="of:=[.A386]-[.A$20]" office:value-type="float" office:value="0.0769820000000436">
            <text:p>0.076982</text:p>
          </table:table-cell>
          <table:table-cell table:formula="of:=[.B386]-[.B385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13395">
            <text:p>2164.813395</text:p>
          </table:table-cell>
          <table:table-cell table:formula="of:=[.A387]-[.A$20]" office:value-type="float" office:value="0.0769850000001497">
            <text:p>0.076985</text:p>
          </table:table-cell>
          <table:table-cell table:formula="of:=[.B387]-[.B386]" office:value-type="float" office:value="0.00000300000010611257">
            <text:p>0.000003</text:p>
          </table:table-cell>
          <table:table-cell/>
          <table:table-cell office:value-type="string">
            <text:p>1.838370 / 2.957506 &gt; 2.000000 / 5.000000</text:p>
          </table:table-cell>
          <table:table-cell/>
        </table:table-row>
        <table:table-row table:style-name="ro1">
          <table:table-cell office:value-type="float" office:value="2164.813397">
            <text:p>2164.813397</text:p>
          </table:table-cell>
          <table:table-cell table:formula="of:=[.A388]-[.A$20]" office:value-type="float" office:value="0.0769869999999173">
            <text:p>0.076987</text:p>
          </table:table-cell>
          <table:table-cell table:formula="of:=[.B388]-[.B387]" office:value-type="float" office:value="0.00000199999976757681">
            <text:p>0.000002</text:p>
          </table:table-cell>
          <table:table-cell/>
          <table:table-cell office:value-type="string">
            <text:p>d_s is renewed (r + D) to 2164818.391910; c_s is fully topped up</text:p>
          </table:table-cell>
          <table:table-cell/>
        </table:table-row>
        <table:table-row table:style-name="ro1">
          <table:table-cell office:value-type="float" office:value="2164.813405">
            <text:p>2164.813405</text:p>
          </table:table-cell>
          <table:table-cell table:formula="of:=[.A389]-[.A$20]" office:value-type="float" office:value="0.0769949999998971">
            <text:p>0.076995</text:p>
          </table:table-cell>
          <table:table-cell table:formula="of:=[.B389]-[.B388]" office:value-type="float" office:value="0.00000799999997980194">
            <text:p>0.000008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2164.815348">
            <text:p>2164.815348</text:p>
          </table:table-cell>
          <table:table-cell table:formula="of:=[.A390]-[.A$20]" office:value-type="float" office:value="0.0789380000001074">
            <text:p>0.078938</text:p>
          </table:table-cell>
          <table:table-cell table:formula="of:=[.B390]-[.B389]" office:value-type="float" office:value="0.0019430000002103">
            <text:p>0.00194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1535">
            <text:p>2164.815350</text:p>
          </table:table-cell>
          <table:table-cell table:formula="of:=[.A391]-[.A$20]" office:value-type="float" office:value="0.078939999999875">
            <text:p>0.078940</text:p>
          </table:table-cell>
          <table:table-cell table:formula="of:=[.B391]-[.B390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16354">
            <text:p>2164.816354</text:p>
          </table:table-cell>
          <table:table-cell table:formula="of:=[.A392]-[.A$20]" office:value-type="float" office:value="0.0799440000000686">
            <text:p>0.079944</text:p>
          </table:table-cell>
          <table:table-cell table:formula="of:=[.B392]-[.B391]" office:value-type="float" office:value="0.00100400000019363">
            <text:p>0.001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816356">
            <text:p>2164.816356</text:p>
          </table:table-cell>
          <table:table-cell table:formula="of:=[.A393]-[.A$20]" office:value-type="float" office:value="0.0799459999998362">
            <text:p>0.079946</text:p>
          </table:table-cell>
          <table:table-cell table:formula="of:=[.B393]-[.B392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816359">
            <text:p>2164.816359</text:p>
          </table:table-cell>
          <table:table-cell table:formula="of:=[.A394]-[.A$20]" office:value-type="float" office:value="0.0799489999999423">
            <text:p>0.079949</text:p>
          </table:table-cell>
          <table:table-cell table:formula="of:=[.B394]-[.B393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2164823.356311; c_s is fully topped up</text:p>
          </table:table-cell>
        </table:table-row>
        <table:table-row table:style-name="ro1">
          <table:table-cell office:value-type="float" office:value="2164.816362">
            <text:p>2164.816362</text:p>
          </table:table-cell>
          <table:table-cell table:formula="of:=[.A395]-[.A$20]" office:value-type="float" office:value="0.0799520000000484">
            <text:p>0.079952</text:p>
          </table:table-cell>
          <table:table-cell table:formula="of:=[.B395]-[.B394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16364">
            <text:p>2164.816364</text:p>
          </table:table-cell>
          <table:table-cell table:formula="of:=[.A396]-[.A$20]" office:value-type="float" office:value="0.079953999999816">
            <text:p>0.079954</text:p>
          </table:table-cell>
          <table:table-cell table:formula="of:=[.B396]-[.B395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16366">
            <text:p>2164.816366</text:p>
          </table:table-cell>
          <table:table-cell table:formula="of:=[.A397]-[.A$20]" office:value-type="float" office:value="0.0799560000000383">
            <text:p>0.079956</text:p>
          </table:table-cell>
          <table:table-cell table:formula="of:=[.B397]-[.B396]" office:value-type="float" office:value="0.00000200000022232416">
            <text:p>0.000002</text:p>
          </table:table-cell>
          <table:table-cell office:value-type="string">
            <text:p>d_s is renewed (r + D) to 2164818.363727; c_s is fully topped up</text:p>
          </table:table-cell>
          <table:table-cell table:number-columns-repeated="2"/>
        </table:table-row>
        <table:table-row table:style-name="ro1">
          <table:table-cell office:value-type="float" office:value="2164.816369">
            <text:p>2164.816369</text:p>
          </table:table-cell>
          <table:table-cell table:formula="of:=[.A398]-[.A$20]" office:value-type="float" office:value="0.0799590000001444">
            <text:p>0.079959</text:p>
          </table:table-cell>
          <table:table-cell table:formula="of:=[.B398]-[.B397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16371">
            <text:p>2164.816371</text:p>
          </table:table-cell>
          <table:table-cell table:formula="of:=[.A399]-[.A$20]" office:value-type="float" office:value="0.079960999999912">
            <text:p>0.079961</text:p>
          </table:table-cell>
          <table:table-cell table:formula="of:=[.B399]-[.B398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16374">
            <text:p>2164.816374</text:p>
          </table:table-cell>
          <table:table-cell table:formula="of:=[.A400]-[.A$20]" office:value-type="float" office:value="0.0799640000000181">
            <text:p>0.079964</text:p>
          </table:table-cell>
          <table:table-cell table:formula="of:=[.B400]-[.B399]" office:value-type="float" office:value="0.00000300000010611257">
            <text:p>0.000003</text:p>
          </table:table-cell>
          <table:table-cell/>
          <table:table-cell office:value-type="string">
            <text:p>0.056009 / 2.020930 &lt;= 2.000000 / 5.000000</text:p>
          </table:table-cell>
          <table:table-cell/>
        </table:table-row>
        <table:table-row table:style-name="ro1">
          <table:table-cell office:value-type="float" office:value="2164.816376">
            <text:p>2164.816376</text:p>
          </table:table-cell>
          <table:table-cell table:formula="of:=[.A401]-[.A$20]" office:value-type="float" office:value="0.0799660000002405">
            <text:p>0.079966</text:p>
          </table:table-cell>
          <table:table-cell table:formula="of:=[.B401]-[.B400]" office:value-type="float" office:value="0.00000200000022232416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164.81638">
            <text:p>2164.816380</text:p>
          </table:table-cell>
          <table:table-cell table:formula="of:=[.A402]-[.A$20]" office:value-type="float" office:value="0.0799700000002304">
            <text:p>0.079970</text:p>
          </table:table-cell>
          <table:table-cell table:formula="of:=[.B402]-[.B401]" office:value-type="float" office:value="0.00000399999998990097">
            <text:p>0.000004</text:p>
          </table:table-cell>
          <table:table-cell office:value-type="string">
            <text:p>is pick_next_task_dl-ed by rsyslogd (3298)</text:p>
          </table:table-cell>
          <table:table-cell table:number-columns-repeated="2"/>
        </table:table-row>
        <table:table-row table:style-name="ro1">
          <table:table-cell office:value-type="float" office:value="2164.817325">
            <text:p>2164.817325</text:p>
          </table:table-cell>
          <table:table-cell table:formula="of:=[.A403]-[.A$20]" office:value-type="float" office:value="0.0809150000000045">
            <text:p>0.080915</text:p>
          </table:table-cell>
          <table:table-cell table:formula="of:=[.B403]-[.B402]" office:value-type="float" office:value="0.000944999999774154">
            <text:p>0.00094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17327">
            <text:p>2164.817327</text:p>
          </table:table-cell>
          <table:table-cell table:formula="of:=[.A404]-[.A$20]" office:value-type="float" office:value="0.0809170000002268">
            <text:p>0.080917</text:p>
          </table:table-cell>
          <table:table-cell table:formula="of:=[.B404]-[.B403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17332">
            <text:p>2164.817332</text:p>
          </table:table-cell>
          <table:table-cell table:formula="of:=[.A405]-[.A$20]" office:value-type="float" office:value="0.0809220000001005">
            <text:p>0.080922</text:p>
          </table:table-cell>
          <table:table-cell table:formula="of:=[.B405]-[.B404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819274">
            <text:p>2164.819274</text:p>
          </table:table-cell>
          <table:table-cell table:formula="of:=[.A406]-[.A$20]" office:value-type="float" office:value="0.0828639999999723">
            <text:p>0.082864</text:p>
          </table:table-cell>
          <table:table-cell table:formula="of:=[.B406]-[.B405]" office:value-type="float" office:value="0.00194199999987177">
            <text:p>0.00194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19277">
            <text:p>2164.819277</text:p>
          </table:table-cell>
          <table:table-cell table:formula="of:=[.A407]-[.A$20]" office:value-type="float" office:value="0.0828670000000784">
            <text:p>0.082867</text:p>
          </table:table-cell>
          <table:table-cell table:formula="of:=[.B407]-[.B406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1928">
            <text:p>2164.819280</text:p>
          </table:table-cell>
          <table:table-cell table:formula="of:=[.A408]-[.A$20]" office:value-type="float" office:value="0.0828700000001845">
            <text:p>0.082870</text:p>
          </table:table-cell>
          <table:table-cell table:formula="of:=[.B408]-[.B407]" office:value-type="float" office:value="0.00000300000010611257">
            <text:p>0.000003</text:p>
          </table:table-cell>
          <table:table-cell/>
          <table:table-cell office:value-type="string">
            <text:p>postpones its deadline to 2164828.391910; c_s is topped up to 1.227107</text:p>
          </table:table-cell>
          <table:table-cell/>
        </table:table-row>
        <table:table-row table:style-name="ro1">
          <table:table-cell office:value-type="float" office:value="2164.819286">
            <text:p>2164.819286</text:p>
          </table:table-cell>
          <table:table-cell table:formula="of:=[.A409]-[.A$20]" office:value-type="float" office:value="0.082875999999942">
            <text:p>0.082876</text:p>
          </table:table-cell>
          <table:table-cell table:formula="of:=[.B409]-[.B408]" office:value-type="float" office:value="0.00000599999975747778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19289">
            <text:p>2164.819289</text:p>
          </table:table-cell>
          <table:table-cell table:formula="of:=[.A410]-[.A$20]" office:value-type="float" office:value="0.0828790000000481">
            <text:p>0.082879</text:p>
          </table:table-cell>
          <table:table-cell table:formula="of:=[.B410]-[.B409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820353">
            <text:p>2164.820353</text:p>
          </table:table-cell>
          <table:table-cell table:formula="of:=[.A411]-[.A$20]" office:value-type="float" office:value="0.0839430000000903">
            <text:p>0.083943</text:p>
          </table:table-cell>
          <table:table-cell table:formula="of:=[.B411]-[.B410]" office:value-type="float" office:value="0.00106400000004214">
            <text:p>0.00106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20356">
            <text:p>2164.820356</text:p>
          </table:table-cell>
          <table:table-cell table:formula="of:=[.A412]-[.A$20]" office:value-type="float" office:value="0.0839460000001964">
            <text:p>0.083946</text:p>
          </table:table-cell>
          <table:table-cell table:formula="of:=[.B412]-[.B411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20358">
            <text:p>2164.820358</text:p>
          </table:table-cell>
          <table:table-cell table:formula="of:=[.A413]-[.A$20]" office:value-type="float" office:value="0.0839479999999639">
            <text:p>0.083948</text:p>
          </table:table-cell>
          <table:table-cell table:formula="of:=[.B413]-[.B412]" office:value-type="float" office:value="0.00000199999976757681">
            <text:p>0.000002</text:p>
          </table:table-cell>
          <table:table-cell office:value-type="string">
            <text:p>d_s is renewed (r + D) to 2164822.355667; c_s is fully topped up</text:p>
          </table:table-cell>
          <table:table-cell table:number-columns-repeated="2"/>
        </table:table-row>
        <table:table-row table:style-name="ro1">
          <table:table-cell office:value-type="float" office:value="2164.820361">
            <text:p>2164.820361</text:p>
          </table:table-cell>
          <table:table-cell table:formula="of:=[.A414]-[.A$20]" office:value-type="float" office:value="0.0839510000000701">
            <text:p>0.083951</text:p>
          </table:table-cell>
          <table:table-cell table:formula="of:=[.B414]-[.B413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820364">
            <text:p>2164.820364</text:p>
          </table:table-cell>
          <table:table-cell table:formula="of:=[.A415]-[.A$20]" office:value-type="float" office:value="0.0839540000001762">
            <text:p>0.083954</text:p>
          </table:table-cell>
          <table:table-cell table:formula="of:=[.B415]-[.B414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20366">
            <text:p>2164.820366</text:p>
          </table:table-cell>
          <table:table-cell table:formula="of:=[.A416]-[.A$20]" office:value-type="float" office:value="0.0839559999999437">
            <text:p>0.083956</text:p>
          </table:table-cell>
          <table:table-cell table:formula="of:=[.B416]-[.B415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82131">
            <text:p>2164.821310</text:p>
          </table:table-cell>
          <table:table-cell table:formula="of:=[.A417]-[.A$20]" office:value-type="float" office:value="0.0848999999998341">
            <text:p>0.084900</text:p>
          </table:table-cell>
          <table:table-cell table:formula="of:=[.B417]-[.B416]" office:value-type="float" office:value="0.000943999999890366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21311">
            <text:p>2164.821311</text:p>
          </table:table-cell>
          <table:table-cell table:formula="of:=[.A418]-[.A$20]" office:value-type="float" office:value="0.0849010000001726">
            <text:p>0.084901</text:p>
          </table:table-cell>
          <table:table-cell table:formula="of:=[.B418]-[.B417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21316">
            <text:p>2164.821316</text:p>
          </table:table-cell>
          <table:table-cell table:formula="of:=[.A419]-[.A$20]" office:value-type="float" office:value="0.0849060000000463">
            <text:p>0.084906</text:p>
          </table:table-cell>
          <table:table-cell table:formula="of:=[.B419]-[.B418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823237">
            <text:p>2164.823237</text:p>
          </table:table-cell>
          <table:table-cell table:formula="of:=[.A420]-[.A$20]" office:value-type="float" office:value="0.0868270000000848">
            <text:p>0.086827</text:p>
          </table:table-cell>
          <table:table-cell table:formula="of:=[.B420]-[.B419]" office:value-type="float" office:value="0.00192100000003848">
            <text:p>0.00192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823238">
            <text:p>2164.823238</text:p>
          </table:table-cell>
          <table:table-cell table:formula="of:=[.A421]-[.A$20]" office:value-type="float" office:value="0.0868279999999686">
            <text:p>0.086828</text:p>
          </table:table-cell>
          <table:table-cell table:formula="of:=[.B421]-[.B420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823243">
            <text:p>2164.823243</text:p>
          </table:table-cell>
          <table:table-cell table:formula="of:=[.A422]-[.A$20]" office:value-type="float" office:value="0.0868329999998423">
            <text:p>0.086833</text:p>
          </table:table-cell>
          <table:table-cell table:formula="of:=[.B422]-[.B421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23246">
            <text:p>2164.823246</text:p>
          </table:table-cell>
          <table:table-cell table:formula="of:=[.A423]-[.A$20]" office:value-type="float" office:value="0.0868359999999484">
            <text:p>0.086836</text:p>
          </table:table-cell>
          <table:table-cell table:formula="of:=[.B423]-[.B422]" office:value-type="float" office:value="0.0000030000001061125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823259">
            <text:p>2164.823259</text:p>
          </table:table-cell>
          <table:table-cell table:formula="of:=[.A424]-[.A$20]" office:value-type="float" office:value="0.0868489999998019">
            <text:p>0.086849</text:p>
          </table:table-cell>
          <table:table-cell table:formula="of:=[.B424]-[.B423]" office:value-type="float" office:value="0.0000129999998534913">
            <text:p>0.00001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23261">
            <text:p>2164.823261</text:p>
          </table:table-cell>
          <table:table-cell table:formula="of:=[.A425]-[.A$20]" office:value-type="float" office:value="0.0868510000000242">
            <text:p>0.086851</text:p>
          </table:table-cell>
          <table:table-cell table:formula="of:=[.B425]-[.B424]" office:value-type="float" office:value="0.00000200000022232416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23266">
            <text:p>2164.823266</text:p>
          </table:table-cell>
          <table:table-cell table:formula="of:=[.A426]-[.A$20]" office:value-type="float" office:value="0.0868559999998979">
            <text:p>0.086856</text:p>
          </table:table-cell>
          <table:table-cell table:formula="of:=[.B426]-[.B425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23268">
            <text:p>2164.823268</text:p>
          </table:table-cell>
          <table:table-cell table:formula="of:=[.A427]-[.A$20]" office:value-type="float" office:value="0.0868580000001202">
            <text:p>0.086858</text:p>
          </table:table-cell>
          <table:table-cell table:formula="of:=[.B427]-[.B426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23271">
            <text:p>2164.823271</text:p>
          </table:table-cell>
          <table:table-cell table:formula="of:=[.A428]-[.A$20]" office:value-type="float" office:value="0.0868610000002263">
            <text:p>0.086861</text:p>
          </table:table-cell>
          <table:table-cell table:formula="of:=[.B428]-[.B427]" office:value-type="float" office:value="0.00000300000010611257">
            <text:p>0.000003</text:p>
          </table:table-cell>
          <table:table-cell/>
          <table:table-cell office:value-type="string">
            <text:p>1.191329 / 5.123575 &lt;= 2.000000 / 5.000000</text:p>
          </table:table-cell>
          <table:table-cell/>
        </table:table-row>
        <table:table-row table:style-name="ro1">
          <table:table-cell office:value-type="float" office:value="2164.823273">
            <text:p>2164.823273</text:p>
          </table:table-cell>
          <table:table-cell table:formula="of:=[.A429]-[.A$20]" office:value-type="float" office:value="0.0868629999999939">
            <text:p>0.086863</text:p>
          </table:table-cell>
          <table:table-cell table:formula="of:=[.B429]-[.B428]" office:value-type="float" office:value="0.0000019999997675768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164.823279">
            <text:p>2164.823279</text:p>
          </table:table-cell>
          <table:table-cell table:formula="of:=[.A430]-[.A$20]" office:value-type="float" office:value="0.0868690000002061">
            <text:p>0.086869</text:p>
          </table:table-cell>
          <table:table-cell table:formula="of:=[.B430]-[.B429]" office:value-type="float" office:value="0.00000600000021222513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2164.823362">
            <text:p>2164.823362</text:p>
          </table:table-cell>
          <table:table-cell table:formula="of:=[.A431]-[.A$20]" office:value-type="float" office:value="0.0869520000001103">
            <text:p>0.086952</text:p>
          </table:table-cell>
          <table:table-cell table:formula="of:=[.B431]-[.B430]" office:value-type="float" office:value="0.000082999999904132">
            <text:p>0.000083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824351">
            <text:p>2164.824351</text:p>
          </table:table-cell>
          <table:table-cell table:formula="of:=[.A432]-[.A$20]" office:value-type="float" office:value="0.0879410000002281">
            <text:p>0.087941</text:p>
          </table:table-cell>
          <table:table-cell table:formula="of:=[.B432]-[.B431]" office:value-type="float" office:value="0.000989000000117812">
            <text:p>0.00098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24353">
            <text:p>2164.824353</text:p>
          </table:table-cell>
          <table:table-cell table:formula="of:=[.A433]-[.A$20]" office:value-type="float" office:value="0.0879429999999957">
            <text:p>0.087943</text:p>
          </table:table-cell>
          <table:table-cell table:formula="of:=[.B433]-[.B432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24355">
            <text:p>2164.824355</text:p>
          </table:table-cell>
          <table:table-cell table:formula="of:=[.A434]-[.A$20]" office:value-type="float" office:value="0.087945000000218">
            <text:p>0.087945</text:p>
          </table:table-cell>
          <table:table-cell table:formula="of:=[.B434]-[.B433]" office:value-type="float" office:value="0.00000200000022232416">
            <text:p>0.000002</text:p>
          </table:table-cell>
          <table:table-cell office:value-type="string">
            <text:p>d_s is renewed (r + D) to 2164826.353176; c_s is fully topped up</text:p>
          </table:table-cell>
          <table:table-cell table:number-columns-repeated="2"/>
        </table:table-row>
        <table:table-row table:style-name="ro1">
          <table:table-cell office:value-type="float" office:value="2164.824358">
            <text:p>2164.824358</text:p>
          </table:table-cell>
          <table:table-cell table:formula="of:=[.A435]-[.A$20]" office:value-type="float" office:value="0.0879479999998694">
            <text:p>0.087948</text:p>
          </table:table-cell>
          <table:table-cell table:formula="of:=[.B435]-[.B434]" office:value-type="float" office:value="0.00000299999965136521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824362">
            <text:p>2164.824362</text:p>
          </table:table-cell>
          <table:table-cell table:formula="of:=[.A436]-[.A$20]" office:value-type="float" office:value="0.0879519999998593">
            <text:p>0.087952</text:p>
          </table:table-cell>
          <table:table-cell table:formula="of:=[.B436]-[.B435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24364">
            <text:p>2164.824364</text:p>
          </table:table-cell>
          <table:table-cell table:formula="of:=[.A437]-[.A$20]" office:value-type="float" office:value="0.0879540000000816">
            <text:p>0.087954</text:p>
          </table:table-cell>
          <table:table-cell table:formula="of:=[.B437]-[.B436]" office:value-type="float" office:value="0.00000200000022232416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825306">
            <text:p>2164.825306</text:p>
          </table:table-cell>
          <table:table-cell table:formula="of:=[.A438]-[.A$20]" office:value-type="float" office:value="0.0888960000002044">
            <text:p>0.088896</text:p>
          </table:table-cell>
          <table:table-cell table:formula="of:=[.B438]-[.B437]" office:value-type="float" office:value="0.000942000000122789">
            <text:p>0.0009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25308">
            <text:p>2164.825308</text:p>
          </table:table-cell>
          <table:table-cell table:formula="of:=[.A439]-[.A$20]" office:value-type="float" office:value="0.0888979999999719">
            <text:p>0.088898</text:p>
          </table:table-cell>
          <table:table-cell table:formula="of:=[.B439]-[.B438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25311">
            <text:p>2164.825311</text:p>
          </table:table-cell>
          <table:table-cell table:formula="of:=[.A440]-[.A$20]" office:value-type="float" office:value="0.0889010000000781">
            <text:p>0.088901</text:p>
          </table:table-cell>
          <table:table-cell table:formula="of:=[.B440]-[.B439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82621">
            <text:p>2164.826210</text:p>
          </table:table-cell>
          <table:table-cell table:formula="of:=[.A441]-[.A$20]" office:value-type="float" office:value="0.0898000000001957">
            <text:p>0.089800</text:p>
          </table:table-cell>
          <table:table-cell table:formula="of:=[.B441]-[.B440]" office:value-type="float" office:value="0.000899000000117667">
            <text:p>0.00089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26212">
            <text:p>2164.826212</text:p>
          </table:table-cell>
          <table:table-cell table:formula="of:=[.A442]-[.A$20]" office:value-type="float" office:value="0.0898019999999633">
            <text:p>0.089802</text:p>
          </table:table-cell>
          <table:table-cell table:formula="of:=[.B442]-[.B441]" office:value-type="float" office:value="0.0000019999997675768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26215">
            <text:p>2164.826215</text:p>
          </table:table-cell>
          <table:table-cell table:formula="of:=[.A443]-[.A$20]" office:value-type="float" office:value="0.0898050000000694">
            <text:p>0.089805</text:p>
          </table:table-cell>
          <table:table-cell table:formula="of:=[.B443]-[.B442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2635">
            <text:p>2164.826350</text:p>
          </table:table-cell>
          <table:table-cell table:formula="of:=[.A444]-[.A$20]" office:value-type="float" office:value="0.0899399999998423">
            <text:p>0.089940</text:p>
          </table:table-cell>
          <table:table-cell table:formula="of:=[.B444]-[.B443]" office:value-type="float" office:value="0.000134999999772845">
            <text:p>0.00013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826353">
            <text:p>2164.826353</text:p>
          </table:table-cell>
          <table:table-cell table:formula="of:=[.A445]-[.A$20]" office:value-type="float" office:value="0.0899429999999484">
            <text:p>0.089943</text:p>
          </table:table-cell>
          <table:table-cell table:formula="of:=[.B445]-[.B444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826355">
            <text:p>2164.826355</text:p>
          </table:table-cell>
          <table:table-cell table:formula="of:=[.A446]-[.A$20]" office:value-type="float" office:value="0.0899450000001707">
            <text:p>0.089945</text:p>
          </table:table-cell>
          <table:table-cell table:formula="of:=[.B446]-[.B445]" office:value-type="float" office:value="0.00000200000022232416">
            <text:p>0.000002</text:p>
          </table:table-cell>
          <table:table-cell table:number-columns-repeated="2"/>
          <table:table-cell office:value-type="string">
            <text:p>d_s is renewed (r + D) to 2164833.353120; c_s is fully topped up</text:p>
          </table:table-cell>
        </table:table-row>
        <table:table-row table:style-name="ro1">
          <table:table-cell office:value-type="float" office:value="2164.826359">
            <text:p>2164.826359</text:p>
          </table:table-cell>
          <table:table-cell table:formula="of:=[.A447]-[.A$20]" office:value-type="float" office:value="0.0899490000001606">
            <text:p>0.089949</text:p>
          </table:table-cell>
          <table:table-cell table:formula="of:=[.B447]-[.B446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26361">
            <text:p>2164.826361</text:p>
          </table:table-cell>
          <table:table-cell table:formula="of:=[.A448]-[.A$20]" office:value-type="float" office:value="0.0899509999999282">
            <text:p>0.089951</text:p>
          </table:table-cell>
          <table:table-cell table:formula="of:=[.B448]-[.B447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826365">
            <text:p>2164.826365</text:p>
          </table:table-cell>
          <table:table-cell table:formula="of:=[.A449]-[.A$20]" office:value-type="float" office:value="0.0899549999999181">
            <text:p>0.089955</text:p>
          </table:table-cell>
          <table:table-cell table:formula="of:=[.B449]-[.B448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rsyslogd (3298)</text:p>
          </table:table-cell>
        </table:table-row>
        <table:table-row table:style-name="ro1">
          <table:table-cell office:value-type="float" office:value="2164.826369">
            <text:p>2164.826369</text:p>
          </table:table-cell>
          <table:table-cell table:formula="of:=[.A450]-[.A$20]" office:value-type="float" office:value="0.089958999999908">
            <text:p>0.089959</text:p>
          </table:table-cell>
          <table:table-cell table:formula="of:=[.B450]-[.B449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26375">
            <text:p>2164.826375</text:p>
          </table:table-cell>
          <table:table-cell table:formula="of:=[.A451]-[.A$20]" office:value-type="float" office:value="0.0899650000001202">
            <text:p>0.089965</text:p>
          </table:table-cell>
          <table:table-cell table:formula="of:=[.B451]-[.B450]" office:value-type="float" office:value="0.00000600000021222513">
            <text:p>0.000006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828351">
            <text:p>2164.828351</text:p>
          </table:table-cell>
          <table:table-cell table:formula="of:=[.A452]-[.A$20]" office:value-type="float" office:value="0.0919410000001335">
            <text:p>0.091941</text:p>
          </table:table-cell>
          <table:table-cell table:formula="of:=[.B452]-[.B451]" office:value-type="float" office:value="0.0019760000000133">
            <text:p>0.00197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28353">
            <text:p>2164.828353</text:p>
          </table:table-cell>
          <table:table-cell table:formula="of:=[.A453]-[.A$20]" office:value-type="float" office:value="0.0919429999999011">
            <text:p>0.091943</text:p>
          </table:table-cell>
          <table:table-cell table:formula="of:=[.B453]-[.B452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28355">
            <text:p>2164.828355</text:p>
          </table:table-cell>
          <table:table-cell table:formula="of:=[.A454]-[.A$20]" office:value-type="float" office:value="0.0919450000001234">
            <text:p>0.091945</text:p>
          </table:table-cell>
          <table:table-cell table:formula="of:=[.B454]-[.B453]" office:value-type="float" office:value="0.00000200000022232416">
            <text:p>0.000002</text:p>
          </table:table-cell>
          <table:table-cell office:value-type="string">
            <text:p>d_s is renewed (r + D) to 2164830.353063; c_s is fully topped up</text:p>
          </table:table-cell>
          <table:table-cell table:number-columns-repeated="2"/>
        </table:table-row>
        <table:table-row table:style-name="ro1">
          <table:table-cell office:value-type="float" office:value="2164.828358">
            <text:p>2164.828358</text:p>
          </table:table-cell>
          <table:table-cell table:formula="of:=[.A455]-[.A$20]" office:value-type="float" office:value="0.0919480000002295">
            <text:p>0.091948</text:p>
          </table:table-cell>
          <table:table-cell table:formula="of:=[.B455]-[.B454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828361">
            <text:p>2164.828361</text:p>
          </table:table-cell>
          <table:table-cell table:formula="of:=[.A456]-[.A$20]" office:value-type="float" office:value="0.0919509999998809">
            <text:p>0.091951</text:p>
          </table:table-cell>
          <table:table-cell table:formula="of:=[.B456]-[.B455]" office:value-type="float" office:value="0.00000299999965136521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28363">
            <text:p>2164.828363</text:p>
          </table:table-cell>
          <table:table-cell table:formula="of:=[.A457]-[.A$20]" office:value-type="float" office:value="0.0919530000001032">
            <text:p>0.091953</text:p>
          </table:table-cell>
          <table:table-cell table:formula="of:=[.B457]-[.B456]" office:value-type="float" office:value="0.00000200000022232416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828401">
            <text:p>2164.828401</text:p>
          </table:table-cell>
          <table:table-cell table:formula="of:=[.A458]-[.A$20]" office:value-type="float" office:value="0.0919910000002346">
            <text:p>0.091991</text:p>
          </table:table-cell>
          <table:table-cell table:formula="of:=[.B458]-[.B457]" office:value-type="float" office:value="0.0000380000001314329">
            <text:p>0.00003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28402">
            <text:p>2164.828402</text:p>
          </table:table-cell>
          <table:table-cell table:formula="of:=[.A459]-[.A$20]" office:value-type="float" office:value="0.0919920000001184">
            <text:p>0.091992</text:p>
          </table:table-cell>
          <table:table-cell table:formula="of:=[.B459]-[.B458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28405">
            <text:p>2164.828405</text:p>
          </table:table-cell>
          <table:table-cell table:formula="of:=[.A460]-[.A$20]" office:value-type="float" office:value="0.0919950000002245">
            <text:p>0.091995</text:p>
          </table:table-cell>
          <table:table-cell table:formula="of:=[.B460]-[.B459]" office:value-type="float" office:value="0.00000300000010611257">
            <text:p>0.000003</text:p>
          </table:table-cell>
          <table:table-cell/>
          <table:table-cell office:value-type="string">
            <text:p>postpones its deadline to 2164833.391910; c_s is topped up to 1.201889</text:p>
          </table:table-cell>
          <table:table-cell/>
        </table:table-row>
        <table:table-row table:style-name="ro1">
          <table:table-cell office:value-type="float" office:value="2164.829316">
            <text:p>2164.829316</text:p>
          </table:table-cell>
          <table:table-cell table:formula="of:=[.A461]-[.A$20]" office:value-type="float" office:value="0.0929059999998572">
            <text:p>0.092906</text:p>
          </table:table-cell>
          <table:table-cell table:formula="of:=[.B461]-[.B460]" office:value-type="float" office:value="0.000910999999632622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29318">
            <text:p>2164.829318</text:p>
          </table:table-cell>
          <table:table-cell table:formula="of:=[.A462]-[.A$20]" office:value-type="float" office:value="0.0929080000000795">
            <text:p>0.092908</text:p>
          </table:table-cell>
          <table:table-cell table:formula="of:=[.B462]-[.B461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29322">
            <text:p>2164.829322</text:p>
          </table:table-cell>
          <table:table-cell table:formula="of:=[.A463]-[.A$20]" office:value-type="float" office:value="0.0929120000000694">
            <text:p>0.092912</text:p>
          </table:table-cell>
          <table:table-cell table:formula="of:=[.B463]-[.B462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830337">
            <text:p>2164.830337</text:p>
          </table:table-cell>
          <table:table-cell table:formula="of:=[.A464]-[.A$20]" office:value-type="float" office:value="0.0939269999998942">
            <text:p>0.093927</text:p>
          </table:table-cell>
          <table:table-cell table:formula="of:=[.B464]-[.B463]" office:value-type="float" office:value="0.0010149999998248">
            <text:p>0.00101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830339">
            <text:p>2164.830339</text:p>
          </table:table-cell>
          <table:table-cell table:formula="of:=[.A465]-[.A$20]" office:value-type="float" office:value="0.0939290000001165">
            <text:p>0.093929</text:p>
          </table:table-cell>
          <table:table-cell table:formula="of:=[.B465]-[.B464]" office:value-type="float" office:value="0.00000200000022232416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830342">
            <text:p>2164.830342</text:p>
          </table:table-cell>
          <table:table-cell table:formula="of:=[.A466]-[.A$20]" office:value-type="float" office:value="0.0939320000002226">
            <text:p>0.093932</text:p>
          </table:table-cell>
          <table:table-cell table:formula="of:=[.B466]-[.B465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30346">
            <text:p>2164.830346</text:p>
          </table:table-cell>
          <table:table-cell table:formula="of:=[.A467]-[.A$20]" office:value-type="float" office:value="0.0939360000002125">
            <text:p>0.093936</text:p>
          </table:table-cell>
          <table:table-cell table:formula="of:=[.B467]-[.B466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83035">
            <text:p>2164.830350</text:p>
          </table:table-cell>
          <table:table-cell table:formula="of:=[.A468]-[.A$20]" office:value-type="float" office:value="0.0939400000002024">
            <text:p>0.093940</text:p>
          </table:table-cell>
          <table:table-cell table:formula="of:=[.B468]-[.B467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30354">
            <text:p>2164.830354</text:p>
          </table:table-cell>
          <table:table-cell table:formula="of:=[.A469]-[.A$20]" office:value-type="float" office:value="0.0939440000001923">
            <text:p>0.093944</text:p>
          </table:table-cell>
          <table:table-cell table:formula="of:=[.B469]-[.B468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832007">
            <text:p>2164.832007</text:p>
          </table:table-cell>
          <table:table-cell table:formula="of:=[.A470]-[.A$20]" office:value-type="float" office:value="0.0955969999999979">
            <text:p>0.095597</text:p>
          </table:table-cell>
          <table:table-cell table:formula="of:=[.B470]-[.B469]" office:value-type="float" office:value="0.00165299999980562">
            <text:p>0.001653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32014">
            <text:p>2164.832014</text:p>
          </table:table-cell>
          <table:table-cell table:formula="of:=[.A471]-[.A$20]" office:value-type="float" office:value="0.095604000000094">
            <text:p>0.095604</text:p>
          </table:table-cell>
          <table:table-cell table:formula="of:=[.B471]-[.B470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32353">
            <text:p>2164.832353</text:p>
          </table:table-cell>
          <table:table-cell table:formula="of:=[.A472]-[.A$20]" office:value-type="float" office:value="0.0959429999998065">
            <text:p>0.095943</text:p>
          </table:table-cell>
          <table:table-cell table:formula="of:=[.B472]-[.B471]" office:value-type="float" office:value="0.000338999999712541">
            <text:p>0.00033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32356">
            <text:p>2164.832356</text:p>
          </table:table-cell>
          <table:table-cell table:formula="of:=[.A473]-[.A$20]" office:value-type="float" office:value="0.0959459999999126">
            <text:p>0.095946</text:p>
          </table:table-cell>
          <table:table-cell table:formula="of:=[.B473]-[.B472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32358">
            <text:p>2164.832358</text:p>
          </table:table-cell>
          <table:table-cell table:formula="of:=[.A474]-[.A$20]" office:value-type="float" office:value="0.0959480000001349">
            <text:p>0.095948</text:p>
          </table:table-cell>
          <table:table-cell table:formula="of:=[.B474]-[.B473]" office:value-type="float" office:value="0.00000200000022232416">
            <text:p>0.000002</text:p>
          </table:table-cell>
          <table:table-cell office:value-type="string">
            <text:p>d_s is renewed (r + D) to 2164834.355788; c_s is fully topped up</text:p>
          </table:table-cell>
          <table:table-cell table:number-columns-repeated="2"/>
        </table:table-row>
        <table:table-row table:style-name="ro1">
          <table:table-cell office:value-type="float" office:value="2164.832363">
            <text:p>2164.832363</text:p>
          </table:table-cell>
          <table:table-cell table:formula="of:=[.A475]-[.A$20]" office:value-type="float" office:value="0.0959530000000086">
            <text:p>0.095953</text:p>
          </table:table-cell>
          <table:table-cell table:formula="of:=[.B475]-[.B474]" office:value-type="float" office:value="0.00000499999987368938">
            <text:p>0.000005</text:p>
          </table:table-cell>
          <table:table-cell office:value-type="string">
            <text:p>is pick_next_task_dl-ed by rsyslogd (3298)</text:p>
          </table:table-cell>
          <table:table-cell table:number-columns-repeated="2"/>
        </table:table-row>
        <table:table-row table:style-name="ro1">
          <table:table-cell office:value-type="float" office:value="2164.833307">
            <text:p>2164.833307</text:p>
          </table:table-cell>
          <table:table-cell table:formula="of:=[.A476]-[.A$20]" office:value-type="float" office:value="0.096896999999899">
            <text:p>0.096897</text:p>
          </table:table-cell>
          <table:table-cell table:formula="of:=[.B476]-[.B475]" office:value-type="float" office:value="0.000943999999890366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33309">
            <text:p>2164.833309</text:p>
          </table:table-cell>
          <table:table-cell table:formula="of:=[.A477]-[.A$20]" office:value-type="float" office:value="0.0968990000001213">
            <text:p>0.096899</text:p>
          </table:table-cell>
          <table:table-cell table:formula="of:=[.B477]-[.B476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33362">
            <text:p>2164.833362</text:p>
          </table:table-cell>
          <table:table-cell table:formula="of:=[.A478]-[.A$20]" office:value-type="float" office:value="0.0969519999998738">
            <text:p>0.096952</text:p>
          </table:table-cell>
          <table:table-cell table:formula="of:=[.B478]-[.B477]" office:value-type="float" office:value="0.000052999999752501">
            <text:p>0.000053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833395">
            <text:p>2164.833395</text:p>
          </table:table-cell>
          <table:table-cell table:formula="of:=[.A479]-[.A$20]" office:value-type="float" office:value="0.0969850000001316">
            <text:p>0.096985</text:p>
          </table:table-cell>
          <table:table-cell table:formula="of:=[.B479]-[.B478]" office:value-type="float" office:value="0.0000330000002577435">
            <text:p>0.00003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33397">
            <text:p>2164.833397</text:p>
          </table:table-cell>
          <table:table-cell table:formula="of:=[.A480]-[.A$20]" office:value-type="float" office:value="0.0969869999998991">
            <text:p>0.096987</text:p>
          </table:table-cell>
          <table:table-cell table:formula="of:=[.B480]-[.B479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334">
            <text:p>2164.833400</text:p>
          </table:table-cell>
          <table:table-cell table:formula="of:=[.A481]-[.A$20]" office:value-type="float" office:value="0.0969900000000052">
            <text:p>0.096990</text:p>
          </table:table-cell>
          <table:table-cell table:formula="of:=[.B481]-[.B480]" office:value-type="float" office:value="0.00000300000010611257">
            <text:p>0.000003</text:p>
          </table:table-cell>
          <table:table-cell/>
          <table:table-cell office:value-type="string">
            <text:p>postpones its deadline to 2164838.391910; c_s is topped up to 1.532061</text:p>
          </table:table-cell>
          <table:table-cell/>
        </table:table-row>
        <table:table-row table:style-name="ro1">
          <table:table-cell office:value-type="float" office:value="2164.833402">
            <text:p>2164.833402</text:p>
          </table:table-cell>
          <table:table-cell table:formula="of:=[.A482]-[.A$20]" office:value-type="float" office:value="0.0969920000002276">
            <text:p>0.096992</text:p>
          </table:table-cell>
          <table:table-cell table:formula="of:=[.B482]-[.B481]" office:value-type="float" office:value="0.00000200000022232416">
            <text:p>0.000002</text:p>
          </table:table-cell>
          <table:table-cell/>
          <table:table-cell office:value-type="string">
            <text:p>preempts main (3298)</text:p>
          </table:table-cell>
          <table:table-cell/>
        </table:table-row>
        <table:table-row table:style-name="ro1">
          <table:table-cell office:value-type="float" office:value="2164.833409">
            <text:p>2164.833409</text:p>
          </table:table-cell>
          <table:table-cell table:formula="of:=[.A483]-[.A$20]" office:value-type="float" office:value="0.0969989999998688">
            <text:p>0.096999</text:p>
          </table:table-cell>
          <table:table-cell table:formula="of:=[.B483]-[.B482]" office:value-type="float" office:value="0.00000699999964126619">
            <text:p>0.000007</text:p>
          </table:table-cell>
          <table:table-cell/>
          <table:table-cell office:value-type="string">
            <text:p>is pick_next_task_dl-ed by rsyslogd (3298)</text:p>
          </table:table-cell>
          <table:table-cell/>
        </table:table-row>
        <table:table-row table:style-name="ro1">
          <table:table-cell office:value-type="float" office:value="2164.833727">
            <text:p>2164.833727</text:p>
          </table:table-cell>
          <table:table-cell table:formula="of:=[.A484]-[.A$20]" office:value-type="float" office:value="0.0973170000002028">
            <text:p>0.097317</text:p>
          </table:table-cell>
          <table:table-cell table:formula="of:=[.B484]-[.B483]" office:value-type="float" office:value="0.000318000000333996">
            <text:p>0.00031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33729">
            <text:p>2164.833729</text:p>
          </table:table-cell>
          <table:table-cell table:formula="of:=[.A485]-[.A$20]" office:value-type="float" office:value="0.0973189999999704">
            <text:p>0.097319</text:p>
          </table:table-cell>
          <table:table-cell table:formula="of:=[.B485]-[.B484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33734">
            <text:p>2164.833734</text:p>
          </table:table-cell>
          <table:table-cell table:formula="of:=[.A486]-[.A$20]" office:value-type="float" office:value="0.0973239999998441">
            <text:p>0.097324</text:p>
          </table:table-cell>
          <table:table-cell table:formula="of:=[.B486]-[.B485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33736">
            <text:p>2164.833736</text:p>
          </table:table-cell>
          <table:table-cell table:formula="of:=[.A487]-[.A$20]" office:value-type="float" office:value="0.0973260000000664">
            <text:p>0.097326</text:p>
          </table:table-cell>
          <table:table-cell table:formula="of:=[.B487]-[.B486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33739">
            <text:p>2164.833739</text:p>
          </table:table-cell>
          <table:table-cell table:formula="of:=[.A488]-[.A$20]" office:value-type="float" office:value="0.0973290000001725">
            <text:p>0.097329</text:p>
          </table:table-cell>
          <table:table-cell table:formula="of:=[.B488]-[.B487]" office:value-type="float" office:value="0.00000300000010611257">
            <text:p>0.000003</text:p>
          </table:table-cell>
          <table:table-cell/>
          <table:table-cell office:value-type="string">
            <text:p>1.210985 / 4.656242 &lt;= 2.000000 / 5.000000</text:p>
          </table:table-cell>
          <table:table-cell/>
        </table:table-row>
        <table:table-row table:style-name="ro1">
          <table:table-cell office:value-type="float" office:value="2164.83374">
            <text:p>2164.833740</text:p>
          </table:table-cell>
          <table:table-cell table:formula="of:=[.A489]-[.A$20]" office:value-type="float" office:value="0.0973300000000563">
            <text:p>0.097330</text:p>
          </table:table-cell>
          <table:table-cell table:formula="of:=[.B489]-[.B488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164.833747">
            <text:p>2164.833747</text:p>
          </table:table-cell>
          <table:table-cell table:formula="of:=[.A490]-[.A$20]" office:value-type="float" office:value="0.0973370000001523">
            <text:p>0.097337</text:p>
          </table:table-cell>
          <table:table-cell table:formula="of:=[.B490]-[.B489]" office:value-type="float" office:value="0.00000700000009601354">
            <text:p>0.000007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2164.835699">
            <text:p>2164.835699</text:p>
          </table:table-cell>
          <table:table-cell table:formula="of:=[.A491]-[.A$20]" office:value-type="float" office:value="0.0992890000002262">
            <text:p>0.099289</text:p>
          </table:table-cell>
          <table:table-cell table:formula="of:=[.B491]-[.B490]" office:value-type="float" office:value="0.00195200000007389">
            <text:p>0.00195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35701">
            <text:p>2164.835701</text:p>
          </table:table-cell>
          <table:table-cell table:formula="of:=[.A492]-[.A$20]" office:value-type="float" office:value="0.0992909999999938">
            <text:p>0.099291</text:p>
          </table:table-cell>
          <table:table-cell table:formula="of:=[.B492]-[.B491]" office:value-type="float" office:value="0.0000019999997675768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35704">
            <text:p>2164.835704</text:p>
          </table:table-cell>
          <table:table-cell table:formula="of:=[.A493]-[.A$20]" office:value-type="float" office:value="0.0992940000000999">
            <text:p>0.099294</text:p>
          </table:table-cell>
          <table:table-cell table:formula="of:=[.B493]-[.B492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36365">
            <text:p>2164.836365</text:p>
          </table:table-cell>
          <table:table-cell table:formula="of:=[.A494]-[.A$20]" office:value-type="float" office:value="0.0999550000001364">
            <text:p>0.099955</text:p>
          </table:table-cell>
          <table:table-cell table:formula="of:=[.B494]-[.B493]" office:value-type="float" office:value="0.000661000000036438">
            <text:p>0.00066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836368">
            <text:p>2164.836368</text:p>
          </table:table-cell>
          <table:table-cell table:formula="of:=[.A495]-[.A$20]" office:value-type="float" office:value="0.0999580000002425">
            <text:p>0.099958</text:p>
          </table:table-cell>
          <table:table-cell table:formula="of:=[.B495]-[.B494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836371">
            <text:p>2164.836371</text:p>
          </table:table-cell>
          <table:table-cell table:formula="of:=[.A496]-[.A$20]" office:value-type="float" office:value="0.0999609999998938">
            <text:p>0.099961</text:p>
          </table:table-cell>
          <table:table-cell table:formula="of:=[.B496]-[.B495]" office:value-type="float" office:value="0.00000299999965136521">
            <text:p>0.000003</text:p>
          </table:table-cell>
          <table:table-cell table:number-columns-repeated="2"/>
          <table:table-cell office:value-type="string">
            <text:p>d_s is renewed (r + D) to 2164843.367873; c_s is fully topped up</text:p>
          </table:table-cell>
        </table:table-row>
        <table:table-row table:style-name="ro1">
          <table:table-cell office:value-type="float" office:value="2164.836374">
            <text:p>2164.836374</text:p>
          </table:table-cell>
          <table:table-cell table:formula="of:=[.A497]-[.A$20]" office:value-type="float" office:value="0.0999639999999999">
            <text:p>0.099964</text:p>
          </table:table-cell>
          <table:table-cell table:formula="of:=[.B497]-[.B496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36375">
            <text:p>2164.836375</text:p>
          </table:table-cell>
          <table:table-cell table:formula="of:=[.A498]-[.A$20]" office:value-type="float" office:value="0.0999649999998837">
            <text:p>0.099965</text:p>
          </table:table-cell>
          <table:table-cell table:formula="of:=[.B498]-[.B497]" office:value-type="float" office:value="0.000000999999883788405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36377">
            <text:p>2164.836377</text:p>
          </table:table-cell>
          <table:table-cell table:formula="of:=[.A499]-[.A$20]" office:value-type="float" office:value="0.0999670000001061">
            <text:p>0.099967</text:p>
          </table:table-cell>
          <table:table-cell table:formula="of:=[.B499]-[.B498]" office:value-type="float" office:value="0.00000200000022232416">
            <text:p>0.000002</text:p>
          </table:table-cell>
          <table:table-cell office:value-type="string">
            <text:p>d_s is renewed (r + D) to 2164838.367873; c_s is fully topped up</text:p>
          </table:table-cell>
          <table:table-cell table:number-columns-repeated="2"/>
        </table:table-row>
        <table:table-row table:style-name="ro1">
          <table:table-cell office:value-type="float" office:value="2164.83638">
            <text:p>2164.836380</text:p>
          </table:table-cell>
          <table:table-cell table:formula="of:=[.A500]-[.A$20]" office:value-type="float" office:value="0.0999700000002122">
            <text:p>0.099970</text:p>
          </table:table-cell>
          <table:table-cell table:formula="of:=[.B500]-[.B499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36382">
            <text:p>2164.836382</text:p>
          </table:table-cell>
          <table:table-cell table:formula="of:=[.A501]-[.A$20]" office:value-type="float" office:value="0.0999719999999797">
            <text:p>0.099972</text:p>
          </table:table-cell>
          <table:table-cell table:formula="of:=[.B501]-[.B500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83639">
            <text:p>2164.836390</text:p>
          </table:table-cell>
          <table:table-cell table:formula="of:=[.A502]-[.A$20]" office:value-type="float" office:value="0.0999799999999595">
            <text:p>0.099980</text:p>
          </table:table-cell>
          <table:table-cell table:formula="of:=[.B502]-[.B501]" office:value-type="float" office:value="0.00000799999997980194">
            <text:p>0.00000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2164.837336">
            <text:p>2164.837336</text:p>
          </table:table-cell>
          <table:table-cell table:formula="of:=[.A503]-[.A$20]" office:value-type="float" office:value="0.100926000000072">
            <text:p>0.100926</text:p>
          </table:table-cell>
          <table:table-cell table:formula="of:=[.B503]-[.B502]" office:value-type="float" office:value="0.00094600000011269">
            <text:p>0.00094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37338">
            <text:p>2164.837338</text:p>
          </table:table-cell>
          <table:table-cell table:formula="of:=[.A504]-[.A$20]" office:value-type="float" office:value="0.10092799999984">
            <text:p>0.100928</text:p>
          </table:table-cell>
          <table:table-cell table:formula="of:=[.B504]-[.B503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3734">
            <text:p>2164.837340</text:p>
          </table:table-cell>
          <table:table-cell table:formula="of:=[.A505]-[.A$20]" office:value-type="float" office:value="0.100930000000062">
            <text:p>0.100930</text:p>
          </table:table-cell>
          <table:table-cell table:formula="of:=[.B505]-[.B504]" office:value-type="float" office:value="0.00000200000022232416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837343">
            <text:p>2164.837343</text:p>
          </table:table-cell>
          <table:table-cell table:formula="of:=[.A506]-[.A$20]" office:value-type="float" office:value="0.100933000000168">
            <text:p>0.100933</text:p>
          </table:table-cell>
          <table:table-cell table:formula="of:=[.B506]-[.B505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37345">
            <text:p>2164.837345</text:p>
          </table:table-cell>
          <table:table-cell table:formula="of:=[.A507]-[.A$20]" office:value-type="float" office:value="0.100934999999936">
            <text:p>0.100935</text:p>
          </table:table-cell>
          <table:table-cell table:formula="of:=[.B507]-[.B506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838401">
            <text:p>2164.838401</text:p>
          </table:table-cell>
          <table:table-cell table:formula="of:=[.A508]-[.A$20]" office:value-type="float" office:value="0.101990999999998">
            <text:p>0.101991</text:p>
          </table:table-cell>
          <table:table-cell table:formula="of:=[.B508]-[.B507]" office:value-type="float" office:value="0.00105600000006234">
            <text:p>0.00105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38403">
            <text:p>2164.838403</text:p>
          </table:table-cell>
          <table:table-cell table:formula="of:=[.A509]-[.A$20]" office:value-type="float" office:value="0.101993000000221">
            <text:p>0.101993</text:p>
          </table:table-cell>
          <table:table-cell table:formula="of:=[.B509]-[.B508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38406">
            <text:p>2164.838406</text:p>
          </table:table-cell>
          <table:table-cell table:formula="of:=[.A510]-[.A$20]" office:value-type="float" office:value="0.101995999999872">
            <text:p>0.101996</text:p>
          </table:table-cell>
          <table:table-cell table:formula="of:=[.B510]-[.B509]" office:value-type="float" office:value="0.00000299999965136521">
            <text:p>0.000003</text:p>
          </table:table-cell>
          <table:table-cell/>
          <table:table-cell office:value-type="string">
            <text:p>postpones its deadline to 2164843.391910; c_s is topped up to 1.256341</text:p>
          </table:table-cell>
          <table:table-cell/>
        </table:table-row>
        <table:table-row table:style-name="ro1">
          <table:table-cell office:value-type="float" office:value="2164.840317">
            <text:p>2164.840317</text:p>
          </table:table-cell>
          <table:table-cell table:formula="of:=[.A511]-[.A$20]" office:value-type="float" office:value="0.103907000000163">
            <text:p>0.103907</text:p>
          </table:table-cell>
          <table:table-cell table:formula="of:=[.B511]-[.B510]" office:value-type="float" office:value="0.0019110000002911">
            <text:p>0.00191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840319">
            <text:p>2164.840319</text:p>
          </table:table-cell>
          <table:table-cell table:formula="of:=[.A512]-[.A$20]" office:value-type="float" office:value="0.103908999999931">
            <text:p>0.103909</text:p>
          </table:table-cell>
          <table:table-cell table:formula="of:=[.B512]-[.B511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40323">
            <text:p>2164.840323</text:p>
          </table:table-cell>
          <table:table-cell table:formula="of:=[.A513]-[.A$20]" office:value-type="float" office:value="0.10391299999992">
            <text:p>0.103913</text:p>
          </table:table-cell>
          <table:table-cell table:formula="of:=[.B513]-[.B512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840326">
            <text:p>2164.840326</text:p>
          </table:table-cell>
          <table:table-cell table:formula="of:=[.A514]-[.A$20]" office:value-type="float" office:value="0.103916000000027">
            <text:p>0.103916</text:p>
          </table:table-cell>
          <table:table-cell table:formula="of:=[.B514]-[.B513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40329">
            <text:p>2164.840329</text:p>
          </table:table-cell>
          <table:table-cell table:formula="of:=[.A515]-[.A$20]" office:value-type="float" office:value="0.103919000000133">
            <text:p>0.103919</text:p>
          </table:table-cell>
          <table:table-cell table:formula="of:=[.B515]-[.B514]" office:value-type="float" office:value="0.00000300000010611257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840351">
            <text:p>2164.840351</text:p>
          </table:table-cell>
          <table:table-cell table:formula="of:=[.A516]-[.A$20]" office:value-type="float" office:value="0.10394099999985">
            <text:p>0.103941</text:p>
          </table:table-cell>
          <table:table-cell table:formula="of:=[.B516]-[.B515]" office:value-type="float" office:value="0.0000219999997170817">
            <text:p>0.00002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40353">
            <text:p>2164.840353</text:p>
          </table:table-cell>
          <table:table-cell table:formula="of:=[.A517]-[.A$20]" office:value-type="float" office:value="0.103943000000072">
            <text:p>0.103943</text:p>
          </table:table-cell>
          <table:table-cell table:formula="of:=[.B517]-[.B516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40355">
            <text:p>2164.840355</text:p>
          </table:table-cell>
          <table:table-cell table:formula="of:=[.A518]-[.A$20]" office:value-type="float" office:value="0.10394499999984">
            <text:p>0.103945</text:p>
          </table:table-cell>
          <table:table-cell table:formula="of:=[.B518]-[.B517]" office:value-type="float" office:value="0.00000199999976757681">
            <text:p>0.000002</text:p>
          </table:table-cell>
          <table:table-cell office:value-type="string">
            <text:p>d_s is renewed (r + D) to 2164842.352910; c_s is fully topped up</text:p>
          </table:table-cell>
          <table:table-cell table:number-columns-repeated="2"/>
        </table:table-row>
        <table:table-row table:style-name="ro1">
          <table:table-cell office:value-type="float" office:value="2164.840357">
            <text:p>2164.840357</text:p>
          </table:table-cell>
          <table:table-cell table:formula="of:=[.A519]-[.A$20]" office:value-type="float" office:value="0.103947000000062">
            <text:p>0.103947</text:p>
          </table:table-cell>
          <table:table-cell table:formula="of:=[.B519]-[.B518]" office:value-type="float" office:value="0.00000200000022232416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840362">
            <text:p>2164.840362</text:p>
          </table:table-cell>
          <table:table-cell table:formula="of:=[.A520]-[.A$20]" office:value-type="float" office:value="0.103951999999936">
            <text:p>0.103952</text:p>
          </table:table-cell>
          <table:table-cell table:formula="of:=[.B520]-[.B519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40364">
            <text:p>2164.840364</text:p>
          </table:table-cell>
          <table:table-cell table:formula="of:=[.A521]-[.A$20]" office:value-type="float" office:value="0.103954000000158">
            <text:p>0.103954</text:p>
          </table:table-cell>
          <table:table-cell table:formula="of:=[.B521]-[.B520]" office:value-type="float" office:value="0.00000200000022232416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841306">
            <text:p>2164.841306</text:p>
          </table:table-cell>
          <table:table-cell table:formula="of:=[.A522]-[.A$20]" office:value-type="float" office:value="0.104895999999826">
            <text:p>0.104896</text:p>
          </table:table-cell>
          <table:table-cell table:formula="of:=[.B522]-[.B521]" office:value-type="float" office:value="0.000941999999668042">
            <text:p>0.0009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41307">
            <text:p>2164.841307</text:p>
          </table:table-cell>
          <table:table-cell table:formula="of:=[.A523]-[.A$20]" office:value-type="float" office:value="0.104897000000165">
            <text:p>0.104897</text:p>
          </table:table-cell>
          <table:table-cell table:formula="of:=[.B523]-[.B522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41312">
            <text:p>2164.841312</text:p>
          </table:table-cell>
          <table:table-cell table:formula="of:=[.A524]-[.A$20]" office:value-type="float" office:value="0.104902000000038">
            <text:p>0.104902</text:p>
          </table:table-cell>
          <table:table-cell table:formula="of:=[.B524]-[.B523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843243">
            <text:p>2164.843243</text:p>
          </table:table-cell>
          <table:table-cell table:formula="of:=[.A525]-[.A$20]" office:value-type="float" office:value="0.106832999999824">
            <text:p>0.106833</text:p>
          </table:table-cell>
          <table:table-cell table:formula="of:=[.B525]-[.B524]" office:value-type="float" office:value="0.00193099999978585">
            <text:p>0.00193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43245">
            <text:p>2164.843245</text:p>
          </table:table-cell>
          <table:table-cell table:formula="of:=[.A526]-[.A$20]" office:value-type="float" office:value="0.106835000000046">
            <text:p>0.106835</text:p>
          </table:table-cell>
          <table:table-cell table:formula="of:=[.B526]-[.B525]" office:value-type="float" office:value="0.00000200000022232416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43248">
            <text:p>2164.843248</text:p>
          </table:table-cell>
          <table:table-cell table:formula="of:=[.A527]-[.A$20]" office:value-type="float" office:value="0.106838000000153">
            <text:p>0.106838</text:p>
          </table:table-cell>
          <table:table-cell table:formula="of:=[.B527]-[.B526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43253">
            <text:p>2164.843253</text:p>
          </table:table-cell>
          <table:table-cell table:formula="of:=[.A528]-[.A$20]" office:value-type="float" office:value="0.106843000000026">
            <text:p>0.106843</text:p>
          </table:table-cell>
          <table:table-cell table:formula="of:=[.B528]-[.B527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43256">
            <text:p>2164.843256</text:p>
          </table:table-cell>
          <table:table-cell table:formula="of:=[.A529]-[.A$20]" office:value-type="float" office:value="0.106846000000132">
            <text:p>0.106846</text:p>
          </table:table-cell>
          <table:table-cell table:formula="of:=[.B529]-[.B528]" office:value-type="float" office:value="0.00000300000010611257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843398">
            <text:p>2164.843398</text:p>
          </table:table-cell>
          <table:table-cell table:formula="of:=[.A530]-[.A$20]" office:value-type="float" office:value="0.106988000000001">
            <text:p>0.106988</text:p>
          </table:table-cell>
          <table:table-cell table:formula="of:=[.B530]-[.B529]" office:value-type="float" office:value="0.000141999999868858">
            <text:p>0.00014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434">
            <text:p>2164.843400</text:p>
          </table:table-cell>
          <table:table-cell table:formula="of:=[.A531]-[.A$20]" office:value-type="float" office:value="0.106990000000224">
            <text:p>0.106990</text:p>
          </table:table-cell>
          <table:table-cell table:formula="of:=[.B531]-[.B530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43402">
            <text:p>2164.843402</text:p>
          </table:table-cell>
          <table:table-cell table:formula="of:=[.A532]-[.A$20]" office:value-type="float" office:value="0.106991999999991">
            <text:p>0.106992</text:p>
          </table:table-cell>
          <table:table-cell table:formula="of:=[.B532]-[.B531]" office:value-type="float" office:value="0.00000199999976757681">
            <text:p>0.000002</text:p>
          </table:table-cell>
          <table:table-cell/>
          <table:table-cell office:value-type="string">
            <text:p>postpones its deadline to 2164848.391910; c_s is topped up to 1.273726</text:p>
          </table:table-cell>
          <table:table-cell/>
        </table:table-row>
        <table:table-row table:style-name="ro1">
          <table:table-cell office:value-type="float" office:value="2164.843405">
            <text:p>2164.843405</text:p>
          </table:table-cell>
          <table:table-cell table:formula="of:=[.A533]-[.A$20]" office:value-type="float" office:value="0.106995000000097">
            <text:p>0.106995</text:p>
          </table:table-cell>
          <table:table-cell table:formula="of:=[.B533]-[.B532]" office:value-type="float" office:value="0.00000300000010611257">
            <text:p>0.000003</text:p>
          </table:table-cell>
          <table:table-cell/>
          <table:table-cell office:value-type="string">
            <text:p>preempts main (867)</text:p>
          </table:table-cell>
          <table:table-cell/>
        </table:table-row>
        <table:table-row table:style-name="ro1">
          <table:table-cell office:value-type="float" office:value="2164.84341">
            <text:p>2164.843410</text:p>
          </table:table-cell>
          <table:table-cell table:formula="of:=[.A534]-[.A$20]" office:value-type="float" office:value="0.106999999999971">
            <text:p>0.107000</text:p>
          </table:table-cell>
          <table:table-cell table:formula="of:=[.B534]-[.B533]" office:value-type="float" office:value="0.00000499999987368938">
            <text:p>0.000005</text:p>
          </table:table-cell>
          <table:table-cell/>
          <table:table-cell office:value-type="string">
            <text:p>is pick_next_task_dl-ed by rsyslogd (867)</text:p>
          </table:table-cell>
          <table:table-cell/>
        </table:table-row>
        <table:table-row table:style-name="ro1">
          <table:table-cell office:value-type="float" office:value="2164.843413">
            <text:p>2164.843413</text:p>
          </table:table-cell>
          <table:table-cell table:formula="of:=[.A535]-[.A$20]" office:value-type="float" office:value="0.107003000000077">
            <text:p>0.107003</text:p>
          </table:table-cell>
          <table:table-cell table:formula="of:=[.B535]-[.B534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43416">
            <text:p>2164.843416</text:p>
          </table:table-cell>
          <table:table-cell table:formula="of:=[.A536]-[.A$20]" office:value-type="float" office:value="0.107006000000183">
            <text:p>0.107006</text:p>
          </table:table-cell>
          <table:table-cell table:formula="of:=[.B536]-[.B535]" office:value-type="float" office:value="0.00000300000010611257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844351">
            <text:p>2164.844351</text:p>
          </table:table-cell>
          <table:table-cell table:formula="of:=[.A537]-[.A$20]" office:value-type="float" office:value="0.10794100000021">
            <text:p>0.107941</text:p>
          </table:table-cell>
          <table:table-cell table:formula="of:=[.B537]-[.B536]" office:value-type="float" office:value="0.000935000000026776">
            <text:p>0.00093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44353">
            <text:p>2164.844353</text:p>
          </table:table-cell>
          <table:table-cell table:formula="of:=[.A538]-[.A$20]" office:value-type="float" office:value="0.107942999999977">
            <text:p>0.107943</text:p>
          </table:table-cell>
          <table:table-cell table:formula="of:=[.B538]-[.B537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44355">
            <text:p>2164.844355</text:p>
          </table:table-cell>
          <table:table-cell table:formula="of:=[.A539]-[.A$20]" office:value-type="float" office:value="0.1079450000002">
            <text:p>0.107945</text:p>
          </table:table-cell>
          <table:table-cell table:formula="of:=[.B539]-[.B538]" office:value-type="float" office:value="0.00000200000022232416">
            <text:p>0.000002</text:p>
          </table:table-cell>
          <table:table-cell office:value-type="string">
            <text:p>d_s is renewed (r + D) to 2164846.353200; c_s is fully topped up</text:p>
          </table:table-cell>
          <table:table-cell table:number-columns-repeated="2"/>
        </table:table-row>
        <table:table-row table:style-name="ro1">
          <table:table-cell office:value-type="float" office:value="2164.844358">
            <text:p>2164.844358</text:p>
          </table:table-cell>
          <table:table-cell table:formula="of:=[.A540]-[.A$20]" office:value-type="float" office:value="0.107947999999851">
            <text:p>0.107948</text:p>
          </table:table-cell>
          <table:table-cell table:formula="of:=[.B540]-[.B539]" office:value-type="float" office:value="0.00000299999965136521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844362">
            <text:p>2164.844362</text:p>
          </table:table-cell>
          <table:table-cell table:formula="of:=[.A541]-[.A$20]" office:value-type="float" office:value="0.107951999999841">
            <text:p>0.107952</text:p>
          </table:table-cell>
          <table:table-cell table:formula="of:=[.B541]-[.B540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44364">
            <text:p>2164.844364</text:p>
          </table:table-cell>
          <table:table-cell table:formula="of:=[.A542]-[.A$20]" office:value-type="float" office:value="0.107954000000063">
            <text:p>0.107954</text:p>
          </table:table-cell>
          <table:table-cell table:formula="of:=[.B542]-[.B541]" office:value-type="float" office:value="0.00000200000022232416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845307">
            <text:p>2164.845307</text:p>
          </table:table-cell>
          <table:table-cell table:formula="of:=[.A543]-[.A$20]" office:value-type="float" office:value="0.10889700000007">
            <text:p>0.108897</text:p>
          </table:table-cell>
          <table:table-cell table:formula="of:=[.B543]-[.B542]" office:value-type="float" office:value="0.000943000000006577">
            <text:p>0.0009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45309">
            <text:p>2164.845309</text:p>
          </table:table-cell>
          <table:table-cell table:formula="of:=[.A544]-[.A$20]" office:value-type="float" office:value="0.108898999999838">
            <text:p>0.108899</text:p>
          </table:table-cell>
          <table:table-cell table:formula="of:=[.B544]-[.B543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45312">
            <text:p>2164.845312</text:p>
          </table:table-cell>
          <table:table-cell table:formula="of:=[.A545]-[.A$20]" office:value-type="float" office:value="0.108901999999944">
            <text:p>0.108902</text:p>
          </table:table-cell>
          <table:table-cell table:formula="of:=[.B545]-[.B544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846345">
            <text:p>2164.846345</text:p>
          </table:table-cell>
          <table:table-cell table:formula="of:=[.A546]-[.A$20]" office:value-type="float" office:value="0.10993499999995">
            <text:p>0.109935</text:p>
          </table:table-cell>
          <table:table-cell table:formula="of:=[.B546]-[.B545]" office:value-type="float" office:value="0.00103300000000672">
            <text:p>0.00103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46347">
            <text:p>2164.846347</text:p>
          </table:table-cell>
          <table:table-cell table:formula="of:=[.A547]-[.A$20]" office:value-type="float" office:value="0.109937000000173">
            <text:p>0.109937</text:p>
          </table:table-cell>
          <table:table-cell table:formula="of:=[.B547]-[.B546]" office:value-type="float" office:value="0.00000200000022232416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4635">
            <text:p>2164.846350</text:p>
          </table:table-cell>
          <table:table-cell table:formula="of:=[.A548]-[.A$20]" office:value-type="float" office:value="0.109939999999824">
            <text:p>0.109940</text:p>
          </table:table-cell>
          <table:table-cell table:formula="of:=[.B548]-[.B547]" office:value-type="float" office:value="0.00000299999965136521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46354">
            <text:p>2164.846354</text:p>
          </table:table-cell>
          <table:table-cell table:formula="of:=[.A549]-[.A$20]" office:value-type="float" office:value="0.109943999999814">
            <text:p>0.109944</text:p>
          </table:table-cell>
          <table:table-cell table:formula="of:=[.B549]-[.B548]" office:value-type="float" office:value="0.00000399999998990097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846356">
            <text:p>2164.846356</text:p>
          </table:table-cell>
          <table:table-cell table:formula="of:=[.A550]-[.A$20]" office:value-type="float" office:value="0.109946000000036">
            <text:p>0.109946</text:p>
          </table:table-cell>
          <table:table-cell table:formula="of:=[.B550]-[.B549]" office:value-type="float" office:value="0.00000200000022232416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846358">
            <text:p>2164.846358</text:p>
          </table:table-cell>
          <table:table-cell table:formula="of:=[.A551]-[.A$20]" office:value-type="float" office:value="0.109947999999804">
            <text:p>0.109948</text:p>
          </table:table-cell>
          <table:table-cell table:formula="of:=[.B551]-[.B550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2164853.355865; c_s is fully topped up</text:p>
          </table:table-cell>
        </table:table-row>
        <table:table-row table:style-name="ro1">
          <table:table-cell office:value-type="float" office:value="2164.84636">
            <text:p>2164.846360</text:p>
          </table:table-cell>
          <table:table-cell table:formula="of:=[.A552]-[.A$20]" office:value-type="float" office:value="0.109950000000026">
            <text:p>0.109950</text:p>
          </table:table-cell>
          <table:table-cell table:formula="of:=[.B552]-[.B551]" office:value-type="float" office:value="0.00000200000022232416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46362">
            <text:p>2164.846362</text:p>
          </table:table-cell>
          <table:table-cell table:formula="of:=[.A553]-[.A$20]" office:value-type="float" office:value="0.109952000000249">
            <text:p>0.109952</text:p>
          </table:table-cell>
          <table:table-cell table:formula="of:=[.B553]-[.B552]" office:value-type="float" office:value="0.00000200000022232416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846366">
            <text:p>2164.846366</text:p>
          </table:table-cell>
          <table:table-cell table:formula="of:=[.A554]-[.A$20]" office:value-type="float" office:value="0.109956000000238">
            <text:p>0.109956</text:p>
          </table:table-cell>
          <table:table-cell table:formula="of:=[.B554]-[.B55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rsyslogd (867)</text:p>
          </table:table-cell>
        </table:table-row>
        <table:table-row table:style-name="ro1">
          <table:table-cell office:value-type="float" office:value="2164.848351">
            <text:p>2164.848351</text:p>
          </table:table-cell>
          <table:table-cell table:formula="of:=[.A555]-[.A$20]" office:value-type="float" office:value="0.111941000000115">
            <text:p>0.111941</text:p>
          </table:table-cell>
          <table:table-cell table:formula="of:=[.B555]-[.B554]" office:value-type="float" office:value="0.00198499999987689">
            <text:p>0.00198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48353">
            <text:p>2164.848353</text:p>
          </table:table-cell>
          <table:table-cell table:formula="of:=[.A556]-[.A$20]" office:value-type="float" office:value="0.111942999999883">
            <text:p>0.111943</text:p>
          </table:table-cell>
          <table:table-cell table:formula="of:=[.B556]-[.B555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48355">
            <text:p>2164.848355</text:p>
          </table:table-cell>
          <table:table-cell table:formula="of:=[.A557]-[.A$20]" office:value-type="float" office:value="0.111945000000105">
            <text:p>0.111945</text:p>
          </table:table-cell>
          <table:table-cell table:formula="of:=[.B557]-[.B556]" office:value-type="float" office:value="0.00000200000022232416">
            <text:p>0.000002</text:p>
          </table:table-cell>
          <table:table-cell office:value-type="string">
            <text:p>d_s is renewed (r + D) to 2164850.352996; c_s is fully topped up</text:p>
          </table:table-cell>
          <table:table-cell table:number-columns-repeated="2"/>
        </table:table-row>
        <table:table-row table:style-name="ro1">
          <table:table-cell office:value-type="float" office:value="2164.848358">
            <text:p>2164.848358</text:p>
          </table:table-cell>
          <table:table-cell table:formula="of:=[.A558]-[.A$20]" office:value-type="float" office:value="0.111948000000211">
            <text:p>0.111948</text:p>
          </table:table-cell>
          <table:table-cell table:formula="of:=[.B558]-[.B557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848361">
            <text:p>2164.848361</text:p>
          </table:table-cell>
          <table:table-cell table:formula="of:=[.A559]-[.A$20]" office:value-type="float" office:value="0.111950999999863">
            <text:p>0.111951</text:p>
          </table:table-cell>
          <table:table-cell table:formula="of:=[.B559]-[.B558]" office:value-type="float" office:value="0.00000299999965136521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48363">
            <text:p>2164.848363</text:p>
          </table:table-cell>
          <table:table-cell table:formula="of:=[.A560]-[.A$20]" office:value-type="float" office:value="0.111953000000085">
            <text:p>0.111953</text:p>
          </table:table-cell>
          <table:table-cell table:formula="of:=[.B560]-[.B559]" office:value-type="float" office:value="0.00000200000022232416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848401">
            <text:p>2164.848401</text:p>
          </table:table-cell>
          <table:table-cell table:formula="of:=[.A561]-[.A$20]" office:value-type="float" office:value="0.111991000000216">
            <text:p>0.111991</text:p>
          </table:table-cell>
          <table:table-cell table:formula="of:=[.B561]-[.B560]" office:value-type="float" office:value="0.0000380000001314329">
            <text:p>0.00003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48403">
            <text:p>2164.848403</text:p>
          </table:table-cell>
          <table:table-cell table:formula="of:=[.A562]-[.A$20]" office:value-type="float" office:value="0.111992999999984">
            <text:p>0.111993</text:p>
          </table:table-cell>
          <table:table-cell table:formula="of:=[.B562]-[.B561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48405">
            <text:p>2164.848405</text:p>
          </table:table-cell>
          <table:table-cell table:formula="of:=[.A563]-[.A$20]" office:value-type="float" office:value="0.111995000000206">
            <text:p>0.111995</text:p>
          </table:table-cell>
          <table:table-cell table:formula="of:=[.B563]-[.B562]" office:value-type="float" office:value="0.00000200000022232416">
            <text:p>0.000002</text:p>
          </table:table-cell>
          <table:table-cell/>
          <table:table-cell office:value-type="string">
            <text:p>postpones its deadline to 2164853.391910; c_s is topped up to 1.281901</text:p>
          </table:table-cell>
          <table:table-cell/>
        </table:table-row>
        <table:table-row table:style-name="ro1">
          <table:table-cell office:value-type="float" office:value="2164.849316">
            <text:p>2164.849316</text:p>
          </table:table-cell>
          <table:table-cell table:formula="of:=[.A564]-[.A$20]" office:value-type="float" office:value="0.112905999999839">
            <text:p>0.112906</text:p>
          </table:table-cell>
          <table:table-cell table:formula="of:=[.B564]-[.B563]" office:value-type="float" office:value="0.000910999999632622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49318">
            <text:p>2164.849318</text:p>
          </table:table-cell>
          <table:table-cell table:formula="of:=[.A565]-[.A$20]" office:value-type="float" office:value="0.112908000000061">
            <text:p>0.112908</text:p>
          </table:table-cell>
          <table:table-cell table:formula="of:=[.B565]-[.B564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49323">
            <text:p>2164.849323</text:p>
          </table:table-cell>
          <table:table-cell table:formula="of:=[.A566]-[.A$20]" office:value-type="float" office:value="0.112912999999935">
            <text:p>0.112913</text:p>
          </table:table-cell>
          <table:table-cell table:formula="of:=[.B566]-[.B56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850304">
            <text:p>2164.850304</text:p>
          </table:table-cell>
          <table:table-cell table:formula="of:=[.A567]-[.A$20]" office:value-type="float" office:value="0.113894000000073">
            <text:p>0.113894</text:p>
          </table:table-cell>
          <table:table-cell table:formula="of:=[.B567]-[.B566]" office:value-type="float" office:value="0.00098100000013801">
            <text:p>0.00098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850305">
            <text:p>2164.850305</text:p>
          </table:table-cell>
          <table:table-cell table:formula="of:=[.A568]-[.A$20]" office:value-type="float" office:value="0.113894999999957">
            <text:p>0.113895</text:p>
          </table:table-cell>
          <table:table-cell table:formula="of:=[.B568]-[.B567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5031">
            <text:p>2164.850310</text:p>
          </table:table-cell>
          <table:table-cell table:formula="of:=[.A569]-[.A$20]" office:value-type="float" office:value="0.11389999999983">
            <text:p>0.113900</text:p>
          </table:table-cell>
          <table:table-cell table:formula="of:=[.B569]-[.B568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850314">
            <text:p>2164.850314</text:p>
          </table:table-cell>
          <table:table-cell table:formula="of:=[.A570]-[.A$20]" office:value-type="float" office:value="0.11390399999982">
            <text:p>0.113904</text:p>
          </table:table-cell>
          <table:table-cell table:formula="of:=[.B570]-[.B569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50318">
            <text:p>2164.850318</text:p>
          </table:table-cell>
          <table:table-cell table:formula="of:=[.A571]-[.A$20]" office:value-type="float" office:value="0.11390799999981">
            <text:p>0.113908</text:p>
          </table:table-cell>
          <table:table-cell table:formula="of:=[.B571]-[.B570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852008">
            <text:p>2164.852008</text:p>
          </table:table-cell>
          <table:table-cell table:formula="of:=[.A572]-[.A$20]" office:value-type="float" office:value="0.115597999999864">
            <text:p>0.115598</text:p>
          </table:table-cell>
          <table:table-cell table:formula="of:=[.B572]-[.B571]" office:value-type="float" office:value="0.00169000000005326">
            <text:p>0.001690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52015">
            <text:p>2164.852015</text:p>
          </table:table-cell>
          <table:table-cell table:formula="of:=[.A573]-[.A$20]" office:value-type="float" office:value="0.11560499999996">
            <text:p>0.115605</text:p>
          </table:table-cell>
          <table:table-cell table:formula="of:=[.B573]-[.B572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52354">
            <text:p>2164.852354</text:p>
          </table:table-cell>
          <table:table-cell table:formula="of:=[.A574]-[.A$20]" office:value-type="float" office:value="0.115944000000127">
            <text:p>0.115944</text:p>
          </table:table-cell>
          <table:table-cell table:formula="of:=[.B574]-[.B573]" office:value-type="float" office:value="0.000339000000167289">
            <text:p>0.00033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52356">
            <text:p>2164.852356</text:p>
          </table:table-cell>
          <table:table-cell table:formula="of:=[.A575]-[.A$20]" office:value-type="float" office:value="0.115945999999894">
            <text:p>0.115946</text:p>
          </table:table-cell>
          <table:table-cell table:formula="of:=[.B575]-[.B574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52359">
            <text:p>2164.852359</text:p>
          </table:table-cell>
          <table:table-cell table:formula="of:=[.A576]-[.A$20]" office:value-type="float" office:value="0.115949000000001">
            <text:p>0.115949</text:p>
          </table:table-cell>
          <table:table-cell table:formula="of:=[.B576]-[.B575]" office:value-type="float" office:value="0.00000300000010611257">
            <text:p>0.000003</text:p>
          </table:table-cell>
          <table:table-cell office:value-type="string">
            <text:p>d_s is renewed (r + D) to 2164854.356349; c_s is fully topped up</text:p>
          </table:table-cell>
          <table:table-cell table:number-columns-repeated="2"/>
        </table:table-row>
        <table:table-row table:style-name="ro1">
          <table:table-cell office:value-type="float" office:value="2164.852368">
            <text:p>2164.852368</text:p>
          </table:table-cell>
          <table:table-cell table:formula="of:=[.A577]-[.A$20]" office:value-type="float" office:value="0.115957999999864">
            <text:p>0.115958</text:p>
          </table:table-cell>
          <table:table-cell table:formula="of:=[.B577]-[.B576]" office:value-type="float" office:value="0.00000899999986359035">
            <text:p>0.000009</text:p>
          </table:table-cell>
          <table:table-cell office:value-type="string">
            <text:p>is pick_next_task_dl-ed by rsyslogd (867)</text:p>
          </table:table-cell>
          <table:table-cell table:number-columns-repeated="2"/>
        </table:table-row>
        <table:table-row table:style-name="ro1">
          <table:table-cell office:value-type="float" office:value="2164.853315">
            <text:p>2164.853315</text:p>
          </table:table-cell>
          <table:table-cell table:formula="of:=[.A578]-[.A$20]" office:value-type="float" office:value="0.116904999999861">
            <text:p>0.116905</text:p>
          </table:table-cell>
          <table:table-cell table:formula="of:=[.B578]-[.B577]" office:value-type="float" office:value="0.000946999999996478">
            <text:p>0.00094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53317">
            <text:p>2164.853317</text:p>
          </table:table-cell>
          <table:table-cell table:formula="of:=[.A579]-[.A$20]" office:value-type="float" office:value="0.116907000000083">
            <text:p>0.116907</text:p>
          </table:table-cell>
          <table:table-cell table:formula="of:=[.B579]-[.B578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53396">
            <text:p>2164.853396</text:p>
          </table:table-cell>
          <table:table-cell table:formula="of:=[.A580]-[.A$20]" office:value-type="float" office:value="0.116985999999997">
            <text:p>0.116986</text:p>
          </table:table-cell>
          <table:table-cell table:formula="of:=[.B580]-[.B579]" office:value-type="float" office:value="0.000078999999914231">
            <text:p>0.00007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53397">
            <text:p>2164.853397</text:p>
          </table:table-cell>
          <table:table-cell table:formula="of:=[.A581]-[.A$20]" office:value-type="float" office:value="0.116986999999881">
            <text:p>0.116987</text:p>
          </table:table-cell>
          <table:table-cell table:formula="of:=[.B581]-[.B580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534">
            <text:p>2164.853400</text:p>
          </table:table-cell>
          <table:table-cell table:formula="of:=[.A582]-[.A$20]" office:value-type="float" office:value="0.116989999999987">
            <text:p>0.116990</text:p>
          </table:table-cell>
          <table:table-cell table:formula="of:=[.B582]-[.B581]" office:value-type="float" office:value="0.00000300000010611257">
            <text:p>0.000003</text:p>
          </table:table-cell>
          <table:table-cell/>
          <table:table-cell office:value-type="string">
            <text:p>postpones its deadline to 2164858.391910; c_s is topped up to 1.577914</text:p>
          </table:table-cell>
          <table:table-cell/>
        </table:table-row>
        <table:table-row table:style-name="ro1">
          <table:table-cell office:value-type="float" office:value="2164.853403">
            <text:p>2164.853403</text:p>
          </table:table-cell>
          <table:table-cell table:formula="of:=[.A583]-[.A$20]" office:value-type="float" office:value="0.116993000000093">
            <text:p>0.116993</text:p>
          </table:table-cell>
          <table:table-cell table:formula="of:=[.B583]-[.B582]" office:value-type="float" office:value="0.00000300000010611257">
            <text:p>0.000003</text:p>
          </table:table-cell>
          <table:table-cell/>
          <table:table-cell office:value-type="string">
            <text:p>preempts main (867)</text:p>
          </table:table-cell>
          <table:table-cell/>
        </table:table-row>
        <table:table-row table:style-name="ro1">
          <table:table-cell office:value-type="float" office:value="2164.853409">
            <text:p>2164.853409</text:p>
          </table:table-cell>
          <table:table-cell table:formula="of:=[.A584]-[.A$20]" office:value-type="float" office:value="0.116998999999851">
            <text:p>0.116999</text:p>
          </table:table-cell>
          <table:table-cell table:formula="of:=[.B584]-[.B583]" office:value-type="float" office:value="0.00000599999975747778">
            <text:p>0.000006</text:p>
          </table:table-cell>
          <table:table-cell/>
          <table:table-cell office:value-type="string">
            <text:p>is pick_next_task_dl-ed by rsyslogd (867)</text:p>
          </table:table-cell>
          <table:table-cell/>
        </table:table-row>
        <table:table-row table:style-name="ro1">
          <table:table-cell office:value-type="float" office:value="2164.853688">
            <text:p>2164.853688</text:p>
          </table:table-cell>
          <table:table-cell table:formula="of:=[.A585]-[.A$20]" office:value-type="float" office:value="0.117278000000169">
            <text:p>0.117278</text:p>
          </table:table-cell>
          <table:table-cell table:formula="of:=[.B585]-[.B584]" office:value-type="float" office:value="0.000279000000318774">
            <text:p>0.00027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5369">
            <text:p>2164.853690</text:p>
          </table:table-cell>
          <table:table-cell table:formula="of:=[.A586]-[.A$20]" office:value-type="float" office:value="0.117279999999937">
            <text:p>0.117280</text:p>
          </table:table-cell>
          <table:table-cell table:formula="of:=[.B586]-[.B585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53695">
            <text:p>2164.853695</text:p>
          </table:table-cell>
          <table:table-cell table:formula="of:=[.A587]-[.A$20]" office:value-type="float" office:value="0.117284999999811">
            <text:p>0.117285</text:p>
          </table:table-cell>
          <table:table-cell table:formula="of:=[.B587]-[.B586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53697">
            <text:p>2164.853697</text:p>
          </table:table-cell>
          <table:table-cell table:formula="of:=[.A588]-[.A$20]" office:value-type="float" office:value="0.117287000000033">
            <text:p>0.117287</text:p>
          </table:table-cell>
          <table:table-cell table:formula="of:=[.B588]-[.B587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537">
            <text:p>2164.853700</text:p>
          </table:table-cell>
          <table:table-cell table:formula="of:=[.A589]-[.A$20]" office:value-type="float" office:value="0.117290000000139">
            <text:p>0.117290</text:p>
          </table:table-cell>
          <table:table-cell table:formula="of:=[.B589]-[.B588]" office:value-type="float" office:value="0.00000300000010611257">
            <text:p>0.000003</text:p>
          </table:table-cell>
          <table:table-cell/>
          <table:table-cell office:value-type="string">
            <text:p>1.296068 / 4.694737 &lt;= 2.000000 / 5.000000</text:p>
          </table:table-cell>
          <table:table-cell/>
        </table:table-row>
        <table:table-row table:style-name="ro1">
          <table:table-cell office:value-type="float" office:value="2164.853702">
            <text:p>2164.853702</text:p>
          </table:table-cell>
          <table:table-cell table:formula="of:=[.A590]-[.A$20]" office:value-type="float" office:value="0.117291999999907">
            <text:p>0.117292</text:p>
          </table:table-cell>
          <table:table-cell table:formula="of:=[.B590]-[.B589]" office:value-type="float" office:value="0.0000019999997675768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164.853709">
            <text:p>2164.853709</text:p>
          </table:table-cell>
          <table:table-cell table:formula="of:=[.A591]-[.A$20]" office:value-type="float" office:value="0.117299000000003">
            <text:p>0.117299</text:p>
          </table:table-cell>
          <table:table-cell table:formula="of:=[.B591]-[.B590]" office:value-type="float" office:value="0.00000700000009601354">
            <text:p>0.000007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2164.855657">
            <text:p>2164.855657</text:p>
          </table:table-cell>
          <table:table-cell table:formula="of:=[.A592]-[.A$20]" office:value-type="float" office:value="0.119247000000087">
            <text:p>0.119247</text:p>
          </table:table-cell>
          <table:table-cell table:formula="of:=[.B592]-[.B591]" office:value-type="float" office:value="0.00194800000008399">
            <text:p>0.00194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55659">
            <text:p>2164.855659</text:p>
          </table:table-cell>
          <table:table-cell table:formula="of:=[.A593]-[.A$20]" office:value-type="float" office:value="0.119248999999854">
            <text:p>0.119249</text:p>
          </table:table-cell>
          <table:table-cell table:formula="of:=[.B593]-[.B592]" office:value-type="float" office:value="0.0000019999997675768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55662">
            <text:p>2164.855662</text:p>
          </table:table-cell>
          <table:table-cell table:formula="of:=[.A594]-[.A$20]" office:value-type="float" office:value="0.11925199999996">
            <text:p>0.119252</text:p>
          </table:table-cell>
          <table:table-cell table:formula="of:=[.B594]-[.B593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56354">
            <text:p>2164.856354</text:p>
          </table:table-cell>
          <table:table-cell table:formula="of:=[.A595]-[.A$20]" office:value-type="float" office:value="0.119944000000032">
            <text:p>0.119944</text:p>
          </table:table-cell>
          <table:table-cell table:formula="of:=[.B595]-[.B594]" office:value-type="float" office:value="0.000692000000071857">
            <text:p>0.00069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856356">
            <text:p>2164.856356</text:p>
          </table:table-cell>
          <table:table-cell table:formula="of:=[.A596]-[.A$20]" office:value-type="float" office:value="0.1199459999998">
            <text:p>0.119946</text:p>
          </table:table-cell>
          <table:table-cell table:formula="of:=[.B596]-[.B595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856359">
            <text:p>2164.856359</text:p>
          </table:table-cell>
          <table:table-cell table:formula="of:=[.A597]-[.A$20]" office:value-type="float" office:value="0.119948999999906">
            <text:p>0.119949</text:p>
          </table:table-cell>
          <table:table-cell table:formula="of:=[.B597]-[.B596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2164863.356432; c_s is fully topped up</text:p>
          </table:table-cell>
        </table:table-row>
        <table:table-row table:style-name="ro1">
          <table:table-cell office:value-type="float" office:value="2164.856362">
            <text:p>2164.856362</text:p>
          </table:table-cell>
          <table:table-cell table:formula="of:=[.A598]-[.A$20]" office:value-type="float" office:value="0.119952000000012">
            <text:p>0.119952</text:p>
          </table:table-cell>
          <table:table-cell table:formula="of:=[.B598]-[.B597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56363">
            <text:p>2164.856363</text:p>
          </table:table-cell>
          <table:table-cell table:formula="of:=[.A599]-[.A$20]" office:value-type="float" office:value="0.119952999999896">
            <text:p>0.119953</text:p>
          </table:table-cell>
          <table:table-cell table:formula="of:=[.B599]-[.B598]" office:value-type="float" office:value="0.000000999999883788405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56366">
            <text:p>2164.856366</text:p>
          </table:table-cell>
          <table:table-cell table:formula="of:=[.A600]-[.A$20]" office:value-type="float" office:value="0.119956000000002">
            <text:p>0.119956</text:p>
          </table:table-cell>
          <table:table-cell table:formula="of:=[.B600]-[.B599]" office:value-type="float" office:value="0.00000300000010611257">
            <text:p>0.000003</text:p>
          </table:table-cell>
          <table:table-cell office:value-type="string">
            <text:p>d_s is renewed (r + D) to 2164858.363584; c_s is fully topped up</text:p>
          </table:table-cell>
          <table:table-cell table:number-columns-repeated="2"/>
        </table:table-row>
        <table:table-row table:style-name="ro1">
          <table:table-cell office:value-type="float" office:value="2164.856368">
            <text:p>2164.856368</text:p>
          </table:table-cell>
          <table:table-cell table:formula="of:=[.A601]-[.A$20]" office:value-type="float" office:value="0.119958000000224">
            <text:p>0.119958</text:p>
          </table:table-cell>
          <table:table-cell table:formula="of:=[.B601]-[.B600]" office:value-type="float" office:value="0.00000200000022232416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56371">
            <text:p>2164.856371</text:p>
          </table:table-cell>
          <table:table-cell table:formula="of:=[.A602]-[.A$20]" office:value-type="float" office:value="0.119960999999876">
            <text:p>0.119961</text:p>
          </table:table-cell>
          <table:table-cell table:formula="of:=[.B602]-[.B601]" office:value-type="float" office:value="0.00000299999965136521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856375">
            <text:p>2164.856375</text:p>
          </table:table-cell>
          <table:table-cell table:formula="of:=[.A603]-[.A$20]" office:value-type="float" office:value="0.119964999999866">
            <text:p>0.119965</text:p>
          </table:table-cell>
          <table:table-cell table:formula="of:=[.B603]-[.B602]" office:value-type="float" office:value="0.00000399999998990097">
            <text:p>0.000004</text:p>
          </table:table-cell>
          <table:table-cell office:value-type="string">
            <text:p>is pick_next_task_dl-ed by empathy (2025)</text:p>
          </table:table-cell>
          <table:table-cell table:number-columns-repeated="2"/>
        </table:table-row>
        <table:table-row table:style-name="ro1">
          <table:table-cell office:value-type="float" office:value="2164.857321">
            <text:p>2164.857321</text:p>
          </table:table-cell>
          <table:table-cell table:formula="of:=[.A604]-[.A$20]" office:value-type="float" office:value="0.120910999999978">
            <text:p>0.120911</text:p>
          </table:table-cell>
          <table:table-cell table:formula="of:=[.B604]-[.B603]" office:value-type="float" office:value="0.00094600000011269">
            <text:p>0.00094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57322">
            <text:p>2164.857322</text:p>
          </table:table-cell>
          <table:table-cell table:formula="of:=[.A605]-[.A$20]" office:value-type="float" office:value="0.120911999999862">
            <text:p>0.120912</text:p>
          </table:table-cell>
          <table:table-cell table:formula="of:=[.B605]-[.B604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57324">
            <text:p>2164.857324</text:p>
          </table:table-cell>
          <table:table-cell table:formula="of:=[.A606]-[.A$20]" office:value-type="float" office:value="0.120914000000084">
            <text:p>0.120914</text:p>
          </table:table-cell>
          <table:table-cell table:formula="of:=[.B606]-[.B605]" office:value-type="float" office:value="0.00000200000022232416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858401">
            <text:p>2164.858401</text:p>
          </table:table-cell>
          <table:table-cell table:formula="of:=[.A607]-[.A$20]" office:value-type="float" office:value="0.12199099999998">
            <text:p>0.121991</text:p>
          </table:table-cell>
          <table:table-cell table:formula="of:=[.B607]-[.B606]" office:value-type="float" office:value="0.00107699999989563">
            <text:p>0.00107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58402">
            <text:p>2164.858402</text:p>
          </table:table-cell>
          <table:table-cell table:formula="of:=[.A608]-[.A$20]" office:value-type="float" office:value="0.121991999999864">
            <text:p>0.121992</text:p>
          </table:table-cell>
          <table:table-cell table:formula="of:=[.B608]-[.B607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58405">
            <text:p>2164.858405</text:p>
          </table:table-cell>
          <table:table-cell table:formula="of:=[.A609]-[.A$20]" office:value-type="float" office:value="0.12199499999997">
            <text:p>0.121995</text:p>
          </table:table-cell>
          <table:table-cell table:formula="of:=[.B609]-[.B608]" office:value-type="float" office:value="0.00000300000010611257">
            <text:p>0.000003</text:p>
          </table:table-cell>
          <table:table-cell/>
          <table:table-cell office:value-type="string">
            <text:p>postpones its deadline to 2164863.391910; c_s is topped up to 1.344019</text:p>
          </table:table-cell>
          <table:table-cell/>
        </table:table-row>
        <table:table-row table:style-name="ro1">
          <table:table-cell office:value-type="float" office:value="2164.860297">
            <text:p>2164.860297</text:p>
          </table:table-cell>
          <table:table-cell table:formula="of:=[.A610]-[.A$20]" office:value-type="float" office:value="0.123887000000195">
            <text:p>0.123887</text:p>
          </table:table-cell>
          <table:table-cell table:formula="of:=[.B610]-[.B609]" office:value-type="float" office:value="0.00189200000022538">
            <text:p>0.00189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860299">
            <text:p>2164.860299</text:p>
          </table:table-cell>
          <table:table-cell table:formula="of:=[.A611]-[.A$20]" office:value-type="float" office:value="0.123888999999963">
            <text:p>0.123889</text:p>
          </table:table-cell>
          <table:table-cell table:formula="of:=[.B611]-[.B610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60302">
            <text:p>2164.860302</text:p>
          </table:table-cell>
          <table:table-cell table:formula="of:=[.A612]-[.A$20]" office:value-type="float" office:value="0.123892000000069">
            <text:p>0.123892</text:p>
          </table:table-cell>
          <table:table-cell table:formula="of:=[.B612]-[.B611]" office:value-type="float" office:value="0.0000030000001061125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860305">
            <text:p>2164.860305</text:p>
          </table:table-cell>
          <table:table-cell table:formula="of:=[.A613]-[.A$20]" office:value-type="float" office:value="0.123895000000175">
            <text:p>0.123895</text:p>
          </table:table-cell>
          <table:table-cell table:formula="of:=[.B613]-[.B612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60308">
            <text:p>2164.860308</text:p>
          </table:table-cell>
          <table:table-cell table:formula="of:=[.A614]-[.A$20]" office:value-type="float" office:value="0.123897999999826">
            <text:p>0.123898</text:p>
          </table:table-cell>
          <table:table-cell table:formula="of:=[.B614]-[.B613]" office:value-type="float" office:value="0.00000299999965136521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860351">
            <text:p>2164.860351</text:p>
          </table:table-cell>
          <table:table-cell table:formula="of:=[.A615]-[.A$20]" office:value-type="float" office:value="0.123940999999832">
            <text:p>0.123941</text:p>
          </table:table-cell>
          <table:table-cell table:formula="of:=[.B615]-[.B614]" office:value-type="float" office:value="0.0000430000000051223">
            <text:p>0.00004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60353">
            <text:p>2164.860353</text:p>
          </table:table-cell>
          <table:table-cell table:formula="of:=[.A616]-[.A$20]" office:value-type="float" office:value="0.123943000000054">
            <text:p>0.123943</text:p>
          </table:table-cell>
          <table:table-cell table:formula="of:=[.B616]-[.B615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60355">
            <text:p>2164.860355</text:p>
          </table:table-cell>
          <table:table-cell table:formula="of:=[.A617]-[.A$20]" office:value-type="float" office:value="0.123944999999821">
            <text:p>0.123945</text:p>
          </table:table-cell>
          <table:table-cell table:formula="of:=[.B617]-[.B616]" office:value-type="float" office:value="0.00000199999976757681">
            <text:p>0.000002</text:p>
          </table:table-cell>
          <table:table-cell office:value-type="string">
            <text:p>d_s is renewed (r + D) to 2164862.353096; c_s is fully topped up</text:p>
          </table:table-cell>
          <table:table-cell table:number-columns-repeated="2"/>
        </table:table-row>
        <table:table-row table:style-name="ro1">
          <table:table-cell office:value-type="float" office:value="2164.860358">
            <text:p>2164.860358</text:p>
          </table:table-cell>
          <table:table-cell table:formula="of:=[.A618]-[.A$20]" office:value-type="float" office:value="0.123947999999928">
            <text:p>0.123948</text:p>
          </table:table-cell>
          <table:table-cell table:formula="of:=[.B618]-[.B617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860362">
            <text:p>2164.860362</text:p>
          </table:table-cell>
          <table:table-cell table:formula="of:=[.A619]-[.A$20]" office:value-type="float" office:value="0.123951999999917">
            <text:p>0.123952</text:p>
          </table:table-cell>
          <table:table-cell table:formula="of:=[.B619]-[.B618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60364">
            <text:p>2164.860364</text:p>
          </table:table-cell>
          <table:table-cell table:formula="of:=[.A620]-[.A$20]" office:value-type="float" office:value="0.12395400000014">
            <text:p>0.123954</text:p>
          </table:table-cell>
          <table:table-cell table:formula="of:=[.B620]-[.B619]" office:value-type="float" office:value="0.00000200000022232416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861306">
            <text:p>2164.861306</text:p>
          </table:table-cell>
          <table:table-cell table:formula="of:=[.A621]-[.A$20]" office:value-type="float" office:value="0.124895999999808">
            <text:p>0.124896</text:p>
          </table:table-cell>
          <table:table-cell table:formula="of:=[.B621]-[.B620]" office:value-type="float" office:value="0.000941999999668042">
            <text:p>0.0009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61308">
            <text:p>2164.861308</text:p>
          </table:table-cell>
          <table:table-cell table:formula="of:=[.A622]-[.A$20]" office:value-type="float" office:value="0.12489800000003">
            <text:p>0.124898</text:p>
          </table:table-cell>
          <table:table-cell table:formula="of:=[.B622]-[.B621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61312">
            <text:p>2164.861312</text:p>
          </table:table-cell>
          <table:table-cell table:formula="of:=[.A623]-[.A$20]" office:value-type="float" office:value="0.12490200000002">
            <text:p>0.124902</text:p>
          </table:table-cell>
          <table:table-cell table:formula="of:=[.B623]-[.B622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863266">
            <text:p>2164.863266</text:p>
          </table:table-cell>
          <table:table-cell table:formula="of:=[.A624]-[.A$20]" office:value-type="float" office:value="0.126855999999862">
            <text:p>0.126856</text:p>
          </table:table-cell>
          <table:table-cell table:formula="of:=[.B624]-[.B623]" office:value-type="float" office:value="0.00195399999984147">
            <text:p>0.00195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63268">
            <text:p>2164.863268</text:p>
          </table:table-cell>
          <table:table-cell table:formula="of:=[.A625]-[.A$20]" office:value-type="float" office:value="0.126858000000084">
            <text:p>0.126858</text:p>
          </table:table-cell>
          <table:table-cell table:formula="of:=[.B625]-[.B624]" office:value-type="float" office:value="0.00000200000022232416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63271">
            <text:p>2164.863271</text:p>
          </table:table-cell>
          <table:table-cell table:formula="of:=[.A626]-[.A$20]" office:value-type="float" office:value="0.12686100000019">
            <text:p>0.126861</text:p>
          </table:table-cell>
          <table:table-cell table:formula="of:=[.B626]-[.B625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63487">
            <text:p>2164.863487</text:p>
          </table:table-cell>
          <table:table-cell table:formula="of:=[.A627]-[.A$20]" office:value-type="float" office:value="0.127077000000099">
            <text:p>0.127077</text:p>
          </table:table-cell>
          <table:table-cell table:formula="of:=[.B627]-[.B626]" office:value-type="float" office:value="0.0002159999999094">
            <text:p>0.00021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6349">
            <text:p>2164.863490</text:p>
          </table:table-cell>
          <table:table-cell table:formula="of:=[.A628]-[.A$20]" office:value-type="float" office:value="0.127080000000205">
            <text:p>0.127080</text:p>
          </table:table-cell>
          <table:table-cell table:formula="of:=[.B628]-[.B627]" office:value-type="float" office:value="0.00000300000010611257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863493">
            <text:p>2164.863493</text:p>
          </table:table-cell>
          <table:table-cell table:formula="of:=[.A629]-[.A$20]" office:value-type="float" office:value="0.127082999999857">
            <text:p>0.127083</text:p>
          </table:table-cell>
          <table:table-cell table:formula="of:=[.B629]-[.B628]" office:value-type="float" office:value="0.00000299999965136521">
            <text:p>0.00000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63495">
            <text:p>2164.863495</text:p>
          </table:table-cell>
          <table:table-cell table:formula="of:=[.A630]-[.A$20]" office:value-type="float" office:value="0.127085000000079">
            <text:p>0.127085</text:p>
          </table:table-cell>
          <table:table-cell table:formula="of:=[.B630]-[.B629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63498">
            <text:p>2164.863498</text:p>
          </table:table-cell>
          <table:table-cell table:formula="of:=[.A631]-[.A$20]" office:value-type="float" office:value="0.127088000000185">
            <text:p>0.127088</text:p>
          </table:table-cell>
          <table:table-cell table:formula="of:=[.B631]-[.B630]" office:value-type="float" office:value="0.00000300000010611257">
            <text:p>0.000003</text:p>
          </table:table-cell>
          <table:table-cell/>
          <table:table-cell office:value-type="string">
            <text:p>postpones its deadline to 2164868.391910; c_s is topped up to 1.319569</text:p>
          </table:table-cell>
          <table:table-cell/>
        </table:table-row>
        <table:table-row table:style-name="ro1">
          <table:table-cell office:value-type="float" office:value="2164.863501">
            <text:p>2164.863501</text:p>
          </table:table-cell>
          <table:table-cell table:formula="of:=[.A632]-[.A$20]" office:value-type="float" office:value="0.127090999999837">
            <text:p>0.127091</text:p>
          </table:table-cell>
          <table:table-cell table:formula="of:=[.B632]-[.B631]" office:value-type="float" office:value="0.00000299999965136521">
            <text:p>0.000003</text:p>
          </table:table-cell>
          <table:table-cell/>
          <table:table-cell office:value-type="string">
            <text:p>preempts main (2025)</text:p>
          </table:table-cell>
          <table:table-cell/>
        </table:table-row>
        <table:table-row table:style-name="ro1">
          <table:table-cell office:value-type="float" office:value="2164.863511">
            <text:p>2164.863511</text:p>
          </table:table-cell>
          <table:table-cell table:formula="of:=[.A633]-[.A$20]" office:value-type="float" office:value="0.127101000000039">
            <text:p>0.127101</text:p>
          </table:table-cell>
          <table:table-cell table:formula="of:=[.B633]-[.B632]" office:value-type="float" office:value="0.0000100000002021261">
            <text:p>0.000010</text:p>
          </table:table-cell>
          <table:table-cell/>
          <table:table-cell office:value-type="string">
            <text:p>is pick_next_task_dl-ed by empathy (2025)</text:p>
          </table:table-cell>
          <table:table-cell/>
        </table:table-row>
        <table:table-row table:style-name="ro1">
          <table:table-cell office:value-type="float" office:value="2164.863515">
            <text:p>2164.863515</text:p>
          </table:table-cell>
          <table:table-cell table:formula="of:=[.A634]-[.A$20]" office:value-type="float" office:value="0.127105000000029">
            <text:p>0.127105</text:p>
          </table:table-cell>
          <table:table-cell table:formula="of:=[.B634]-[.B633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63519">
            <text:p>2164.863519</text:p>
          </table:table-cell>
          <table:table-cell table:formula="of:=[.A635]-[.A$20]" office:value-type="float" office:value="0.127109000000019">
            <text:p>0.127109</text:p>
          </table:table-cell>
          <table:table-cell table:formula="of:=[.B635]-[.B634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864353">
            <text:p>2164.864353</text:p>
          </table:table-cell>
          <table:table-cell table:formula="of:=[.A636]-[.A$20]" office:value-type="float" office:value="0.127942999999959">
            <text:p>0.127943</text:p>
          </table:table-cell>
          <table:table-cell table:formula="of:=[.B636]-[.B635]" office:value-type="float" office:value="0.000833999999940716">
            <text:p>0.00083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64355">
            <text:p>2164.864355</text:p>
          </table:table-cell>
          <table:table-cell table:formula="of:=[.A637]-[.A$20]" office:value-type="float" office:value="0.127945000000182">
            <text:p>0.127945</text:p>
          </table:table-cell>
          <table:table-cell table:formula="of:=[.B637]-[.B636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64358">
            <text:p>2164.864358</text:p>
          </table:table-cell>
          <table:table-cell table:formula="of:=[.A638]-[.A$20]" office:value-type="float" office:value="0.127947999999833">
            <text:p>0.127948</text:p>
          </table:table-cell>
          <table:table-cell table:formula="of:=[.B638]-[.B637]" office:value-type="float" office:value="0.00000299999965136521">
            <text:p>0.000003</text:p>
          </table:table-cell>
          <table:table-cell office:value-type="string">
            <text:p>d_s is renewed (r + D) to 2164866.355481; c_s is fully topped up</text:p>
          </table:table-cell>
          <table:table-cell table:number-columns-repeated="2"/>
        </table:table-row>
        <table:table-row table:style-name="ro1">
          <table:table-cell office:value-type="float" office:value="2164.864361">
            <text:p>2164.864361</text:p>
          </table:table-cell>
          <table:table-cell table:formula="of:=[.A639]-[.A$20]" office:value-type="float" office:value="0.127950999999939">
            <text:p>0.127951</text:p>
          </table:table-cell>
          <table:table-cell table:formula="of:=[.B639]-[.B638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864367">
            <text:p>2164.864367</text:p>
          </table:table-cell>
          <table:table-cell table:formula="of:=[.A640]-[.A$20]" office:value-type="float" office:value="0.127957000000151">
            <text:p>0.127957</text:p>
          </table:table-cell>
          <table:table-cell table:formula="of:=[.B640]-[.B639]" office:value-type="float" office:value="0.0000060000002122251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64369">
            <text:p>2164.864369</text:p>
          </table:table-cell>
          <table:table-cell table:formula="of:=[.A641]-[.A$20]" office:value-type="float" office:value="0.127958999999919">
            <text:p>0.127959</text:p>
          </table:table-cell>
          <table:table-cell table:formula="of:=[.B641]-[.B640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865315">
            <text:p>2164.865315</text:p>
          </table:table-cell>
          <table:table-cell table:formula="of:=[.A642]-[.A$20]" office:value-type="float" office:value="0.128905000000032">
            <text:p>0.128905</text:p>
          </table:table-cell>
          <table:table-cell table:formula="of:=[.B642]-[.B641]" office:value-type="float" office:value="0.00094600000011269">
            <text:p>0.00094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65317">
            <text:p>2164.865317</text:p>
          </table:table-cell>
          <table:table-cell table:formula="of:=[.A643]-[.A$20]" office:value-type="float" office:value="0.128906999999799">
            <text:p>0.128907</text:p>
          </table:table-cell>
          <table:table-cell table:formula="of:=[.B643]-[.B642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6532">
            <text:p>2164.865320</text:p>
          </table:table-cell>
          <table:table-cell table:formula="of:=[.A644]-[.A$20]" office:value-type="float" office:value="0.128909999999905">
            <text:p>0.128910</text:p>
          </table:table-cell>
          <table:table-cell table:formula="of:=[.B644]-[.B643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866348">
            <text:p>2164.866348</text:p>
          </table:table-cell>
          <table:table-cell table:formula="of:=[.A645]-[.A$20]" office:value-type="float" office:value="0.129938000000038">
            <text:p>0.129938</text:p>
          </table:table-cell>
          <table:table-cell table:formula="of:=[.B645]-[.B644]" office:value-type="float" office:value="0.00102800000013303">
            <text:p>0.00102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866351">
            <text:p>2164.866351</text:p>
          </table:table-cell>
          <table:table-cell table:formula="of:=[.A646]-[.A$20]" office:value-type="float" office:value="0.129941000000144">
            <text:p>0.129941</text:p>
          </table:table-cell>
          <table:table-cell table:formula="of:=[.B646]-[.B645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866353">
            <text:p>2164.866353</text:p>
          </table:table-cell>
          <table:table-cell table:formula="of:=[.A647]-[.A$20]" office:value-type="float" office:value="0.129942999999912">
            <text:p>0.129943</text:p>
          </table:table-cell>
          <table:table-cell table:formula="of:=[.B647]-[.B646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2164873.350663; c_s is fully topped up</text:p>
          </table:table-cell>
        </table:table-row>
        <table:table-row table:style-name="ro1">
          <table:table-cell office:value-type="float" office:value="2164.866612">
            <text:p>2164.866612</text:p>
          </table:table-cell>
          <table:table-cell table:formula="of:=[.A648]-[.A$20]" office:value-type="float" office:value="0.130201999999827">
            <text:p>0.130202</text:p>
          </table:table-cell>
          <table:table-cell table:formula="of:=[.B648]-[.B647]" office:value-type="float" office:value="0.000258999999914522">
            <text:p>0.00025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66615">
            <text:p>2164.866615</text:p>
          </table:table-cell>
          <table:table-cell table:formula="of:=[.A649]-[.A$20]" office:value-type="float" office:value="0.130204999999933">
            <text:p>0.130205</text:p>
          </table:table-cell>
          <table:table-cell table:formula="of:=[.B649]-[.B648]" office:value-type="float" office:value="0.00000300000010611257">
            <text:p>0.000003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66618">
            <text:p>2164.866618</text:p>
          </table:table-cell>
          <table:table-cell table:formula="of:=[.A650]-[.A$20]" office:value-type="float" office:value="0.130208000000039">
            <text:p>0.130208</text:p>
          </table:table-cell>
          <table:table-cell table:formula="of:=[.B650]-[.B649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6662">
            <text:p>2164.866620</text:p>
          </table:table-cell>
          <table:table-cell table:formula="of:=[.A651]-[.A$20]" office:value-type="float" office:value="0.130209999999806">
            <text:p>0.130210</text:p>
          </table:table-cell>
          <table:table-cell table:formula="of:=[.B651]-[.B650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866877">
            <text:p>2164.866877</text:p>
          </table:table-cell>
          <table:table-cell table:formula="of:=[.A652]-[.A$20]" office:value-type="float" office:value="0.130466999999953">
            <text:p>0.130467</text:p>
          </table:table-cell>
          <table:table-cell table:formula="of:=[.B652]-[.B651]" office:value-type="float" office:value="0.000257000000146945">
            <text:p>0.00025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66879">
            <text:p>2164.866879</text:p>
          </table:table-cell>
          <table:table-cell table:formula="of:=[.A653]-[.A$20]" office:value-type="float" office:value="0.130469000000176">
            <text:p>0.130469</text:p>
          </table:table-cell>
          <table:table-cell table:formula="of:=[.B653]-[.B652]" office:value-type="float" office:value="0.00000200000022232416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866881">
            <text:p>2164.866881</text:p>
          </table:table-cell>
          <table:table-cell table:formula="of:=[.A654]-[.A$20]" office:value-type="float" office:value="0.130470999999943">
            <text:p>0.130471</text:p>
          </table:table-cell>
          <table:table-cell table:formula="of:=[.B654]-[.B653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164.866887">
            <text:p>2164.866887</text:p>
          </table:table-cell>
          <table:table-cell table:formula="of:=[.A655]-[.A$20]" office:value-type="float" office:value="0.130477000000155">
            <text:p>0.130477</text:p>
          </table:table-cell>
          <table:table-cell table:formula="of:=[.B655]-[.B654]" office:value-type="float" office:value="0.00000600000021222513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66892">
            <text:p>2164.866892</text:p>
          </table:table-cell>
          <table:table-cell table:formula="of:=[.A656]-[.A$20]" office:value-type="float" office:value="0.130482000000029">
            <text:p>0.130482</text:p>
          </table:table-cell>
          <table:table-cell table:formula="of:=[.B656]-[.B65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868352">
            <text:p>2164.868352</text:p>
          </table:table-cell>
          <table:table-cell table:formula="of:=[.A657]-[.A$20]" office:value-type="float" office:value="0.131941999999981">
            <text:p>0.131942</text:p>
          </table:table-cell>
          <table:table-cell table:formula="of:=[.B657]-[.B656]" office:value-type="float" office:value="0.00145999999995183">
            <text:p>0.00146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68355">
            <text:p>2164.868355</text:p>
          </table:table-cell>
          <table:table-cell table:formula="of:=[.A658]-[.A$20]" office:value-type="float" office:value="0.131945000000087">
            <text:p>0.131945</text:p>
          </table:table-cell>
          <table:table-cell table:formula="of:=[.B658]-[.B657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68357">
            <text:p>2164.868357</text:p>
          </table:table-cell>
          <table:table-cell table:formula="of:=[.A659]-[.A$20]" office:value-type="float" office:value="0.131946999999855">
            <text:p>0.131947</text:p>
          </table:table-cell>
          <table:table-cell table:formula="of:=[.B659]-[.B658]" office:value-type="float" office:value="0.00000199999976757681">
            <text:p>0.000002</text:p>
          </table:table-cell>
          <table:table-cell office:value-type="string">
            <text:p>d_s is renewed (r + D) to 2164870.354405; c_s is fully topped up</text:p>
          </table:table-cell>
          <table:table-cell table:number-columns-repeated="2"/>
        </table:table-row>
        <table:table-row table:style-name="ro1">
          <table:table-cell office:value-type="float" office:value="2164.86836">
            <text:p>2164.868360</text:p>
          </table:table-cell>
          <table:table-cell table:formula="of:=[.A660]-[.A$20]" office:value-type="float" office:value="0.131949999999961">
            <text:p>0.131950</text:p>
          </table:table-cell>
          <table:table-cell table:formula="of:=[.B660]-[.B659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868363">
            <text:p>2164.868363</text:p>
          </table:table-cell>
          <table:table-cell table:formula="of:=[.A661]-[.A$20]" office:value-type="float" office:value="0.131953000000067">
            <text:p>0.131953</text:p>
          </table:table-cell>
          <table:table-cell table:formula="of:=[.B661]-[.B660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68365">
            <text:p>2164.868365</text:p>
          </table:table-cell>
          <table:table-cell table:formula="of:=[.A662]-[.A$20]" office:value-type="float" office:value="0.131954999999834">
            <text:p>0.131955</text:p>
          </table:table-cell>
          <table:table-cell table:formula="of:=[.B662]-[.B661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868405">
            <text:p>2164.868405</text:p>
          </table:table-cell>
          <table:table-cell table:formula="of:=[.A663]-[.A$20]" office:value-type="float" office:value="0.131995000000188">
            <text:p>0.131995</text:p>
          </table:table-cell>
          <table:table-cell table:formula="of:=[.B663]-[.B662]" office:value-type="float" office:value="0.0000400000003537571">
            <text:p>0.00004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68406">
            <text:p>2164.868406</text:p>
          </table:table-cell>
          <table:table-cell table:formula="of:=[.A664]-[.A$20]" office:value-type="float" office:value="0.131996000000072">
            <text:p>0.131996</text:p>
          </table:table-cell>
          <table:table-cell table:formula="of:=[.B664]-[.B663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68409">
            <text:p>2164.868409</text:p>
          </table:table-cell>
          <table:table-cell table:formula="of:=[.A665]-[.A$20]" office:value-type="float" office:value="0.131999000000178">
            <text:p>0.131999</text:p>
          </table:table-cell>
          <table:table-cell table:formula="of:=[.B665]-[.B664]" office:value-type="float" office:value="0.00000300000010611257">
            <text:p>0.000003</text:p>
          </table:table-cell>
          <table:table-cell/>
          <table:table-cell office:value-type="string">
            <text:p>postpones its deadline to 2164873.391910; c_s is topped up to 1.146877</text:p>
          </table:table-cell>
          <table:table-cell/>
        </table:table-row>
        <table:table-row table:style-name="ro1">
          <table:table-cell office:value-type="float" office:value="2164.86932">
            <text:p>2164.869320</text:p>
          </table:table-cell>
          <table:table-cell table:formula="of:=[.A666]-[.A$20]" office:value-type="float" office:value="0.132909999999811">
            <text:p>0.132910</text:p>
          </table:table-cell>
          <table:table-cell table:formula="of:=[.B666]-[.B665]" office:value-type="float" office:value="0.000910999999632622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69321">
            <text:p>2164.869321</text:p>
          </table:table-cell>
          <table:table-cell table:formula="of:=[.A667]-[.A$20]" office:value-type="float" office:value="0.132911000000149">
            <text:p>0.132911</text:p>
          </table:table-cell>
          <table:table-cell table:formula="of:=[.B667]-[.B666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69326">
            <text:p>2164.869326</text:p>
          </table:table-cell>
          <table:table-cell table:formula="of:=[.A668]-[.A$20]" office:value-type="float" office:value="0.132916000000023">
            <text:p>0.132916</text:p>
          </table:table-cell>
          <table:table-cell table:formula="of:=[.B668]-[.B667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870602">
            <text:p>2164.870602</text:p>
          </table:table-cell>
          <table:table-cell table:formula="of:=[.A669]-[.A$20]" office:value-type="float" office:value="0.134191999999985">
            <text:p>0.134192</text:p>
          </table:table-cell>
          <table:table-cell table:formula="of:=[.B669]-[.B668]" office:value-type="float" office:value="0.00127599999996164">
            <text:p>0.00127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870603">
            <text:p>2164.870603</text:p>
          </table:table-cell>
          <table:table-cell table:formula="of:=[.A670]-[.A$20]" office:value-type="float" office:value="0.134192999999868">
            <text:p>0.134193</text:p>
          </table:table-cell>
          <table:table-cell table:formula="of:=[.B670]-[.B669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870607">
            <text:p>2164.870607</text:p>
          </table:table-cell>
          <table:table-cell table:formula="of:=[.A671]-[.A$20]" office:value-type="float" office:value="0.134196999999858">
            <text:p>0.134197</text:p>
          </table:table-cell>
          <table:table-cell table:formula="of:=[.B671]-[.B670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70611">
            <text:p>2164.870611</text:p>
          </table:table-cell>
          <table:table-cell table:formula="of:=[.A672]-[.A$20]" office:value-type="float" office:value="0.134200999999848">
            <text:p>0.134201</text:p>
          </table:table-cell>
          <table:table-cell table:formula="of:=[.B672]-[.B671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870615">
            <text:p>2164.870615</text:p>
          </table:table-cell>
          <table:table-cell table:formula="of:=[.A673]-[.A$20]" office:value-type="float" office:value="0.134204999999838">
            <text:p>0.134205</text:p>
          </table:table-cell>
          <table:table-cell table:formula="of:=[.B673]-[.B672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70619">
            <text:p>2164.870619</text:p>
          </table:table-cell>
          <table:table-cell table:formula="of:=[.A674]-[.A$20]" office:value-type="float" office:value="0.134208999999828">
            <text:p>0.134209</text:p>
          </table:table-cell>
          <table:table-cell table:formula="of:=[.B674]-[.B673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872007">
            <text:p>2164.872007</text:p>
          </table:table-cell>
          <table:table-cell table:formula="of:=[.A675]-[.A$20]" office:value-type="float" office:value="0.135596999999962">
            <text:p>0.135597</text:p>
          </table:table-cell>
          <table:table-cell table:formula="of:=[.B675]-[.B674]" office:value-type="float" office:value="0.00138800000013362">
            <text:p>0.001388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72015">
            <text:p>2164.872015</text:p>
          </table:table-cell>
          <table:table-cell table:formula="of:=[.A676]-[.A$20]" office:value-type="float" office:value="0.135604999999941">
            <text:p>0.135605</text:p>
          </table:table-cell>
          <table:table-cell table:formula="of:=[.B676]-[.B675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72354">
            <text:p>2164.872354</text:p>
          </table:table-cell>
          <table:table-cell table:formula="of:=[.A677]-[.A$20]" office:value-type="float" office:value="0.135944000000109">
            <text:p>0.135944</text:p>
          </table:table-cell>
          <table:table-cell table:formula="of:=[.B677]-[.B676]" office:value-type="float" office:value="0.000339000000167289">
            <text:p>0.00033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72357">
            <text:p>2164.872357</text:p>
          </table:table-cell>
          <table:table-cell table:formula="of:=[.A678]-[.A$20]" office:value-type="float" office:value="0.135947000000215">
            <text:p>0.135947</text:p>
          </table:table-cell>
          <table:table-cell table:formula="of:=[.B678]-[.B677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72359">
            <text:p>2164.872359</text:p>
          </table:table-cell>
          <table:table-cell table:formula="of:=[.A679]-[.A$20]" office:value-type="float" office:value="0.135948999999982">
            <text:p>0.135949</text:p>
          </table:table-cell>
          <table:table-cell table:formula="of:=[.B679]-[.B678]" office:value-type="float" office:value="0.00000199999976757681">
            <text:p>0.000002</text:p>
          </table:table-cell>
          <table:table-cell office:value-type="string">
            <text:p>d_s is renewed (r + D) to 2164874.357075; c_s is fully topped up</text:p>
          </table:table-cell>
          <table:table-cell table:number-columns-repeated="2"/>
        </table:table-row>
        <table:table-row table:style-name="ro1">
          <table:table-cell office:value-type="float" office:value="2164.872365">
            <text:p>2164.872365</text:p>
          </table:table-cell>
          <table:table-cell table:formula="of:=[.A680]-[.A$20]" office:value-type="float" office:value="0.135955000000195">
            <text:p>0.135955</text:p>
          </table:table-cell>
          <table:table-cell table:formula="of:=[.B680]-[.B679]" office:value-type="float" office:value="0.00000600000021222513">
            <text:p>0.000006</text:p>
          </table:table-cell>
          <table:table-cell office:value-type="string">
            <text:p>is pick_next_task_dl-ed by rsyslogd (3298)</text:p>
          </table:table-cell>
          <table:table-cell table:number-columns-repeated="2"/>
        </table:table-row>
        <table:table-row table:style-name="ro1">
          <table:table-cell office:value-type="float" office:value="2164.873312">
            <text:p>2164.873312</text:p>
          </table:table-cell>
          <table:table-cell table:formula="of:=[.A681]-[.A$20]" office:value-type="float" office:value="0.136902000000191">
            <text:p>0.136902</text:p>
          </table:table-cell>
          <table:table-cell table:formula="of:=[.B681]-[.B680]" office:value-type="float" office:value="0.000946999999996478">
            <text:p>0.00094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73314">
            <text:p>2164.873314</text:p>
          </table:table-cell>
          <table:table-cell table:formula="of:=[.A682]-[.A$20]" office:value-type="float" office:value="0.136903999999959">
            <text:p>0.136904</text:p>
          </table:table-cell>
          <table:table-cell table:formula="of:=[.B682]-[.B681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7336">
            <text:p>2164.873360</text:p>
          </table:table-cell>
          <table:table-cell table:formula="of:=[.A683]-[.A$20]" office:value-type="float" office:value="0.13695000000007">
            <text:p>0.136950</text:p>
          </table:table-cell>
          <table:table-cell table:formula="of:=[.B683]-[.B682]" office:value-type="float" office:value="0.0000460000001112348">
            <text:p>0.00004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873395">
            <text:p>2164.873395</text:p>
          </table:table-cell>
          <table:table-cell table:formula="of:=[.A684]-[.A$20]" office:value-type="float" office:value="0.136985000000095">
            <text:p>0.136985</text:p>
          </table:table-cell>
          <table:table-cell table:formula="of:=[.B684]-[.B683]" office:value-type="float" office:value="0.0000350000000253203">
            <text:p>0.00003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73397">
            <text:p>2164.873397</text:p>
          </table:table-cell>
          <table:table-cell table:formula="of:=[.A685]-[.A$20]" office:value-type="float" office:value="0.136986999999863">
            <text:p>0.136987</text:p>
          </table:table-cell>
          <table:table-cell table:formula="of:=[.B685]-[.B684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734">
            <text:p>2164.873400</text:p>
          </table:table-cell>
          <table:table-cell table:formula="of:=[.A686]-[.A$20]" office:value-type="float" office:value="0.136989999999969">
            <text:p>0.136990</text:p>
          </table:table-cell>
          <table:table-cell table:formula="of:=[.B686]-[.B685]" office:value-type="float" office:value="0.00000300000010611257">
            <text:p>0.000003</text:p>
          </table:table-cell>
          <table:table-cell/>
          <table:table-cell office:value-type="string">
            <text:p>postpones its deadline to 2164878.391910; c_s is topped up to 1.741807</text:p>
          </table:table-cell>
          <table:table-cell/>
        </table:table-row>
        <table:table-row table:style-name="ro1">
          <table:table-cell office:value-type="float" office:value="2164.873403">
            <text:p>2164.873403</text:p>
          </table:table-cell>
          <table:table-cell table:formula="of:=[.A687]-[.A$20]" office:value-type="float" office:value="0.136993000000075">
            <text:p>0.136993</text:p>
          </table:table-cell>
          <table:table-cell table:formula="of:=[.B687]-[.B686]" office:value-type="float" office:value="0.00000300000010611257">
            <text:p>0.000003</text:p>
          </table:table-cell>
          <table:table-cell/>
          <table:table-cell office:value-type="string">
            <text:p>preempts main (3298)</text:p>
          </table:table-cell>
          <table:table-cell/>
        </table:table-row>
        <table:table-row table:style-name="ro1">
          <table:table-cell office:value-type="float" office:value="2164.873409">
            <text:p>2164.873409</text:p>
          </table:table-cell>
          <table:table-cell table:formula="of:=[.A688]-[.A$20]" office:value-type="float" office:value="0.136998999999832">
            <text:p>0.136999</text:p>
          </table:table-cell>
          <table:table-cell table:formula="of:=[.B688]-[.B687]" office:value-type="float" office:value="0.00000599999975747778">
            <text:p>0.000006</text:p>
          </table:table-cell>
          <table:table-cell/>
          <table:table-cell office:value-type="string">
            <text:p>is pick_next_task_dl-ed by rsyslogd (3298)</text:p>
          </table:table-cell>
          <table:table-cell/>
        </table:table-row>
        <table:table-row table:style-name="ro1">
          <table:table-cell office:value-type="float" office:value="2164.873995">
            <text:p>2164.873995</text:p>
          </table:table-cell>
          <table:table-cell table:formula="of:=[.A689]-[.A$20]" office:value-type="float" office:value="0.137584999999945">
            <text:p>0.137585</text:p>
          </table:table-cell>
          <table:table-cell table:formula="of:=[.B689]-[.B688]" office:value-type="float" office:value="0.000586000000112108">
            <text:p>0.00058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73997">
            <text:p>2164.873997</text:p>
          </table:table-cell>
          <table:table-cell table:formula="of:=[.A690]-[.A$20]" office:value-type="float" office:value="0.137587000000167">
            <text:p>0.137587</text:p>
          </table:table-cell>
          <table:table-cell table:formula="of:=[.B690]-[.B689]" office:value-type="float" office:value="0.00000200000022232416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74002">
            <text:p>2164.874002</text:p>
          </table:table-cell>
          <table:table-cell table:formula="of:=[.A691]-[.A$20]" office:value-type="float" office:value="0.137592000000041">
            <text:p>0.137592</text:p>
          </table:table-cell>
          <table:table-cell table:formula="of:=[.B691]-[.B690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74004">
            <text:p>2164.874004</text:p>
          </table:table-cell>
          <table:table-cell table:formula="of:=[.A692]-[.A$20]" office:value-type="float" office:value="0.137593999999808">
            <text:p>0.137594</text:p>
          </table:table-cell>
          <table:table-cell table:formula="of:=[.B692]-[.B691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74007">
            <text:p>2164.874007</text:p>
          </table:table-cell>
          <table:table-cell table:formula="of:=[.A693]-[.A$20]" office:value-type="float" office:value="0.137596999999914">
            <text:p>0.137597</text:p>
          </table:table-cell>
          <table:table-cell table:formula="of:=[.B693]-[.B692]" office:value-type="float" office:value="0.00000300000010611257">
            <text:p>0.000003</text:p>
          </table:table-cell>
          <table:table-cell/>
          <table:table-cell office:value-type="string">
            <text:p>1.152746 / 4.387858 &lt;= 2.000000 / 5.000000</text:p>
          </table:table-cell>
          <table:table-cell/>
        </table:table-row>
        <table:table-row table:style-name="ro1">
          <table:table-cell office:value-type="float" office:value="2164.874009">
            <text:p>2164.874009</text:p>
          </table:table-cell>
          <table:table-cell table:formula="of:=[.A694]-[.A$20]" office:value-type="float" office:value="0.137599000000137">
            <text:p>0.137599</text:p>
          </table:table-cell>
          <table:table-cell table:formula="of:=[.B694]-[.B693]" office:value-type="float" office:value="0.00000200000022232416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164.874015">
            <text:p>2164.874015</text:p>
          </table:table-cell>
          <table:table-cell table:formula="of:=[.A695]-[.A$20]" office:value-type="float" office:value="0.137604999999894">
            <text:p>0.137605</text:p>
          </table:table-cell>
          <table:table-cell table:formula="of:=[.B695]-[.B694]" office:value-type="float" office:value="0.00000599999975747778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2164.875963">
            <text:p>2164.875963</text:p>
          </table:table-cell>
          <table:table-cell table:formula="of:=[.A696]-[.A$20]" office:value-type="float" office:value="0.139552999999978">
            <text:p>0.139553</text:p>
          </table:table-cell>
          <table:table-cell table:formula="of:=[.B696]-[.B695]" office:value-type="float" office:value="0.00194800000008399">
            <text:p>0.00194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75964">
            <text:p>2164.875964</text:p>
          </table:table-cell>
          <table:table-cell table:formula="of:=[.A697]-[.A$20]" office:value-type="float" office:value="0.139553999999862">
            <text:p>0.139554</text:p>
          </table:table-cell>
          <table:table-cell table:formula="of:=[.B697]-[.B696]" office:value-type="float" office:value="0.000000999999883788405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75968">
            <text:p>2164.875968</text:p>
          </table:table-cell>
          <table:table-cell table:formula="of:=[.A698]-[.A$20]" office:value-type="float" office:value="0.139557999999852">
            <text:p>0.139558</text:p>
          </table:table-cell>
          <table:table-cell table:formula="of:=[.B698]-[.B697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76353">
            <text:p>2164.876353</text:p>
          </table:table-cell>
          <table:table-cell table:formula="of:=[.A699]-[.A$20]" office:value-type="float" office:value="0.13994300000013">
            <text:p>0.139943</text:p>
          </table:table-cell>
          <table:table-cell table:formula="of:=[.B699]-[.B698]" office:value-type="float" office:value="0.000385000000278524">
            <text:p>0.00038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876355">
            <text:p>2164.876355</text:p>
          </table:table-cell>
          <table:table-cell table:formula="of:=[.A700]-[.A$20]" office:value-type="float" office:value="0.139944999999898">
            <text:p>0.139945</text:p>
          </table:table-cell>
          <table:table-cell table:formula="of:=[.B700]-[.B699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876357">
            <text:p>2164.876357</text:p>
          </table:table-cell>
          <table:table-cell table:formula="of:=[.A701]-[.A$20]" office:value-type="float" office:value="0.13994700000012">
            <text:p>0.139947</text:p>
          </table:table-cell>
          <table:table-cell table:formula="of:=[.B701]-[.B700]" office:value-type="float" office:value="0.00000200000022232416">
            <text:p>0.000002</text:p>
          </table:table-cell>
          <table:table-cell table:number-columns-repeated="2"/>
          <table:table-cell office:value-type="string">
            <text:p>d_s is renewed (r + D) to 2164883.355011; c_s is fully topped up</text:p>
          </table:table-cell>
        </table:table-row>
        <table:table-row table:style-name="ro1">
          <table:table-cell office:value-type="float" office:value="2164.87636">
            <text:p>2164.876360</text:p>
          </table:table-cell>
          <table:table-cell table:formula="of:=[.A702]-[.A$20]" office:value-type="float" office:value="0.139950000000226">
            <text:p>0.139950</text:p>
          </table:table-cell>
          <table:table-cell table:formula="of:=[.B702]-[.B701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76362">
            <text:p>2164.876362</text:p>
          </table:table-cell>
          <table:table-cell table:formula="of:=[.A703]-[.A$20]" office:value-type="float" office:value="0.139951999999994">
            <text:p>0.139952</text:p>
          </table:table-cell>
          <table:table-cell table:formula="of:=[.B703]-[.B702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76364">
            <text:p>2164.876364</text:p>
          </table:table-cell>
          <table:table-cell table:formula="of:=[.A704]-[.A$20]" office:value-type="float" office:value="0.139954000000216">
            <text:p>0.139954</text:p>
          </table:table-cell>
          <table:table-cell table:formula="of:=[.B704]-[.B703]" office:value-type="float" office:value="0.00000200000022232416">
            <text:p>0.000002</text:p>
          </table:table-cell>
          <table:table-cell office:value-type="string">
            <text:p>d_s is renewed (r + D) to 2164878.355011; c_s is fully topped up</text:p>
          </table:table-cell>
          <table:table-cell table:number-columns-repeated="2"/>
        </table:table-row>
        <table:table-row table:style-name="ro1">
          <table:table-cell office:value-type="float" office:value="2164.876367">
            <text:p>2164.876367</text:p>
          </table:table-cell>
          <table:table-cell table:formula="of:=[.A705]-[.A$20]" office:value-type="float" office:value="0.139956999999868">
            <text:p>0.139957</text:p>
          </table:table-cell>
          <table:table-cell table:formula="of:=[.B705]-[.B704]" office:value-type="float" office:value="0.00000299999965136521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76369">
            <text:p>2164.876369</text:p>
          </table:table-cell>
          <table:table-cell table:formula="of:=[.A706]-[.A$20]" office:value-type="float" office:value="0.13995900000009">
            <text:p>0.139959</text:p>
          </table:table-cell>
          <table:table-cell table:formula="of:=[.B706]-[.B705]" office:value-type="float" office:value="0.00000200000022232416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876373">
            <text:p>2164.876373</text:p>
          </table:table-cell>
          <table:table-cell table:formula="of:=[.A707]-[.A$20]" office:value-type="float" office:value="0.13996300000008">
            <text:p>0.139963</text:p>
          </table:table-cell>
          <table:table-cell table:formula="of:=[.B707]-[.B706]" office:value-type="float" office:value="0.00000399999998990097">
            <text:p>0.000004</text:p>
          </table:table-cell>
          <table:table-cell office:value-type="string">
            <text:p>is pick_next_task_dl-ed by rsyslogd (3298)</text:p>
          </table:table-cell>
          <table:table-cell table:number-columns-repeated="2"/>
        </table:table-row>
        <table:table-row table:style-name="ro1">
          <table:table-cell office:value-type="float" office:value="2164.877319">
            <text:p>2164.877319</text:p>
          </table:table-cell>
          <table:table-cell table:formula="of:=[.A708]-[.A$20]" office:value-type="float" office:value="0.140909000000192">
            <text:p>0.140909</text:p>
          </table:table-cell>
          <table:table-cell table:formula="of:=[.B708]-[.B707]" office:value-type="float" office:value="0.00094600000011269">
            <text:p>0.00094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77321">
            <text:p>2164.877321</text:p>
          </table:table-cell>
          <table:table-cell table:formula="of:=[.A709]-[.A$20]" office:value-type="float" office:value="0.14091099999996">
            <text:p>0.140911</text:p>
          </table:table-cell>
          <table:table-cell table:formula="of:=[.B709]-[.B708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77323">
            <text:p>2164.877323</text:p>
          </table:table-cell>
          <table:table-cell table:formula="of:=[.A710]-[.A$20]" office:value-type="float" office:value="0.140913000000182">
            <text:p>0.140913</text:p>
          </table:table-cell>
          <table:table-cell table:formula="of:=[.B710]-[.B709]" office:value-type="float" office:value="0.00000200000022232416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877326">
            <text:p>2164.877326</text:p>
          </table:table-cell>
          <table:table-cell table:formula="of:=[.A711]-[.A$20]" office:value-type="float" office:value="0.140915999999834">
            <text:p>0.140916</text:p>
          </table:table-cell>
          <table:table-cell table:formula="of:=[.B711]-[.B710]" office:value-type="float" office:value="0.00000299999965136521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77328">
            <text:p>2164.877328</text:p>
          </table:table-cell>
          <table:table-cell table:formula="of:=[.A712]-[.A$20]" office:value-type="float" office:value="0.140918000000056">
            <text:p>0.140918</text:p>
          </table:table-cell>
          <table:table-cell table:formula="of:=[.B712]-[.B711]" office:value-type="float" office:value="0.00000200000022232416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8784">
            <text:p>2164.878400</text:p>
          </table:table-cell>
          <table:table-cell table:formula="of:=[.A713]-[.A$20]" office:value-type="float" office:value="0.141990000000078">
            <text:p>0.141990</text:p>
          </table:table-cell>
          <table:table-cell table:formula="of:=[.B713]-[.B712]" office:value-type="float" office:value="0.00107200000002194">
            <text:p>0.00107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78402">
            <text:p>2164.878402</text:p>
          </table:table-cell>
          <table:table-cell table:formula="of:=[.A714]-[.A$20]" office:value-type="float" office:value="0.141991999999846">
            <text:p>0.141992</text:p>
          </table:table-cell>
          <table:table-cell table:formula="of:=[.B714]-[.B713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78405">
            <text:p>2164.878405</text:p>
          </table:table-cell>
          <table:table-cell table:formula="of:=[.A715]-[.A$20]" office:value-type="float" office:value="0.141994999999952">
            <text:p>0.141995</text:p>
          </table:table-cell>
          <table:table-cell table:formula="of:=[.B715]-[.B714]" office:value-type="float" office:value="0.00000300000010611257">
            <text:p>0.000003</text:p>
          </table:table-cell>
          <table:table-cell/>
          <table:table-cell office:value-type="string">
            <text:p>postpones its deadline to 2164883.391910; c_s is topped up to 1.202348</text:p>
          </table:table-cell>
          <table:table-cell/>
        </table:table-row>
        <table:table-row table:style-name="ro1">
          <table:table-cell office:value-type="float" office:value="2164.880311">
            <text:p>2164.880311</text:p>
          </table:table-cell>
          <table:table-cell table:formula="of:=[.A716]-[.A$20]" office:value-type="float" office:value="0.143900999999914">
            <text:p>0.143901</text:p>
          </table:table-cell>
          <table:table-cell table:formula="of:=[.B716]-[.B715]" office:value-type="float" office:value="0.00190599999996266">
            <text:p>0.0019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880313">
            <text:p>2164.880313</text:p>
          </table:table-cell>
          <table:table-cell table:formula="of:=[.A717]-[.A$20]" office:value-type="float" office:value="0.143903000000137">
            <text:p>0.143903</text:p>
          </table:table-cell>
          <table:table-cell table:formula="of:=[.B717]-[.B716]" office:value-type="float" office:value="0.00000200000022232416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80317">
            <text:p>2164.880317</text:p>
          </table:table-cell>
          <table:table-cell table:formula="of:=[.A718]-[.A$20]" office:value-type="float" office:value="0.143907000000127">
            <text:p>0.143907</text:p>
          </table:table-cell>
          <table:table-cell table:formula="of:=[.B718]-[.B717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880319">
            <text:p>2164.880319</text:p>
          </table:table-cell>
          <table:table-cell table:formula="of:=[.A719]-[.A$20]" office:value-type="float" office:value="0.143908999999894">
            <text:p>0.143909</text:p>
          </table:table-cell>
          <table:table-cell table:formula="of:=[.B719]-[.B718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80323">
            <text:p>2164.880323</text:p>
          </table:table-cell>
          <table:table-cell table:formula="of:=[.A720]-[.A$20]" office:value-type="float" office:value="0.143912999999884">
            <text:p>0.143913</text:p>
          </table:table-cell>
          <table:table-cell table:formula="of:=[.B720]-[.B719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880351">
            <text:p>2164.880351</text:p>
          </table:table-cell>
          <table:table-cell table:formula="of:=[.A721]-[.A$20]" office:value-type="float" office:value="0.143940999999813">
            <text:p>0.143941</text:p>
          </table:table-cell>
          <table:table-cell table:formula="of:=[.B721]-[.B720]" office:value-type="float" office:value="0.0000279999999293068">
            <text:p>0.00002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80353">
            <text:p>2164.880353</text:p>
          </table:table-cell>
          <table:table-cell table:formula="of:=[.A722]-[.A$20]" office:value-type="float" office:value="0.143943000000036">
            <text:p>0.143943</text:p>
          </table:table-cell>
          <table:table-cell table:formula="of:=[.B722]-[.B721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80355">
            <text:p>2164.880355</text:p>
          </table:table-cell>
          <table:table-cell table:formula="of:=[.A723]-[.A$20]" office:value-type="float" office:value="0.143944999999803">
            <text:p>0.143945</text:p>
          </table:table-cell>
          <table:table-cell table:formula="of:=[.B723]-[.B722]" office:value-type="float" office:value="0.00000199999976757681">
            <text:p>0.000002</text:p>
          </table:table-cell>
          <table:table-cell office:value-type="string">
            <text:p>d_s is renewed (r + D) to 2164882.353188; c_s is fully topped up</text:p>
          </table:table-cell>
          <table:table-cell table:number-columns-repeated="2"/>
        </table:table-row>
        <table:table-row table:style-name="ro1">
          <table:table-cell office:value-type="float" office:value="2164.880358">
            <text:p>2164.880358</text:p>
          </table:table-cell>
          <table:table-cell table:formula="of:=[.A724]-[.A$20]" office:value-type="float" office:value="0.143947999999909">
            <text:p>0.143948</text:p>
          </table:table-cell>
          <table:table-cell table:formula="of:=[.B724]-[.B723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880363">
            <text:p>2164.880363</text:p>
          </table:table-cell>
          <table:table-cell table:formula="of:=[.A725]-[.A$20]" office:value-type="float" office:value="0.143953000000238">
            <text:p>0.143953</text:p>
          </table:table-cell>
          <table:table-cell table:formula="of:=[.B725]-[.B724]" office:value-type="float" office:value="0.00000500000032843673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80365">
            <text:p>2164.880365</text:p>
          </table:table-cell>
          <table:table-cell table:formula="of:=[.A726]-[.A$20]" office:value-type="float" office:value="0.143955000000005">
            <text:p>0.143955</text:p>
          </table:table-cell>
          <table:table-cell table:formula="of:=[.B726]-[.B725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881307">
            <text:p>2164.881307</text:p>
          </table:table-cell>
          <table:table-cell table:formula="of:=[.A727]-[.A$20]" office:value-type="float" office:value="0.144897000000128">
            <text:p>0.144897</text:p>
          </table:table-cell>
          <table:table-cell table:formula="of:=[.B727]-[.B726]" office:value-type="float" office:value="0.000942000000122789">
            <text:p>0.0009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81308">
            <text:p>2164.881308</text:p>
          </table:table-cell>
          <table:table-cell table:formula="of:=[.A728]-[.A$20]" office:value-type="float" office:value="0.144898000000012">
            <text:p>0.144898</text:p>
          </table:table-cell>
          <table:table-cell table:formula="of:=[.B728]-[.B727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81313">
            <text:p>2164.881313</text:p>
          </table:table-cell>
          <table:table-cell table:formula="of:=[.A729]-[.A$20]" office:value-type="float" office:value="0.144902999999886">
            <text:p>0.144903</text:p>
          </table:table-cell>
          <table:table-cell table:formula="of:=[.B729]-[.B728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883242">
            <text:p>2164.883242</text:p>
          </table:table-cell>
          <table:table-cell table:formula="of:=[.A730]-[.A$20]" office:value-type="float" office:value="0.146831999999904">
            <text:p>0.146832</text:p>
          </table:table-cell>
          <table:table-cell table:formula="of:=[.B730]-[.B729]" office:value-type="float" office:value="0.00192900000001828">
            <text:p>0.00192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83243">
            <text:p>2164.883243</text:p>
          </table:table-cell>
          <table:table-cell table:formula="of:=[.A731]-[.A$20]" office:value-type="float" office:value="0.146833000000242">
            <text:p>0.146833</text:p>
          </table:table-cell>
          <table:table-cell table:formula="of:=[.B731]-[.B730]" office:value-type="float" office:value="0.00000100000033853576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83247">
            <text:p>2164.883247</text:p>
          </table:table-cell>
          <table:table-cell table:formula="of:=[.A732]-[.A$20]" office:value-type="float" office:value="0.146837000000232">
            <text:p>0.146837</text:p>
          </table:table-cell>
          <table:table-cell table:formula="of:=[.B732]-[.B731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83252">
            <text:p>2164.883252</text:p>
          </table:table-cell>
          <table:table-cell table:formula="of:=[.A733]-[.A$20]" office:value-type="float" office:value="0.146842000000106">
            <text:p>0.146842</text:p>
          </table:table-cell>
          <table:table-cell table:formula="of:=[.B733]-[.B732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83254">
            <text:p>2164.883254</text:p>
          </table:table-cell>
          <table:table-cell table:formula="of:=[.A734]-[.A$20]" office:value-type="float" office:value="0.146843999999874">
            <text:p>0.146844</text:p>
          </table:table-cell>
          <table:table-cell table:formula="of:=[.B734]-[.B733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883399">
            <text:p>2164.883399</text:p>
          </table:table-cell>
          <table:table-cell table:formula="of:=[.A735]-[.A$20]" office:value-type="float" office:value="0.146988999999849">
            <text:p>0.146989</text:p>
          </table:table-cell>
          <table:table-cell table:formula="of:=[.B735]-[.B734]" office:value-type="float" office:value="0.000144999999974971">
            <text:p>0.00014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83401">
            <text:p>2164.883401</text:p>
          </table:table-cell>
          <table:table-cell table:formula="of:=[.A736]-[.A$20]" office:value-type="float" office:value="0.146991000000071">
            <text:p>0.146991</text:p>
          </table:table-cell>
          <table:table-cell table:formula="of:=[.B736]-[.B735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83404">
            <text:p>2164.883404</text:p>
          </table:table-cell>
          <table:table-cell table:formula="of:=[.A737]-[.A$20]" office:value-type="float" office:value="0.146994000000177">
            <text:p>0.146994</text:p>
          </table:table-cell>
          <table:table-cell table:formula="of:=[.B737]-[.B736]" office:value-type="float" office:value="0.00000300000010611257">
            <text:p>0.000003</text:p>
          </table:table-cell>
          <table:table-cell/>
          <table:table-cell office:value-type="string">
            <text:p>postpones its deadline to 2164888.391910; c_s is topped up to 1.214618</text:p>
          </table:table-cell>
          <table:table-cell/>
        </table:table-row>
        <table:table-row table:style-name="ro1">
          <table:table-cell office:value-type="float" office:value="2164.883407">
            <text:p>2164.883407</text:p>
          </table:table-cell>
          <table:table-cell table:formula="of:=[.A738]-[.A$20]" office:value-type="float" office:value="0.146996999999828">
            <text:p>0.146997</text:p>
          </table:table-cell>
          <table:table-cell table:formula="of:=[.B738]-[.B737]" office:value-type="float" office:value="0.00000299999965136521">
            <text:p>0.000003</text:p>
          </table:table-cell>
          <table:table-cell/>
          <table:table-cell office:value-type="string">
            <text:p>preempts main (3298)</text:p>
          </table:table-cell>
          <table:table-cell/>
        </table:table-row>
        <table:table-row table:style-name="ro1">
          <table:table-cell office:value-type="float" office:value="2164.883412">
            <text:p>2164.883412</text:p>
          </table:table-cell>
          <table:table-cell table:formula="of:=[.A739]-[.A$20]" office:value-type="float" office:value="0.147002000000157">
            <text:p>0.147002</text:p>
          </table:table-cell>
          <table:table-cell table:formula="of:=[.B739]-[.B738]" office:value-type="float" office:value="0.00000500000032843673">
            <text:p>0.000005</text:p>
          </table:table-cell>
          <table:table-cell/>
          <table:table-cell office:value-type="string">
            <text:p>is pick_next_task_dl-ed by rsyslogd (3298)</text:p>
          </table:table-cell>
          <table:table-cell/>
        </table:table-row>
        <table:table-row table:style-name="ro1">
          <table:table-cell office:value-type="float" office:value="2164.883416">
            <text:p>2164.883416</text:p>
          </table:table-cell>
          <table:table-cell table:formula="of:=[.A740]-[.A$20]" office:value-type="float" office:value="0.147006000000147">
            <text:p>0.147006</text:p>
          </table:table-cell>
          <table:table-cell table:formula="of:=[.B740]-[.B739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83419">
            <text:p>2164.883419</text:p>
          </table:table-cell>
          <table:table-cell table:formula="of:=[.A741]-[.A$20]" office:value-type="float" office:value="0.147008999999798">
            <text:p>0.147009</text:p>
          </table:table-cell>
          <table:table-cell table:formula="of:=[.B741]-[.B740]" office:value-type="float" office:value="0.00000299999965136521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884351">
            <text:p>2164.884351</text:p>
          </table:table-cell>
          <table:table-cell table:formula="of:=[.A742]-[.A$20]" office:value-type="float" office:value="0.147941000000174">
            <text:p>0.147941</text:p>
          </table:table-cell>
          <table:table-cell table:formula="of:=[.B742]-[.B741]" office:value-type="float" office:value="0.00093200000037541">
            <text:p>0.00093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84353">
            <text:p>2164.884353</text:p>
          </table:table-cell>
          <table:table-cell table:formula="of:=[.A743]-[.A$20]" office:value-type="float" office:value="0.147942999999941">
            <text:p>0.147943</text:p>
          </table:table-cell>
          <table:table-cell table:formula="of:=[.B743]-[.B742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84355">
            <text:p>2164.884355</text:p>
          </table:table-cell>
          <table:table-cell table:formula="of:=[.A744]-[.A$20]" office:value-type="float" office:value="0.147945000000163">
            <text:p>0.147945</text:p>
          </table:table-cell>
          <table:table-cell table:formula="of:=[.B744]-[.B743]" office:value-type="float" office:value="0.00000200000022232416">
            <text:p>0.000002</text:p>
          </table:table-cell>
          <table:table-cell office:value-type="string">
            <text:p>d_s is renewed (r + D) to 2164886.353307; c_s is fully topped up</text:p>
          </table:table-cell>
          <table:table-cell table:number-columns-repeated="2"/>
        </table:table-row>
        <table:table-row table:style-name="ro1">
          <table:table-cell office:value-type="float" office:value="2164.884358">
            <text:p>2164.884358</text:p>
          </table:table-cell>
          <table:table-cell table:formula="of:=[.A745]-[.A$20]" office:value-type="float" office:value="0.147947999999815">
            <text:p>0.147948</text:p>
          </table:table-cell>
          <table:table-cell table:formula="of:=[.B745]-[.B744]" office:value-type="float" office:value="0.00000299999965136521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884362">
            <text:p>2164.884362</text:p>
          </table:table-cell>
          <table:table-cell table:formula="of:=[.A746]-[.A$20]" office:value-type="float" office:value="0.147951999999805">
            <text:p>0.147952</text:p>
          </table:table-cell>
          <table:table-cell table:formula="of:=[.B746]-[.B745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84364">
            <text:p>2164.884364</text:p>
          </table:table-cell>
          <table:table-cell table:formula="of:=[.A747]-[.A$20]" office:value-type="float" office:value="0.147954000000027">
            <text:p>0.147954</text:p>
          </table:table-cell>
          <table:table-cell table:formula="of:=[.B747]-[.B746]" office:value-type="float" office:value="0.00000200000022232416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885308">
            <text:p>2164.885308</text:p>
          </table:table-cell>
          <table:table-cell table:formula="of:=[.A748]-[.A$20]" office:value-type="float" office:value="0.148897999999917">
            <text:p>0.148898</text:p>
          </table:table-cell>
          <table:table-cell table:formula="of:=[.B748]-[.B747]" office:value-type="float" office:value="0.000943999999890366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8531">
            <text:p>2164.885310</text:p>
          </table:table-cell>
          <table:table-cell table:formula="of:=[.A749]-[.A$20]" office:value-type="float" office:value="0.14890000000014">
            <text:p>0.148900</text:p>
          </table:table-cell>
          <table:table-cell table:formula="of:=[.B749]-[.B748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85313">
            <text:p>2164.885313</text:p>
          </table:table-cell>
          <table:table-cell table:formula="of:=[.A750]-[.A$20]" office:value-type="float" office:value="0.148903000000246">
            <text:p>0.148903</text:p>
          </table:table-cell>
          <table:table-cell table:formula="of:=[.B750]-[.B749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886348">
            <text:p>2164.886348</text:p>
          </table:table-cell>
          <table:table-cell table:formula="of:=[.A751]-[.A$20]" office:value-type="float" office:value="0.14993800000002">
            <text:p>0.149938</text:p>
          </table:table-cell>
          <table:table-cell table:formula="of:=[.B751]-[.B750]" office:value-type="float" office:value="0.0010349999997743">
            <text:p>0.00103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88635">
            <text:p>2164.886350</text:p>
          </table:table-cell>
          <table:table-cell table:formula="of:=[.A752]-[.A$20]" office:value-type="float" office:value="0.149940000000242">
            <text:p>0.149940</text:p>
          </table:table-cell>
          <table:table-cell table:formula="of:=[.B752]-[.B751]" office:value-type="float" office:value="0.00000200000022232416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886352">
            <text:p>2164.886352</text:p>
          </table:table-cell>
          <table:table-cell table:formula="of:=[.A753]-[.A$20]" office:value-type="float" office:value="0.14994200000001">
            <text:p>0.149942</text:p>
          </table:table-cell>
          <table:table-cell table:formula="of:=[.B753]-[.B752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2164893.349787; c_s is fully topped up</text:p>
          </table:table-cell>
        </table:table-row>
        <table:table-row table:style-name="ro1">
          <table:table-cell office:value-type="float" office:value="2164.886365">
            <text:p>2164.886365</text:p>
          </table:table-cell>
          <table:table-cell table:formula="of:=[.A754]-[.A$20]" office:value-type="float" office:value="0.149954999999864">
            <text:p>0.149955</text:p>
          </table:table-cell>
          <table:table-cell table:formula="of:=[.B754]-[.B753]" office:value-type="float" office:value="0.0000129999998534913">
            <text:p>0.00001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86367">
            <text:p>2164.886367</text:p>
          </table:table-cell>
          <table:table-cell table:formula="of:=[.A755]-[.A$20]" office:value-type="float" office:value="0.149957000000086">
            <text:p>0.149957</text:p>
          </table:table-cell>
          <table:table-cell table:formula="of:=[.B755]-[.B754]" office:value-type="float" office:value="0.00000200000022232416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8637">
            <text:p>2164.886370</text:p>
          </table:table-cell>
          <table:table-cell table:formula="of:=[.A756]-[.A$20]" office:value-type="float" office:value="0.149960000000192">
            <text:p>0.149960</text:p>
          </table:table-cell>
          <table:table-cell table:formula="of:=[.B756]-[.B755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86372">
            <text:p>2164.886372</text:p>
          </table:table-cell>
          <table:table-cell table:formula="of:=[.A757]-[.A$20]" office:value-type="float" office:value="0.14996199999996">
            <text:p>0.149962</text:p>
          </table:table-cell>
          <table:table-cell table:formula="of:=[.B757]-[.B756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887049">
            <text:p>2164.887049</text:p>
          </table:table-cell>
          <table:table-cell table:formula="of:=[.A758]-[.A$20]" office:value-type="float" office:value="0.150638999999956">
            <text:p>0.150639</text:p>
          </table:table-cell>
          <table:table-cell table:formula="of:=[.B758]-[.B757]" office:value-type="float" office:value="0.000676999999996042">
            <text:p>0.00067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87051">
            <text:p>2164.887051</text:p>
          </table:table-cell>
          <table:table-cell table:formula="of:=[.A759]-[.A$20]" office:value-type="float" office:value="0.150641000000178">
            <text:p>0.150641</text:p>
          </table:table-cell>
          <table:table-cell table:formula="of:=[.B759]-[.B758]" office:value-type="float" office:value="0.00000200000022232416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887053">
            <text:p>2164.887053</text:p>
          </table:table-cell>
          <table:table-cell table:formula="of:=[.A760]-[.A$20]" office:value-type="float" office:value="0.150642999999945">
            <text:p>0.150643</text:p>
          </table:table-cell>
          <table:table-cell table:formula="of:=[.B760]-[.B759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164.887058">
            <text:p>2164.887058</text:p>
          </table:table-cell>
          <table:table-cell table:formula="of:=[.A761]-[.A$20]" office:value-type="float" office:value="0.150647999999819">
            <text:p>0.150648</text:p>
          </table:table-cell>
          <table:table-cell table:formula="of:=[.B761]-[.B760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87063">
            <text:p>2164.887063</text:p>
          </table:table-cell>
          <table:table-cell table:formula="of:=[.A762]-[.A$20]" office:value-type="float" office:value="0.150653000000148">
            <text:p>0.150653</text:p>
          </table:table-cell>
          <table:table-cell table:formula="of:=[.B762]-[.B761]" office:value-type="float" office:value="0.00000500000032843673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888351">
            <text:p>2164.888351</text:p>
          </table:table-cell>
          <table:table-cell table:formula="of:=[.A763]-[.A$20]" office:value-type="float" office:value="0.151941000000079">
            <text:p>0.151941</text:p>
          </table:table-cell>
          <table:table-cell table:formula="of:=[.B763]-[.B762]" office:value-type="float" office:value="0.00128799999993134">
            <text:p>0.00128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88353">
            <text:p>2164.888353</text:p>
          </table:table-cell>
          <table:table-cell table:formula="of:=[.A764]-[.A$20]" office:value-type="float" office:value="0.151942999999847">
            <text:p>0.151943</text:p>
          </table:table-cell>
          <table:table-cell table:formula="of:=[.B764]-[.B763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88355">
            <text:p>2164.888355</text:p>
          </table:table-cell>
          <table:table-cell table:formula="of:=[.A765]-[.A$20]" office:value-type="float" office:value="0.151945000000069">
            <text:p>0.151945</text:p>
          </table:table-cell>
          <table:table-cell table:formula="of:=[.B765]-[.B764]" office:value-type="float" office:value="0.00000200000022232416">
            <text:p>0.000002</text:p>
          </table:table-cell>
          <table:table-cell office:value-type="string">
            <text:p>d_s is renewed (r + D) to 2164890.353292; c_s is fully topped up</text:p>
          </table:table-cell>
          <table:table-cell table:number-columns-repeated="2"/>
        </table:table-row>
        <table:table-row table:style-name="ro1">
          <table:table-cell office:value-type="float" office:value="2164.888358">
            <text:p>2164.888358</text:p>
          </table:table-cell>
          <table:table-cell table:formula="of:=[.A766]-[.A$20]" office:value-type="float" office:value="0.151948000000175">
            <text:p>0.151948</text:p>
          </table:table-cell>
          <table:table-cell table:formula="of:=[.B766]-[.B765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888361">
            <text:p>2164.888361</text:p>
          </table:table-cell>
          <table:table-cell table:formula="of:=[.A767]-[.A$20]" office:value-type="float" office:value="0.151950999999826">
            <text:p>0.151951</text:p>
          </table:table-cell>
          <table:table-cell table:formula="of:=[.B767]-[.B766]" office:value-type="float" office:value="0.00000299999965136521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88363">
            <text:p>2164.888363</text:p>
          </table:table-cell>
          <table:table-cell table:formula="of:=[.A768]-[.A$20]" office:value-type="float" office:value="0.151953000000049">
            <text:p>0.151953</text:p>
          </table:table-cell>
          <table:table-cell table:formula="of:=[.B768]-[.B767]" office:value-type="float" office:value="0.00000200000022232416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888402">
            <text:p>2164.888402</text:p>
          </table:table-cell>
          <table:table-cell table:formula="of:=[.A769]-[.A$20]" office:value-type="float" office:value="0.151992000000064">
            <text:p>0.151992</text:p>
          </table:table-cell>
          <table:table-cell table:formula="of:=[.B769]-[.B768]" office:value-type="float" office:value="0.0000390000000152213">
            <text:p>0.00003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88403">
            <text:p>2164.888403</text:p>
          </table:table-cell>
          <table:table-cell table:formula="of:=[.A770]-[.A$20]" office:value-type="float" office:value="0.151992999999948">
            <text:p>0.151993</text:p>
          </table:table-cell>
          <table:table-cell table:formula="of:=[.B770]-[.B769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88406">
            <text:p>2164.888406</text:p>
          </table:table-cell>
          <table:table-cell table:formula="of:=[.A771]-[.A$20]" office:value-type="float" office:value="0.151996000000054">
            <text:p>0.151996</text:p>
          </table:table-cell>
          <table:table-cell table:formula="of:=[.B771]-[.B770]" office:value-type="float" office:value="0.00000300000010611257">
            <text:p>0.000003</text:p>
          </table:table-cell>
          <table:table-cell/>
          <table:table-cell office:value-type="string">
            <text:p>postpones its deadline to 2164893.391910; c_s is topped up to 1.204919</text:p>
          </table:table-cell>
          <table:table-cell/>
        </table:table-row>
        <table:table-row table:style-name="ro1">
          <table:table-cell office:value-type="float" office:value="2164.889318">
            <text:p>2164.889318</text:p>
          </table:table-cell>
          <table:table-cell table:formula="of:=[.A772]-[.A$20]" office:value-type="float" office:value="0.152908000000025">
            <text:p>0.152908</text:p>
          </table:table-cell>
          <table:table-cell table:formula="of:=[.B772]-[.B771]" office:value-type="float" office:value="0.000911999999971158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89319">
            <text:p>2164.889319</text:p>
          </table:table-cell>
          <table:table-cell table:formula="of:=[.A773]-[.A$20]" office:value-type="float" office:value="0.152908999999909">
            <text:p>0.152909</text:p>
          </table:table-cell>
          <table:table-cell table:formula="of:=[.B773]-[.B772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89324">
            <text:p>2164.889324</text:p>
          </table:table-cell>
          <table:table-cell table:formula="of:=[.A774]-[.A$20]" office:value-type="float" office:value="0.152914000000237">
            <text:p>0.152914</text:p>
          </table:table-cell>
          <table:table-cell table:formula="of:=[.B774]-[.B773]" office:value-type="float" office:value="0.00000500000032843673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890331">
            <text:p>2164.890331</text:p>
          </table:table-cell>
          <table:table-cell table:formula="of:=[.A775]-[.A$20]" office:value-type="float" office:value="0.153921000000082">
            <text:p>0.153921</text:p>
          </table:table-cell>
          <table:table-cell table:formula="of:=[.B775]-[.B774]" office:value-type="float" office:value="0.00100699999984499">
            <text:p>0.00100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890333">
            <text:p>2164.890333</text:p>
          </table:table-cell>
          <table:table-cell table:formula="of:=[.A776]-[.A$20]" office:value-type="float" office:value="0.15392299999985">
            <text:p>0.153923</text:p>
          </table:table-cell>
          <table:table-cell table:formula="of:=[.B776]-[.B775]" office:value-type="float" office:value="0.0000019999997675768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890336">
            <text:p>2164.890336</text:p>
          </table:table-cell>
          <table:table-cell table:formula="of:=[.A777]-[.A$20]" office:value-type="float" office:value="0.153925999999956">
            <text:p>0.153926</text:p>
          </table:table-cell>
          <table:table-cell table:formula="of:=[.B777]-[.B776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90341">
            <text:p>2164.890341</text:p>
          </table:table-cell>
          <table:table-cell table:formula="of:=[.A778]-[.A$20]" office:value-type="float" office:value="0.15393099999983">
            <text:p>0.153931</text:p>
          </table:table-cell>
          <table:table-cell table:formula="of:=[.B778]-[.B777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890344">
            <text:p>2164.890344</text:p>
          </table:table-cell>
          <table:table-cell table:formula="of:=[.A779]-[.A$20]" office:value-type="float" office:value="0.153933999999936">
            <text:p>0.153934</text:p>
          </table:table-cell>
          <table:table-cell table:formula="of:=[.B779]-[.B778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90348">
            <text:p>2164.890348</text:p>
          </table:table-cell>
          <table:table-cell table:formula="of:=[.A780]-[.A$20]" office:value-type="float" office:value="0.153937999999926">
            <text:p>0.153938</text:p>
          </table:table-cell>
          <table:table-cell table:formula="of:=[.B780]-[.B779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892012">
            <text:p>2164.892012</text:p>
          </table:table-cell>
          <table:table-cell table:formula="of:=[.A781]-[.A$20]" office:value-type="float" office:value="0.155601999999817">
            <text:p>0.155602</text:p>
          </table:table-cell>
          <table:table-cell table:formula="of:=[.B781]-[.B780]" office:value-type="float" office:value="0.00166399999989153">
            <text:p>0.001664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92018">
            <text:p>2164.892018</text:p>
          </table:table-cell>
          <table:table-cell table:formula="of:=[.A782]-[.A$20]" office:value-type="float" office:value="0.155608000000029">
            <text:p>0.155608</text:p>
          </table:table-cell>
          <table:table-cell table:formula="of:=[.B782]-[.B781]" office:value-type="float" office:value="0.0000060000002122251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92363">
            <text:p>2164.892363</text:p>
          </table:table-cell>
          <table:table-cell table:formula="of:=[.A783]-[.A$20]" office:value-type="float" office:value="0.155952999999954">
            <text:p>0.155953</text:p>
          </table:table-cell>
          <table:table-cell table:formula="of:=[.B783]-[.B782]" office:value-type="float" office:value="0.000344999999924767">
            <text:p>0.00034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92366">
            <text:p>2164.892366</text:p>
          </table:table-cell>
          <table:table-cell table:formula="of:=[.A784]-[.A$20]" office:value-type="float" office:value="0.15595600000006">
            <text:p>0.155956</text:p>
          </table:table-cell>
          <table:table-cell table:formula="of:=[.B784]-[.B783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92369">
            <text:p>2164.892369</text:p>
          </table:table-cell>
          <table:table-cell table:formula="of:=[.A785]-[.A$20]" office:value-type="float" office:value="0.155959000000166">
            <text:p>0.155959</text:p>
          </table:table-cell>
          <table:table-cell table:formula="of:=[.B785]-[.B784]" office:value-type="float" office:value="0.00000300000010611257">
            <text:p>0.000003</text:p>
          </table:table-cell>
          <table:table-cell office:value-type="string">
            <text:p>d_s is renewed (r + D) to 2164894.365764; c_s is fully topped up</text:p>
          </table:table-cell>
          <table:table-cell table:number-columns-repeated="2"/>
        </table:table-row>
        <table:table-row table:style-name="ro1">
          <table:table-cell office:value-type="float" office:value="2164.892377">
            <text:p>2164.892377</text:p>
          </table:table-cell>
          <table:table-cell table:formula="of:=[.A786]-[.A$20]" office:value-type="float" office:value="0.155967000000146">
            <text:p>0.155967</text:p>
          </table:table-cell>
          <table:table-cell table:formula="of:=[.B786]-[.B785]" office:value-type="float" office:value="0.00000799999997980194">
            <text:p>0.00000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2164.893321">
            <text:p>2164.893321</text:p>
          </table:table-cell>
          <table:table-cell table:formula="of:=[.A787]-[.A$20]" office:value-type="float" office:value="0.156911000000036">
            <text:p>0.156911</text:p>
          </table:table-cell>
          <table:table-cell table:formula="of:=[.B787]-[.B786]" office:value-type="float" office:value="0.000943999999890366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93323">
            <text:p>2164.893323</text:p>
          </table:table-cell>
          <table:table-cell table:formula="of:=[.A788]-[.A$20]" office:value-type="float" office:value="0.156912999999804">
            <text:p>0.156913</text:p>
          </table:table-cell>
          <table:table-cell table:formula="of:=[.B788]-[.B787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93359">
            <text:p>2164.893359</text:p>
          </table:table-cell>
          <table:table-cell table:formula="of:=[.A789]-[.A$20]" office:value-type="float" office:value="0.156949000000168">
            <text:p>0.156949</text:p>
          </table:table-cell>
          <table:table-cell table:formula="of:=[.B789]-[.B788]" office:value-type="float" office:value="0.0000360000003638561">
            <text:p>0.00003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893397">
            <text:p>2164.893397</text:p>
          </table:table-cell>
          <table:table-cell table:formula="of:=[.A790]-[.A$20]" office:value-type="float" office:value="0.156986999999845">
            <text:p>0.156987</text:p>
          </table:table-cell>
          <table:table-cell table:formula="of:=[.B790]-[.B789]" office:value-type="float" office:value="0.0000379999996766855">
            <text:p>0.00003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93399">
            <text:p>2164.893399</text:p>
          </table:table-cell>
          <table:table-cell table:formula="of:=[.A791]-[.A$20]" office:value-type="float" office:value="0.156989000000067">
            <text:p>0.156989</text:p>
          </table:table-cell>
          <table:table-cell table:formula="of:=[.B791]-[.B790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93402">
            <text:p>2164.893402</text:p>
          </table:table-cell>
          <table:table-cell table:formula="of:=[.A792]-[.A$20]" office:value-type="float" office:value="0.156992000000173">
            <text:p>0.156992</text:p>
          </table:table-cell>
          <table:table-cell table:formula="of:=[.B792]-[.B791]" office:value-type="float" office:value="0.00000300000010611257">
            <text:p>0.000003</text:p>
          </table:table-cell>
          <table:table-cell/>
          <table:table-cell office:value-type="string">
            <text:p>postpones its deadline to 2164898.391910; c_s is topped up to 1.525263</text:p>
          </table:table-cell>
          <table:table-cell/>
        </table:table-row>
        <table:table-row table:style-name="ro1">
          <table:table-cell office:value-type="float" office:value="2164.893405">
            <text:p>2164.893405</text:p>
          </table:table-cell>
          <table:table-cell table:formula="of:=[.A793]-[.A$20]" office:value-type="float" office:value="0.156994999999824">
            <text:p>0.156995</text:p>
          </table:table-cell>
          <table:table-cell table:formula="of:=[.B793]-[.B792]" office:value-type="float" office:value="0.00000299999965136521">
            <text:p>0.000003</text:p>
          </table:table-cell>
          <table:table-cell/>
          <table:table-cell office:value-type="string">
            <text:p>preempts main (1032)</text:p>
          </table:table-cell>
          <table:table-cell/>
        </table:table-row>
        <table:table-row table:style-name="ro1">
          <table:table-cell office:value-type="float" office:value="2164.893411">
            <text:p>2164.893411</text:p>
          </table:table-cell>
          <table:table-cell table:formula="of:=[.A794]-[.A$20]" office:value-type="float" office:value="0.157001000000037">
            <text:p>0.157001</text:p>
          </table:table-cell>
          <table:table-cell table:formula="of:=[.B794]-[.B793]" office:value-type="float" office:value="0.00000600000021222513">
            <text:p>0.000006</text:p>
          </table:table-cell>
          <table:table-cell/>
          <table:table-cell office:value-type="string">
            <text:p>is pick_next_task_dl-ed by Xorg (1032)</text:p>
          </table:table-cell>
          <table:table-cell/>
        </table:table-row>
        <table:table-row table:style-name="ro1">
          <table:table-cell office:value-type="float" office:value="2164.893765">
            <text:p>2164.893765</text:p>
          </table:table-cell>
          <table:table-cell table:formula="of:=[.A795]-[.A$20]" office:value-type="float" office:value="0.157354999999825">
            <text:p>0.157355</text:p>
          </table:table-cell>
          <table:table-cell table:formula="of:=[.B795]-[.B794]" office:value-type="float" office:value="0.000353999999788357">
            <text:p>0.00035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93767">
            <text:p>2164.893767</text:p>
          </table:table-cell>
          <table:table-cell table:formula="of:=[.A796]-[.A$20]" office:value-type="float" office:value="0.157357000000047">
            <text:p>0.157357</text:p>
          </table:table-cell>
          <table:table-cell table:formula="of:=[.B796]-[.B795]" office:value-type="float" office:value="0.00000200000022232416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93772">
            <text:p>2164.893772</text:p>
          </table:table-cell>
          <table:table-cell table:formula="of:=[.A797]-[.A$20]" office:value-type="float" office:value="0.157361999999921">
            <text:p>0.157362</text:p>
          </table:table-cell>
          <table:table-cell table:formula="of:=[.B797]-[.B796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93774">
            <text:p>2164.893774</text:p>
          </table:table-cell>
          <table:table-cell table:formula="of:=[.A798]-[.A$20]" office:value-type="float" office:value="0.157364000000143">
            <text:p>0.157364</text:p>
          </table:table-cell>
          <table:table-cell table:formula="of:=[.B798]-[.B797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93777">
            <text:p>2164.893777</text:p>
          </table:table-cell>
          <table:table-cell table:formula="of:=[.A799]-[.A$20]" office:value-type="float" office:value="0.157367000000249">
            <text:p>0.157367</text:p>
          </table:table-cell>
          <table:table-cell table:formula="of:=[.B799]-[.B798]" office:value-type="float" office:value="0.00000300000010611257">
            <text:p>0.000003</text:p>
          </table:table-cell>
          <table:table-cell/>
          <table:table-cell office:value-type="string">
            <text:p>1.168351 / 4.617707 &lt;= 2.000000 / 5.000000</text:p>
          </table:table-cell>
          <table:table-cell/>
        </table:table-row>
        <table:table-row table:style-name="ro1">
          <table:table-cell office:value-type="float" office:value="2164.893779">
            <text:p>2164.893779</text:p>
          </table:table-cell>
          <table:table-cell table:formula="of:=[.A800]-[.A$20]" office:value-type="float" office:value="0.157369000000017">
            <text:p>0.157369</text:p>
          </table:table-cell>
          <table:table-cell table:formula="of:=[.B800]-[.B799]" office:value-type="float" office:value="0.0000019999997675768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164.893786">
            <text:p>2164.893786</text:p>
          </table:table-cell>
          <table:table-cell table:formula="of:=[.A801]-[.A$20]" office:value-type="float" office:value="0.157376000000113">
            <text:p>0.157376</text:p>
          </table:table-cell>
          <table:table-cell table:formula="of:=[.B801]-[.B800]" office:value-type="float" office:value="0.00000700000009601354">
            <text:p>0.000007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2164.895736">
            <text:p>2164.895736</text:p>
          </table:table-cell>
          <table:table-cell table:formula="of:=[.A802]-[.A$20]" office:value-type="float" office:value="0.159325999999965">
            <text:p>0.159326</text:p>
          </table:table-cell>
          <table:table-cell table:formula="of:=[.B802]-[.B801]" office:value-type="float" office:value="0.00194999999985157">
            <text:p>0.00195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895738">
            <text:p>2164.895738</text:p>
          </table:table-cell>
          <table:table-cell table:formula="of:=[.A803]-[.A$20]" office:value-type="float" office:value="0.159328000000187">
            <text:p>0.159328</text:p>
          </table:table-cell>
          <table:table-cell table:formula="of:=[.B803]-[.B802]" office:value-type="float" office:value="0.00000200000022232416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895741">
            <text:p>2164.895741</text:p>
          </table:table-cell>
          <table:table-cell table:formula="of:=[.A804]-[.A$20]" office:value-type="float" office:value="0.159330999999838">
            <text:p>0.159331</text:p>
          </table:table-cell>
          <table:table-cell table:formula="of:=[.B804]-[.B803]" office:value-type="float" office:value="0.00000299999965136521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896362">
            <text:p>2164.896362</text:p>
          </table:table-cell>
          <table:table-cell table:formula="of:=[.A805]-[.A$20]" office:value-type="float" office:value="0.159951999999976">
            <text:p>0.159952</text:p>
          </table:table-cell>
          <table:table-cell table:formula="of:=[.B805]-[.B804]" office:value-type="float" office:value="0.000621000000137428">
            <text:p>0.00062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896364">
            <text:p>2164.896364</text:p>
          </table:table-cell>
          <table:table-cell table:formula="of:=[.A806]-[.A$20]" office:value-type="float" office:value="0.159954000000198">
            <text:p>0.159954</text:p>
          </table:table-cell>
          <table:table-cell table:formula="of:=[.B806]-[.B805]" office:value-type="float" office:value="0.00000200000022232416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896367">
            <text:p>2164.896367</text:p>
          </table:table-cell>
          <table:table-cell table:formula="of:=[.A807]-[.A$20]" office:value-type="float" office:value="0.159956999999849">
            <text:p>0.159957</text:p>
          </table:table-cell>
          <table:table-cell table:formula="of:=[.B807]-[.B806]" office:value-type="float" office:value="0.00000299999965136521">
            <text:p>0.000003</text:p>
          </table:table-cell>
          <table:table-cell table:number-columns-repeated="2"/>
          <table:table-cell office:value-type="string">
            <text:p>d_s is renewed (r + D) to 2164903.364445; c_s is fully topped up</text:p>
          </table:table-cell>
        </table:table-row>
        <table:table-row table:style-name="ro1">
          <table:table-cell office:value-type="float" office:value="2164.89637">
            <text:p>2164.896370</text:p>
          </table:table-cell>
          <table:table-cell table:formula="of:=[.A808]-[.A$20]" office:value-type="float" office:value="0.159959999999955">
            <text:p>0.159960</text:p>
          </table:table-cell>
          <table:table-cell table:formula="of:=[.B808]-[.B807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896371">
            <text:p>2164.896371</text:p>
          </table:table-cell>
          <table:table-cell table:formula="of:=[.A809]-[.A$20]" office:value-type="float" office:value="0.159960999999839">
            <text:p>0.159961</text:p>
          </table:table-cell>
          <table:table-cell table:formula="of:=[.B809]-[.B808]" office:value-type="float" office:value="0.000000999999883788405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896374">
            <text:p>2164.896374</text:p>
          </table:table-cell>
          <table:table-cell table:formula="of:=[.A810]-[.A$20]" office:value-type="float" office:value="0.159963999999945">
            <text:p>0.159964</text:p>
          </table:table-cell>
          <table:table-cell table:formula="of:=[.B810]-[.B809]" office:value-type="float" office:value="0.00000300000010611257">
            <text:p>0.000003</text:p>
          </table:table-cell>
          <table:table-cell office:value-type="string">
            <text:p>d_s is renewed (r + D) to 2164898.364445; c_s is fully topped up</text:p>
          </table:table-cell>
          <table:table-cell table:number-columns-repeated="2"/>
        </table:table-row>
        <table:table-row table:style-name="ro1">
          <table:table-cell office:value-type="float" office:value="2164.896377">
            <text:p>2164.896377</text:p>
          </table:table-cell>
          <table:table-cell table:formula="of:=[.A811]-[.A$20]" office:value-type="float" office:value="0.159967000000051">
            <text:p>0.159967</text:p>
          </table:table-cell>
          <table:table-cell table:formula="of:=[.B811]-[.B810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896379">
            <text:p>2164.896379</text:p>
          </table:table-cell>
          <table:table-cell table:formula="of:=[.A812]-[.A$20]" office:value-type="float" office:value="0.159968999999819">
            <text:p>0.159969</text:p>
          </table:table-cell>
          <table:table-cell table:formula="of:=[.B812]-[.B811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896386">
            <text:p>2164.896386</text:p>
          </table:table-cell>
          <table:table-cell table:formula="of:=[.A813]-[.A$20]" office:value-type="float" office:value="0.159975999999915">
            <text:p>0.159976</text:p>
          </table:table-cell>
          <table:table-cell table:formula="of:=[.B813]-[.B812]" office:value-type="float" office:value="0.00000700000009601354">
            <text:p>0.00000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2164.897331">
            <text:p>2164.897331</text:p>
          </table:table-cell>
          <table:table-cell table:formula="of:=[.A814]-[.A$20]" office:value-type="float" office:value="0.160921000000144">
            <text:p>0.160921</text:p>
          </table:table-cell>
          <table:table-cell table:formula="of:=[.B814]-[.B813]" office:value-type="float" office:value="0.000945000000228902">
            <text:p>0.00094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897333">
            <text:p>2164.897333</text:p>
          </table:table-cell>
          <table:table-cell table:formula="of:=[.A815]-[.A$20]" office:value-type="float" office:value="0.160922999999912">
            <text:p>0.160923</text:p>
          </table:table-cell>
          <table:table-cell table:formula="of:=[.B815]-[.B814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897335">
            <text:p>2164.897335</text:p>
          </table:table-cell>
          <table:table-cell table:formula="of:=[.A816]-[.A$20]" office:value-type="float" office:value="0.160925000000134">
            <text:p>0.160925</text:p>
          </table:table-cell>
          <table:table-cell table:formula="of:=[.B816]-[.B815]" office:value-type="float" office:value="0.00000200000022232416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897337">
            <text:p>2164.897337</text:p>
          </table:table-cell>
          <table:table-cell table:formula="of:=[.A817]-[.A$20]" office:value-type="float" office:value="0.160926999999901">
            <text:p>0.160927</text:p>
          </table:table-cell>
          <table:table-cell table:formula="of:=[.B817]-[.B816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897339">
            <text:p>2164.897339</text:p>
          </table:table-cell>
          <table:table-cell table:formula="of:=[.A818]-[.A$20]" office:value-type="float" office:value="0.160929000000124">
            <text:p>0.160929</text:p>
          </table:table-cell>
          <table:table-cell table:formula="of:=[.B818]-[.B817]" office:value-type="float" office:value="0.00000200000022232416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8984">
            <text:p>2164.898400</text:p>
          </table:table-cell>
          <table:table-cell table:formula="of:=[.A819]-[.A$20]" office:value-type="float" office:value="0.16199000000006">
            <text:p>0.161990</text:p>
          </table:table-cell>
          <table:table-cell table:formula="of:=[.B819]-[.B818]" office:value-type="float" office:value="0.00106099999993603">
            <text:p>0.00106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898402">
            <text:p>2164.898402</text:p>
          </table:table-cell>
          <table:table-cell table:formula="of:=[.A820]-[.A$20]" office:value-type="float" office:value="0.161991999999827">
            <text:p>0.161992</text:p>
          </table:table-cell>
          <table:table-cell table:formula="of:=[.B820]-[.B819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898404">
            <text:p>2164.898404</text:p>
          </table:table-cell>
          <table:table-cell table:formula="of:=[.A821]-[.A$20]" office:value-type="float" office:value="0.16199400000005">
            <text:p>0.161994</text:p>
          </table:table-cell>
          <table:table-cell table:formula="of:=[.B821]-[.B820]" office:value-type="float" office:value="0.00000200000022232416">
            <text:p>0.000002</text:p>
          </table:table-cell>
          <table:table-cell/>
          <table:table-cell office:value-type="string">
            <text:p>postpones its deadline to 2164903.391910; c_s is topped up to 1.214716</text:p>
          </table:table-cell>
          <table:table-cell/>
        </table:table-row>
        <table:table-row table:style-name="ro1">
          <table:table-cell office:value-type="float" office:value="2164.900311">
            <text:p>2164.900311</text:p>
          </table:table-cell>
          <table:table-cell table:formula="of:=[.A822]-[.A$20]" office:value-type="float" office:value="0.163900999999896">
            <text:p>0.163901</text:p>
          </table:table-cell>
          <table:table-cell table:formula="of:=[.B822]-[.B821]" office:value-type="float" office:value="0.00190699999984645">
            <text:p>0.00190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900313">
            <text:p>2164.900313</text:p>
          </table:table-cell>
          <table:table-cell table:formula="of:=[.A823]-[.A$20]" office:value-type="float" office:value="0.163903000000118">
            <text:p>0.163903</text:p>
          </table:table-cell>
          <table:table-cell table:formula="of:=[.B823]-[.B822]" office:value-type="float" office:value="0.00000200000022232416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00316">
            <text:p>2164.900316</text:p>
          </table:table-cell>
          <table:table-cell table:formula="of:=[.A824]-[.A$20]" office:value-type="float" office:value="0.163906000000225">
            <text:p>0.163906</text:p>
          </table:table-cell>
          <table:table-cell table:formula="of:=[.B824]-[.B823]" office:value-type="float" office:value="0.0000030000001061125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900319">
            <text:p>2164.900319</text:p>
          </table:table-cell>
          <table:table-cell table:formula="of:=[.A825]-[.A$20]" office:value-type="float" office:value="0.163908999999876">
            <text:p>0.163909</text:p>
          </table:table-cell>
          <table:table-cell table:formula="of:=[.B825]-[.B824]" office:value-type="float" office:value="0.00000299999965136521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00322">
            <text:p>2164.900322</text:p>
          </table:table-cell>
          <table:table-cell table:formula="of:=[.A826]-[.A$20]" office:value-type="float" office:value="0.163911999999982">
            <text:p>0.163912</text:p>
          </table:table-cell>
          <table:table-cell table:formula="of:=[.B826]-[.B825]" office:value-type="float" office:value="0.00000300000010611257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900351">
            <text:p>2164.900351</text:p>
          </table:table-cell>
          <table:table-cell table:formula="of:=[.A827]-[.A$20]" office:value-type="float" office:value="0.163940999999795">
            <text:p>0.163941</text:p>
          </table:table-cell>
          <table:table-cell table:formula="of:=[.B827]-[.B826]" office:value-type="float" office:value="0.0000289999998130952">
            <text:p>0.00002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900353">
            <text:p>2164.900353</text:p>
          </table:table-cell>
          <table:table-cell table:formula="of:=[.A828]-[.A$20]" office:value-type="float" office:value="0.163943000000018">
            <text:p>0.163943</text:p>
          </table:table-cell>
          <table:table-cell table:formula="of:=[.B828]-[.B827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900355">
            <text:p>2164.900355</text:p>
          </table:table-cell>
          <table:table-cell table:formula="of:=[.A829]-[.A$20]" office:value-type="float" office:value="0.16394500000024">
            <text:p>0.163945</text:p>
          </table:table-cell>
          <table:table-cell table:formula="of:=[.B829]-[.B828]" office:value-type="float" office:value="0.00000200000022232416">
            <text:p>0.000002</text:p>
          </table:table-cell>
          <table:table-cell office:value-type="string">
            <text:p>d_s is renewed (r + D) to 2164902.353062; c_s is fully topped up</text:p>
          </table:table-cell>
          <table:table-cell table:number-columns-repeated="2"/>
        </table:table-row>
        <table:table-row table:style-name="ro1">
          <table:table-cell office:value-type="float" office:value="2164.900358">
            <text:p>2164.900358</text:p>
          </table:table-cell>
          <table:table-cell table:formula="of:=[.A830]-[.A$20]" office:value-type="float" office:value="0.163947999999891">
            <text:p>0.163948</text:p>
          </table:table-cell>
          <table:table-cell table:formula="of:=[.B830]-[.B829]" office:value-type="float" office:value="0.00000299999965136521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900362">
            <text:p>2164.900362</text:p>
          </table:table-cell>
          <table:table-cell table:formula="of:=[.A831]-[.A$20]" office:value-type="float" office:value="0.163951999999881">
            <text:p>0.163952</text:p>
          </table:table-cell>
          <table:table-cell table:formula="of:=[.B831]-[.B830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00364">
            <text:p>2164.900364</text:p>
          </table:table-cell>
          <table:table-cell table:formula="of:=[.A832]-[.A$20]" office:value-type="float" office:value="0.163954000000103">
            <text:p>0.163954</text:p>
          </table:table-cell>
          <table:table-cell table:formula="of:=[.B832]-[.B831]" office:value-type="float" office:value="0.00000200000022232416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901306">
            <text:p>2164.901306</text:p>
          </table:table-cell>
          <table:table-cell table:formula="of:=[.A833]-[.A$20]" office:value-type="float" office:value="0.164896000000226">
            <text:p>0.164896</text:p>
          </table:table-cell>
          <table:table-cell table:formula="of:=[.B833]-[.B832]" office:value-type="float" office:value="0.000942000000122789">
            <text:p>0.0009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901308">
            <text:p>2164.901308</text:p>
          </table:table-cell>
          <table:table-cell table:formula="of:=[.A834]-[.A$20]" office:value-type="float" office:value="0.164897999999994">
            <text:p>0.164898</text:p>
          </table:table-cell>
          <table:table-cell table:formula="of:=[.B834]-[.B833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01312">
            <text:p>2164.901312</text:p>
          </table:table-cell>
          <table:table-cell table:formula="of:=[.A835]-[.A$20]" office:value-type="float" office:value="0.164901999999984">
            <text:p>0.164902</text:p>
          </table:table-cell>
          <table:table-cell table:formula="of:=[.B835]-[.B834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903241">
            <text:p>2164.903241</text:p>
          </table:table-cell>
          <table:table-cell table:formula="of:=[.A836]-[.A$20]" office:value-type="float" office:value="0.166831000000002">
            <text:p>0.166831</text:p>
          </table:table-cell>
          <table:table-cell table:formula="of:=[.B836]-[.B835]" office:value-type="float" office:value="0.00192900000001828">
            <text:p>0.00192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903242">
            <text:p>2164.903242</text:p>
          </table:table-cell>
          <table:table-cell table:formula="of:=[.A837]-[.A$20]" office:value-type="float" office:value="0.166831999999886">
            <text:p>0.166832</text:p>
          </table:table-cell>
          <table:table-cell table:formula="of:=[.B837]-[.B836]" office:value-type="float" office:value="0.000000999999883788405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903245">
            <text:p>2164.903245</text:p>
          </table:table-cell>
          <table:table-cell table:formula="of:=[.A838]-[.A$20]" office:value-type="float" office:value="0.166834999999992">
            <text:p>0.166835</text:p>
          </table:table-cell>
          <table:table-cell table:formula="of:=[.B838]-[.B837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03249">
            <text:p>2164.903249</text:p>
          </table:table-cell>
          <table:table-cell table:formula="of:=[.A839]-[.A$20]" office:value-type="float" office:value="0.166838999999982">
            <text:p>0.166839</text:p>
          </table:table-cell>
          <table:table-cell table:formula="of:=[.B839]-[.B838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903251">
            <text:p>2164.903251</text:p>
          </table:table-cell>
          <table:table-cell table:formula="of:=[.A840]-[.A$20]" office:value-type="float" office:value="0.166841000000204">
            <text:p>0.166841</text:p>
          </table:table-cell>
          <table:table-cell table:formula="of:=[.B840]-[.B839]" office:value-type="float" office:value="0.00000200000022232416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903455">
            <text:p>2164.903455</text:p>
          </table:table-cell>
          <table:table-cell table:formula="of:=[.A841]-[.A$20]" office:value-type="float" office:value="0.167045000000144">
            <text:p>0.167045</text:p>
          </table:table-cell>
          <table:table-cell table:formula="of:=[.B841]-[.B840]" office:value-type="float" office:value="0.000203999999939697">
            <text:p>0.0002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903457">
            <text:p>2164.903457</text:p>
          </table:table-cell>
          <table:table-cell table:formula="of:=[.A842]-[.A$20]" office:value-type="float" office:value="0.167046999999911">
            <text:p>0.167047</text:p>
          </table:table-cell>
          <table:table-cell table:formula="of:=[.B842]-[.B841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90346">
            <text:p>2164.903460</text:p>
          </table:table-cell>
          <table:table-cell table:formula="of:=[.A843]-[.A$20]" office:value-type="float" office:value="0.167050000000017">
            <text:p>0.167050</text:p>
          </table:table-cell>
          <table:table-cell table:formula="of:=[.B843]-[.B842]" office:value-type="float" office:value="0.00000300000010611257">
            <text:p>0.000003</text:p>
          </table:table-cell>
          <table:table-cell/>
          <table:table-cell office:value-type="string">
            <text:p>postpones its deadline to 2164908.391910; c_s is topped up to 1.228216</text:p>
          </table:table-cell>
          <table:table-cell/>
        </table:table-row>
        <table:table-row table:style-name="ro1">
          <table:table-cell office:value-type="float" office:value="2164.903463">
            <text:p>2164.903463</text:p>
          </table:table-cell>
          <table:table-cell table:formula="of:=[.A844]-[.A$20]" office:value-type="float" office:value="0.167053000000124">
            <text:p>0.167053</text:p>
          </table:table-cell>
          <table:table-cell table:formula="of:=[.B844]-[.B843]" office:value-type="float" office:value="0.00000300000010611257">
            <text:p>0.000003</text:p>
          </table:table-cell>
          <table:table-cell/>
          <table:table-cell office:value-type="string">
            <text:p>preempts main (0)</text:p>
          </table:table-cell>
          <table:table-cell/>
        </table:table-row>
        <table:table-row table:style-name="ro1">
          <table:table-cell office:value-type="float" office:value="2164.903474">
            <text:p>2164.903474</text:p>
          </table:table-cell>
          <table:table-cell table:formula="of:=[.A845]-[.A$20]" office:value-type="float" office:value="0.16706400000021">
            <text:p>0.167064</text:p>
          </table:table-cell>
          <table:table-cell table:formula="of:=[.B845]-[.B844]" office:value-type="float" office:value="0.0000110000000859145">
            <text:p>0.000011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2164.903477">
            <text:p>2164.903477</text:p>
          </table:table-cell>
          <table:table-cell table:formula="of:=[.A846]-[.A$20]" office:value-type="float" office:value="0.167066999999861">
            <text:p>0.167067</text:p>
          </table:table-cell>
          <table:table-cell table:formula="of:=[.B846]-[.B845]" office:value-type="float" office:value="0.00000299999965136521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0348">
            <text:p>2164.903480</text:p>
          </table:table-cell>
          <table:table-cell table:formula="of:=[.A847]-[.A$20]" office:value-type="float" office:value="0.167069999999967">
            <text:p>0.167070</text:p>
          </table:table-cell>
          <table:table-cell table:formula="of:=[.B847]-[.B846]" office:value-type="float" office:value="0.00000300000010611257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904351">
            <text:p>2164.904351</text:p>
          </table:table-cell>
          <table:table-cell table:formula="of:=[.A848]-[.A$20]" office:value-type="float" office:value="0.167941000000155">
            <text:p>0.167941</text:p>
          </table:table-cell>
          <table:table-cell table:formula="of:=[.B848]-[.B847]" office:value-type="float" office:value="0.00087100000018836">
            <text:p>0.00087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904353">
            <text:p>2164.904353</text:p>
          </table:table-cell>
          <table:table-cell table:formula="of:=[.A849]-[.A$20]" office:value-type="float" office:value="0.167942999999923">
            <text:p>0.167943</text:p>
          </table:table-cell>
          <table:table-cell table:formula="of:=[.B849]-[.B848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904355">
            <text:p>2164.904355</text:p>
          </table:table-cell>
          <table:table-cell table:formula="of:=[.A850]-[.A$20]" office:value-type="float" office:value="0.167945000000145">
            <text:p>0.167945</text:p>
          </table:table-cell>
          <table:table-cell table:formula="of:=[.B850]-[.B849]" office:value-type="float" office:value="0.00000200000022232416">
            <text:p>0.000002</text:p>
          </table:table-cell>
          <table:table-cell office:value-type="string">
            <text:p>d_s is renewed (r + D) to 2164906.353144; c_s is fully topped up</text:p>
          </table:table-cell>
          <table:table-cell table:number-columns-repeated="2"/>
        </table:table-row>
        <table:table-row table:style-name="ro1">
          <table:table-cell office:value-type="float" office:value="2164.904358">
            <text:p>2164.904358</text:p>
          </table:table-cell>
          <table:table-cell table:formula="of:=[.A851]-[.A$20]" office:value-type="float" office:value="0.167947999999797">
            <text:p>0.167948</text:p>
          </table:table-cell>
          <table:table-cell table:formula="of:=[.B851]-[.B850]" office:value-type="float" office:value="0.00000299999965136521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904362">
            <text:p>2164.904362</text:p>
          </table:table-cell>
          <table:table-cell table:formula="of:=[.A852]-[.A$20]" office:value-type="float" office:value="0.167952000000241">
            <text:p>0.167952</text:p>
          </table:table-cell>
          <table:table-cell table:formula="of:=[.B852]-[.B851]" office:value-type="float" office:value="0.0000040000004446483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04364">
            <text:p>2164.904364</text:p>
          </table:table-cell>
          <table:table-cell table:formula="of:=[.A853]-[.A$20]" office:value-type="float" office:value="0.167954000000009">
            <text:p>0.167954</text:p>
          </table:table-cell>
          <table:table-cell table:formula="of:=[.B853]-[.B852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905307">
            <text:p>2164.905307</text:p>
          </table:table-cell>
          <table:table-cell table:formula="of:=[.A854]-[.A$20]" office:value-type="float" office:value="0.168897000000015">
            <text:p>0.168897</text:p>
          </table:table-cell>
          <table:table-cell table:formula="of:=[.B854]-[.B853]" office:value-type="float" office:value="0.000943000000006577">
            <text:p>0.0009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905309">
            <text:p>2164.905309</text:p>
          </table:table-cell>
          <table:table-cell table:formula="of:=[.A855]-[.A$20]" office:value-type="float" office:value="0.168899000000238">
            <text:p>0.168899</text:p>
          </table:table-cell>
          <table:table-cell table:formula="of:=[.B855]-[.B854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05312">
            <text:p>2164.905312</text:p>
          </table:table-cell>
          <table:table-cell table:formula="of:=[.A856]-[.A$20]" office:value-type="float" office:value="0.168901999999889">
            <text:p>0.168902</text:p>
          </table:table-cell>
          <table:table-cell table:formula="of:=[.B856]-[.B855]" office:value-type="float" office:value="0.00000299999965136521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906348">
            <text:p>2164.906348</text:p>
          </table:table-cell>
          <table:table-cell table:formula="of:=[.A857]-[.A$20]" office:value-type="float" office:value="0.169938000000002">
            <text:p>0.169938</text:p>
          </table:table-cell>
          <table:table-cell table:formula="of:=[.B857]-[.B856]" office:value-type="float" office:value="0.00103600000011284">
            <text:p>0.00103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90635">
            <text:p>2164.906350</text:p>
          </table:table-cell>
          <table:table-cell table:formula="of:=[.A858]-[.A$20]" office:value-type="float" office:value="0.169940000000224">
            <text:p>0.169940</text:p>
          </table:table-cell>
          <table:table-cell table:formula="of:=[.B858]-[.B857]" office:value-type="float" office:value="0.00000200000022232416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906352">
            <text:p>2164.906352</text:p>
          </table:table-cell>
          <table:table-cell table:formula="of:=[.A859]-[.A$20]" office:value-type="float" office:value="0.169941999999992">
            <text:p>0.169942</text:p>
          </table:table-cell>
          <table:table-cell table:formula="of:=[.B859]-[.B858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2164913.349696; c_s is fully topped up</text:p>
          </table:table-cell>
        </table:table-row>
        <table:table-row table:style-name="ro1">
          <table:table-cell office:value-type="float" office:value="2164.906413">
            <text:p>2164.906413</text:p>
          </table:table-cell>
          <table:table-cell table:formula="of:=[.A860]-[.A$20]" office:value-type="float" office:value="0.170003000000179">
            <text:p>0.170003</text:p>
          </table:table-cell>
          <table:table-cell table:formula="of:=[.B860]-[.B859]" office:value-type="float" office:value="0.0000610000001870503">
            <text:p>0.00006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906414">
            <text:p>2164.906414</text:p>
          </table:table-cell>
          <table:table-cell table:formula="of:=[.A861]-[.A$20]" office:value-type="float" office:value="0.170004000000063">
            <text:p>0.170004</text:p>
          </table:table-cell>
          <table:table-cell table:formula="of:=[.B861]-[.B860]" office:value-type="float" office:value="0.000000999999883788405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906417">
            <text:p>2164.906417</text:p>
          </table:table-cell>
          <table:table-cell table:formula="of:=[.A862]-[.A$20]" office:value-type="float" office:value="0.170007000000169">
            <text:p>0.170007</text:p>
          </table:table-cell>
          <table:table-cell table:formula="of:=[.B862]-[.B861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06419">
            <text:p>2164.906419</text:p>
          </table:table-cell>
          <table:table-cell table:formula="of:=[.A863]-[.A$20]" office:value-type="float" office:value="0.170008999999936">
            <text:p>0.170009</text:p>
          </table:table-cell>
          <table:table-cell table:formula="of:=[.B863]-[.B862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907188">
            <text:p>2164.907188</text:p>
          </table:table-cell>
          <table:table-cell table:formula="of:=[.A864]-[.A$20]" office:value-type="float" office:value="0.170778000000155">
            <text:p>0.170778</text:p>
          </table:table-cell>
          <table:table-cell table:formula="of:=[.B864]-[.B863]" office:value-type="float" office:value="0.000769000000218512">
            <text:p>0.00076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907191">
            <text:p>2164.907191</text:p>
          </table:table-cell>
          <table:table-cell table:formula="of:=[.A865]-[.A$20]" office:value-type="float" office:value="0.170780999999806">
            <text:p>0.170781</text:p>
          </table:table-cell>
          <table:table-cell table:formula="of:=[.B865]-[.B864]" office:value-type="float" office:value="0.00000299999965136521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907193">
            <text:p>2164.907193</text:p>
          </table:table-cell>
          <table:table-cell table:formula="of:=[.A866]-[.A$20]" office:value-type="float" office:value="0.170783000000029">
            <text:p>0.170783</text:p>
          </table:table-cell>
          <table:table-cell table:formula="of:=[.B866]-[.B865]" office:value-type="float" office:value="0.00000200000022232416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164.907198">
            <text:p>2164.907198</text:p>
          </table:table-cell>
          <table:table-cell table:formula="of:=[.A867]-[.A$20]" office:value-type="float" office:value="0.170787999999902">
            <text:p>0.170788</text:p>
          </table:table-cell>
          <table:table-cell table:formula="of:=[.B867]-[.B866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07202">
            <text:p>2164.907202</text:p>
          </table:table-cell>
          <table:table-cell table:formula="of:=[.A868]-[.A$20]" office:value-type="float" office:value="0.170791999999892">
            <text:p>0.170792</text:p>
          </table:table-cell>
          <table:table-cell table:formula="of:=[.B868]-[.B867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908351">
            <text:p>2164.908351</text:p>
          </table:table-cell>
          <table:table-cell table:formula="of:=[.A869]-[.A$20]" office:value-type="float" office:value="0.171941000000061">
            <text:p>0.171941</text:p>
          </table:table-cell>
          <table:table-cell table:formula="of:=[.B869]-[.B868]" office:value-type="float" office:value="0.0011490000001686">
            <text:p>0.00114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908353">
            <text:p>2164.908353</text:p>
          </table:table-cell>
          <table:table-cell table:formula="of:=[.A870]-[.A$20]" office:value-type="float" office:value="0.171942999999828">
            <text:p>0.171943</text:p>
          </table:table-cell>
          <table:table-cell table:formula="of:=[.B870]-[.B869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908355">
            <text:p>2164.908355</text:p>
          </table:table-cell>
          <table:table-cell table:formula="of:=[.A871]-[.A$20]" office:value-type="float" office:value="0.171945000000051">
            <text:p>0.171945</text:p>
          </table:table-cell>
          <table:table-cell table:formula="of:=[.B871]-[.B870]" office:value-type="float" office:value="0.00000200000022232416">
            <text:p>0.000002</text:p>
          </table:table-cell>
          <table:table-cell office:value-type="string">
            <text:p>d_s is renewed (r + D) to 2164910.353157; c_s is fully topped up</text:p>
          </table:table-cell>
          <table:table-cell table:number-columns-repeated="2"/>
        </table:table-row>
        <table:table-row table:style-name="ro1">
          <table:table-cell office:value-type="float" office:value="2164.908358">
            <text:p>2164.908358</text:p>
          </table:table-cell>
          <table:table-cell table:formula="of:=[.A872]-[.A$20]" office:value-type="float" office:value="0.171948000000157">
            <text:p>0.171948</text:p>
          </table:table-cell>
          <table:table-cell table:formula="of:=[.B872]-[.B871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908361">
            <text:p>2164.908361</text:p>
          </table:table-cell>
          <table:table-cell table:formula="of:=[.A873]-[.A$20]" office:value-type="float" office:value="0.171950999999808">
            <text:p>0.171951</text:p>
          </table:table-cell>
          <table:table-cell table:formula="of:=[.B873]-[.B872]" office:value-type="float" office:value="0.00000299999965136521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08363">
            <text:p>2164.908363</text:p>
          </table:table-cell>
          <table:table-cell table:formula="of:=[.A874]-[.A$20]" office:value-type="float" office:value="0.17195300000003">
            <text:p>0.171953</text:p>
          </table:table-cell>
          <table:table-cell table:formula="of:=[.B874]-[.B873]" office:value-type="float" office:value="0.00000200000022232416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908401">
            <text:p>2164.908401</text:p>
          </table:table-cell>
          <table:table-cell table:formula="of:=[.A875]-[.A$20]" office:value-type="float" office:value="0.171991000000162">
            <text:p>0.171991</text:p>
          </table:table-cell>
          <table:table-cell table:formula="of:=[.B875]-[.B874]" office:value-type="float" office:value="0.0000380000001314329">
            <text:p>0.00003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908403">
            <text:p>2164.908403</text:p>
          </table:table-cell>
          <table:table-cell table:formula="of:=[.A876]-[.A$20]" office:value-type="float" office:value="0.171992999999929">
            <text:p>0.171993</text:p>
          </table:table-cell>
          <table:table-cell table:formula="of:=[.B876]-[.B875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908406">
            <text:p>2164.908406</text:p>
          </table:table-cell>
          <table:table-cell table:formula="of:=[.A877]-[.A$20]" office:value-type="float" office:value="0.171996000000036">
            <text:p>0.171996</text:p>
          </table:table-cell>
          <table:table-cell table:formula="of:=[.B877]-[.B876]" office:value-type="float" office:value="0.00000300000010611257">
            <text:p>0.000003</text:p>
          </table:table-cell>
          <table:table-cell/>
          <table:table-cell office:value-type="string">
            <text:p>postpones its deadline to 2164913.391910; c_s is topped up to 1.015781</text:p>
          </table:table-cell>
          <table:table-cell/>
        </table:table-row>
        <table:table-row table:style-name="ro1">
          <table:table-cell office:value-type="float" office:value="2164.909316">
            <text:p>2164.909316</text:p>
          </table:table-cell>
          <table:table-cell table:formula="of:=[.A878]-[.A$20]" office:value-type="float" office:value="0.172906000000239">
            <text:p>0.172906</text:p>
          </table:table-cell>
          <table:table-cell table:formula="of:=[.B878]-[.B877]" office:value-type="float" office:value="0.000910000000203581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909317">
            <text:p>2164.909317</text:p>
          </table:table-cell>
          <table:table-cell table:formula="of:=[.A879]-[.A$20]" office:value-type="float" office:value="0.172907000000123">
            <text:p>0.172907</text:p>
          </table:table-cell>
          <table:table-cell table:formula="of:=[.B879]-[.B878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09322">
            <text:p>2164.909322</text:p>
          </table:table-cell>
          <table:table-cell table:formula="of:=[.A880]-[.A$20]" office:value-type="float" office:value="0.172911999999997">
            <text:p>0.172912</text:p>
          </table:table-cell>
          <table:table-cell table:formula="of:=[.B880]-[.B879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910382">
            <text:p>2164.910382</text:p>
          </table:table-cell>
          <table:table-cell table:formula="of:=[.A881]-[.A$20]" office:value-type="float" office:value="0.173972000000049">
            <text:p>0.173972</text:p>
          </table:table-cell>
          <table:table-cell table:formula="of:=[.B881]-[.B880]" office:value-type="float" office:value="0.00106000000005224">
            <text:p>0.00106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910383">
            <text:p>2164.910383</text:p>
          </table:table-cell>
          <table:table-cell table:formula="of:=[.A882]-[.A$20]" office:value-type="float" office:value="0.173972999999933">
            <text:p>0.173973</text:p>
          </table:table-cell>
          <table:table-cell table:formula="of:=[.B882]-[.B881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910387">
            <text:p>2164.910387</text:p>
          </table:table-cell>
          <table:table-cell table:formula="of:=[.A883]-[.A$20]" office:value-type="float" office:value="0.173976999999923">
            <text:p>0.173977</text:p>
          </table:table-cell>
          <table:table-cell table:formula="of:=[.B883]-[.B882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10392">
            <text:p>2164.910392</text:p>
          </table:table-cell>
          <table:table-cell table:formula="of:=[.A884]-[.A$20]" office:value-type="float" office:value="0.173981999999796">
            <text:p>0.173982</text:p>
          </table:table-cell>
          <table:table-cell table:formula="of:=[.B884]-[.B883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910395">
            <text:p>2164.910395</text:p>
          </table:table-cell>
          <table:table-cell table:formula="of:=[.A885]-[.A$20]" office:value-type="float" office:value="0.173984999999902">
            <text:p>0.173985</text:p>
          </table:table-cell>
          <table:table-cell table:formula="of:=[.B885]-[.B884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104">
            <text:p>2164.910400</text:p>
          </table:table-cell>
          <table:table-cell table:formula="of:=[.A886]-[.A$20]" office:value-type="float" office:value="0.173990000000231">
            <text:p>0.173990</text:p>
          </table:table-cell>
          <table:table-cell table:formula="of:=[.B886]-[.B885]" office:value-type="float" office:value="0.00000500000032843673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912008">
            <text:p>2164.912008</text:p>
          </table:table-cell>
          <table:table-cell table:formula="of:=[.A887]-[.A$20]" office:value-type="float" office:value="0.175597999999809">
            <text:p>0.175598</text:p>
          </table:table-cell>
          <table:table-cell table:formula="of:=[.B887]-[.B886]" office:value-type="float" office:value="0.00160799999957817">
            <text:p>0.001608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912014">
            <text:p>2164.912014</text:p>
          </table:table-cell>
          <table:table-cell table:formula="of:=[.A888]-[.A$20]" office:value-type="float" office:value="0.175604000000021">
            <text:p>0.175604</text:p>
          </table:table-cell>
          <table:table-cell table:formula="of:=[.B888]-[.B887]" office:value-type="float" office:value="0.0000060000002122251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12354">
            <text:p>2164.912354</text:p>
          </table:table-cell>
          <table:table-cell table:formula="of:=[.A889]-[.A$20]" office:value-type="float" office:value="0.175944000000072">
            <text:p>0.175944</text:p>
          </table:table-cell>
          <table:table-cell table:formula="of:=[.B889]-[.B888]" office:value-type="float" office:value="0.000340000000051077">
            <text:p>0.00034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912356">
            <text:p>2164.912356</text:p>
          </table:table-cell>
          <table:table-cell table:formula="of:=[.A890]-[.A$20]" office:value-type="float" office:value="0.17594599999984">
            <text:p>0.175946</text:p>
          </table:table-cell>
          <table:table-cell table:formula="of:=[.B890]-[.B889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912359">
            <text:p>2164.912359</text:p>
          </table:table-cell>
          <table:table-cell table:formula="of:=[.A891]-[.A$20]" office:value-type="float" office:value="0.175948999999946">
            <text:p>0.175949</text:p>
          </table:table-cell>
          <table:table-cell table:formula="of:=[.B891]-[.B890]" office:value-type="float" office:value="0.00000300000010611257">
            <text:p>0.000003</text:p>
          </table:table-cell>
          <table:table-cell office:value-type="string">
            <text:p>d_s is renewed (r + D) to 2164914.356156; c_s is fully topped up</text:p>
          </table:table-cell>
          <table:table-cell table:number-columns-repeated="2"/>
        </table:table-row>
        <table:table-row table:style-name="ro1">
          <table:table-cell office:value-type="float" office:value="2164.912364">
            <text:p>2164.912364</text:p>
          </table:table-cell>
          <table:table-cell table:formula="of:=[.A892]-[.A$20]" office:value-type="float" office:value="0.17595399999982">
            <text:p>0.175954</text:p>
          </table:table-cell>
          <table:table-cell table:formula="of:=[.B892]-[.B891]" office:value-type="float" office:value="0.00000499999987368938">
            <text:p>0.000005</text:p>
          </table:table-cell>
          <table:table-cell office:value-type="string">
            <text:p>is pick_next_task_dl-ed by rsyslogd (3298)</text:p>
          </table:table-cell>
          <table:table-cell table:number-columns-repeated="2"/>
        </table:table-row>
        <table:table-row table:style-name="ro1">
          <table:table-cell office:value-type="float" office:value="2164.91332">
            <text:p>2164.913320</text:p>
          </table:table-cell>
          <table:table-cell table:formula="of:=[.A893]-[.A$20]" office:value-type="float" office:value="0.176910000000134">
            <text:p>0.176910</text:p>
          </table:table-cell>
          <table:table-cell table:formula="of:=[.B893]-[.B892]" office:value-type="float" office:value="0.000956000000314816">
            <text:p>0.00095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913322">
            <text:p>2164.913322</text:p>
          </table:table-cell>
          <table:table-cell table:formula="of:=[.A894]-[.A$20]" office:value-type="float" office:value="0.176911999999902">
            <text:p>0.176912</text:p>
          </table:table-cell>
          <table:table-cell table:formula="of:=[.B894]-[.B893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13359">
            <text:p>2164.913359</text:p>
          </table:table-cell>
          <table:table-cell table:formula="of:=[.A895]-[.A$20]" office:value-type="float" office:value="0.17694900000015">
            <text:p>0.176949</text:p>
          </table:table-cell>
          <table:table-cell table:formula="of:=[.B895]-[.B894]" office:value-type="float" office:value="0.0000370000002476445">
            <text:p>0.000037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913395">
            <text:p>2164.913395</text:p>
          </table:table-cell>
          <table:table-cell table:formula="of:=[.A896]-[.A$20]" office:value-type="float" office:value="0.176985000000059">
            <text:p>0.176985</text:p>
          </table:table-cell>
          <table:table-cell table:formula="of:=[.B896]-[.B895]" office:value-type="float" office:value="0.0000359999999091087">
            <text:p>0.00003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913397">
            <text:p>2164.913397</text:p>
          </table:table-cell>
          <table:table-cell table:formula="of:=[.A897]-[.A$20]" office:value-type="float" office:value="0.176986999999826">
            <text:p>0.176987</text:p>
          </table:table-cell>
          <table:table-cell table:formula="of:=[.B897]-[.B896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9134">
            <text:p>2164.913400</text:p>
          </table:table-cell>
          <table:table-cell table:formula="of:=[.A898]-[.A$20]" office:value-type="float" office:value="0.176989999999932">
            <text:p>0.176990</text:p>
          </table:table-cell>
          <table:table-cell table:formula="of:=[.B898]-[.B897]" office:value-type="float" office:value="0.00000300000010611257">
            <text:p>0.000003</text:p>
          </table:table-cell>
          <table:table-cell/>
          <table:table-cell office:value-type="string">
            <text:p>postpones its deadline to 2164918.391910; c_s is topped up to 1.389624</text:p>
          </table:table-cell>
          <table:table-cell/>
        </table:table-row>
        <table:table-row table:style-name="ro1">
          <table:table-cell office:value-type="float" office:value="2164.913403">
            <text:p>2164.913403</text:p>
          </table:table-cell>
          <table:table-cell table:formula="of:=[.A899]-[.A$20]" office:value-type="float" office:value="0.176993000000039">
            <text:p>0.176993</text:p>
          </table:table-cell>
          <table:table-cell table:formula="of:=[.B899]-[.B898]" office:value-type="float" office:value="0.00000300000010611257">
            <text:p>0.000003</text:p>
          </table:table-cell>
          <table:table-cell/>
          <table:table-cell office:value-type="string">
            <text:p>preempts main (3298)</text:p>
          </table:table-cell>
          <table:table-cell/>
        </table:table-row>
        <table:table-row table:style-name="ro1">
          <table:table-cell office:value-type="float" office:value="2164.91341">
            <text:p>2164.913410</text:p>
          </table:table-cell>
          <table:table-cell table:formula="of:=[.A900]-[.A$20]" office:value-type="float" office:value="0.177000000000135">
            <text:p>0.177000</text:p>
          </table:table-cell>
          <table:table-cell table:formula="of:=[.B900]-[.B899]" office:value-type="float" office:value="0.00000700000009601354">
            <text:p>0.000007</text:p>
          </table:table-cell>
          <table:table-cell/>
          <table:table-cell office:value-type="string">
            <text:p>is pick_next_task_dl-ed by rsyslogd (3298)</text:p>
          </table:table-cell>
          <table:table-cell/>
        </table:table-row>
        <table:table-row table:style-name="ro1">
          <table:table-cell office:value-type="float" office:value="2164.913771">
            <text:p>2164.913771</text:p>
          </table:table-cell>
          <table:table-cell table:formula="of:=[.A901]-[.A$20]" office:value-type="float" office:value="0.177361000000019">
            <text:p>0.177361</text:p>
          </table:table-cell>
          <table:table-cell table:formula="of:=[.B901]-[.B900]" office:value-type="float" office:value="0.00036099999988437">
            <text:p>0.00036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913773">
            <text:p>2164.913773</text:p>
          </table:table-cell>
          <table:table-cell table:formula="of:=[.A902]-[.A$20]" office:value-type="float" office:value="0.177363000000241">
            <text:p>0.177363</text:p>
          </table:table-cell>
          <table:table-cell table:formula="of:=[.B902]-[.B901]" office:value-type="float" office:value="0.00000200000022232416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13778">
            <text:p>2164.913778</text:p>
          </table:table-cell>
          <table:table-cell table:formula="of:=[.A903]-[.A$20]" office:value-type="float" office:value="0.177368000000115">
            <text:p>0.177368</text:p>
          </table:table-cell>
          <table:table-cell table:formula="of:=[.B903]-[.B902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91378">
            <text:p>2164.913780</text:p>
          </table:table-cell>
          <table:table-cell table:formula="of:=[.A904]-[.A$20]" office:value-type="float" office:value="0.177369999999883">
            <text:p>0.177370</text:p>
          </table:table-cell>
          <table:table-cell table:formula="of:=[.B904]-[.B903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913783">
            <text:p>2164.913783</text:p>
          </table:table-cell>
          <table:table-cell table:formula="of:=[.A905]-[.A$20]" office:value-type="float" office:value="0.177372999999989">
            <text:p>0.177373</text:p>
          </table:table-cell>
          <table:table-cell table:formula="of:=[.B905]-[.B904]" office:value-type="float" office:value="0.00000300000010611257">
            <text:p>0.000003</text:p>
          </table:table-cell>
          <table:table-cell/>
          <table:table-cell office:value-type="string">
            <text:p>1.025079 / 4.612074 &lt;= 2.000000 / 5.000000</text:p>
          </table:table-cell>
          <table:table-cell/>
        </table:table-row>
        <table:table-row table:style-name="ro1">
          <table:table-cell office:value-type="float" office:value="2164.913785">
            <text:p>2164.913785</text:p>
          </table:table-cell>
          <table:table-cell table:formula="of:=[.A906]-[.A$20]" office:value-type="float" office:value="0.177375000000211">
            <text:p>0.177375</text:p>
          </table:table-cell>
          <table:table-cell table:formula="of:=[.B906]-[.B905]" office:value-type="float" office:value="0.00000200000022232416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164.913839">
            <text:p>2164.913839</text:p>
          </table:table-cell>
          <table:table-cell table:formula="of:=[.A907]-[.A$20]" office:value-type="float" office:value="0.177428999999847">
            <text:p>0.177429</text:p>
          </table:table-cell>
          <table:table-cell table:formula="of:=[.B907]-[.B906]" office:value-type="float" office:value="0.0000539999996362894">
            <text:p>0.00005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2164.915788">
            <text:p>2164.915788</text:p>
          </table:table-cell>
          <table:table-cell table:formula="of:=[.A908]-[.A$20]" office:value-type="float" office:value="0.179377999999815">
            <text:p>0.179378</text:p>
          </table:table-cell>
          <table:table-cell table:formula="of:=[.B908]-[.B907]" office:value-type="float" office:value="0.00194899999996778">
            <text:p>0.00194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91579">
            <text:p>2164.915790</text:p>
          </table:table-cell>
          <table:table-cell table:formula="of:=[.A909]-[.A$20]" office:value-type="float" office:value="0.179380000000037">
            <text:p>0.179380</text:p>
          </table:table-cell>
          <table:table-cell table:formula="of:=[.B909]-[.B908]" office:value-type="float" office:value="0.00000200000022232416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915793">
            <text:p>2164.915793</text:p>
          </table:table-cell>
          <table:table-cell table:formula="of:=[.A910]-[.A$20]" office:value-type="float" office:value="0.179383000000144">
            <text:p>0.179383</text:p>
          </table:table-cell>
          <table:table-cell table:formula="of:=[.B910]-[.B909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16353">
            <text:p>2164.916353</text:p>
          </table:table-cell>
          <table:table-cell table:formula="of:=[.A911]-[.A$20]" office:value-type="float" office:value="0.179943000000094">
            <text:p>0.179943</text:p>
          </table:table-cell>
          <table:table-cell table:formula="of:=[.B911]-[.B910]" office:value-type="float" office:value="0.000559999999950378">
            <text:p>0.00056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916355">
            <text:p>2164.916355</text:p>
          </table:table-cell>
          <table:table-cell table:formula="of:=[.A912]-[.A$20]" office:value-type="float" office:value="0.179944999999861">
            <text:p>0.179945</text:p>
          </table:table-cell>
          <table:table-cell table:formula="of:=[.B912]-[.B911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916358">
            <text:p>2164.916358</text:p>
          </table:table-cell>
          <table:table-cell table:formula="of:=[.A913]-[.A$20]" office:value-type="float" office:value="0.179947999999968">
            <text:p>0.179948</text:p>
          </table:table-cell>
          <table:table-cell table:formula="of:=[.B913]-[.B912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2164923.355023; c_s is fully topped up</text:p>
          </table:table-cell>
        </table:table-row>
        <table:table-row table:style-name="ro1">
          <table:table-cell office:value-type="float" office:value="2164.916361">
            <text:p>2164.916361</text:p>
          </table:table-cell>
          <table:table-cell table:formula="of:=[.A914]-[.A$20]" office:value-type="float" office:value="0.179951000000074">
            <text:p>0.179951</text:p>
          </table:table-cell>
          <table:table-cell table:formula="of:=[.B914]-[.B913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916363">
            <text:p>2164.916363</text:p>
          </table:table-cell>
          <table:table-cell table:formula="of:=[.A915]-[.A$20]" office:value-type="float" office:value="0.179952999999841">
            <text:p>0.179953</text:p>
          </table:table-cell>
          <table:table-cell table:formula="of:=[.B915]-[.B914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916365">
            <text:p>2164.916365</text:p>
          </table:table-cell>
          <table:table-cell table:formula="of:=[.A916]-[.A$20]" office:value-type="float" office:value="0.179955000000064">
            <text:p>0.179955</text:p>
          </table:table-cell>
          <table:table-cell table:formula="of:=[.B916]-[.B915]" office:value-type="float" office:value="0.00000200000022232416">
            <text:p>0.000002</text:p>
          </table:table-cell>
          <table:table-cell office:value-type="string">
            <text:p>d_s is renewed (r + D) to 2164918.355023; c_s is fully topped up</text:p>
          </table:table-cell>
          <table:table-cell table:number-columns-repeated="2"/>
        </table:table-row>
        <table:table-row table:style-name="ro1">
          <table:table-cell office:value-type="float" office:value="2164.916367">
            <text:p>2164.916367</text:p>
          </table:table-cell>
          <table:table-cell table:formula="of:=[.A917]-[.A$20]" office:value-type="float" office:value="0.179956999999831">
            <text:p>0.179957</text:p>
          </table:table-cell>
          <table:table-cell table:formula="of:=[.B917]-[.B916]" office:value-type="float" office:value="0.00000199999976757681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916369">
            <text:p>2164.916369</text:p>
          </table:table-cell>
          <table:table-cell table:formula="of:=[.A918]-[.A$20]" office:value-type="float" office:value="0.179959000000054">
            <text:p>0.179959</text:p>
          </table:table-cell>
          <table:table-cell table:formula="of:=[.B918]-[.B917]" office:value-type="float" office:value="0.00000200000022232416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916374">
            <text:p>2164.916374</text:p>
          </table:table-cell>
          <table:table-cell table:formula="of:=[.A919]-[.A$20]" office:value-type="float" office:value="0.179963999999927">
            <text:p>0.179964</text:p>
          </table:table-cell>
          <table:table-cell table:formula="of:=[.B919]-[.B918]" office:value-type="float" office:value="0.00000499999987368938">
            <text:p>0.000005</text:p>
          </table:table-cell>
          <table:table-cell office:value-type="string">
            <text:p>is pick_next_task_dl-ed by rsyslogd (3298)</text:p>
          </table:table-cell>
          <table:table-cell table:number-columns-repeated="2"/>
        </table:table-row>
        <table:table-row table:style-name="ro1">
          <table:table-cell office:value-type="float" office:value="2164.917318">
            <text:p>2164.917318</text:p>
          </table:table-cell>
          <table:table-cell table:formula="of:=[.A920]-[.A$20]" office:value-type="float" office:value="0.180907999999818">
            <text:p>0.180908</text:p>
          </table:table-cell>
          <table:table-cell table:formula="of:=[.B920]-[.B919]" office:value-type="float" office:value="0.000943999999890366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91732">
            <text:p>2164.917320</text:p>
          </table:table-cell>
          <table:table-cell table:formula="of:=[.A921]-[.A$20]" office:value-type="float" office:value="0.18091000000004">
            <text:p>0.180910</text:p>
          </table:table-cell>
          <table:table-cell table:formula="of:=[.B921]-[.B920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17322">
            <text:p>2164.917322</text:p>
          </table:table-cell>
          <table:table-cell table:formula="of:=[.A922]-[.A$20]" office:value-type="float" office:value="0.180911999999807">
            <text:p>0.180912</text:p>
          </table:table-cell>
          <table:table-cell table:formula="of:=[.B922]-[.B921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917324">
            <text:p>2164.917324</text:p>
          </table:table-cell>
          <table:table-cell table:formula="of:=[.A923]-[.A$20]" office:value-type="float" office:value="0.18091400000003">
            <text:p>0.180914</text:p>
          </table:table-cell>
          <table:table-cell table:formula="of:=[.B923]-[.B922]" office:value-type="float" office:value="0.00000200000022232416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17326">
            <text:p>2164.917326</text:p>
          </table:table-cell>
          <table:table-cell table:formula="of:=[.A924]-[.A$20]" office:value-type="float" office:value="0.180915999999797">
            <text:p>0.180916</text:p>
          </table:table-cell>
          <table:table-cell table:formula="of:=[.B924]-[.B923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9184">
            <text:p>2164.918400</text:p>
          </table:table-cell>
          <table:table-cell table:formula="of:=[.A925]-[.A$20]" office:value-type="float" office:value="0.181990000000042">
            <text:p>0.181990</text:p>
          </table:table-cell>
          <table:table-cell table:formula="of:=[.B925]-[.B924]" office:value-type="float" office:value="0.00107400000024427">
            <text:p>0.00107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918402">
            <text:p>2164.918402</text:p>
          </table:table-cell>
          <table:table-cell table:formula="of:=[.A926]-[.A$20]" office:value-type="float" office:value="0.181991999999809">
            <text:p>0.181992</text:p>
          </table:table-cell>
          <table:table-cell table:formula="of:=[.B926]-[.B925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918404">
            <text:p>2164.918404</text:p>
          </table:table-cell>
          <table:table-cell table:formula="of:=[.A927]-[.A$20]" office:value-type="float" office:value="0.181994000000032">
            <text:p>0.181994</text:p>
          </table:table-cell>
          <table:table-cell table:formula="of:=[.B927]-[.B926]" office:value-type="float" office:value="0.00000200000022232416">
            <text:p>0.000002</text:p>
          </table:table-cell>
          <table:table-cell/>
          <table:table-cell office:value-type="string">
            <text:p>postpones its deadline to 2164923.391910; c_s is topped up to 1.072676</text:p>
          </table:table-cell>
          <table:table-cell/>
        </table:table-row>
        <table:table-row table:style-name="ro1">
          <table:table-cell office:value-type="float" office:value="2164.920299">
            <text:p>2164.920299</text:p>
          </table:table-cell>
          <table:table-cell table:formula="of:=[.A928]-[.A$20]" office:value-type="float" office:value="0.183888999999908">
            <text:p>0.183889</text:p>
          </table:table-cell>
          <table:table-cell table:formula="of:=[.B928]-[.B927]" office:value-type="float" office:value="0.00189499999987675">
            <text:p>0.00189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920301">
            <text:p>2164.920301</text:p>
          </table:table-cell>
          <table:table-cell table:formula="of:=[.A929]-[.A$20]" office:value-type="float" office:value="0.183891000000131">
            <text:p>0.183891</text:p>
          </table:table-cell>
          <table:table-cell table:formula="of:=[.B929]-[.B928]" office:value-type="float" office:value="0.00000200000022232416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20305">
            <text:p>2164.920305</text:p>
          </table:table-cell>
          <table:table-cell table:formula="of:=[.A930]-[.A$20]" office:value-type="float" office:value="0.183895000000121">
            <text:p>0.183895</text:p>
          </table:table-cell>
          <table:table-cell table:formula="of:=[.B930]-[.B929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920307">
            <text:p>2164.920307</text:p>
          </table:table-cell>
          <table:table-cell table:formula="of:=[.A931]-[.A$20]" office:value-type="float" office:value="0.183896999999888">
            <text:p>0.183897</text:p>
          </table:table-cell>
          <table:table-cell table:formula="of:=[.B931]-[.B930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2031">
            <text:p>2164.920310</text:p>
          </table:table-cell>
          <table:table-cell table:formula="of:=[.A932]-[.A$20]" office:value-type="float" office:value="0.183899999999994">
            <text:p>0.183900</text:p>
          </table:table-cell>
          <table:table-cell table:formula="of:=[.B932]-[.B931]" office:value-type="float" office:value="0.00000300000010611257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920351">
            <text:p>2164.920351</text:p>
          </table:table-cell>
          <table:table-cell table:formula="of:=[.A933]-[.A$20]" office:value-type="float" office:value="0.183941000000232">
            <text:p>0.183941</text:p>
          </table:table-cell>
          <table:table-cell table:formula="of:=[.B933]-[.B932]" office:value-type="float" office:value="0.0000410000002375455">
            <text:p>0.00004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920353">
            <text:p>2164.920353</text:p>
          </table:table-cell>
          <table:table-cell table:formula="of:=[.A934]-[.A$20]" office:value-type="float" office:value="0.183942999999999">
            <text:p>0.183943</text:p>
          </table:table-cell>
          <table:table-cell table:formula="of:=[.B934]-[.B933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920355">
            <text:p>2164.920355</text:p>
          </table:table-cell>
          <table:table-cell table:formula="of:=[.A935]-[.A$20]" office:value-type="float" office:value="0.183945000000222">
            <text:p>0.183945</text:p>
          </table:table-cell>
          <table:table-cell table:formula="of:=[.B935]-[.B934]" office:value-type="float" office:value="0.00000200000022232416">
            <text:p>0.000002</text:p>
          </table:table-cell>
          <table:table-cell office:value-type="string">
            <text:p>d_s is renewed (r + D) to 2164922.353108; c_s is fully topped up</text:p>
          </table:table-cell>
          <table:table-cell table:number-columns-repeated="2"/>
        </table:table-row>
        <table:table-row table:style-name="ro1">
          <table:table-cell office:value-type="float" office:value="2164.920358">
            <text:p>2164.920358</text:p>
          </table:table-cell>
          <table:table-cell table:formula="of:=[.A936]-[.A$20]" office:value-type="float" office:value="0.183947999999873">
            <text:p>0.183948</text:p>
          </table:table-cell>
          <table:table-cell table:formula="of:=[.B936]-[.B935]" office:value-type="float" office:value="0.00000299999965136521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920362">
            <text:p>2164.920362</text:p>
          </table:table-cell>
          <table:table-cell table:formula="of:=[.A937]-[.A$20]" office:value-type="float" office:value="0.183951999999863">
            <text:p>0.183952</text:p>
          </table:table-cell>
          <table:table-cell table:formula="of:=[.B937]-[.B936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20364">
            <text:p>2164.920364</text:p>
          </table:table-cell>
          <table:table-cell table:formula="of:=[.A938]-[.A$20]" office:value-type="float" office:value="0.183954000000085">
            <text:p>0.183954</text:p>
          </table:table-cell>
          <table:table-cell table:formula="of:=[.B938]-[.B937]" office:value-type="float" office:value="0.00000200000022232416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921308">
            <text:p>2164.921308</text:p>
          </table:table-cell>
          <table:table-cell table:formula="of:=[.A939]-[.A$20]" office:value-type="float" office:value="0.184897999999976">
            <text:p>0.184898</text:p>
          </table:table-cell>
          <table:table-cell table:formula="of:=[.B939]-[.B938]" office:value-type="float" office:value="0.000943999999890366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921309">
            <text:p>2164.921309</text:p>
          </table:table-cell>
          <table:table-cell table:formula="of:=[.A940]-[.A$20]" office:value-type="float" office:value="0.184898999999859">
            <text:p>0.184899</text:p>
          </table:table-cell>
          <table:table-cell table:formula="of:=[.B940]-[.B939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21314">
            <text:p>2164.921314</text:p>
          </table:table-cell>
          <table:table-cell table:formula="of:=[.A941]-[.A$20]" office:value-type="float" office:value="0.184904000000188">
            <text:p>0.184904</text:p>
          </table:table-cell>
          <table:table-cell table:formula="of:=[.B941]-[.B940]" office:value-type="float" office:value="0.00000500000032843673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92327">
            <text:p>2164.923270</text:p>
          </table:table-cell>
          <table:table-cell table:formula="of:=[.A942]-[.A$20]" office:value-type="float" office:value="0.186859999999797">
            <text:p>0.186860</text:p>
          </table:table-cell>
          <table:table-cell table:formula="of:=[.B942]-[.B941]" office:value-type="float" office:value="0.00195599999960905">
            <text:p>0.00195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923271">
            <text:p>2164.923271</text:p>
          </table:table-cell>
          <table:table-cell table:formula="of:=[.A943]-[.A$20]" office:value-type="float" office:value="0.186861000000135">
            <text:p>0.186861</text:p>
          </table:table-cell>
          <table:table-cell table:formula="of:=[.B943]-[.B942]" office:value-type="float" office:value="0.00000100000033853576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923275">
            <text:p>2164.923275</text:p>
          </table:table-cell>
          <table:table-cell table:formula="of:=[.A944]-[.A$20]" office:value-type="float" office:value="0.186865000000125">
            <text:p>0.186865</text:p>
          </table:table-cell>
          <table:table-cell table:formula="of:=[.B944]-[.B943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2328">
            <text:p>2164.923280</text:p>
          </table:table-cell>
          <table:table-cell table:formula="of:=[.A945]-[.A$20]" office:value-type="float" office:value="0.186869999999999">
            <text:p>0.186870</text:p>
          </table:table-cell>
          <table:table-cell table:formula="of:=[.B945]-[.B944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923282">
            <text:p>2164.923282</text:p>
          </table:table-cell>
          <table:table-cell table:formula="of:=[.A946]-[.A$20]" office:value-type="float" office:value="0.186872000000221">
            <text:p>0.186872</text:p>
          </table:table-cell>
          <table:table-cell table:formula="of:=[.B946]-[.B945]" office:value-type="float" office:value="0.00000200000022232416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9234">
            <text:p>2164.923400</text:p>
          </table:table-cell>
          <table:table-cell table:formula="of:=[.A947]-[.A$20]" office:value-type="float" office:value="0.186990000000151">
            <text:p>0.186990</text:p>
          </table:table-cell>
          <table:table-cell table:formula="of:=[.B947]-[.B946]" office:value-type="float" office:value="0.000117999999929452">
            <text:p>0.00011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923402">
            <text:p>2164.923402</text:p>
          </table:table-cell>
          <table:table-cell table:formula="of:=[.A948]-[.A$20]" office:value-type="float" office:value="0.186991999999918">
            <text:p>0.186992</text:p>
          </table:table-cell>
          <table:table-cell table:formula="of:=[.B948]-[.B947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923405">
            <text:p>2164.923405</text:p>
          </table:table-cell>
          <table:table-cell table:formula="of:=[.A949]-[.A$20]" office:value-type="float" office:value="0.186995000000024">
            <text:p>0.186995</text:p>
          </table:table-cell>
          <table:table-cell table:formula="of:=[.B949]-[.B948]" office:value-type="float" office:value="0.00000300000010611257">
            <text:p>0.000003</text:p>
          </table:table-cell>
          <table:table-cell/>
          <table:table-cell office:value-type="string">
            <text:p>postpones its deadline to 2164928.391910; c_s is topped up to 1.048736</text:p>
          </table:table-cell>
          <table:table-cell/>
        </table:table-row>
        <table:table-row table:style-name="ro1">
          <table:table-cell office:value-type="float" office:value="2164.923408">
            <text:p>2164.923408</text:p>
          </table:table-cell>
          <table:table-cell table:formula="of:=[.A950]-[.A$20]" office:value-type="float" office:value="0.186998000000131">
            <text:p>0.186998</text:p>
          </table:table-cell>
          <table:table-cell table:formula="of:=[.B950]-[.B949]" office:value-type="float" office:value="0.00000300000010611257">
            <text:p>0.000003</text:p>
          </table:table-cell>
          <table:table-cell/>
          <table:table-cell office:value-type="string">
            <text:p>preempts main (3298)</text:p>
          </table:table-cell>
          <table:table-cell/>
        </table:table-row>
        <table:table-row table:style-name="ro1">
          <table:table-cell office:value-type="float" office:value="2164.923414">
            <text:p>2164.923414</text:p>
          </table:table-cell>
          <table:table-cell table:formula="of:=[.A951]-[.A$20]" office:value-type="float" office:value="0.187003999999888">
            <text:p>0.187004</text:p>
          </table:table-cell>
          <table:table-cell table:formula="of:=[.B951]-[.B950]" office:value-type="float" office:value="0.00000599999975747778">
            <text:p>0.000006</text:p>
          </table:table-cell>
          <table:table-cell/>
          <table:table-cell office:value-type="string">
            <text:p>is pick_next_task_dl-ed by rsyslogd (3298)</text:p>
          </table:table-cell>
          <table:table-cell/>
        </table:table-row>
        <table:table-row table:style-name="ro1">
          <table:table-cell office:value-type="float" office:value="2164.923417">
            <text:p>2164.923417</text:p>
          </table:table-cell>
          <table:table-cell table:formula="of:=[.A952]-[.A$20]" office:value-type="float" office:value="0.187006999999994">
            <text:p>0.187007</text:p>
          </table:table-cell>
          <table:table-cell table:formula="of:=[.B952]-[.B951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2342">
            <text:p>2164.923420</text:p>
          </table:table-cell>
          <table:table-cell table:formula="of:=[.A953]-[.A$20]" office:value-type="float" office:value="0.1870100000001">
            <text:p>0.187010</text:p>
          </table:table-cell>
          <table:table-cell table:formula="of:=[.B953]-[.B952]" office:value-type="float" office:value="0.00000300000010611257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924351">
            <text:p>2164.924351</text:p>
          </table:table-cell>
          <table:table-cell table:formula="of:=[.A954]-[.A$20]" office:value-type="float" office:value="0.187941000000137">
            <text:p>0.187941</text:p>
          </table:table-cell>
          <table:table-cell table:formula="of:=[.B954]-[.B953]" office:value-type="float" office:value="0.000931000000036875">
            <text:p>0.00093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924353">
            <text:p>2164.924353</text:p>
          </table:table-cell>
          <table:table-cell table:formula="of:=[.A955]-[.A$20]" office:value-type="float" office:value="0.187942999999905">
            <text:p>0.187943</text:p>
          </table:table-cell>
          <table:table-cell table:formula="of:=[.B955]-[.B954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924356">
            <text:p>2164.924356</text:p>
          </table:table-cell>
          <table:table-cell table:formula="of:=[.A956]-[.A$20]" office:value-type="float" office:value="0.187946000000011">
            <text:p>0.187946</text:p>
          </table:table-cell>
          <table:table-cell table:formula="of:=[.B956]-[.B955]" office:value-type="float" office:value="0.00000300000010611257">
            <text:p>0.000003</text:p>
          </table:table-cell>
          <table:table-cell office:value-type="string">
            <text:p>d_s is renewed (r + D) to 2164926.353320; c_s is fully topped up</text:p>
          </table:table-cell>
          <table:table-cell table:number-columns-repeated="2"/>
        </table:table-row>
        <table:table-row table:style-name="ro1">
          <table:table-cell office:value-type="float" office:value="2164.924358">
            <text:p>2164.924358</text:p>
          </table:table-cell>
          <table:table-cell table:formula="of:=[.A957]-[.A$20]" office:value-type="float" office:value="0.187948000000233">
            <text:p>0.187948</text:p>
          </table:table-cell>
          <table:table-cell table:formula="of:=[.B957]-[.B956]" office:value-type="float" office:value="0.00000200000022232416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924363">
            <text:p>2164.924363</text:p>
          </table:table-cell>
          <table:table-cell table:formula="of:=[.A958]-[.A$20]" office:value-type="float" office:value="0.187953000000107">
            <text:p>0.187953</text:p>
          </table:table-cell>
          <table:table-cell table:formula="of:=[.B958]-[.B957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24365">
            <text:p>2164.924365</text:p>
          </table:table-cell>
          <table:table-cell table:formula="of:=[.A959]-[.A$20]" office:value-type="float" office:value="0.187954999999874">
            <text:p>0.187955</text:p>
          </table:table-cell>
          <table:table-cell table:formula="of:=[.B959]-[.B958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925308">
            <text:p>2164.925308</text:p>
          </table:table-cell>
          <table:table-cell table:formula="of:=[.A960]-[.A$20]" office:value-type="float" office:value="0.188897999999881">
            <text:p>0.188898</text:p>
          </table:table-cell>
          <table:table-cell table:formula="of:=[.B960]-[.B959]" office:value-type="float" office:value="0.000943000000006577">
            <text:p>0.0009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925309">
            <text:p>2164.925309</text:p>
          </table:table-cell>
          <table:table-cell table:formula="of:=[.A961]-[.A$20]" office:value-type="float" office:value="0.18889900000022">
            <text:p>0.188899</text:p>
          </table:table-cell>
          <table:table-cell table:formula="of:=[.B961]-[.B960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25313">
            <text:p>2164.925313</text:p>
          </table:table-cell>
          <table:table-cell table:formula="of:=[.A962]-[.A$20]" office:value-type="float" office:value="0.188903000000209">
            <text:p>0.188903</text:p>
          </table:table-cell>
          <table:table-cell table:formula="of:=[.B962]-[.B961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926348">
            <text:p>2164.926348</text:p>
          </table:table-cell>
          <table:table-cell table:formula="of:=[.A963]-[.A$20]" office:value-type="float" office:value="0.189937999999984">
            <text:p>0.189938</text:p>
          </table:table-cell>
          <table:table-cell table:formula="of:=[.B963]-[.B962]" office:value-type="float" office:value="0.0010349999997743">
            <text:p>0.00103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92635">
            <text:p>2164.926350</text:p>
          </table:table-cell>
          <table:table-cell table:formula="of:=[.A964]-[.A$20]" office:value-type="float" office:value="0.189940000000206">
            <text:p>0.189940</text:p>
          </table:table-cell>
          <table:table-cell table:formula="of:=[.B964]-[.B963]" office:value-type="float" office:value="0.00000200000022232416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926352">
            <text:p>2164.926352</text:p>
          </table:table-cell>
          <table:table-cell table:formula="of:=[.A965]-[.A$20]" office:value-type="float" office:value="0.189941999999974">
            <text:p>0.189942</text:p>
          </table:table-cell>
          <table:table-cell table:formula="of:=[.B965]-[.B964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2164933.349739; c_s is fully topped up</text:p>
          </table:table-cell>
        </table:table-row>
        <table:table-row table:style-name="ro1">
          <table:table-cell office:value-type="float" office:value="2164.926363">
            <text:p>2164.926363</text:p>
          </table:table-cell>
          <table:table-cell table:formula="of:=[.A966]-[.A$20]" office:value-type="float" office:value="0.18995300000006">
            <text:p>0.189953</text:p>
          </table:table-cell>
          <table:table-cell table:formula="of:=[.B966]-[.B965]" office:value-type="float" office:value="0.0000110000000859145">
            <text:p>0.00001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926365">
            <text:p>2164.926365</text:p>
          </table:table-cell>
          <table:table-cell table:formula="of:=[.A967]-[.A$20]" office:value-type="float" office:value="0.189954999999827">
            <text:p>0.189955</text:p>
          </table:table-cell>
          <table:table-cell table:formula="of:=[.B967]-[.B966]" office:value-type="float" office:value="0.0000019999997675768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926368">
            <text:p>2164.926368</text:p>
          </table:table-cell>
          <table:table-cell table:formula="of:=[.A968]-[.A$20]" office:value-type="float" office:value="0.189957999999933">
            <text:p>0.189958</text:p>
          </table:table-cell>
          <table:table-cell table:formula="of:=[.B968]-[.B967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2637">
            <text:p>2164.926370</text:p>
          </table:table-cell>
          <table:table-cell table:formula="of:=[.A969]-[.A$20]" office:value-type="float" office:value="0.189960000000156">
            <text:p>0.189960</text:p>
          </table:table-cell>
          <table:table-cell table:formula="of:=[.B969]-[.B968]" office:value-type="float" office:value="0.00000200000022232416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927213">
            <text:p>2164.927213</text:p>
          </table:table-cell>
          <table:table-cell table:formula="of:=[.A970]-[.A$20]" office:value-type="float" office:value="0.19080299999996">
            <text:p>0.190803</text:p>
          </table:table-cell>
          <table:table-cell table:formula="of:=[.B970]-[.B969]" office:value-type="float" office:value="0.000842999999804306">
            <text:p>0.00084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927215">
            <text:p>2164.927215</text:p>
          </table:table-cell>
          <table:table-cell table:formula="of:=[.A971]-[.A$20]" office:value-type="float" office:value="0.190805000000182">
            <text:p>0.190805</text:p>
          </table:table-cell>
          <table:table-cell table:formula="of:=[.B971]-[.B970]" office:value-type="float" office:value="0.00000200000022232416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927217">
            <text:p>2164.927217</text:p>
          </table:table-cell>
          <table:table-cell table:formula="of:=[.A972]-[.A$20]" office:value-type="float" office:value="0.19080699999995">
            <text:p>0.190807</text:p>
          </table:table-cell>
          <table:table-cell table:formula="of:=[.B972]-[.B971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164.927223">
            <text:p>2164.927223</text:p>
          </table:table-cell>
          <table:table-cell table:formula="of:=[.A973]-[.A$20]" office:value-type="float" office:value="0.190813000000162">
            <text:p>0.190813</text:p>
          </table:table-cell>
          <table:table-cell table:formula="of:=[.B973]-[.B972]" office:value-type="float" office:value="0.00000600000021222513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27226">
            <text:p>2164.927226</text:p>
          </table:table-cell>
          <table:table-cell table:formula="of:=[.A974]-[.A$20]" office:value-type="float" office:value="0.190815999999813">
            <text:p>0.190816</text:p>
          </table:table-cell>
          <table:table-cell table:formula="of:=[.B974]-[.B973]" office:value-type="float" office:value="0.00000299999965136521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928352">
            <text:p>2164.928352</text:p>
          </table:table-cell>
          <table:table-cell table:formula="of:=[.A975]-[.A$20]" office:value-type="float" office:value="0.191941999999926">
            <text:p>0.191942</text:p>
          </table:table-cell>
          <table:table-cell table:formula="of:=[.B975]-[.B974]" office:value-type="float" office:value="0.00112600000011298">
            <text:p>0.00112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928353">
            <text:p>2164.928353</text:p>
          </table:table-cell>
          <table:table-cell table:formula="of:=[.A976]-[.A$20]" office:value-type="float" office:value="0.19194299999981">
            <text:p>0.191943</text:p>
          </table:table-cell>
          <table:table-cell table:formula="of:=[.B976]-[.B975]" office:value-type="float" office:value="0.000000999999883788405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928356">
            <text:p>2164.928356</text:p>
          </table:table-cell>
          <table:table-cell table:formula="of:=[.A977]-[.A$20]" office:value-type="float" office:value="0.191945999999916">
            <text:p>0.191946</text:p>
          </table:table-cell>
          <table:table-cell table:formula="of:=[.B977]-[.B976]" office:value-type="float" office:value="0.00000300000010611257">
            <text:p>0.000003</text:p>
          </table:table-cell>
          <table:table-cell office:value-type="string">
            <text:p>d_s is renewed (r + D) to 2164930.353378; c_s is fully topped up</text:p>
          </table:table-cell>
          <table:table-cell table:number-columns-repeated="2"/>
        </table:table-row>
        <table:table-row table:style-name="ro1">
          <table:table-cell office:value-type="float" office:value="2164.928358">
            <text:p>2164.928358</text:p>
          </table:table-cell>
          <table:table-cell table:formula="of:=[.A978]-[.A$20]" office:value-type="float" office:value="0.191948000000139">
            <text:p>0.191948</text:p>
          </table:table-cell>
          <table:table-cell table:formula="of:=[.B978]-[.B977]" office:value-type="float" office:value="0.00000200000022232416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164.928361">
            <text:p>2164.928361</text:p>
          </table:table-cell>
          <table:table-cell table:formula="of:=[.A979]-[.A$20]" office:value-type="float" office:value="0.191951000000245">
            <text:p>0.191951</text:p>
          </table:table-cell>
          <table:table-cell table:formula="of:=[.B979]-[.B978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28363">
            <text:p>2164.928363</text:p>
          </table:table-cell>
          <table:table-cell table:formula="of:=[.A980]-[.A$20]" office:value-type="float" office:value="0.191953000000012">
            <text:p>0.191953</text:p>
          </table:table-cell>
          <table:table-cell table:formula="of:=[.B980]-[.B979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164.928401">
            <text:p>2164.928401</text:p>
          </table:table-cell>
          <table:table-cell table:formula="of:=[.A981]-[.A$20]" office:value-type="float" office:value="0.191991000000144">
            <text:p>0.191991</text:p>
          </table:table-cell>
          <table:table-cell table:formula="of:=[.B981]-[.B980]" office:value-type="float" office:value="0.0000380000001314329">
            <text:p>0.00003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928403">
            <text:p>2164.928403</text:p>
          </table:table-cell>
          <table:table-cell table:formula="of:=[.A982]-[.A$20]" office:value-type="float" office:value="0.191992999999911">
            <text:p>0.191993</text:p>
          </table:table-cell>
          <table:table-cell table:formula="of:=[.B982]-[.B981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928406">
            <text:p>2164.928406</text:p>
          </table:table-cell>
          <table:table-cell table:formula="of:=[.A983]-[.A$20]" office:value-type="float" office:value="0.191996000000017">
            <text:p>0.191996</text:p>
          </table:table-cell>
          <table:table-cell table:formula="of:=[.B983]-[.B982]" office:value-type="float" office:value="0.00000300000010611257">
            <text:p>0.000003</text:p>
          </table:table-cell>
          <table:table-cell/>
          <table:table-cell office:value-type="string">
            <text:p>postpones its deadline to 2164933.391910; c_s is topped up to 1.041394</text:p>
          </table:table-cell>
          <table:table-cell/>
        </table:table-row>
        <table:table-row table:style-name="ro1">
          <table:table-cell office:value-type="float" office:value="2164.929362">
            <text:p>2164.929362</text:p>
          </table:table-cell>
          <table:table-cell table:formula="of:=[.A984]-[.A$20]" office:value-type="float" office:value="0.192951999999877">
            <text:p>0.192952</text:p>
          </table:table-cell>
          <table:table-cell table:formula="of:=[.B984]-[.B983]" office:value-type="float" office:value="0.000955999999860069">
            <text:p>0.00095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929364">
            <text:p>2164.929364</text:p>
          </table:table-cell>
          <table:table-cell table:formula="of:=[.A985]-[.A$20]" office:value-type="float" office:value="0.1929540000001">
            <text:p>0.192954</text:p>
          </table:table-cell>
          <table:table-cell table:formula="of:=[.B985]-[.B984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2937">
            <text:p>2164.929370</text:p>
          </table:table-cell>
          <table:table-cell table:formula="of:=[.A986]-[.A$20]" office:value-type="float" office:value="0.192959999999857">
            <text:p>0.192960</text:p>
          </table:table-cell>
          <table:table-cell table:formula="of:=[.B986]-[.B985]" office:value-type="float" office:value="0.00000599999975747778">
            <text:p>0.000006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930377">
            <text:p>2164.930377</text:p>
          </table:table-cell>
          <table:table-cell table:formula="of:=[.A987]-[.A$20]" office:value-type="float" office:value="0.193967000000157">
            <text:p>0.193967</text:p>
          </table:table-cell>
          <table:table-cell table:formula="of:=[.B987]-[.B986]" office:value-type="float" office:value="0.00100700000029974">
            <text:p>0.00100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930379">
            <text:p>2164.930379</text:p>
          </table:table-cell>
          <table:table-cell table:formula="of:=[.A988]-[.A$20]" office:value-type="float" office:value="0.193968999999925">
            <text:p>0.193969</text:p>
          </table:table-cell>
          <table:table-cell table:formula="of:=[.B988]-[.B987]" office:value-type="float" office:value="0.0000019999997675768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930382">
            <text:p>2164.930382</text:p>
          </table:table-cell>
          <table:table-cell table:formula="of:=[.A989]-[.A$20]" office:value-type="float" office:value="0.193972000000031">
            <text:p>0.193972</text:p>
          </table:table-cell>
          <table:table-cell table:formula="of:=[.B989]-[.B988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30386">
            <text:p>2164.930386</text:p>
          </table:table-cell>
          <table:table-cell table:formula="of:=[.A990]-[.A$20]" office:value-type="float" office:value="0.193976000000021">
            <text:p>0.193976</text:p>
          </table:table-cell>
          <table:table-cell table:formula="of:=[.B990]-[.B989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93039">
            <text:p>2164.930390</text:p>
          </table:table-cell>
          <table:table-cell table:formula="of:=[.A991]-[.A$20]" office:value-type="float" office:value="0.19398000000001">
            <text:p>0.193980</text:p>
          </table:table-cell>
          <table:table-cell table:formula="of:=[.B991]-[.B990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30395">
            <text:p>2164.930395</text:p>
          </table:table-cell>
          <table:table-cell table:formula="of:=[.A992]-[.A$20]" office:value-type="float" office:value="0.193984999999884">
            <text:p>0.193985</text:p>
          </table:table-cell>
          <table:table-cell table:formula="of:=[.B992]-[.B991]" office:value-type="float" office:value="0.00000499999987368938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932009">
            <text:p>2164.932009</text:p>
          </table:table-cell>
          <table:table-cell table:formula="of:=[.A993]-[.A$20]" office:value-type="float" office:value="0.195599000000129">
            <text:p>0.195599</text:p>
          </table:table-cell>
          <table:table-cell table:formula="of:=[.B993]-[.B992]" office:value-type="float" office:value="0.00161400000024514">
            <text:p>0.001614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932015">
            <text:p>2164.932015</text:p>
          </table:table-cell>
          <table:table-cell table:formula="of:=[.A994]-[.A$20]" office:value-type="float" office:value="0.195604999999887">
            <text:p>0.195605</text:p>
          </table:table-cell>
          <table:table-cell table:formula="of:=[.B994]-[.B993]" office:value-type="float" office:value="0.00000599999975747778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32354">
            <text:p>2164.932354</text:p>
          </table:table-cell>
          <table:table-cell table:formula="of:=[.A995]-[.A$20]" office:value-type="float" office:value="0.195944000000054">
            <text:p>0.195944</text:p>
          </table:table-cell>
          <table:table-cell table:formula="of:=[.B995]-[.B994]" office:value-type="float" office:value="0.000339000000167289">
            <text:p>0.00033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932356">
            <text:p>2164.932356</text:p>
          </table:table-cell>
          <table:table-cell table:formula="of:=[.A996]-[.A$20]" office:value-type="float" office:value="0.195945999999822">
            <text:p>0.195946</text:p>
          </table:table-cell>
          <table:table-cell table:formula="of:=[.B996]-[.B995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932359">
            <text:p>2164.932359</text:p>
          </table:table-cell>
          <table:table-cell table:formula="of:=[.A997]-[.A$20]" office:value-type="float" office:value="0.195948999999928">
            <text:p>0.195949</text:p>
          </table:table-cell>
          <table:table-cell table:formula="of:=[.B997]-[.B996]" office:value-type="float" office:value="0.00000300000010611257">
            <text:p>0.000003</text:p>
          </table:table-cell>
          <table:table-cell office:value-type="string">
            <text:p>d_s is renewed (r + D) to 2164934.355799; c_s is fully topped up</text:p>
          </table:table-cell>
          <table:table-cell table:number-columns-repeated="2"/>
        </table:table-row>
        <table:table-row table:style-name="ro1">
          <table:table-cell office:value-type="float" office:value="2164.932364">
            <text:p>2164.932364</text:p>
          </table:table-cell>
          <table:table-cell table:formula="of:=[.A998]-[.A$20]" office:value-type="float" office:value="0.195953999999801">
            <text:p>0.195954</text:p>
          </table:table-cell>
          <table:table-cell table:formula="of:=[.B998]-[.B997]" office:value-type="float" office:value="0.00000499999987368938">
            <text:p>0.000005</text:p>
          </table:table-cell>
          <table:table-cell office:value-type="string">
            <text:p>is pick_next_task_dl-ed by rsyslogd (3298)</text:p>
          </table:table-cell>
          <table:table-cell table:number-columns-repeated="2"/>
        </table:table-row>
        <table:table-row table:style-name="ro1">
          <table:table-cell office:value-type="float" office:value="2164.933315">
            <text:p>2164.933315</text:p>
          </table:table-cell>
          <table:table-cell table:formula="of:=[.A999]-[.A$20]" office:value-type="float" office:value="0.196905000000243">
            <text:p>0.196905</text:p>
          </table:table-cell>
          <table:table-cell table:formula="of:=[.B999]-[.B998]" office:value-type="float" office:value="0.000951000000441127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933317">
            <text:p>2164.933317</text:p>
          </table:table-cell>
          <table:table-cell table:formula="of:=[.A1000]-[.A$20]" office:value-type="float" office:value="0.19690700000001">
            <text:p>0.196907</text:p>
          </table:table-cell>
          <table:table-cell table:formula="of:=[.B1000]-[.B999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33359">
            <text:p>2164.933359</text:p>
          </table:table-cell>
          <table:table-cell table:formula="of:=[.A1001]-[.A$20]" office:value-type="float" office:value="0.196949000000132">
            <text:p>0.196949</text:p>
          </table:table-cell>
          <table:table-cell table:formula="of:=[.B1001]-[.B1000]" office:value-type="float" office:value="0.0000420000001213339">
            <text:p>0.00004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933395">
            <text:p>2164.933395</text:p>
          </table:table-cell>
          <table:table-cell table:formula="of:=[.A1002]-[.A$20]" office:value-type="float" office:value="0.196985000000041">
            <text:p>0.196985</text:p>
          </table:table-cell>
          <table:table-cell table:formula="of:=[.B1002]-[.B1001]" office:value-type="float" office:value="0.0000359999999091087">
            <text:p>0.00003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933397">
            <text:p>2164.933397</text:p>
          </table:table-cell>
          <table:table-cell table:formula="of:=[.A1003]-[.A$20]" office:value-type="float" office:value="0.196986999999808">
            <text:p>0.196987</text:p>
          </table:table-cell>
          <table:table-cell table:formula="of:=[.B1003]-[.B1002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9334">
            <text:p>2164.933400</text:p>
          </table:table-cell>
          <table:table-cell table:formula="of:=[.A1004]-[.A$20]" office:value-type="float" office:value="0.196989999999914">
            <text:p>0.196990</text:p>
          </table:table-cell>
          <table:table-cell table:formula="of:=[.B1004]-[.B1003]" office:value-type="float" office:value="0.00000300000010611257">
            <text:p>0.000003</text:p>
          </table:table-cell>
          <table:table-cell/>
          <table:table-cell office:value-type="string">
            <text:p>postpones its deadline to 2164938.391910; c_s is topped up to 1.409898</text:p>
          </table:table-cell>
          <table:table-cell/>
        </table:table-row>
        <table:table-row table:style-name="ro1">
          <table:table-cell office:value-type="float" office:value="2164.933402">
            <text:p>2164.933402</text:p>
          </table:table-cell>
          <table:table-cell table:formula="of:=[.A1005]-[.A$20]" office:value-type="float" office:value="0.196992000000137">
            <text:p>0.196992</text:p>
          </table:table-cell>
          <table:table-cell table:formula="of:=[.B1005]-[.B1004]" office:value-type="float" office:value="0.00000200000022232416">
            <text:p>0.000002</text:p>
          </table:table-cell>
          <table:table-cell/>
          <table:table-cell office:value-type="string">
            <text:p>preempts main (3298)</text:p>
          </table:table-cell>
          <table:table-cell/>
        </table:table-row>
        <table:table-row table:style-name="ro1">
          <table:table-cell office:value-type="float" office:value="2164.933409">
            <text:p>2164.933409</text:p>
          </table:table-cell>
          <table:table-cell table:formula="of:=[.A1006]-[.A$20]" office:value-type="float" office:value="0.196999000000233">
            <text:p>0.196999</text:p>
          </table:table-cell>
          <table:table-cell table:formula="of:=[.B1006]-[.B1005]" office:value-type="float" office:value="0.00000700000009601354">
            <text:p>0.000007</text:p>
          </table:table-cell>
          <table:table-cell/>
          <table:table-cell office:value-type="string">
            <text:p>is pick_next_task_dl-ed by rsyslogd (3298)</text:p>
          </table:table-cell>
          <table:table-cell/>
        </table:table-row>
        <table:table-row table:style-name="ro1">
          <table:table-cell office:value-type="float" office:value="2164.933766">
            <text:p>2164.933766</text:p>
          </table:table-cell>
          <table:table-cell table:formula="of:=[.A1007]-[.A$20]" office:value-type="float" office:value="0.197356000000127">
            <text:p>0.197356</text:p>
          </table:table-cell>
          <table:table-cell table:formula="of:=[.B1007]-[.B1006]" office:value-type="float" office:value="0.000356999999894469">
            <text:p>0.00035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933768">
            <text:p>2164.933768</text:p>
          </table:table-cell>
          <table:table-cell table:formula="of:=[.A1008]-[.A$20]" office:value-type="float" office:value="0.197357999999895">
            <text:p>0.197358</text:p>
          </table:table-cell>
          <table:table-cell table:formula="of:=[.B1008]-[.B1007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33773">
            <text:p>2164.933773</text:p>
          </table:table-cell>
          <table:table-cell table:formula="of:=[.A1009]-[.A$20]" office:value-type="float" office:value="0.197363000000223">
            <text:p>0.197363</text:p>
          </table:table-cell>
          <table:table-cell table:formula="of:=[.B1009]-[.B1008]" office:value-type="float" office:value="0.00000500000032843673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933775">
            <text:p>2164.933775</text:p>
          </table:table-cell>
          <table:table-cell table:formula="of:=[.A1010]-[.A$20]" office:value-type="float" office:value="0.197364999999991">
            <text:p>0.197365</text:p>
          </table:table-cell>
          <table:table-cell table:formula="of:=[.B1010]-[.B1009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933778">
            <text:p>2164.933778</text:p>
          </table:table-cell>
          <table:table-cell table:formula="of:=[.A1011]-[.A$20]" office:value-type="float" office:value="0.197368000000097">
            <text:p>0.197368</text:p>
          </table:table-cell>
          <table:table-cell table:formula="of:=[.B1011]-[.B1010]" office:value-type="float" office:value="0.00000300000010611257">
            <text:p>0.000003</text:p>
          </table:table-cell>
          <table:table-cell/>
          <table:table-cell office:value-type="string">
            <text:p>1.049959 / 4.616845 &lt;= 2.000000 / 5.000000</text:p>
          </table:table-cell>
          <table:table-cell/>
        </table:table-row>
        <table:table-row table:style-name="ro1">
          <table:table-cell office:value-type="float" office:value="2164.93378">
            <text:p>2164.933780</text:p>
          </table:table-cell>
          <table:table-cell table:formula="of:=[.A1012]-[.A$20]" office:value-type="float" office:value="0.197369999999864">
            <text:p>0.197370</text:p>
          </table:table-cell>
          <table:table-cell table:formula="of:=[.B1012]-[.B1011]" office:value-type="float" office:value="0.0000019999997675768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164.933786">
            <text:p>2164.933786</text:p>
          </table:table-cell>
          <table:table-cell table:formula="of:=[.A1013]-[.A$20]" office:value-type="float" office:value="0.197376000000077">
            <text:p>0.197376</text:p>
          </table:table-cell>
          <table:table-cell table:formula="of:=[.B1013]-[.B1012]" office:value-type="float" office:value="0.00000600000021222513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2164.935739">
            <text:p>2164.935739</text:p>
          </table:table-cell>
          <table:table-cell table:formula="of:=[.A1014]-[.A$20]" office:value-type="float" office:value="0.199329000000034">
            <text:p>0.199329</text:p>
          </table:table-cell>
          <table:table-cell table:formula="of:=[.B1014]-[.B1013]" office:value-type="float" office:value="0.00195299999995768">
            <text:p>0.00195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935741">
            <text:p>2164.935741</text:p>
          </table:table-cell>
          <table:table-cell table:formula="of:=[.A1015]-[.A$20]" office:value-type="float" office:value="0.199330999999802">
            <text:p>0.199331</text:p>
          </table:table-cell>
          <table:table-cell table:formula="of:=[.B1015]-[.B1014]" office:value-type="float" office:value="0.0000019999997675768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935745">
            <text:p>2164.935745</text:p>
          </table:table-cell>
          <table:table-cell table:formula="of:=[.A1016]-[.A$20]" office:value-type="float" office:value="0.199335000000247">
            <text:p>0.199335</text:p>
          </table:table-cell>
          <table:table-cell table:formula="of:=[.B1016]-[.B1015]" office:value-type="float" office:value="0.0000040000004446483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36367">
            <text:p>2164.936367</text:p>
          </table:table-cell>
          <table:table-cell table:formula="of:=[.A1017]-[.A$20]" office:value-type="float" office:value="0.199956999999813">
            <text:p>0.199957</text:p>
          </table:table-cell>
          <table:table-cell table:formula="of:=[.B1017]-[.B1016]" office:value-type="float" office:value="0.000621999999566469">
            <text:p>0.00062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93637">
            <text:p>2164.936370</text:p>
          </table:table-cell>
          <table:table-cell table:formula="of:=[.A1018]-[.A$20]" office:value-type="float" office:value="0.199959999999919">
            <text:p>0.199960</text:p>
          </table:table-cell>
          <table:table-cell table:formula="of:=[.B1018]-[.B1017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936374">
            <text:p>2164.936374</text:p>
          </table:table-cell>
          <table:table-cell table:formula="of:=[.A1019]-[.A$20]" office:value-type="float" office:value="0.199963999999909">
            <text:p>0.199964</text:p>
          </table:table-cell>
          <table:table-cell table:formula="of:=[.B1019]-[.B1018]" office:value-type="float" office:value="0.00000399999998990097">
            <text:p>0.000004</text:p>
          </table:table-cell>
          <table:table-cell table:number-columns-repeated="2"/>
          <table:table-cell office:value-type="string">
            <text:p>d_s is renewed (r + D) to 2164943.370294; c_s is fully topped up</text:p>
          </table:table-cell>
        </table:table-row>
        <table:table-row table:style-name="ro1">
          <table:table-cell office:value-type="float" office:value="2164.936377">
            <text:p>2164.936377</text:p>
          </table:table-cell>
          <table:table-cell table:formula="of:=[.A1020]-[.A$20]" office:value-type="float" office:value="0.199967000000015">
            <text:p>0.199967</text:p>
          </table:table-cell>
          <table:table-cell table:formula="of:=[.B1020]-[.B1019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936379">
            <text:p>2164.936379</text:p>
          </table:table-cell>
          <table:table-cell table:formula="of:=[.A1021]-[.A$20]" office:value-type="float" office:value="0.199969000000237">
            <text:p>0.199969</text:p>
          </table:table-cell>
          <table:table-cell table:formula="of:=[.B1021]-[.B1020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936381">
            <text:p>2164.936381</text:p>
          </table:table-cell>
          <table:table-cell table:formula="of:=[.A1022]-[.A$20]" office:value-type="float" office:value="0.199971000000005">
            <text:p>0.199971</text:p>
          </table:table-cell>
          <table:table-cell table:formula="of:=[.B1022]-[.B1021]" office:value-type="float" office:value="0.00000199999976757681">
            <text:p>0.000002</text:p>
          </table:table-cell>
          <table:table-cell office:value-type="string">
            <text:p>d_s is renewed (r + D) to 2164938.370294; c_s is fully topped up</text:p>
          </table:table-cell>
          <table:table-cell table:number-columns-repeated="2"/>
        </table:table-row>
        <table:table-row table:style-name="ro1">
          <table:table-cell office:value-type="float" office:value="2164.936383">
            <text:p>2164.936383</text:p>
          </table:table-cell>
          <table:table-cell table:formula="of:=[.A1023]-[.A$20]" office:value-type="float" office:value="0.199973000000227">
            <text:p>0.199973</text:p>
          </table:table-cell>
          <table:table-cell table:formula="of:=[.B1023]-[.B1022]" office:value-type="float" office:value="0.00000200000022232416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936385">
            <text:p>2164.936385</text:p>
          </table:table-cell>
          <table:table-cell table:formula="of:=[.A1024]-[.A$20]" office:value-type="float" office:value="0.199974999999995">
            <text:p>0.199975</text:p>
          </table:table-cell>
          <table:table-cell table:formula="of:=[.B1024]-[.B1023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936393">
            <text:p>2164.936393</text:p>
          </table:table-cell>
          <table:table-cell table:formula="of:=[.A1025]-[.A$20]" office:value-type="float" office:value="0.199982999999975">
            <text:p>0.199983</text:p>
          </table:table-cell>
          <table:table-cell table:formula="of:=[.B1025]-[.B1024]" office:value-type="float" office:value="0.00000799999997980194">
            <text:p>0.00000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2164.937341">
            <text:p>2164.937341</text:p>
          </table:table-cell>
          <table:table-cell table:formula="of:=[.A1026]-[.A$20]" office:value-type="float" office:value="0.200930999999855">
            <text:p>0.200931</text:p>
          </table:table-cell>
          <table:table-cell table:formula="of:=[.B1026]-[.B1025]" office:value-type="float" office:value="0.000947999999880267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937342">
            <text:p>2164.937342</text:p>
          </table:table-cell>
          <table:table-cell table:formula="of:=[.A1027]-[.A$20]" office:value-type="float" office:value="0.200932000000193">
            <text:p>0.200932</text:p>
          </table:table-cell>
          <table:table-cell table:formula="of:=[.B1027]-[.B1026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37345">
            <text:p>2164.937345</text:p>
          </table:table-cell>
          <table:table-cell table:formula="of:=[.A1028]-[.A$20]" office:value-type="float" office:value="0.200934999999845">
            <text:p>0.200935</text:p>
          </table:table-cell>
          <table:table-cell table:formula="of:=[.B1028]-[.B1027]" office:value-type="float" office:value="0.00000299999965136521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164.937347">
            <text:p>2164.937347</text:p>
          </table:table-cell>
          <table:table-cell table:formula="of:=[.A1029]-[.A$20]" office:value-type="float" office:value="0.200937000000067">
            <text:p>0.200937</text:p>
          </table:table-cell>
          <table:table-cell table:formula="of:=[.B1029]-[.B1028]" office:value-type="float" office:value="0.00000200000022232416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37349">
            <text:p>2164.937349</text:p>
          </table:table-cell>
          <table:table-cell table:formula="of:=[.A1030]-[.A$20]" office:value-type="float" office:value="0.200938999999835">
            <text:p>0.200939</text:p>
          </table:table-cell>
          <table:table-cell table:formula="of:=[.B1030]-[.B1029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938402">
            <text:p>2164.938402</text:p>
          </table:table-cell>
          <table:table-cell table:formula="of:=[.A1031]-[.A$20]" office:value-type="float" office:value="0.201992000000246">
            <text:p>0.201992</text:p>
          </table:table-cell>
          <table:table-cell table:formula="of:=[.B1031]-[.B1030]" office:value-type="float" office:value="0.00105300000041098">
            <text:p>0.00105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938404">
            <text:p>2164.938404</text:p>
          </table:table-cell>
          <table:table-cell table:formula="of:=[.A1032]-[.A$20]" office:value-type="float" office:value="0.201994000000013">
            <text:p>0.201994</text:p>
          </table:table-cell>
          <table:table-cell table:formula="of:=[.B1032]-[.B1031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938407">
            <text:p>2164.938407</text:p>
          </table:table-cell>
          <table:table-cell table:formula="of:=[.A1033]-[.A$20]" office:value-type="float" office:value="0.201997000000119">
            <text:p>0.201997</text:p>
          </table:table-cell>
          <table:table-cell table:formula="of:=[.B1033]-[.B1032]" office:value-type="float" office:value="0.00000300000010611257">
            <text:p>0.000003</text:p>
          </table:table-cell>
          <table:table-cell/>
          <table:table-cell office:value-type="string">
            <text:p>postpones its deadline to 2164943.391910; c_s is topped up to 1.094860</text:p>
          </table:table-cell>
          <table:table-cell/>
        </table:table-row>
        <table:table-row table:style-name="ro1">
          <table:table-cell office:value-type="float" office:value="2164.940328">
            <text:p>2164.940328</text:p>
          </table:table-cell>
          <table:table-cell table:formula="of:=[.A1034]-[.A$20]" office:value-type="float" office:value="0.203918000000158">
            <text:p>0.203918</text:p>
          </table:table-cell>
          <table:table-cell table:formula="of:=[.B1034]-[.B1033]" office:value-type="float" office:value="0.00192100000003848">
            <text:p>0.00192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94033">
            <text:p>2164.940330</text:p>
          </table:table-cell>
          <table:table-cell table:formula="of:=[.A1035]-[.A$20]" office:value-type="float" office:value="0.203919999999925">
            <text:p>0.203920</text:p>
          </table:table-cell>
          <table:table-cell table:formula="of:=[.B1035]-[.B1034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40333">
            <text:p>2164.940333</text:p>
          </table:table-cell>
          <table:table-cell table:formula="of:=[.A1036]-[.A$20]" office:value-type="float" office:value="0.203923000000032">
            <text:p>0.203923</text:p>
          </table:table-cell>
          <table:table-cell table:formula="of:=[.B1036]-[.B1035]" office:value-type="float" office:value="0.0000030000001061125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164.940336">
            <text:p>2164.940336</text:p>
          </table:table-cell>
          <table:table-cell table:formula="of:=[.A1037]-[.A$20]" office:value-type="float" office:value="0.203926000000138">
            <text:p>0.203926</text:p>
          </table:table-cell>
          <table:table-cell table:formula="of:=[.B1037]-[.B1036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40339">
            <text:p>2164.940339</text:p>
          </table:table-cell>
          <table:table-cell table:formula="of:=[.A1038]-[.A$20]" office:value-type="float" office:value="0.203929000000244">
            <text:p>0.203929</text:p>
          </table:table-cell>
          <table:table-cell table:formula="of:=[.B1038]-[.B1037]" office:value-type="float" office:value="0.00000300000010611257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940351">
            <text:p>2164.940351</text:p>
          </table:table-cell>
          <table:table-cell table:formula="of:=[.A1039]-[.A$20]" office:value-type="float" office:value="0.203941000000214">
            <text:p>0.203941</text:p>
          </table:table-cell>
          <table:table-cell table:formula="of:=[.B1039]-[.B1038]" office:value-type="float" office:value="0.0000119999999697029">
            <text:p>0.00001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940353">
            <text:p>2164.940353</text:p>
          </table:table-cell>
          <table:table-cell table:formula="of:=[.A1040]-[.A$20]" office:value-type="float" office:value="0.203942999999981">
            <text:p>0.203943</text:p>
          </table:table-cell>
          <table:table-cell table:formula="of:=[.B1040]-[.B1039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940355">
            <text:p>2164.940355</text:p>
          </table:table-cell>
          <table:table-cell table:formula="of:=[.A1041]-[.A$20]" office:value-type="float" office:value="0.203945000000203">
            <text:p>0.203945</text:p>
          </table:table-cell>
          <table:table-cell table:formula="of:=[.B1041]-[.B1040]" office:value-type="float" office:value="0.00000200000022232416">
            <text:p>0.000002</text:p>
          </table:table-cell>
          <table:table-cell office:value-type="string">
            <text:p>d_s is renewed (r + D) to 2164942.352730; c_s is fully topped up</text:p>
          </table:table-cell>
          <table:table-cell table:number-columns-repeated="2"/>
        </table:table-row>
        <table:table-row table:style-name="ro1">
          <table:table-cell office:value-type="float" office:value="2164.940357">
            <text:p>2164.940357</text:p>
          </table:table-cell>
          <table:table-cell table:formula="of:=[.A1042]-[.A$20]" office:value-type="float" office:value="0.203946999999971">
            <text:p>0.203947</text:p>
          </table:table-cell>
          <table:table-cell table:formula="of:=[.B1042]-[.B1041]" office:value-type="float" office:value="0.0000019999997675768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940362">
            <text:p>2164.940362</text:p>
          </table:table-cell>
          <table:table-cell table:formula="of:=[.A1043]-[.A$20]" office:value-type="float" office:value="0.203951999999845">
            <text:p>0.203952</text:p>
          </table:table-cell>
          <table:table-cell table:formula="of:=[.B1043]-[.B1042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40364">
            <text:p>2164.940364</text:p>
          </table:table-cell>
          <table:table-cell table:formula="of:=[.A1044]-[.A$20]" office:value-type="float" office:value="0.203954000000067">
            <text:p>0.203954</text:p>
          </table:table-cell>
          <table:table-cell table:formula="of:=[.B1044]-[.B1043]" office:value-type="float" office:value="0.00000200000022232416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941309">
            <text:p>2164.941309</text:p>
          </table:table-cell>
          <table:table-cell table:formula="of:=[.A1045]-[.A$20]" office:value-type="float" office:value="0.204898999999841">
            <text:p>0.204899</text:p>
          </table:table-cell>
          <table:table-cell table:formula="of:=[.B1045]-[.B1044]" office:value-type="float" office:value="0.000944999999774154">
            <text:p>0.00094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941311">
            <text:p>2164.941311</text:p>
          </table:table-cell>
          <table:table-cell table:formula="of:=[.A1046]-[.A$20]" office:value-type="float" office:value="0.204901000000063">
            <text:p>0.204901</text:p>
          </table:table-cell>
          <table:table-cell table:formula="of:=[.B1046]-[.B1045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41314">
            <text:p>2164.941314</text:p>
          </table:table-cell>
          <table:table-cell table:formula="of:=[.A1047]-[.A$20]" office:value-type="float" office:value="0.20490400000017">
            <text:p>0.204904</text:p>
          </table:table-cell>
          <table:table-cell table:formula="of:=[.B1047]-[.B1046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943261">
            <text:p>2164.943261</text:p>
          </table:table-cell>
          <table:table-cell table:formula="of:=[.A1048]-[.A$20]" office:value-type="float" office:value="0.206850999999915">
            <text:p>0.206851</text:p>
          </table:table-cell>
          <table:table-cell table:formula="of:=[.B1048]-[.B1047]" office:value-type="float" office:value="0.00194699999974546">
            <text:p>0.0019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943263">
            <text:p>2164.943263</text:p>
          </table:table-cell>
          <table:table-cell table:formula="of:=[.A1049]-[.A$20]" office:value-type="float" office:value="0.206853000000137">
            <text:p>0.206853</text:p>
          </table:table-cell>
          <table:table-cell table:formula="of:=[.B1049]-[.B1048]" office:value-type="float" office:value="0.00000200000022232416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943266">
            <text:p>2164.943266</text:p>
          </table:table-cell>
          <table:table-cell table:formula="of:=[.A1050]-[.A$20]" office:value-type="float" office:value="0.206856000000244">
            <text:p>0.206856</text:p>
          </table:table-cell>
          <table:table-cell table:formula="of:=[.B1050]-[.B1049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43278">
            <text:p>2164.943278</text:p>
          </table:table-cell>
          <table:table-cell table:formula="of:=[.A1051]-[.A$20]" office:value-type="float" office:value="0.206868000000213">
            <text:p>0.206868</text:p>
          </table:table-cell>
          <table:table-cell table:formula="of:=[.B1051]-[.B1050]" office:value-type="float" office:value="0.0000119999999697029">
            <text:p>0.00001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943281">
            <text:p>2164.943281</text:p>
          </table:table-cell>
          <table:table-cell table:formula="of:=[.A1052]-[.A$20]" office:value-type="float" office:value="0.206870999999865">
            <text:p>0.206871</text:p>
          </table:table-cell>
          <table:table-cell table:formula="of:=[.B1052]-[.B1051]" office:value-type="float" office:value="0.00000299999965136521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164.943413">
            <text:p>2164.943413</text:p>
          </table:table-cell>
          <table:table-cell table:formula="of:=[.A1053]-[.A$20]" office:value-type="float" office:value="0.207002999999986">
            <text:p>0.207003</text:p>
          </table:table-cell>
          <table:table-cell table:formula="of:=[.B1053]-[.B1052]" office:value-type="float" office:value="0.000132000000121479">
            <text:p>0.00013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943415">
            <text:p>2164.943415</text:p>
          </table:table-cell>
          <table:table-cell table:formula="of:=[.A1054]-[.A$20]" office:value-type="float" office:value="0.207005000000208">
            <text:p>0.207005</text:p>
          </table:table-cell>
          <table:table-cell table:formula="of:=[.B1054]-[.B1053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943418">
            <text:p>2164.943418</text:p>
          </table:table-cell>
          <table:table-cell table:formula="of:=[.A1055]-[.A$20]" office:value-type="float" office:value="0.20700799999986">
            <text:p>0.207008</text:p>
          </table:table-cell>
          <table:table-cell table:formula="of:=[.B1055]-[.B1054]" office:value-type="float" office:value="0.00000299999965136521">
            <text:p>0.000003</text:p>
          </table:table-cell>
          <table:table-cell/>
          <table:table-cell office:value-type="string">
            <text:p>postpones its deadline to 2164948.391910; c_s is topped up to 1.108349</text:p>
          </table:table-cell>
          <table:table-cell/>
        </table:table-row>
        <table:table-row table:style-name="ro1">
          <table:table-cell office:value-type="float" office:value="2164.94342">
            <text:p>2164.943420</text:p>
          </table:table-cell>
          <table:table-cell table:formula="of:=[.A1056]-[.A$20]" office:value-type="float" office:value="0.207010000000082">
            <text:p>0.207010</text:p>
          </table:table-cell>
          <table:table-cell table:formula="of:=[.B1056]-[.B1055]" office:value-type="float" office:value="0.00000200000022232416">
            <text:p>0.000002</text:p>
          </table:table-cell>
          <table:table-cell/>
          <table:table-cell office:value-type="string">
            <text:p>preempts main (0)</text:p>
          </table:table-cell>
          <table:table-cell/>
        </table:table-row>
        <table:table-row table:style-name="ro1">
          <table:table-cell office:value-type="float" office:value="2164.943428">
            <text:p>2164.943428</text:p>
          </table:table-cell>
          <table:table-cell table:formula="of:=[.A1057]-[.A$20]" office:value-type="float" office:value="0.207018000000062">
            <text:p>0.207018</text:p>
          </table:table-cell>
          <table:table-cell table:formula="of:=[.B1057]-[.B1056]" office:value-type="float" office:value="0.00000799999997980194">
            <text:p>0.000008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2164.943431">
            <text:p>2164.943431</text:p>
          </table:table-cell>
          <table:table-cell table:formula="of:=[.A1058]-[.A$20]" office:value-type="float" office:value="0.207021000000168">
            <text:p>0.207021</text:p>
          </table:table-cell>
          <table:table-cell table:formula="of:=[.B1058]-[.B1057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43435">
            <text:p>2164.943435</text:p>
          </table:table-cell>
          <table:table-cell table:formula="of:=[.A1059]-[.A$20]" office:value-type="float" office:value="0.207025000000158">
            <text:p>0.207025</text:p>
          </table:table-cell>
          <table:table-cell table:formula="of:=[.B1059]-[.B1058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944352">
            <text:p>2164.944352</text:p>
          </table:table-cell>
          <table:table-cell table:formula="of:=[.A1060]-[.A$20]" office:value-type="float" office:value="0.207942000000003">
            <text:p>0.207942</text:p>
          </table:table-cell>
          <table:table-cell table:formula="of:=[.B1060]-[.B1059]" office:value-type="float" office:value="0.000916999999844848">
            <text:p>0.00091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944354">
            <text:p>2164.944354</text:p>
          </table:table-cell>
          <table:table-cell table:formula="of:=[.A1061]-[.A$20]" office:value-type="float" office:value="0.207944000000225">
            <text:p>0.207944</text:p>
          </table:table-cell>
          <table:table-cell table:formula="of:=[.B1061]-[.B1060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944356">
            <text:p>2164.944356</text:p>
          </table:table-cell>
          <table:table-cell table:formula="of:=[.A1062]-[.A$20]" office:value-type="float" office:value="0.207945999999993">
            <text:p>0.207946</text:p>
          </table:table-cell>
          <table:table-cell table:formula="of:=[.B1062]-[.B1061]" office:value-type="float" office:value="0.00000199999976757681">
            <text:p>0.000002</text:p>
          </table:table-cell>
          <table:table-cell office:value-type="string">
            <text:p>d_s is renewed (r + D) to 2164946.353726; c_s is fully topped up</text:p>
          </table:table-cell>
          <table:table-cell table:number-columns-repeated="2"/>
        </table:table-row>
        <table:table-row table:style-name="ro1">
          <table:table-cell office:value-type="float" office:value="2164.944358">
            <text:p>2164.944358</text:p>
          </table:table-cell>
          <table:table-cell table:formula="of:=[.A1063]-[.A$20]" office:value-type="float" office:value="0.207948000000215">
            <text:p>0.207948</text:p>
          </table:table-cell>
          <table:table-cell table:formula="of:=[.B1063]-[.B1062]" office:value-type="float" office:value="0.00000200000022232416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164.944363">
            <text:p>2164.944363</text:p>
          </table:table-cell>
          <table:table-cell table:formula="of:=[.A1064]-[.A$20]" office:value-type="float" office:value="0.207953000000089">
            <text:p>0.207953</text:p>
          </table:table-cell>
          <table:table-cell table:formula="of:=[.B1064]-[.B1063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44365">
            <text:p>2164.944365</text:p>
          </table:table-cell>
          <table:table-cell table:formula="of:=[.A1065]-[.A$20]" office:value-type="float" office:value="0.207954999999856">
            <text:p>0.207955</text:p>
          </table:table-cell>
          <table:table-cell table:formula="of:=[.B1065]-[.B1064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164.945399">
            <text:p>2164.945399</text:p>
          </table:table-cell>
          <table:table-cell table:formula="of:=[.A1066]-[.A$20]" office:value-type="float" office:value="0.208989000000201">
            <text:p>0.208989</text:p>
          </table:table-cell>
          <table:table-cell table:formula="of:=[.B1066]-[.B1065]" office:value-type="float" office:value="0.00103400000034526">
            <text:p>0.00103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945402">
            <text:p>2164.945402</text:p>
          </table:table-cell>
          <table:table-cell table:formula="of:=[.A1067]-[.A$20]" office:value-type="float" office:value="0.208991999999853">
            <text:p>0.208992</text:p>
          </table:table-cell>
          <table:table-cell table:formula="of:=[.B1067]-[.B1066]" office:value-type="float" office:value="0.00000299999965136521">
            <text:p>0.000003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2164.945405">
            <text:p>2164.945405</text:p>
          </table:table-cell>
          <table:table-cell table:formula="of:=[.A1068]-[.A$20]" office:value-type="float" office:value="0.208994999999959">
            <text:p>0.208995</text:p>
          </table:table-cell>
          <table:table-cell table:formula="of:=[.B1068]-[.B1067]" office:value-type="float" office:value="0.0000030000001061125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4541">
            <text:p>2164.945410</text:p>
          </table:table-cell>
          <table:table-cell table:formula="of:=[.A1069]-[.A$20]" office:value-type="float" office:value="0.208999999999833">
            <text:p>0.209000</text:p>
          </table:table-cell>
          <table:table-cell table:formula="of:=[.B1069]-[.B1068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946349">
            <text:p>2164.946349</text:p>
          </table:table-cell>
          <table:table-cell table:formula="of:=[.A1070]-[.A$20]" office:value-type="float" office:value="0.209938999999849">
            <text:p>0.209939</text:p>
          </table:table-cell>
          <table:table-cell table:formula="of:=[.B1070]-[.B1069]" office:value-type="float" office:value="0.000939000000016677">
            <text:p>0.00093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946351">
            <text:p>2164.946351</text:p>
          </table:table-cell>
          <table:table-cell table:formula="of:=[.A1071]-[.A$20]" office:value-type="float" office:value="0.209941000000072">
            <text:p>0.209941</text:p>
          </table:table-cell>
          <table:table-cell table:formula="of:=[.B1071]-[.B1070]" office:value-type="float" office:value="0.00000200000022232416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946354">
            <text:p>2164.946354</text:p>
          </table:table-cell>
          <table:table-cell table:formula="of:=[.A1072]-[.A$20]" office:value-type="float" office:value="0.209944000000178">
            <text:p>0.209944</text:p>
          </table:table-cell>
          <table:table-cell table:formula="of:=[.B1072]-[.B1071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2164953.351106; c_s is fully topped up</text:p>
          </table:table-cell>
        </table:table-row>
        <table:table-row table:style-name="ro1">
          <table:table-cell office:value-type="float" office:value="2164.946361">
            <text:p>2164.946361</text:p>
          </table:table-cell>
          <table:table-cell table:formula="of:=[.A1073]-[.A$20]" office:value-type="float" office:value="0.209950999999819">
            <text:p>0.209951</text:p>
          </table:table-cell>
          <table:table-cell table:formula="of:=[.B1073]-[.B1072]" office:value-type="float" office:value="0.00000699999964126619">
            <text:p>0.000007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2164.946512">
            <text:p>2164.946512</text:p>
          </table:table-cell>
          <table:table-cell table:formula="of:=[.A1074]-[.A$20]" office:value-type="float" office:value="0.210102000000006">
            <text:p>0.210102</text:p>
          </table:table-cell>
          <table:table-cell table:formula="of:=[.B1074]-[.B1073]" office:value-type="float" office:value="0.000151000000187196">
            <text:p>0.00015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946515">
            <text:p>2164.946515</text:p>
          </table:table-cell>
          <table:table-cell table:formula="of:=[.A1075]-[.A$20]" office:value-type="float" office:value="0.210105000000112">
            <text:p>0.210105</text:p>
          </table:table-cell>
          <table:table-cell table:formula="of:=[.B1075]-[.B1074]" office:value-type="float" office:value="0.00000300000010611257">
            <text:p>0.000003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2164.946519">
            <text:p>2164.946519</text:p>
          </table:table-cell>
          <table:table-cell table:formula="of:=[.A1076]-[.A$20]" office:value-type="float" office:value="0.210109000000102">
            <text:p>0.210109</text:p>
          </table:table-cell>
          <table:table-cell table:formula="of:=[.B1076]-[.B1075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46521">
            <text:p>2164.946521</text:p>
          </table:table-cell>
          <table:table-cell table:formula="of:=[.A1077]-[.A$20]" office:value-type="float" office:value="0.21011099999987">
            <text:p>0.210111</text:p>
          </table:table-cell>
          <table:table-cell table:formula="of:=[.B1077]-[.B1076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948405">
            <text:p>2164.948405</text:p>
          </table:table-cell>
          <table:table-cell table:formula="of:=[.A1078]-[.A$20]" office:value-type="float" office:value="0.211995000000115">
            <text:p>0.211995</text:p>
          </table:table-cell>
          <table:table-cell table:formula="of:=[.B1078]-[.B1077]" office:value-type="float" office:value="0.00188400000024558">
            <text:p>0.00188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164.949535">
            <text:p>2164.949535</text:p>
          </table:table-cell>
          <table:table-cell table:formula="of:=[.A1079]-[.A$20]" office:value-type="float" office:value="0.213125000000218">
            <text:p>0.213125</text:p>
          </table:table-cell>
          <table:table-cell table:formula="of:=[.B1079]-[.B1078]" office:value-type="float" office:value="0.00113000000010288">
            <text:p>0.00113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949538">
            <text:p>2164.949538</text:p>
          </table:table-cell>
          <table:table-cell table:formula="of:=[.A1080]-[.A$20]" office:value-type="float" office:value="0.21312799999987">
            <text:p>0.213128</text:p>
          </table:table-cell>
          <table:table-cell table:formula="of:=[.B1080]-[.B1079]" office:value-type="float" office:value="0.00000299999965136521">
            <text:p>0.000003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2164.949542">
            <text:p>2164.949542</text:p>
          </table:table-cell>
          <table:table-cell table:formula="of:=[.A1081]-[.A$20]" office:value-type="float" office:value="0.21313199999986">
            <text:p>0.213132</text:p>
          </table:table-cell>
          <table:table-cell table:formula="of:=[.B1081]-[.B1080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53376">
            <text:p>2164.953376</text:p>
          </table:table-cell>
          <table:table-cell table:formula="of:=[.A1082]-[.A$20]" office:value-type="float" office:value="0.216965999999957">
            <text:p>0.216966</text:p>
          </table:table-cell>
          <table:table-cell table:formula="of:=[.B1082]-[.B1081]" office:value-type="float" office:value="0.00383400000009715">
            <text:p>0.00383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164.969147">
            <text:p>2164.969147</text:p>
          </table:table-cell>
          <table:table-cell table:formula="of:=[.A1083]-[.A$20]" office:value-type="float" office:value="0.232736999999815">
            <text:p>0.232737</text:p>
          </table:table-cell>
          <table:table-cell table:formula="of:=[.B1083]-[.B1082]" office:value-type="float" office:value="0.0157709999998588">
            <text:p>0.01577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164.969151">
            <text:p>2164.969151</text:p>
          </table:table-cell>
          <table:table-cell table:formula="of:=[.A1084]-[.A$20]" office:value-type="float" office:value="0.232740999999805">
            <text:p>0.232741</text:p>
          </table:table-cell>
          <table:table-cell table:formula="of:=[.B1084]-[.B1083]" office:value-type="float" office:value="0.00000399999998990097">
            <text:p>0.00000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164.969154">
            <text:p>2164.969154</text:p>
          </table:table-cell>
          <table:table-cell table:formula="of:=[.A1085]-[.A$20]" office:value-type="float" office:value="0.232743999999911">
            <text:p>0.232744</text:p>
          </table:table-cell>
          <table:table-cell table:formula="of:=[.B1085]-[.B1084]" office:value-type="float" office:value="0.00000300000010611257">
            <text:p>0.000003</text:p>
          </table:table-cell>
          <table:table-cell office:value-type="string">
            <text:p>d_s is renewed (r + D) to 2164971.150823; c_s is fully topped up</text:p>
          </table:table-cell>
          <table:table-cell table:number-columns-repeated="2"/>
        </table:table-row>
        <table:table-row table:style-name="ro1">
          <table:table-cell office:value-type="float" office:value="2164.969157">
            <text:p>2164.969157</text:p>
          </table:table-cell>
          <table:table-cell table:formula="of:=[.A1086]-[.A$20]" office:value-type="float" office:value="0.232747000000018">
            <text:p>0.232747</text:p>
          </table:table-cell>
          <table:table-cell table:formula="of:=[.B1086]-[.B1085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164.969159">
            <text:p>2164.969159</text:p>
          </table:table-cell>
          <table:table-cell table:formula="of:=[.A1087]-[.A$20]" office:value-type="float" office:value="0.23274900000024">
            <text:p>0.232749</text:p>
          </table:table-cell>
          <table:table-cell table:formula="of:=[.B1087]-[.B1086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164.969161">
            <text:p>2164.969161</text:p>
          </table:table-cell>
          <table:table-cell table:formula="of:=[.A1088]-[.A$20]" office:value-type="float" office:value="0.232751000000007">
            <text:p>0.232751</text:p>
          </table:table-cell>
          <table:table-cell table:formula="of:=[.B1088]-[.B1087]" office:value-type="float" office:value="0.00000199999976757681">
            <text:p>0.000002</text:p>
          </table:table-cell>
          <table:table-cell/>
          <table:table-cell office:value-type="string">
            <text:p>d_s is renewed (r + D) to 2164974.150823; c_s is fully topped up</text:p>
          </table:table-cell>
          <table:table-cell/>
        </table:table-row>
        <table:table-row table:style-name="ro1">
          <table:table-cell office:value-type="float" office:value="2164.969183">
            <text:p>2164.969183</text:p>
          </table:table-cell>
          <table:table-cell table:formula="of:=[.A1089]-[.A$20]" office:value-type="float" office:value="0.232773000000179">
            <text:p>0.232773</text:p>
          </table:table-cell>
          <table:table-cell table:formula="of:=[.B1089]-[.B1088]" office:value-type="float" office:value="0.000022000000171829">
            <text:p>0.00002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2164.969186">
            <text:p>2164.969186</text:p>
          </table:table-cell>
          <table:table-cell table:formula="of:=[.A1090]-[.A$20]" office:value-type="float" office:value="0.232775999999831">
            <text:p>0.232776</text:p>
          </table:table-cell>
          <table:table-cell table:formula="of:=[.B1090]-[.B1089]" office:value-type="float" office:value="0.00000299999965136521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69191">
            <text:p>2164.969191</text:p>
          </table:table-cell>
          <table:table-cell table:formula="of:=[.A1091]-[.A$20]" office:value-type="float" office:value="0.232781000000159">
            <text:p>0.232781</text:p>
          </table:table-cell>
          <table:table-cell table:formula="of:=[.B1091]-[.B1090]" office:value-type="float" office:value="0.00000500000032843673">
            <text:p>0.000005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2164.969202">
            <text:p>2164.969202</text:p>
          </table:table-cell>
          <table:table-cell table:formula="of:=[.A1092]-[.A$20]" office:value-type="float" office:value="0.232792000000245">
            <text:p>0.232792</text:p>
          </table:table-cell>
          <table:table-cell table:formula="of:=[.B1092]-[.B1091]" office:value-type="float" office:value="0.0000110000000859145">
            <text:p>0.00001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164.969204">
            <text:p>2164.969204</text:p>
          </table:table-cell>
          <table:table-cell table:formula="of:=[.A1093]-[.A$20]" office:value-type="float" office:value="0.232794000000013">
            <text:p>0.232794</text:p>
          </table:table-cell>
          <table:table-cell table:formula="of:=[.B1093]-[.B1092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164.969206">
            <text:p>2164.969206</text:p>
          </table:table-cell>
          <table:table-cell table:formula="of:=[.A1094]-[.A$20]" office:value-type="float" office:value="0.232796000000235">
            <text:p>0.232796</text:p>
          </table:table-cell>
          <table:table-cell table:formula="of:=[.B1094]-[.B1093]" office:value-type="float" office:value="0.00000200000022232416">
            <text:p>0.000002</text:p>
          </table:table-cell>
          <table:table-cell table:number-columns-repeated="2"/>
          <table:table-cell office:value-type="string">
            <text:p>d_s is renewed (r + D) to 2164976.203672; c_s is fully topped up</text:p>
          </table:table-cell>
        </table:table-row>
        <table:table-row table:style-name="ro1">
          <table:table-cell office:value-type="float" office:value="2164.969335">
            <text:p>2164.969335</text:p>
          </table:table-cell>
          <table:table-cell table:formula="of:=[.A1095]-[.A$20]" office:value-type="float" office:value="0.232924999999796">
            <text:p>0.232925</text:p>
          </table:table-cell>
          <table:table-cell table:formula="of:=[.B1095]-[.B1094]" office:value-type="float" office:value="0.000128999999560619">
            <text:p>0.00012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164.969336">
            <text:p>2164.969336</text:p>
          </table:table-cell>
          <table:table-cell table:formula="of:=[.A1096]-[.A$20]" office:value-type="float" office:value="0.232926000000134">
            <text:p>0.232926</text:p>
          </table:table-cell>
          <table:table-cell table:formula="of:=[.B1096]-[.B1095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164.969339">
            <text:p>2164.969339</text:p>
          </table:table-cell>
          <table:table-cell table:formula="of:=[.A1097]-[.A$20]" office:value-type="float" office:value="0.23292900000024">
            <text:p>0.232929</text:p>
          </table:table-cell>
          <table:table-cell table:formula="of:=[.B1097]-[.B1096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164.969342">
            <text:p>2164.969342</text:p>
          </table:table-cell>
          <table:table-cell table:formula="of:=[.A1098]-[.A$20]" office:value-type="float" office:value="0.232931999999892">
            <text:p>0.232932</text:p>
          </table:table-cell>
          <table:table-cell table:formula="of:=[.B1098]-[.B1097]" office:value-type="float" office:value="0.00000299999965136521">
            <text:p>0.000003</text:p>
          </table:table-cell>
          <table:table-cell office:value-type="string">
            <text:p>task_dead_dl</text:p>
          </table:table-cell>
          <table:table-cell table:number-columns-repeated="2"/>
        </table:table-row>
        <table:table-row table:style-name="ro1">
          <table:table-cell office:value-type="float" office:value="2164.969344">
            <text:p>2164.969344</text:p>
          </table:table-cell>
          <table:table-cell table:formula="of:=[.A1099]-[.A$20]" office:value-type="float" office:value="0.232934000000114">
            <text:p>0.232934</text:p>
          </table:table-cell>
          <table:table-cell table:formula="of:=[.B1099]-[.B1098]" office:value-type="float" office:value="0.00000200000022232416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69349">
            <text:p>2164.969349</text:p>
          </table:table-cell>
          <table:table-cell table:formula="of:=[.A1100]-[.A$20]" office:value-type="float" office:value="0.232938999999988">
            <text:p>0.232939</text:p>
          </table:table-cell>
          <table:table-cell table:formula="of:=[.B1100]-[.B1099]" office:value-type="float" office:value="0.00000499999987368938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164.969397">
            <text:p>2164.969397</text:p>
          </table:table-cell>
          <table:table-cell table:formula="of:=[.A1101]-[.A$20]" office:value-type="float" office:value="0.232986999999866">
            <text:p>0.232987</text:p>
          </table:table-cell>
          <table:table-cell table:formula="of:=[.B1101]-[.B1100]" office:value-type="float" office:value="0.0000479999998788117">
            <text:p>0.00004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164.969399">
            <text:p>2164.969399</text:p>
          </table:table-cell>
          <table:table-cell table:formula="of:=[.A1102]-[.A$20]" office:value-type="float" office:value="0.232989000000089">
            <text:p>0.232989</text:p>
          </table:table-cell>
          <table:table-cell table:formula="of:=[.B1102]-[.B1101]" office:value-type="float" office:value="0.00000200000022232416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164.969401">
            <text:p>2164.969401</text:p>
          </table:table-cell>
          <table:table-cell table:formula="of:=[.A1103]-[.A$20]" office:value-type="float" office:value="0.232990999999856">
            <text:p>0.232991</text:p>
          </table:table-cell>
          <table:table-cell table:formula="of:=[.B1103]-[.B1102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164.969404">
            <text:p>2164.969404</text:p>
          </table:table-cell>
          <table:table-cell table:formula="of:=[.A1104]-[.A$20]" office:value-type="float" office:value="0.232993999999962">
            <text:p>0.232994</text:p>
          </table:table-cell>
          <table:table-cell table:formula="of:=[.B1104]-[.B1103]" office:value-type="float" office:value="0.00000300000010611257">
            <text:p>0.000003</text:p>
          </table:table-cell>
          <table:table-cell/>
          <table:table-cell office:value-type="string">
            <text:p>task_dead_dl</text:p>
          </table:table-cell>
          <table:table-cell/>
        </table:table-row>
        <table:table-row table:style-name="ro1">
          <table:table-cell office:value-type="float" office:value="2164.969406">
            <text:p>2164.969406</text:p>
          </table:table-cell>
          <table:table-cell table:formula="of:=[.A1105]-[.A$20]" office:value-type="float" office:value="0.232996000000185">
            <text:p>0.232996</text:p>
          </table:table-cell>
          <table:table-cell table:formula="of:=[.B1105]-[.B1104]" office:value-type="float" office:value="0.00000200000022232416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69408">
            <text:p>2164.969408</text:p>
          </table:table-cell>
          <table:table-cell table:formula="of:=[.A1106]-[.A$20]" office:value-type="float" office:value="0.232997999999952">
            <text:p>0.232998</text:p>
          </table:table-cell>
          <table:table-cell table:formula="of:=[.B1106]-[.B1105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164.969446">
            <text:p>2164.969446</text:p>
          </table:table-cell>
          <table:table-cell table:formula="of:=[.A1107]-[.A$20]" office:value-type="float" office:value="0.233036000000084">
            <text:p>0.233036</text:p>
          </table:table-cell>
          <table:table-cell table:formula="of:=[.B1107]-[.B1106]" office:value-type="float" office:value="0.0000380000001314329">
            <text:p>0.00003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164.969448">
            <text:p>2164.969448</text:p>
          </table:table-cell>
          <table:table-cell table:formula="of:=[.A1108]-[.A$20]" office:value-type="float" office:value="0.233037999999851">
            <text:p>0.233038</text:p>
          </table:table-cell>
          <table:table-cell table:formula="of:=[.B1108]-[.B1107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164.969453">
            <text:p>2164.969453</text:p>
          </table:table-cell>
          <table:table-cell table:formula="of:=[.A1109]-[.A$20]" office:value-type="float" office:value="0.23304300000018">
            <text:p>0.233043</text:p>
          </table:table-cell>
          <table:table-cell table:formula="of:=[.B1109]-[.B1108]" office:value-type="float" office:value="0.00000500000032843673">
            <text:p>0.000005</text:p>
          </table:table-cell>
          <table:table-cell table:number-columns-repeated="2"/>
          <table:table-cell office:value-type="string">
            <text:p>task_dead_dl</text:p>
          </table:table-cell>
        </table:table-row>
        <table:table-row table:style-name="ro1" table:number-rows-repeated="1047466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06/13/2011</text:date>, <text:time>02:0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3T02:02:03</dc:date>
    <dc:creator>Tadeus Prastowo</dc:creator>
    <meta:generator>OpenOffice.org/3.2$Linux OpenOffice.org_project/320m19$Build-9505</meta:generator>
    <meta:editing-duration>PT01H32M50S</meta:editing-duration>
    <meta:editing-cycles>5</meta:editing-cycles>
    <meta:document-statistic meta:table-count="1" meta:cell-count="4401" meta:object-count="0"/>
  </office:meta>
</office:document-meta>
</file>